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" calcext:value-type="float">
            <text:p>104148</text:p>
          </table:table-cell>
          <table:table-cell office:value-type="float" office:value="103096" calcext:value-type="float">
            <text:p>10309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.012643" calcext:value-type="float">
            <text:p>2.012643</text:p>
          </table:table-cell>
          <table:table-cell office:value-type="float" office:value="99.005112" calcext:value-type="float">
            <text:p>99.005112</text:p>
          </table:table-cell>
          <table:table-cell office:value-type="float" office:value="96.992469" calcext:value-type="float">
            <text:p>96.992469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.020783" calcext:value-type="float">
            <text:p>2.020783</text:p>
          </table:table-cell>
          <table:table-cell office:value-type="float" office:value="99.01818" calcext:value-type="float">
            <text:p>99.01818</text:p>
          </table:table-cell>
          <table:table-cell office:value-type="float" office:value="96.997398" calcext:value-type="float">
            <text:p>96.997398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179" calcext:value-type="float">
            <text:p>1.016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526" calcext:value-type="float">
            <text:p>2.01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29" calcext:value-type="float">
            <text:p>1.024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99.505112" calcext:value-type="float">
            <text:p>99.505112</text:p>
          </table:table-cell>
          <table:table-cell office:value-type="float" office:value="98.495891" calcext:value-type="float">
            <text:p>98.495891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33869" calcext:value-type="float">
            <text:p>1.033869</text:p>
          </table:table-cell>
          <table:table-cell office:value-type="float" office:value="99.516396" calcext:value-type="float">
            <text:p>99.516396</text:p>
          </table:table-cell>
          <table:table-cell office:value-type="float" office:value="98.482527" calcext:value-type="float">
            <text:p>98.482527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853" calcext:value-type="float">
            <text:p>1.015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77" calcext:value-type="float">
            <text:p>1.01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024" calcext:value-type="float">
            <text:p>1.023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3938" calcext:value-type="float">
            <text:p>1.013938</text:p>
          </table:table-cell>
          <table:table-cell office:value-type="float" office:value="100.005113" calcext:value-type="float">
            <text:p>100.005113</text:p>
          </table:table-cell>
          <table:table-cell office:value-type="float" office:value="98.991175" calcext:value-type="float">
            <text:p>98.991175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3032" calcext:value-type="float">
            <text:p>1.03032</text:p>
          </table:table-cell>
          <table:table-cell office:value-type="float" office:value="100.016497" calcext:value-type="float">
            <text:p>100.016497</text:p>
          </table:table-cell>
          <table:table-cell office:value-type="float" office:value="98.986177" calcext:value-type="float">
            <text:p>98.986177</text:p>
          </table:table-cell>
          <table:table-cell office:value-type="float" office:value="0.025337" calcext:value-type="float">
            <text:p>0.025337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299" calcext:value-type="float">
            <text:p>1.006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345" calcext:value-type="float">
            <text:p>1.015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435" calcext:value-type="float">
            <text:p>1.019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08946" calcext:value-type="float">
            <text:p>1.008946</text:p>
          </table:table-cell>
          <table:table-cell office:value-type="float" office:value="99.755111" calcext:value-type="float">
            <text:p>99.755111</text:p>
          </table:table-cell>
          <table:table-cell office:value-type="float" office:value="98.746165" calcext:value-type="float">
            <text:p>98.746165</text:p>
          </table:table-cell>
          <table:table-cell office:value-type="float" office:value="0.033751" calcext:value-type="float">
            <text:p>0.033751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280767" calcext:value-type="float">
            <text:p>1.280767</text:p>
          </table:table-cell>
          <table:table-cell office:value-type="float" office:value="99.766295" calcext:value-type="float">
            <text:p>99.766295</text:p>
          </table:table-cell>
          <table:table-cell office:value-type="float" office:value="98.485528" calcext:value-type="float">
            <text:p>98.485528</text:p>
          </table:table-cell>
          <table:table-cell office:value-type="float" office:value="0.03384" calcext:value-type="float">
            <text:p>0.03384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572" calcext:value-type="float">
            <text:p>1.258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5066" calcext:value-type="float">
            <text:p>1.245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9883" calcext:value-type="float">
            <text:p>1.269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17597" calcext:value-type="float">
            <text:p>1.017597</text:p>
          </table:table-cell>
          <table:table-cell office:value-type="float" office:value="99.805098" calcext:value-type="float">
            <text:p>99.805098</text:p>
          </table:table-cell>
          <table:table-cell office:value-type="float" office:value="98.7875" calcext:value-type="float">
            <text:p>98.7875</text:p>
          </table:table-cell>
          <table:table-cell office:value-type="float" office:value="0.042171" calcext:value-type="float">
            <text:p>0.042171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35329" calcext:value-type="float">
            <text:p>1.035329</text:p>
          </table:table-cell>
          <table:table-cell office:value-type="float" office:value="99.816382" calcext:value-type="float">
            <text:p>99.816382</text:p>
          </table:table-cell>
          <table:table-cell office:value-type="float" office:value="98.781052" calcext:value-type="float">
            <text:p>98.781052</text:p>
          </table:table-cell>
          <table:table-cell office:value-type="float" office:value="0.042173" calcext:value-type="float">
            <text:p>0.042173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169" calcext:value-type="float">
            <text:p>1.007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74" calcext:value-type="float">
            <text:p>1.019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875" calcext:value-type="float">
            <text:p>1.022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1926" calcext:value-type="float">
            <text:p>1.011926</text:p>
          </table:table-cell>
          <table:table-cell office:value-type="float" office:value="99.838443" calcext:value-type="float">
            <text:p>99.838443</text:p>
          </table:table-cell>
          <table:table-cell office:value-type="float" office:value="98.826517" calcext:value-type="float">
            <text:p>98.826517</text:p>
          </table:table-cell>
          <table:table-cell office:value-type="float" office:value="0.050585" calcext:value-type="float">
            <text:p>0.050585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271697" calcext:value-type="float">
            <text:p>1.271697</text:p>
          </table:table-cell>
          <table:table-cell office:value-type="float" office:value="99.849507" calcext:value-type="float">
            <text:p>99.849507</text:p>
          </table:table-cell>
          <table:table-cell office:value-type="float" office:value="98.577809" calcext:value-type="float">
            <text:p>98.577809</text:p>
          </table:table-cell>
          <table:table-cell office:value-type="float" office:value="0.050712" calcext:value-type="float">
            <text:p>0.050712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6362" calcext:value-type="float">
            <text:p>1.256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8079" calcext:value-type="float">
            <text:p>1.248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0573" calcext:value-type="float">
            <text:p>1.260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862253" calcext:value-type="float">
            <text:p>99.862253</text:p>
          </table:table-cell>
          <table:table-cell office:value-type="float" office:value="98.854012" calcext:value-type="float">
            <text:p>98.854012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36949" calcext:value-type="float">
            <text:p>1.036949</text:p>
          </table:table-cell>
          <table:table-cell office:value-type="float" office:value="99.873517" calcext:value-type="float">
            <text:p>99.873517</text:p>
          </table:table-cell>
          <table:table-cell office:value-type="float" office:value="98.836568" calcext:value-type="float">
            <text:p>98.836568</text:p>
          </table:table-cell>
          <table:table-cell office:value-type="float" office:value="0.059009" calcext:value-type="float">
            <text:p>0.05900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753" calcext:value-type="float">
            <text:p>1.016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75" calcext:value-type="float">
            <text:p>1.01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84" calcext:value-type="float">
            <text:p>1.025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99.880104" calcext:value-type="float">
            <text:p>99.880104</text:p>
          </table:table-cell>
          <table:table-cell office:value-type="float" office:value="98.870611" calcext:value-type="float">
            <text:p>98.870611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4689" calcext:value-type="float">
            <text:p>1.04689</text:p>
          </table:table-cell>
          <table:table-cell office:value-type="float" office:value="99.891568" calcext:value-type="float">
            <text:p>99.891568</text:p>
          </table:table-cell>
          <table:table-cell office:value-type="float" office:value="98.844678" calcext:value-type="float">
            <text:p>98.844678</text:p>
          </table:table-cell>
          <table:table-cell office:value-type="float" office:value="0.067434" calcext:value-type="float">
            <text:p>0.067434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85" calcext:value-type="float">
            <text:p>1.022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121" calcext:value-type="float">
            <text:p>1.012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635" calcext:value-type="float">
            <text:p>1.034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13441" calcext:value-type="float">
            <text:p>1.013441</text:p>
          </table:table-cell>
          <table:table-cell office:value-type="float" office:value="100.005111" calcext:value-type="float">
            <text:p>100.005111</text:p>
          </table:table-cell>
          <table:table-cell office:value-type="float" office:value="98.99167" calcext:value-type="float">
            <text:p>98.99167</text:p>
          </table:table-cell>
          <table:table-cell office:value-type="float" office:value="0.075835" calcext:value-type="float">
            <text:p>0.075835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8384" calcext:value-type="float">
            <text:p>938384</text:p>
          </table:table-cell>
          <table:table-cell office:value-type="float" office:value="937332" calcext:value-type="float">
            <text:p>937332</text:p>
          </table:table-cell>
          <table:table-cell office:value-type="float" office:value="892" calcext:value-type="float">
            <text:p>892</text:p>
          </table:table-cell>
          <table:table-cell office:value-type="float" office:value="891" calcext:value-type="float">
            <text:p>891</text:p>
          </table:table-cell>
          <table:table-cell office:value-type="float" office:value="1.264075" calcext:value-type="float">
            <text:p>1.264075</text:p>
          </table:table-cell>
          <table:table-cell office:value-type="float" office:value="100.015955" calcext:value-type="float">
            <text:p>100.015955</text:p>
          </table:table-cell>
          <table:table-cell office:value-type="float" office:value="98.75188" calcext:value-type="float">
            <text:p>98.75188</text:p>
          </table:table-cell>
          <table:table-cell office:value-type="float" office:value="0.075934" calcext:value-type="float">
            <text:p>0.075934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5759" calcext:value-type="float">
            <text:p>1.245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2076" calcext:value-type="float">
            <text:p>1.242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303" calcext:value-type="float">
            <text:p>1.25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05107" calcext:value-type="float">
            <text:p>99.905107</text:p>
          </table:table-cell>
          <table:table-cell office:value-type="float" office:value="98.897825" calcext:value-type="float">
            <text:p>98.897825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35489" calcext:value-type="float">
            <text:p>1.035489</text:p>
          </table:table-cell>
          <table:table-cell office:value-type="float" office:value="99.916551" calcext:value-type="float">
            <text:p>99.916551</text:p>
          </table:table-cell>
          <table:table-cell office:value-type="float" office:value="98.881062" calcext:value-type="float">
            <text:p>98.881062</text:p>
          </table:table-cell>
          <table:table-cell office:value-type="float" office:value="0.084261" calcext:value-type="float">
            <text:p>0.084261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193" calcext:value-type="float">
            <text:p>1.016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7" calcext:value-type="float">
            <text:p>1.01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564" calcext:value-type="float">
            <text:p>1.024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99.914197" calcext:value-type="float">
            <text:p>99.914197</text:p>
          </table:table-cell>
          <table:table-cell office:value-type="float" office:value="98.903756" calcext:value-type="float">
            <text:p>98.903756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37029" calcext:value-type="float">
            <text:p>1.037029</text:p>
          </table:table-cell>
          <table:table-cell office:value-type="float" office:value="99.925361" calcext:value-type="float">
            <text:p>99.925361</text:p>
          </table:table-cell>
          <table:table-cell office:value-type="float" office:value="98.888332" calcext:value-type="float">
            <text:p>98.888332</text:p>
          </table:table-cell>
          <table:table-cell office:value-type="float" office:value="0.092681" calcext:value-type="float">
            <text:p>0.092681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913" calcext:value-type="float">
            <text:p>1.021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1" calcext:value-type="float">
            <text:p>1.01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064" calcext:value-type="float">
            <text:p>1.026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6224" calcext:value-type="float">
            <text:p>1.016224</text:p>
          </table:table-cell>
          <table:table-cell office:value-type="float" office:value="100.005103" calcext:value-type="float">
            <text:p>100.005103</text:p>
          </table:table-cell>
          <table:table-cell office:value-type="float" office:value="98.988879" calcext:value-type="float">
            <text:p>98.988879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43721" calcext:value-type="float">
            <text:p>1.043721</text:p>
          </table:table-cell>
          <table:table-cell office:value-type="float" office:value="100.016407" calcext:value-type="float">
            <text:p>100.016407</text:p>
          </table:table-cell>
          <table:table-cell office:value-type="float" office:value="98.972687" calcext:value-type="float">
            <text:p>98.972687</text:p>
          </table:table-cell>
          <table:table-cell office:value-type="float" office:value="0.101105" calcext:value-type="float">
            <text:p>0.101105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34" calcext:value-type="float">
            <text:p>1.021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711" calcext:value-type="float">
            <text:p>1.017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576" calcext:value-type="float">
            <text:p>1.032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28184" calcext:value-type="float">
            <text:p>99.928184</text:p>
          </table:table-cell>
          <table:table-cell office:value-type="float" office:value="98.920902" calcext:value-type="float">
            <text:p>98.920902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35289" calcext:value-type="float">
            <text:p>1.035289</text:p>
          </table:table-cell>
          <table:table-cell office:value-type="float" office:value="99.939408" calcext:value-type="float">
            <text:p>99.939408</text:p>
          </table:table-cell>
          <table:table-cell office:value-type="float" office:value="98.904119" calcext:value-type="float">
            <text:p>98.904119</text:p>
          </table:table-cell>
          <table:table-cell office:value-type="float" office:value="0.109514" calcext:value-type="float">
            <text:p>0.109514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33" calcext:value-type="float">
            <text:p>1.014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81" calcext:value-type="float">
            <text:p>1.00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444" calcext:value-type="float">
            <text:p>1.024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2215" calcext:value-type="float">
            <text:p>1.012215</text:p>
          </table:table-cell>
          <table:table-cell office:value-type="float" office:value="100.005097" calcext:value-type="float">
            <text:p>100.005097</text:p>
          </table:table-cell>
          <table:table-cell office:value-type="float" office:value="98.992883" calcext:value-type="float">
            <text:p>98.992883</text:p>
          </table:table-cell>
          <table:table-cell office:value-type="float" office:value="0.117917" calcext:value-type="float">
            <text:p>0.117917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3682" calcext:value-type="float">
            <text:p>1.03682</text:p>
          </table:table-cell>
          <table:table-cell office:value-type="float" office:value="100.016421" calcext:value-type="float">
            <text:p>100.016421</text:p>
          </table:table-cell>
          <table:table-cell office:value-type="float" office:value="98.979601" calcext:value-type="float">
            <text:p>98.979601</text:p>
          </table:table-cell>
          <table:table-cell office:value-type="float" office:value="0.117933" calcext:value-type="float">
            <text:p>0.117933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525" calcext:value-type="float">
            <text:p>1.017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741" calcext:value-type="float">
            <text:p>1.013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95" calcext:value-type="float">
            <text:p>1.025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16457" calcext:value-type="float">
            <text:p>1.016457</text:p>
          </table:table-cell>
          <table:table-cell office:value-type="float" office:value="99.938434" calcext:value-type="float">
            <text:p>99.938434</text:p>
          </table:table-cell>
          <table:table-cell office:value-type="float" office:value="98.921977" calcext:value-type="float">
            <text:p>98.921977</text:p>
          </table:table-cell>
          <table:table-cell office:value-type="float" office:value="0.12634" calcext:value-type="float">
            <text:p>0.12634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32799" calcext:value-type="float">
            <text:p>1.032799</text:p>
          </table:table-cell>
          <table:table-cell office:value-type="float" office:value="99.949598" calcext:value-type="float">
            <text:p>99.949598</text:p>
          </table:table-cell>
          <table:table-cell office:value-type="float" office:value="98.916799" calcext:value-type="float">
            <text:p>98.916799</text:p>
          </table:table-cell>
          <table:table-cell office:value-type="float" office:value="0.126346" calcext:value-type="float">
            <text:p>0.126346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8598" calcext:value-type="float">
            <text:p>1.008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14" calcext:value-type="float">
            <text:p>1.018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715" calcext:value-type="float">
            <text:p>1.021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1501" calcext:value-type="float">
            <text:p>1.011501</text:p>
          </table:table-cell>
          <table:table-cell office:value-type="float" office:value="99.942595" calcext:value-type="float">
            <text:p>99.942595</text:p>
          </table:table-cell>
          <table:table-cell office:value-type="float" office:value="98.931094" calcext:value-type="float">
            <text:p>98.931094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34189" calcext:value-type="float">
            <text:p>1.034189</text:p>
          </table:table-cell>
          <table:table-cell office:value-type="float" office:value="99.953819" calcext:value-type="float">
            <text:p>99.953819</text:p>
          </table:table-cell>
          <table:table-cell office:value-type="float" office:value="98.919631" calcext:value-type="float">
            <text:p>98.919631</text:p>
          </table:table-cell>
          <table:table-cell office:value-type="float" office:value="0.134765" calcext:value-type="float">
            <text:p>0.134765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693" calcext:value-type="float">
            <text:p>1.017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93" calcext:value-type="float">
            <text:p>1.01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104" calcext:value-type="float">
            <text:p>1.023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6365" calcext:value-type="float">
            <text:p>1.016365</text:p>
          </table:table-cell>
          <table:table-cell office:value-type="float" office:value="100.005109" calcext:value-type="float">
            <text:p>100.005109</text:p>
          </table:table-cell>
          <table:table-cell office:value-type="float" office:value="98.988744" calcext:value-type="float">
            <text:p>98.988744</text:p>
          </table:table-cell>
          <table:table-cell office:value-type="float" office:value="0.143173" calcext:value-type="float">
            <text:p>0.143173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4395" calcext:value-type="float">
            <text:p>1.04395</text:p>
          </table:table-cell>
          <table:table-cell office:value-type="float" office:value="100.016233" calcext:value-type="float">
            <text:p>100.016233</text:p>
          </table:table-cell>
          <table:table-cell office:value-type="float" office:value="98.972283" calcext:value-type="float">
            <text:p>98.972283</text:p>
          </table:table-cell>
          <table:table-cell office:value-type="float" office:value="0.143197" calcext:value-type="float">
            <text:p>0.143197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675" calcext:value-type="float">
            <text:p>1.021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91" calcext:value-type="float">
            <text:p>1.017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925" calcext:value-type="float">
            <text:p>1.032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99.949548" calcext:value-type="float">
            <text:p>99.949548</text:p>
          </table:table-cell>
          <table:table-cell office:value-type="float" office:value="98.941206" calcext:value-type="float">
            <text:p>98.941206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39369" calcext:value-type="float">
            <text:p>1.039369</text:p>
          </table:table-cell>
          <table:table-cell office:value-type="float" office:value="99.960492" calcext:value-type="float">
            <text:p>99.960492</text:p>
          </table:table-cell>
          <table:table-cell office:value-type="float" office:value="98.921123" calcext:value-type="float">
            <text:p>98.921123</text:p>
          </table:table-cell>
          <table:table-cell office:value-type="float" office:value="0.151609" calcext:value-type="float">
            <text:p>0.151609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134" calcext:value-type="float">
            <text:p>1.022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11" calcext:value-type="float">
            <text:p>1.010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425" calcext:value-type="float">
            <text:p>1.028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08301" calcext:value-type="float">
            <text:p>1.008301</text:p>
          </table:table-cell>
          <table:table-cell office:value-type="float" office:value="99.952475" calcext:value-type="float">
            <text:p>99.952475</text:p>
          </table:table-cell>
          <table:table-cell office:value-type="float" office:value="98.944174" calcext:value-type="float">
            <text:p>98.944174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40609" calcext:value-type="float">
            <text:p>1.040609</text:p>
          </table:table-cell>
          <table:table-cell office:value-type="float" office:value="99.963739" calcext:value-type="float">
            <text:p>99.963739</text:p>
          </table:table-cell>
          <table:table-cell office:value-type="float" office:value="98.92313" calcext:value-type="float">
            <text:p>98.92313</text:p>
          </table:table-cell>
          <table:table-cell office:value-type="float" office:value="0.160028" calcext:value-type="float">
            <text:p>0.160028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13" calcext:value-type="float">
            <text:p>1.022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7" calcext:value-type="float">
            <text:p>1.01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624" calcext:value-type="float">
            <text:p>1.029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17929" calcext:value-type="float">
            <text:p>1.017929</text:p>
          </table:table-cell>
          <table:table-cell office:value-type="float" office:value="99.955104" calcext:value-type="float">
            <text:p>99.955104</text:p>
          </table:table-cell>
          <table:table-cell office:value-type="float" office:value="98.937175" calcext:value-type="float">
            <text:p>98.937175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33181" calcext:value-type="float">
            <text:p>1.033181</text:p>
          </table:table-cell>
          <table:table-cell office:value-type="float" office:value="99.966148" calcext:value-type="float">
            <text:p>99.966148</text:p>
          </table:table-cell>
          <table:table-cell office:value-type="float" office:value="98.932967" calcext:value-type="float">
            <text:p>98.932967</text:p>
          </table:table-cell>
          <table:table-cell office:value-type="float" office:value="0.168434" calcext:value-type="float">
            <text:p>0.168434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359" calcext:value-type="float">
            <text:p>1.009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476" calcext:value-type="float">
            <text:p>1.019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317" calcext:value-type="float">
            <text:p>1.022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18295" calcext:value-type="float">
            <text:p>1.018295</text:p>
          </table:table-cell>
          <table:table-cell office:value-type="float" office:value="99.957476" calcext:value-type="float">
            <text:p>99.957476</text:p>
          </table:table-cell>
          <table:table-cell office:value-type="float" office:value="98.939181" calcext:value-type="float">
            <text:p>98.939181</text:p>
          </table:table-cell>
          <table:table-cell office:value-type="float" office:value="0.176845" calcext:value-type="float">
            <text:p>0.176845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" calcext:value-type="float">
            <text:p>2187108</text:p>
          </table:table-cell>
          <table:table-cell office:value-type="float" office:value="2182900" calcext:value-type="float">
            <text:p>2182900</text:p>
          </table:table-cell>
          <table:table-cell office:value-type="float" office:value="2079" calcext:value-type="float">
            <text:p>2079</text:p>
          </table:table-cell>
          <table:table-cell office:value-type="float" office:value="2075" calcext:value-type="float">
            <text:p>2075</text:p>
          </table:table-cell>
          <table:table-cell office:value-type="float" office:value="1.284726" calcext:value-type="float">
            <text:p>1.284726</text:p>
          </table:table-cell>
          <table:table-cell office:value-type="float" office:value="99.96848" calcext:value-type="float">
            <text:p>99.96848</text:p>
          </table:table-cell>
          <table:table-cell office:value-type="float" office:value="98.683754" calcext:value-type="float">
            <text:p>98.683754</text:p>
          </table:table-cell>
          <table:table-cell office:value-type="float" office:value="0.176961" calcext:value-type="float">
            <text:p>0.176961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1351" calcext:value-type="float">
            <text:p>1.261351</text:p>
          </table:table-cell>
          <table:table-cell office:value-type="float" office:value="66.055373" calcext:value-type="float">
            <text:p>66.055373</text:p>
          </table:table-cell>
          <table:table-cell office:value-type="float" office:value="64.794023" calcext:value-type="float">
            <text:p>64.7940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0067" calcext:value-type="float">
            <text:p>1.250067</text:p>
          </table:table-cell>
          <table:table-cell office:value-type="float" office:value="66.05682" calcext:value-type="float">
            <text:p>66.05682</text:p>
          </table:table-cell>
          <table:table-cell office:value-type="float" office:value="64.806753" calcext:value-type="float">
            <text:p>64.8067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3701" calcext:value-type="float">
            <text:p>1.273701</text:p>
          </table:table-cell>
          <table:table-cell office:value-type="float" office:value="66.058154" calcext:value-type="float">
            <text:p>66.058154</text:p>
          </table:table-cell>
          <table:table-cell office:value-type="float" office:value="64.784453" calcext:value-type="float">
            <text:p>64.78445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09501" calcext:value-type="float">
            <text:p>1.009501</text:p>
          </table:table-cell>
          <table:table-cell office:value-type="float" office:value="100.005097" calcext:value-type="float">
            <text:p>100.005097</text:p>
          </table:table-cell>
          <table:table-cell office:value-type="float" office:value="98.995595" calcext:value-type="float">
            <text:p>98.995595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35749" calcext:value-type="float">
            <text:p>1.035749</text:p>
          </table:table-cell>
          <table:table-cell office:value-type="float" office:value="100.018312" calcext:value-type="float">
            <text:p>100.018312</text:p>
          </table:table-cell>
          <table:table-cell office:value-type="float" office:value="98.982563" calcext:value-type="float">
            <text:p>98.982563</text:p>
          </table:table-cell>
          <table:table-cell office:value-type="float" office:value="0.18527" calcext:value-type="float">
            <text:p>0.18527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53" calcext:value-type="float">
            <text:p>1.018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19" calcext:value-type="float">
            <text:p>1.01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664" calcext:value-type="float">
            <text:p>1.024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5436" calcext:value-type="float">
            <text:p>1.015436</text:p>
          </table:table-cell>
          <table:table-cell office:value-type="float" office:value="99.961635" calcext:value-type="float">
            <text:p>99.961635</text:p>
          </table:table-cell>
          <table:table-cell office:value-type="float" office:value="98.946199" calcext:value-type="float">
            <text:p>98.946199</text:p>
          </table:table-cell>
          <table:table-cell office:value-type="float" office:value="0.193673" calcext:value-type="float">
            <text:p>0.193673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40941" calcext:value-type="float">
            <text:p>1.040941</text:p>
          </table:table-cell>
          <table:table-cell office:value-type="float" office:value="99.973059" calcext:value-type="float">
            <text:p>99.973059</text:p>
          </table:table-cell>
          <table:table-cell office:value-type="float" office:value="98.932118" calcext:value-type="float">
            <text:p>98.932118</text:p>
          </table:table-cell>
          <table:table-cell office:value-type="float" office:value="0.193701" calcext:value-type="float">
            <text:p>0.193701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06" calcext:value-type="float">
            <text:p>1.020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903" calcext:value-type="float">
            <text:p>1.016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957" calcext:value-type="float">
            <text:p>1.029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10157" calcext:value-type="float">
            <text:p>1.010157</text:p>
          </table:table-cell>
          <table:table-cell office:value-type="float" office:value="99.963431" calcext:value-type="float">
            <text:p>99.963431</text:p>
          </table:table-cell>
          <table:table-cell office:value-type="float" office:value="98.953274" calcext:value-type="float">
            <text:p>98.953274</text:p>
          </table:table-cell>
          <table:table-cell office:value-type="float" office:value="0.202079" calcext:value-type="float">
            <text:p>0.202079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552" calcext:value-type="float">
            <text:p>2499552</text:p>
          </table:table-cell>
          <table:table-cell office:value-type="float" office:value="2494292" calcext:value-type="float">
            <text:p>2494292</text:p>
          </table:table-cell>
          <table:table-cell office:value-type="float" office:value="2376" calcext:value-type="float">
            <text:p>2376</text:p>
          </table:table-cell>
          <table:table-cell office:value-type="float" office:value="2371" calcext:value-type="float">
            <text:p>2371</text:p>
          </table:table-cell>
          <table:table-cell office:value-type="float" office:value="1.2732" calcext:value-type="float">
            <text:p>1.2732</text:p>
          </table:table-cell>
          <table:table-cell office:value-type="float" office:value="99.974495" calcext:value-type="float">
            <text:p>99.974495</text:p>
          </table:table-cell>
          <table:table-cell office:value-type="float" office:value="98.701295" calcext:value-type="float">
            <text:p>98.701295</text:p>
          </table:table-cell>
          <table:table-cell office:value-type="float" office:value="0.202169" calcext:value-type="float">
            <text:p>0.202169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665" calcext:value-type="float">
            <text:p>1.258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4079" calcext:value-type="float">
            <text:p>1.244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335" calcext:value-type="float">
            <text:p>1.262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99.965097" calcext:value-type="float">
            <text:p>99.965097</text:p>
          </table:table-cell>
          <table:table-cell office:value-type="float" office:value="98.956795" calcext:value-type="float">
            <text:p>98.956795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37149" calcext:value-type="float">
            <text:p>1.037149</text:p>
          </table:table-cell>
          <table:table-cell office:value-type="float" office:value="99.976321" calcext:value-type="float">
            <text:p>99.976321</text:p>
          </table:table-cell>
          <table:table-cell office:value-type="float" office:value="98.939172" calcext:value-type="float">
            <text:p>98.939172</text:p>
          </table:table-cell>
          <table:table-cell office:value-type="float" office:value="0.210529" calcext:value-type="float">
            <text:p>0.210529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954" calcext:value-type="float">
            <text:p>1.014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71" calcext:value-type="float">
            <text:p>1.010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05" calcext:value-type="float">
            <text:p>1.026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11345" calcext:value-type="float">
            <text:p>1.011345</text:p>
          </table:table-cell>
          <table:table-cell office:value-type="float" office:value="100.005103" calcext:value-type="float">
            <text:p>100.005103</text:p>
          </table:table-cell>
          <table:table-cell office:value-type="float" office:value="98.993758" calcext:value-type="float">
            <text:p>98.993758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3569" calcext:value-type="float">
            <text:p>1.03569</text:p>
          </table:table-cell>
          <table:table-cell office:value-type="float" office:value="100.016027" calcext:value-type="float">
            <text:p>100.016027</text:p>
          </table:table-cell>
          <table:table-cell office:value-type="float" office:value="98.980337" calcext:value-type="float">
            <text:p>98.980337</text:p>
          </table:table-cell>
          <table:table-cell office:value-type="float" office:value="0.218944" calcext:value-type="float">
            <text:p>0.218944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415" calcext:value-type="float">
            <text:p>1.016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851" calcext:value-type="float">
            <text:p>1.012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785" calcext:value-type="float">
            <text:p>1.024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5108" calcext:value-type="float">
            <text:p>1.015108</text:p>
          </table:table-cell>
          <table:table-cell office:value-type="float" office:value="100.005106" calcext:value-type="float">
            <text:p>100.005106</text:p>
          </table:table-cell>
          <table:table-cell office:value-type="float" office:value="98.989998" calcext:value-type="float">
            <text:p>98.989998</text:p>
          </table:table-cell>
          <table:table-cell office:value-type="float" office:value="0.22734" calcext:value-type="float">
            <text:p>0.22734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100.01657" calcext:value-type="float">
            <text:p>100.01657</text:p>
          </table:table-cell>
          <table:table-cell office:value-type="float" office:value="98.9851" calcext:value-type="float">
            <text:p>98.9851</text:p>
          </table:table-cell>
          <table:table-cell office:value-type="float" office:value="0.227351" calcext:value-type="float">
            <text:p>0.227351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565" calcext:value-type="float">
            <text:p>1.009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525" calcext:value-type="float">
            <text:p>1.017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25" calcext:value-type="float">
            <text:p>1.020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99.969386" calcext:value-type="float">
            <text:p>99.969386</text:p>
          </table:table-cell>
          <table:table-cell office:value-type="float" office:value="98.960965" calcext:value-type="float">
            <text:p>98.960965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16144" calcext:value-type="float">
            <text:p>2916144</text:p>
          </table:table-cell>
          <table:table-cell office:value-type="float" office:value="2898260" calcext:value-type="float">
            <text:p>2898260</text:p>
          </table:table-cell>
          <table:table-cell office:value-type="float" office:value="2772" calcext:value-type="float">
            <text:p>2772</text:p>
          </table:table-cell>
          <table:table-cell office:value-type="float" office:value="2755" calcext:value-type="float">
            <text:p>2755</text:p>
          </table:table-cell>
          <table:table-cell office:value-type="float" office:value="1.676691" calcext:value-type="float">
            <text:p>1.676691</text:p>
          </table:table-cell>
          <table:table-cell office:value-type="float" office:value="99.98051" calcext:value-type="float">
            <text:p>99.98051</text:p>
          </table:table-cell>
          <table:table-cell office:value-type="float" office:value="98.303819" calcext:value-type="float">
            <text:p>98.303819</text:p>
          </table:table-cell>
          <table:table-cell office:value-type="float" office:value="0.235861" calcext:value-type="float">
            <text:p>0.235861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58495" calcext:value-type="float">
            <text:p>1.658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50432" calcext:value-type="float">
            <text:p>1.650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65646" calcext:value-type="float">
            <text:p>1.665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09456" calcext:value-type="float">
            <text:p>1.009456</text:p>
          </table:table-cell>
          <table:table-cell office:value-type="float" office:value="99.970614" calcext:value-type="float">
            <text:p>99.970614</text:p>
          </table:table-cell>
          <table:table-cell office:value-type="float" office:value="98.961158" calcext:value-type="float">
            <text:p>98.961158</text:p>
          </table:table-cell>
          <table:table-cell office:value-type="float" office:value="0.24416" calcext:value-type="float">
            <text:p>0.24416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36041" calcext:value-type="float">
            <text:p>1.036041</text:p>
          </table:table-cell>
          <table:table-cell office:value-type="float" office:value="99.981878" calcext:value-type="float">
            <text:p>99.981878</text:p>
          </table:table-cell>
          <table:table-cell office:value-type="float" office:value="98.945837" calcext:value-type="float">
            <text:p>98.945837</text:p>
          </table:table-cell>
          <table:table-cell office:value-type="float" office:value="0.244198" calcext:value-type="float">
            <text:p>0.244198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866" calcext:value-type="float">
            <text:p>1.014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03" calcext:value-type="float">
            <text:p>1.011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97" calcext:value-type="float">
            <text:p>1.024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4406" calcext:value-type="float">
            <text:p>1.014406</text:p>
          </table:table-cell>
          <table:table-cell office:value-type="float" office:value="100.005097" calcext:value-type="float">
            <text:p>100.005097</text:p>
          </table:table-cell>
          <table:table-cell office:value-type="float" office:value="98.990691" calcext:value-type="float">
            <text:p>98.990691</text:p>
          </table:table-cell>
          <table:table-cell office:value-type="float" office:value="0.252589" calcext:value-type="float">
            <text:p>0.252589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36111" calcext:value-type="float">
            <text:p>1.036111</text:p>
          </table:table-cell>
          <table:table-cell office:value-type="float" office:value="100.016341" calcext:value-type="float">
            <text:p>100.016341</text:p>
          </table:table-cell>
          <table:table-cell office:value-type="float" office:value="98.980229" calcext:value-type="float">
            <text:p>98.980229</text:p>
          </table:table-cell>
          <table:table-cell office:value-type="float" office:value="0.252615" calcext:value-type="float">
            <text:p>0.252615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36" calcext:value-type="float">
            <text:p>1.019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73" calcext:value-type="float">
            <text:p>1.015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087" calcext:value-type="float">
            <text:p>1.025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07373" calcext:value-type="float">
            <text:p>1.007373</text:p>
          </table:table-cell>
          <table:table-cell office:value-type="float" office:value="99.972853" calcext:value-type="float">
            <text:p>99.972853</text:p>
          </table:table-cell>
          <table:table-cell office:value-type="float" office:value="98.96548" calcext:value-type="float">
            <text:p>98.96548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28588" calcext:value-type="float">
            <text:p>3228588</text:p>
          </table:table-cell>
          <table:table-cell office:value-type="float" office:value="3222276" calcext:value-type="float">
            <text:p>3222276</text:p>
          </table:table-cell>
          <table:table-cell office:value-type="float" office:value="3069" calcext:value-type="float">
            <text:p>3069</text:p>
          </table:table-cell>
          <table:table-cell office:value-type="float" office:value="3063" calcext:value-type="float">
            <text:p>3063</text:p>
          </table:table-cell>
          <table:table-cell office:value-type="float" office:value="1.274912" calcext:value-type="float">
            <text:p>1.274912</text:p>
          </table:table-cell>
          <table:table-cell office:value-type="float" office:value="99.983957" calcext:value-type="float">
            <text:p>99.983957</text:p>
          </table:table-cell>
          <table:table-cell office:value-type="float" office:value="98.709045" calcext:value-type="float">
            <text:p>98.709045</text:p>
          </table:table-cell>
          <table:table-cell office:value-type="float" office:value="0.261153" calcext:value-type="float">
            <text:p>0.261153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195" calcext:value-type="float">
            <text:p>1.254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072" calcext:value-type="float">
            <text:p>1.249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526" calcext:value-type="float">
            <text:p>1.258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17026" calcext:value-type="float">
            <text:p>1.017026</text:p>
          </table:table-cell>
          <table:table-cell office:value-type="float" office:value="99.973852" calcext:value-type="float">
            <text:p>99.973852</text:p>
          </table:table-cell>
          <table:table-cell office:value-type="float" office:value="98.956826" calcext:value-type="float">
            <text:p>98.956826</text:p>
          </table:table-cell>
          <table:table-cell office:value-type="float" office:value="0.26943" calcext:value-type="float">
            <text:p>0.26943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32736" calcext:value-type="float">
            <text:p>3332736</text:p>
          </table:table-cell>
          <table:table-cell office:value-type="float" office:value="3325372" calcext:value-type="float">
            <text:p>3325372</text:p>
          </table:table-cell>
          <table:table-cell office:value-type="float" office:value="3168" calcext:value-type="float">
            <text:p>3168</text:p>
          </table:table-cell>
          <table:table-cell office:value-type="float" office:value="3161" calcext:value-type="float">
            <text:p>3161</text:p>
          </table:table-cell>
          <table:table-cell office:value-type="float" office:value="1.282115" calcext:value-type="float">
            <text:p>1.282115</text:p>
          </table:table-cell>
          <table:table-cell office:value-type="float" office:value="99.984936" calcext:value-type="float">
            <text:p>99.984936</text:p>
          </table:table-cell>
          <table:table-cell office:value-type="float" office:value="98.702821" calcext:value-type="float">
            <text:p>98.702821</text:p>
          </table:table-cell>
          <table:table-cell office:value-type="float" office:value="0.269526" calcext:value-type="float">
            <text:p>0.269526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939" calcext:value-type="float">
            <text:p>1.258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8073" calcext:value-type="float">
            <text:p>1.248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123" calcext:value-type="float">
            <text:p>1.27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13445" calcext:value-type="float">
            <text:p>1.013445</text:p>
          </table:table-cell>
          <table:table-cell office:value-type="float" office:value="100.005108" calcext:value-type="float">
            <text:p>100.005108</text:p>
          </table:table-cell>
          <table:table-cell office:value-type="float" office:value="98.991664" calcext:value-type="float">
            <text:p>98.991664</text:p>
          </table:table-cell>
          <table:table-cell office:value-type="float" office:value="0.277836" calcext:value-type="float">
            <text:p>0.277836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3442" calcext:value-type="float">
            <text:p>1.03442</text:p>
          </table:table-cell>
          <table:table-cell office:value-type="float" office:value="100.016072" calcext:value-type="float">
            <text:p>100.016072</text:p>
          </table:table-cell>
          <table:table-cell office:value-type="float" office:value="98.981652" calcext:value-type="float">
            <text:p>98.981652</text:p>
          </table:table-cell>
          <table:table-cell office:value-type="float" office:value="0.277865" calcext:value-type="float">
            <text:p>0.277865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705" calcext:value-type="float">
            <text:p>1.019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495" calcext:value-type="float">
            <text:p>1.02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6225" calcext:value-type="float">
            <text:p>1.016225</text:p>
          </table:table-cell>
          <table:table-cell office:value-type="float" office:value="99.975687" calcext:value-type="float">
            <text:p>99.975687</text:p>
          </table:table-cell>
          <table:table-cell office:value-type="float" office:value="98.959462" calcext:value-type="float">
            <text:p>98.959462</text:p>
          </table:table-cell>
          <table:table-cell office:value-type="float" office:value="0.286261" calcext:value-type="float">
            <text:p>0.286261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46611" calcext:value-type="float">
            <text:p>1.046611</text:p>
          </table:table-cell>
          <table:table-cell office:value-type="float" office:value="99.986711" calcext:value-type="float">
            <text:p>99.986711</text:p>
          </table:table-cell>
          <table:table-cell office:value-type="float" office:value="98.940099" calcext:value-type="float">
            <text:p>98.940099</text:p>
          </table:table-cell>
          <table:table-cell office:value-type="float" office:value="0.286317" calcext:value-type="float">
            <text:p>0.28631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55" calcext:value-type="float">
            <text:p>1.02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651" calcext:value-type="float">
            <text:p>1.017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765" calcext:value-type="float">
            <text:p>1.029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19248" calcext:value-type="float">
            <text:p>1.019248</text:p>
          </table:table-cell>
          <table:table-cell office:value-type="float" office:value="99.97653" calcext:value-type="float">
            <text:p>99.97653</text:p>
          </table:table-cell>
          <table:table-cell office:value-type="float" office:value="98.957282" calcext:value-type="float">
            <text:p>98.957282</text:p>
          </table:table-cell>
          <table:table-cell office:value-type="float" office:value="0.294687" calcext:value-type="float">
            <text:p>0.294687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46195" calcext:value-type="float">
            <text:p>1.046195</text:p>
          </table:table-cell>
          <table:table-cell office:value-type="float" office:value="99.987814" calcext:value-type="float">
            <text:p>99.987814</text:p>
          </table:table-cell>
          <table:table-cell office:value-type="float" office:value="98.941619" calcext:value-type="float">
            <text:p>98.941619</text:p>
          </table:table-cell>
          <table:table-cell office:value-type="float" office:value="0.294734" calcext:value-type="float">
            <text:p>0.294734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645" calcext:value-type="float">
            <text:p>1.013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585" calcext:value-type="float">
            <text:p>1.021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45" calcext:value-type="float">
            <text:p>1.024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6264" calcext:value-type="float">
            <text:p>1.016264</text:p>
          </table:table-cell>
          <table:table-cell office:value-type="float" office:value="99.977319" calcext:value-type="float">
            <text:p>99.977319</text:p>
          </table:table-cell>
          <table:table-cell office:value-type="float" office:value="98.961055" calcext:value-type="float">
            <text:p>98.961055</text:p>
          </table:table-cell>
          <table:table-cell office:value-type="float" office:value="0.303095" calcext:value-type="float">
            <text:p>0.303095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41692" calcext:value-type="float">
            <text:p>1.041692</text:p>
          </table:table-cell>
          <table:table-cell office:value-type="float" office:value="99.988323" calcext:value-type="float">
            <text:p>99.988323</text:p>
          </table:table-cell>
          <table:table-cell office:value-type="float" office:value="98.946631" calcext:value-type="float">
            <text:p>98.946631</text:p>
          </table:table-cell>
          <table:table-cell office:value-type="float" office:value="0.303139" calcext:value-type="float">
            <text:p>0.303139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534" calcext:value-type="float">
            <text:p>1.021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831" calcext:value-type="float">
            <text:p>1.017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45" calcext:value-type="float">
            <text:p>1.025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15225" calcext:value-type="float">
            <text:p>1.015225</text:p>
          </table:table-cell>
          <table:table-cell office:value-type="float" office:value="100.005108" calcext:value-type="float">
            <text:p>100.005108</text:p>
          </table:table-cell>
          <table:table-cell office:value-type="float" office:value="98.989883" calcext:value-type="float">
            <text:p>98.989883</text:p>
          </table:table-cell>
          <table:table-cell office:value-type="float" office:value="0.311509" calcext:value-type="float">
            <text:p>0.311509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42639" calcext:value-type="float">
            <text:p>1.042639</text:p>
          </table:table-cell>
          <table:table-cell office:value-type="float" office:value="100.016132" calcext:value-type="float">
            <text:p>100.016132</text:p>
          </table:table-cell>
          <table:table-cell office:value-type="float" office:value="98.973493" calcext:value-type="float">
            <text:p>98.973493</text:p>
          </table:table-cell>
          <table:table-cell office:value-type="float" office:value="0.31156" calcext:value-type="float">
            <text:p>0.31156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435" calcext:value-type="float">
            <text:p>1.020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671" calcext:value-type="float">
            <text:p>1.016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845" calcext:value-type="float">
            <text:p>1.024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4531" calcext:value-type="float">
            <text:p>1.014531</text:p>
          </table:table-cell>
          <table:table-cell office:value-type="float" office:value="100.005109" calcext:value-type="float">
            <text:p>100.005109</text:p>
          </table:table-cell>
          <table:table-cell office:value-type="float" office:value="98.990578" calcext:value-type="float">
            <text:p>98.990578</text:p>
          </table:table-cell>
          <table:table-cell office:value-type="float" office:value="0.319923" calcext:value-type="float">
            <text:p>0.319923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8676" calcext:value-type="float">
            <text:p>3958676</text:p>
          </table:table-cell>
          <table:table-cell office:value-type="float" office:value="3950260" calcext:value-type="float">
            <text:p>3950260</text:p>
          </table:table-cell>
          <table:table-cell office:value-type="float" office:value="3763" calcext:value-type="float">
            <text:p>3763</text:p>
          </table:table-cell>
          <table:table-cell office:value-type="float" office:value="3755" calcext:value-type="float">
            <text:p>3755</text:p>
          </table:table-cell>
          <table:table-cell office:value-type="float" office:value="1.283566" calcext:value-type="float">
            <text:p>1.283566</text:p>
          </table:table-cell>
          <table:table-cell office:value-type="float" office:value="100.017564" calcext:value-type="float">
            <text:p>100.017564</text:p>
          </table:table-cell>
          <table:table-cell office:value-type="float" office:value="98.733998" calcext:value-type="float">
            <text:p>98.733998</text:p>
          </table:table-cell>
          <table:table-cell office:value-type="float" office:value="0.320073" calcext:value-type="float">
            <text:p>0.320073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247" calcext:value-type="float">
            <text:p>1.252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8063" calcext:value-type="float">
            <text:p>1.248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377" calcext:value-type="float">
            <text:p>1.261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07273" calcext:value-type="float">
            <text:p>1.007273</text:p>
          </table:table-cell>
          <table:table-cell office:value-type="float" office:value="99.97946" calcext:value-type="float">
            <text:p>99.97946</text:p>
          </table:table-cell>
          <table:table-cell office:value-type="float" office:value="98.972188" calcext:value-type="float">
            <text:p>98.972188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44834" calcext:value-type="float">
            <text:p>1.044834</text:p>
          </table:table-cell>
          <table:table-cell office:value-type="float" office:value="99.990804" calcext:value-type="float">
            <text:p>99.990804</text:p>
          </table:table-cell>
          <table:table-cell office:value-type="float" office:value="98.94597" calcext:value-type="float">
            <text:p>98.94597</text:p>
          </table:table-cell>
          <table:table-cell office:value-type="float" office:value="0.328403" calcext:value-type="float">
            <text:p>0.328403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05" calcext:value-type="float">
            <text:p>1.018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881" calcext:value-type="float">
            <text:p>1.009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725" calcext:value-type="float">
            <text:p>1.022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980111" calcext:value-type="float">
            <text:p>99.980111</text:p>
          </table:table-cell>
          <table:table-cell office:value-type="float" office:value="98.971869" calcext:value-type="float">
            <text:p>98.971869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3951" calcext:value-type="float">
            <text:p>1.043951</text:p>
          </table:table-cell>
          <table:table-cell office:value-type="float" office:value="99.991235" calcext:value-type="float">
            <text:p>99.991235</text:p>
          </table:table-cell>
          <table:table-cell office:value-type="float" office:value="98.947283" calcext:value-type="float">
            <text:p>98.947283</text:p>
          </table:table-cell>
          <table:table-cell office:value-type="float" office:value="0.336819" calcext:value-type="float">
            <text:p>0.336819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173" calcext:value-type="float">
            <text:p>1.018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83" calcext:value-type="float">
            <text:p>1.01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947" calcext:value-type="float">
            <text:p>1.032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11322" calcext:value-type="float">
            <text:p>1.011322</text:p>
          </table:table-cell>
          <table:table-cell office:value-type="float" office:value="99.980716" calcext:value-type="float">
            <text:p>99.980716</text:p>
          </table:table-cell>
          <table:table-cell office:value-type="float" office:value="98.969394" calcext:value-type="float">
            <text:p>98.969394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46292" calcext:value-type="float">
            <text:p>1.046292</text:p>
          </table:table-cell>
          <table:table-cell office:value-type="float" office:value="99.99182" calcext:value-type="float">
            <text:p>99.99182</text:p>
          </table:table-cell>
          <table:table-cell office:value-type="float" office:value="98.945528" calcext:value-type="float">
            <text:p>98.945528</text:p>
          </table:table-cell>
          <table:table-cell office:value-type="float" office:value="0.345246" calcext:value-type="float">
            <text:p>0.345246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834" calcext:value-type="float">
            <text:p>1.024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711" calcext:value-type="float">
            <text:p>1.013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207" calcext:value-type="float">
            <text:p>1.035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5857" calcext:value-type="float">
            <text:p>1.015857</text:p>
          </table:table-cell>
          <table:table-cell office:value-type="float" office:value="99.981292" calcext:value-type="float">
            <text:p>99.981292</text:p>
          </table:table-cell>
          <table:table-cell office:value-type="float" office:value="98.965435" calcext:value-type="float">
            <text:p>98.965435</text:p>
          </table:table-cell>
          <table:table-cell office:value-type="float" office:value="0.353595" calcext:value-type="float">
            <text:p>0.353595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74216" calcext:value-type="float">
            <text:p>4374216</text:p>
          </table:table-cell>
          <table:table-cell office:value-type="float" office:value="4331084" calcext:value-type="float">
            <text:p>4331084</text:p>
          </table:table-cell>
          <table:table-cell office:value-type="float" office:value="4158" calcext:value-type="float">
            <text:p>4158</text:p>
          </table:table-cell>
          <table:table-cell office:value-type="float" office:value="4117" calcext:value-type="float">
            <text:p>4117</text:p>
          </table:table-cell>
          <table:table-cell office:value-type="float" office:value="2.019871" calcext:value-type="float">
            <text:p>2.019871</text:p>
          </table:table-cell>
          <table:table-cell office:value-type="float" office:value="99.992436" calcext:value-type="float">
            <text:p>99.992436</text:p>
          </table:table-cell>
          <table:table-cell office:value-type="float" office:value="97.972565" calcext:value-type="float">
            <text:p>97.972565</text:p>
          </table:table-cell>
          <table:table-cell office:value-type="float" office:value="0.353657" calcext:value-type="float">
            <text:p>0.35365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5389" calcext:value-type="float">
            <text:p>1.005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484" calcext:value-type="float">
            <text:p>1.017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08767" calcext:value-type="float">
            <text:p>2.008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10946" calcext:value-type="float">
            <text:p>1.010946</text:p>
          </table:table-cell>
          <table:table-cell office:value-type="float" office:value="99.98185" calcext:value-type="float">
            <text:p>99.98185</text:p>
          </table:table-cell>
          <table:table-cell office:value-type="float" office:value="98.970904" calcext:value-type="float">
            <text:p>98.970904</text:p>
          </table:table-cell>
          <table:table-cell office:value-type="float" office:value="0.361994" calcext:value-type="float">
            <text:p>0.361994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78364" calcext:value-type="float">
            <text:p>4478364</text:p>
          </table:table-cell>
          <table:table-cell office:value-type="float" office:value="4467844" calcext:value-type="float">
            <text:p>4467844</text:p>
          </table:table-cell>
          <table:table-cell office:value-type="float" office:value="4257" calcext:value-type="float">
            <text:p>4257</text:p>
          </table:table-cell>
          <table:table-cell office:value-type="float" office:value="4247" calcext:value-type="float">
            <text:p>4247</text:p>
          </table:table-cell>
          <table:table-cell office:value-type="float" office:value="1.278543" calcext:value-type="float">
            <text:p>1.278543</text:p>
          </table:table-cell>
          <table:table-cell office:value-type="float" office:value="99.993194" calcext:value-type="float">
            <text:p>99.993194</text:p>
          </table:table-cell>
          <table:table-cell office:value-type="float" office:value="98.714651" calcext:value-type="float">
            <text:p>98.714651</text:p>
          </table:table-cell>
          <table:table-cell office:value-type="float" office:value="0.362082" calcext:value-type="float">
            <text:p>0.362082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205" calcext:value-type="float">
            <text:p>1.257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061" calcext:value-type="float">
            <text:p>1.247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558" calcext:value-type="float">
            <text:p>1.267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2337" calcext:value-type="float">
            <text:p>1.012337</text:p>
          </table:table-cell>
          <table:table-cell office:value-type="float" office:value="99.982369" calcext:value-type="float">
            <text:p>99.982369</text:p>
          </table:table-cell>
          <table:table-cell office:value-type="float" office:value="98.970032" calcext:value-type="float">
            <text:p>98.970032</text:p>
          </table:table-cell>
          <table:table-cell office:value-type="float" office:value="0.370416" calcext:value-type="float">
            <text:p>0.370416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82512" calcext:value-type="float">
            <text:p>4582512</text:p>
          </table:table-cell>
          <table:table-cell office:value-type="float" office:value="4571992" calcext:value-type="float">
            <text:p>4571992</text:p>
          </table:table-cell>
          <table:table-cell office:value-type="float" office:value="4356" calcext:value-type="float">
            <text:p>4356</text:p>
          </table:table-cell>
          <table:table-cell office:value-type="float" office:value="4346" calcext:value-type="float">
            <text:p>4346</text:p>
          </table:table-cell>
          <table:table-cell office:value-type="float" office:value="1.290717" calcext:value-type="float">
            <text:p>1.290717</text:p>
          </table:table-cell>
          <table:table-cell office:value-type="float" office:value="99.993233" calcext:value-type="float">
            <text:p>99.993233</text:p>
          </table:table-cell>
          <table:table-cell office:value-type="float" office:value="98.702515" calcext:value-type="float">
            <text:p>98.702515</text:p>
          </table:table-cell>
          <table:table-cell office:value-type="float" office:value="0.370567" calcext:value-type="float">
            <text:p>0.370567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0478" calcext:value-type="float">
            <text:p>1.260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072" calcext:value-type="float">
            <text:p>1.25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8609" calcext:value-type="float">
            <text:p>1.268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24301" calcext:value-type="float">
            <text:p>1.024301</text:p>
          </table:table-cell>
          <table:table-cell office:value-type="float" office:value="100.005104" calcext:value-type="float">
            <text:p>100.005104</text:p>
          </table:table-cell>
          <table:table-cell office:value-type="float" office:value="98.980803" calcext:value-type="float">
            <text:p>98.980803</text:p>
          </table:table-cell>
          <table:table-cell office:value-type="float" office:value="0.378878" calcext:value-type="float">
            <text:p>0.378878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36871" calcext:value-type="float">
            <text:p>1.036871</text:p>
          </table:table-cell>
          <table:table-cell office:value-type="float" office:value="100.020003" calcext:value-type="float">
            <text:p>100.020003</text:p>
          </table:table-cell>
          <table:table-cell office:value-type="float" office:value="98.983132" calcext:value-type="float">
            <text:p>98.983132</text:p>
          </table:table-cell>
          <table:table-cell office:value-type="float" office:value="0.37887" calcext:value-type="float">
            <text:p>0.37887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129" calcext:value-type="float">
            <text:p>1.007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09" calcext:value-type="float">
            <text:p>1.031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119" calcext:value-type="float">
            <text:p>1.011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2293" calcext:value-type="float">
            <text:p>1.012293</text:p>
          </table:table-cell>
          <table:table-cell office:value-type="float" office:value="100.005095" calcext:value-type="float">
            <text:p>100.005095</text:p>
          </table:table-cell>
          <table:table-cell office:value-type="float" office:value="98.992802" calcext:value-type="float">
            <text:p>98.992802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42363" calcext:value-type="float">
            <text:p>1.042363</text:p>
          </table:table-cell>
          <table:table-cell office:value-type="float" office:value="100.016339" calcext:value-type="float">
            <text:p>100.016339</text:p>
          </table:table-cell>
          <table:table-cell office:value-type="float" office:value="98.973976" calcext:value-type="float">
            <text:p>98.973976</text:p>
          </table:table-cell>
          <table:table-cell office:value-type="float" office:value="0.387323" calcext:value-type="float">
            <text:p>0.387323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1865" calcext:value-type="float">
            <text:p>1.021865</text:p>
          </table:table-cell>
          <table:table-cell office:value-type="float" office:value="92.116757" calcext:value-type="float">
            <text:p>92.116757</text:p>
          </table:table-cell>
          <table:table-cell office:value-type="float" office:value="91.094892" calcext:value-type="float">
            <text:p>91.094892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4801" calcext:value-type="float">
            <text:p>1.014801</text:p>
          </table:table-cell>
          <table:table-cell office:value-type="float" office:value="92.118163" calcext:value-type="float">
            <text:p>92.118163</text:p>
          </table:table-cell>
          <table:table-cell office:value-type="float" office:value="91.103362" calcext:value-type="float">
            <text:p>91.103362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1278" calcext:value-type="float">
            <text:p>1.031278</text:p>
          </table:table-cell>
          <table:table-cell office:value-type="float" office:value="92.119497" calcext:value-type="float">
            <text:p>92.119497</text:p>
          </table:table-cell>
          <table:table-cell office:value-type="float" office:value="91.088219" calcext:value-type="float">
            <text:p>91.08821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8928" calcext:value-type="float">
            <text:p>1.018928</text:p>
          </table:table-cell>
          <table:table-cell office:value-type="float" office:value="99.983833" calcext:value-type="float">
            <text:p>99.983833</text:p>
          </table:table-cell>
          <table:table-cell office:value-type="float" office:value="98.964905" calcext:value-type="float">
            <text:p>98.964905</text:p>
          </table:table-cell>
          <table:table-cell office:value-type="float" office:value="0.395692" calcext:value-type="float">
            <text:p>0.395692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39583" calcext:value-type="float">
            <text:p>1.039583</text:p>
          </table:table-cell>
          <table:table-cell office:value-type="float" office:value="99.994717" calcext:value-type="float">
            <text:p>99.994717</text:p>
          </table:table-cell>
          <table:table-cell office:value-type="float" office:value="98.955134" calcext:value-type="float">
            <text:p>98.955134</text:p>
          </table:table-cell>
          <table:table-cell office:value-type="float" office:value="0.395731" calcext:value-type="float">
            <text:p>0.395731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435" calcext:value-type="float">
            <text:p>1.012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677" calcext:value-type="float">
            <text:p>1.028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729" calcext:value-type="float">
            <text:p>1.021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13468" calcext:value-type="float">
            <text:p>1.013468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163" calcext:value-type="float">
            <text:p>98.99163</text:p>
          </table:table-cell>
          <table:table-cell office:value-type="float" office:value="0.404087" calcext:value-type="float">
            <text:p>0.404087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40934" calcext:value-type="float">
            <text:p>1.040934</text:p>
          </table:table-cell>
          <table:table-cell office:value-type="float" office:value="100.017993" calcext:value-type="float">
            <text:p>100.017993</text:p>
          </table:table-cell>
          <table:table-cell office:value-type="float" office:value="98.977059" calcext:value-type="float">
            <text:p>98.977059</text:p>
          </table:table-cell>
          <table:table-cell office:value-type="float" office:value="0.404147" calcext:value-type="float">
            <text:p>0.404147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785" calcext:value-type="float">
            <text:p>1.007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55" calcext:value-type="float">
            <text:p>1.015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25" calcext:value-type="float">
            <text:p>1.019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3528" calcext:value-type="float">
            <text:p>1.013528</text:p>
          </table:table-cell>
          <table:table-cell office:value-type="float" office:value="100.00511" calcext:value-type="float">
            <text:p>100.00511</text:p>
          </table:table-cell>
          <table:table-cell office:value-type="float" office:value="98.991582" calcext:value-type="float">
            <text:p>98.991582</text:p>
          </table:table-cell>
          <table:table-cell office:value-type="float" office:value="0.412504" calcext:value-type="float">
            <text:p>0.412504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41135" calcext:value-type="float">
            <text:p>1.041135</text:p>
          </table:table-cell>
          <table:table-cell office:value-type="float" office:value="100.016474" calcext:value-type="float">
            <text:p>100.016474</text:p>
          </table:table-cell>
          <table:table-cell office:value-type="float" office:value="98.975338" calcext:value-type="float">
            <text:p>98.975338</text:p>
          </table:table-cell>
          <table:table-cell office:value-type="float" office:value="0.412572" calcext:value-type="float">
            <text:p>0.412572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845" calcext:value-type="float">
            <text:p>1.007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85" calcext:value-type="float">
            <text:p>1.015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85" calcext:value-type="float">
            <text:p>1.018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8728" calcext:value-type="float">
            <text:p>1.018728</text:p>
          </table:table-cell>
          <table:table-cell office:value-type="float" office:value="99.985106" calcext:value-type="float">
            <text:p>99.985106</text:p>
          </table:table-cell>
          <table:table-cell office:value-type="float" office:value="98.966378" calcext:value-type="float">
            <text:p>98.966378</text:p>
          </table:table-cell>
          <table:table-cell office:value-type="float" office:value="0.420943" calcext:value-type="float">
            <text:p>0.420943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38129" calcext:value-type="float">
            <text:p>1.038129</text:p>
          </table:table-cell>
          <table:table-cell office:value-type="float" office:value="99.99613" calcext:value-type="float">
            <text:p>99.99613</text:p>
          </table:table-cell>
          <table:table-cell office:value-type="float" office:value="98.958001" calcext:value-type="float">
            <text:p>98.958001</text:p>
          </table:table-cell>
          <table:table-cell office:value-type="float" office:value="0.420979" calcext:value-type="float">
            <text:p>0.420979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239" calcext:value-type="float">
            <text:p>1.007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95" calcext:value-type="float">
            <text:p>1.020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226" calcext:value-type="float">
            <text:p>1.013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4273" calcext:value-type="float">
            <text:p>1.014273</text:p>
          </table:table-cell>
          <table:table-cell office:value-type="float" office:value="100.005111" calcext:value-type="float">
            <text:p>100.005111</text:p>
          </table:table-cell>
          <table:table-cell office:value-type="float" office:value="98.990838" calcext:value-type="float">
            <text:p>98.990838</text:p>
          </table:table-cell>
          <table:table-cell office:value-type="float" office:value="0.429341" calcext:value-type="float">
            <text:p>0.429341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41343" calcext:value-type="float">
            <text:p>1.041343</text:p>
          </table:table-cell>
          <table:table-cell office:value-type="float" office:value="100.016155" calcext:value-type="float">
            <text:p>100.016155</text:p>
          </table:table-cell>
          <table:table-cell office:value-type="float" office:value="98.974812" calcext:value-type="float">
            <text:p>98.974812</text:p>
          </table:table-cell>
          <table:table-cell office:value-type="float" office:value="0.42941" calcext:value-type="float">
            <text:p>0.42941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765" calcext:value-type="float">
            <text:p>1.020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961" calcext:value-type="float">
            <text:p>1.016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438" calcext:value-type="float">
            <text:p>1.030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6464" calcext:value-type="float">
            <text:p>1.016464</text:p>
          </table:table-cell>
          <table:table-cell office:value-type="float" office:value="100.005104" calcext:value-type="float">
            <text:p>100.005104</text:p>
          </table:table-cell>
          <table:table-cell office:value-type="float" office:value="98.98864" calcext:value-type="float">
            <text:p>98.98864</text:p>
          </table:table-cell>
          <table:table-cell office:value-type="float" office:value="0.437767" calcext:value-type="float">
            <text:p>0.437767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59396" calcext:value-type="float">
            <text:p>1.059396</text:p>
          </table:table-cell>
          <table:table-cell office:value-type="float" office:value="100.016248" calcext:value-type="float">
            <text:p>100.016248</text:p>
          </table:table-cell>
          <table:table-cell office:value-type="float" office:value="98.956852" calcext:value-type="float">
            <text:p>98.956852</text:p>
          </table:table-cell>
          <table:table-cell office:value-type="float" office:value="0.437908" calcext:value-type="float">
            <text:p>0.437908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97" calcext:value-type="float">
            <text:p>1.027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31" calcext:value-type="float">
            <text:p>1.017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327" calcext:value-type="float">
            <text:p>1.037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99.98623" calcext:value-type="float">
            <text:p>99.98623</text:p>
          </table:table-cell>
          <table:table-cell office:value-type="float" office:value="98.977768" calcext:value-type="float">
            <text:p>98.977768</text:p>
          </table:table-cell>
          <table:table-cell office:value-type="float" office:value="0.446148" calcext:value-type="float">
            <text:p>0.446148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39332" calcext:value-type="float">
            <text:p>1.039332</text:p>
          </table:table-cell>
          <table:table-cell office:value-type="float" office:value="99.997334" calcext:value-type="float">
            <text:p>99.997334</text:p>
          </table:table-cell>
          <table:table-cell office:value-type="float" office:value="98.958002" calcext:value-type="float">
            <text:p>98.958002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9254" calcext:value-type="float">
            <text:p>1.019254</text:p>
          </table:table-cell>
          <table:table-cell office:value-type="float" office:value="23.069039" calcext:value-type="float">
            <text:p>23.069039</text:p>
          </table:table-cell>
          <table:table-cell office:value-type="float" office:value="22.049785" calcext:value-type="float">
            <text:p>22.049785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1071" calcext:value-type="float">
            <text:p>1.011071</text:p>
          </table:table-cell>
          <table:table-cell office:value-type="float" office:value="23.071999" calcext:value-type="float">
            <text:p>23.071999</text:p>
          </table:table-cell>
          <table:table-cell office:value-type="float" office:value="22.060929" calcext:value-type="float">
            <text:p>22.060929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8207" calcext:value-type="float">
            <text:p>1.028207</text:p>
          </table:table-cell>
          <table:table-cell office:value-type="float" office:value="23.070373" calcext:value-type="float">
            <text:p>23.070373</text:p>
          </table:table-cell>
          <table:table-cell office:value-type="float" office:value="22.042166" calcext:value-type="float">
            <text:p>22.04216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09365" calcext:value-type="float">
            <text:p>1.009365</text:p>
          </table:table-cell>
          <table:table-cell office:value-type="float" office:value="99.986587" calcext:value-type="float">
            <text:p>99.986587</text:p>
          </table:table-cell>
          <table:table-cell office:value-type="float" office:value="98.977221" calcext:value-type="float">
            <text:p>98.977221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623992" calcext:value-type="float">
            <text:p>5623992</text:p>
          </table:table-cell>
          <table:table-cell office:value-type="float" office:value="5611368" calcext:value-type="float">
            <text:p>5611368</text:p>
          </table:table-cell>
          <table:table-cell office:value-type="float" office:value="5346" calcext:value-type="float">
            <text:p>5346</text:p>
          </table:table-cell>
          <table:table-cell office:value-type="float" office:value="5334" calcext:value-type="float">
            <text:p>5334</text:p>
          </table:table-cell>
          <table:table-cell office:value-type="float" office:value="1.287854" calcext:value-type="float">
            <text:p>1.287854</text:p>
          </table:table-cell>
          <table:table-cell office:value-type="float" office:value="99.997771" calcext:value-type="float">
            <text:p>99.997771</text:p>
          </table:table-cell>
          <table:table-cell office:value-type="float" office:value="98.709916" calcext:value-type="float">
            <text:p>98.709916</text:p>
          </table:table-cell>
          <table:table-cell office:value-type="float" office:value="0.454776" calcext:value-type="float">
            <text:p>0.454776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112" calcext:value-type="float">
            <text:p>1.252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8409" calcext:value-type="float">
            <text:p>1.248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0343" calcext:value-type="float">
            <text:p>1.260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5315" calcext:value-type="float">
            <text:p>1.015315</text:p>
          </table:table-cell>
          <table:table-cell office:value-type="float" office:value="100.005094" calcext:value-type="float">
            <text:p>100.005094</text:p>
          </table:table-cell>
          <table:table-cell office:value-type="float" office:value="98.989779" calcext:value-type="float">
            <text:p>98.989779</text:p>
          </table:table-cell>
          <table:table-cell office:value-type="float" office:value="0.463013" calcext:value-type="float">
            <text:p>0.46301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51924" calcext:value-type="float">
            <text:p>1.051924</text:p>
          </table:table-cell>
          <table:table-cell office:value-type="float" office:value="100.017249" calcext:value-type="float">
            <text:p>100.017249</text:p>
          </table:table-cell>
          <table:table-cell office:value-type="float" office:value="98.965325" calcext:value-type="float">
            <text:p>98.965325</text:p>
          </table:table-cell>
          <table:table-cell office:value-type="float" office:value="0.463127" calcext:value-type="float">
            <text:p>0.463127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275" calcext:value-type="float">
            <text:p>1.027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721" calcext:value-type="float">
            <text:p>1.016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277" calcext:value-type="float">
            <text:p>1.035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08273" calcext:value-type="float">
            <text:p>1.008273</text:p>
          </table:table-cell>
          <table:table-cell office:value-type="float" office:value="99.987242" calcext:value-type="float">
            <text:p>99.987242</text:p>
          </table:table-cell>
          <table:table-cell office:value-type="float" office:value="98.978969" calcext:value-type="float">
            <text:p>98.978969</text:p>
          </table:table-cell>
          <table:table-cell office:value-type="float" office:value="0.471396" calcext:value-type="float">
            <text:p>0.47139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55063" calcext:value-type="float">
            <text:p>1.055063</text:p>
          </table:table-cell>
          <table:table-cell office:value-type="float" office:value="99.998686" calcext:value-type="float">
            <text:p>99.998686</text:p>
          </table:table-cell>
          <table:table-cell office:value-type="float" office:value="98.943623" calcext:value-type="float">
            <text:p>98.943623</text:p>
          </table:table-cell>
          <table:table-cell office:value-type="float" office:value="0.471565" calcext:value-type="float">
            <text:p>0.471565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767" calcext:value-type="float">
            <text:p>1.026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841" calcext:value-type="float">
            <text:p>1.010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078" calcext:value-type="float">
            <text:p>1.044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16465" calcext:value-type="float">
            <text:p>1.016465</text:p>
          </table:table-cell>
          <table:table-cell office:value-type="float" office:value="99.987557" calcext:value-type="float">
            <text:p>99.987557</text:p>
          </table:table-cell>
          <table:table-cell office:value-type="float" office:value="98.971092" calcext:value-type="float">
            <text:p>98.971092</text:p>
          </table:table-cell>
          <table:table-cell office:value-type="float" office:value="0.479852" calcext:value-type="float">
            <text:p>0.479852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936436" calcext:value-type="float">
            <text:p>5936436</text:p>
          </table:table-cell>
          <table:table-cell office:value-type="float" office:value="5935384" calcext:value-type="float">
            <text:p>5935384</text:p>
          </table:table-cell>
          <table:table-cell office:value-type="float" office:value="5643" calcext:value-type="float">
            <text:p>5643</text:p>
          </table:table-cell>
          <table:table-cell office:value-type="float" office:value="5642" calcext:value-type="float">
            <text:p>5642</text:p>
          </table:table-cell>
          <table:table-cell office:value-type="float" office:value="1.054755" calcext:value-type="float">
            <text:p>1.054755</text:p>
          </table:table-cell>
          <table:table-cell office:value-type="float" office:value="99.998541" calcext:value-type="float">
            <text:p>99.998541</text:p>
          </table:table-cell>
          <table:table-cell office:value-type="float" office:value="98.943786" calcext:value-type="float">
            <text:p>98.943786</text:p>
          </table:table-cell>
          <table:table-cell office:value-type="float" office:value="0.479899" calcext:value-type="float">
            <text:p>0.479899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97" calcext:value-type="float">
            <text:p>1.027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91" calcext:value-type="float">
            <text:p>1.018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871" calcext:value-type="float">
            <text:p>1.043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07341" calcext:value-type="float">
            <text:p>1.007341</text:p>
          </table:table-cell>
          <table:table-cell office:value-type="float" office:value="100.005099" calcext:value-type="float">
            <text:p>100.005099</text:p>
          </table:table-cell>
          <table:table-cell office:value-type="float" office:value="98.997757" calcext:value-type="float">
            <text:p>98.997757</text:p>
          </table:table-cell>
          <table:table-cell office:value-type="float" office:value="0.488224" calcext:value-type="float">
            <text:p>0.488224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37191" calcext:value-type="float">
            <text:p>1.037191</text:p>
          </table:table-cell>
          <table:table-cell office:value-type="float" office:value="100.016143" calcext:value-type="float">
            <text:p>100.016143</text:p>
          </table:table-cell>
          <table:table-cell office:value-type="float" office:value="98.978951" calcext:value-type="float">
            <text:p>98.978951</text:p>
          </table:table-cell>
          <table:table-cell office:value-type="float" office:value="0.488317" calcext:value-type="float">
            <text:p>0.488317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53" calcext:value-type="float">
            <text:p>1.015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85" calcext:value-type="float">
            <text:p>1.00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67" calcext:value-type="float">
            <text:p>1.026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24787" calcext:value-type="float">
            <text:p>1.024787</text:p>
          </table:table-cell>
          <table:table-cell office:value-type="float" office:value="99.988158" calcext:value-type="float">
            <text:p>99.988158</text:p>
          </table:table-cell>
          <table:table-cell office:value-type="float" office:value="98.963371" calcext:value-type="float">
            <text:p>98.963371</text:p>
          </table:table-cell>
          <table:table-cell office:value-type="float" office:value="0.496728" calcext:value-type="float">
            <text:p>0.496728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144732" calcext:value-type="float">
            <text:p>6144732</text:p>
          </table:table-cell>
          <table:table-cell office:value-type="float" office:value="6130004" calcext:value-type="float">
            <text:p>6130004</text:p>
          </table:table-cell>
          <table:table-cell office:value-type="float" office:value="5841" calcext:value-type="float">
            <text:p>5841</text:p>
          </table:table-cell>
          <table:table-cell office:value-type="float" office:value="5827" calcext:value-type="float">
            <text:p>5827</text:p>
          </table:table-cell>
          <table:table-cell office:value-type="float" office:value="1.292529" calcext:value-type="float">
            <text:p>1.292529</text:p>
          </table:table-cell>
          <table:table-cell office:value-type="float" office:value="99.999262" calcext:value-type="float">
            <text:p>99.999262</text:p>
          </table:table-cell>
          <table:table-cell office:value-type="float" office:value="98.706733" calcext:value-type="float">
            <text:p>98.706733</text:p>
          </table:table-cell>
          <table:table-cell office:value-type="float" office:value="0.496826" calcext:value-type="float">
            <text:p>0.496826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409" calcext:value-type="float">
            <text:p>1.016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209" calcext:value-type="float">
            <text:p>1.263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063" calcext:value-type="float">
            <text:p>1.251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52" calcext:value-type="float">
            <text:p>1.27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12384" calcext:value-type="float">
            <text:p>1.012384</text:p>
          </table:table-cell>
          <table:table-cell office:value-type="float" office:value="99.988445" calcext:value-type="float">
            <text:p>99.988445</text:p>
          </table:table-cell>
          <table:table-cell office:value-type="float" office:value="98.976061" calcext:value-type="float">
            <text:p>98.976061</text:p>
          </table:table-cell>
          <table:table-cell office:value-type="float" office:value="0.505082" calcext:value-type="float">
            <text:p>0.50508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53107" calcext:value-type="float">
            <text:p>1.053107</text:p>
          </table:table-cell>
          <table:table-cell office:value-type="float" office:value="99.999309" calcext:value-type="float">
            <text:p>99.999309</text:p>
          </table:table-cell>
          <table:table-cell office:value-type="float" office:value="98.946202" calcext:value-type="float">
            <text:p>98.946202</text:p>
          </table:table-cell>
          <table:table-cell office:value-type="float" office:value="0.505235" calcext:value-type="float">
            <text:p>0.505235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8844" calcext:value-type="float">
            <text:p>1.018844</text:p>
          </table:table-cell>
          <table:table-cell office:value-type="float" office:value="23.042276" calcext:value-type="float">
            <text:p>23.042276</text:p>
          </table:table-cell>
          <table:table-cell office:value-type="float" office:value="22.023432" calcext:value-type="float">
            <text:p>22.02343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4011" calcext:value-type="float">
            <text:p>1.014011</text:p>
          </table:table-cell>
          <table:table-cell office:value-type="float" office:value="23.050578" calcext:value-type="float">
            <text:p>23.050578</text:p>
          </table:table-cell>
          <table:table-cell office:value-type="float" office:value="22.036568" calcext:value-type="float">
            <text:p>22.036568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1257" calcext:value-type="float">
            <text:p>1.031257</text:p>
          </table:table-cell>
          <table:table-cell office:value-type="float" office:value="23.04367" calcext:value-type="float">
            <text:p>23.04367</text:p>
          </table:table-cell>
          <table:table-cell office:value-type="float" office:value="22.012412" calcext:value-type="float">
            <text:p>22.01241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277284" calcext:value-type="float">
            <text:p>6277284</text:p>
          </table:table-cell>
          <table:table-cell office:value-type="float" office:value="6039" calcext:value-type="float">
            <text:p>6039</text:p>
          </table:table-cell>
          <table:table-cell office:value-type="float" office:value="5967" calcext:value-type="float">
            <text:p>5967</text:p>
          </table:table-cell>
          <table:table-cell office:value-type="float" office:value="1.010031" calcext:value-type="float">
            <text:p>1.010031</text:p>
          </table:table-cell>
          <table:table-cell office:value-type="float" office:value="101.383914" calcext:value-type="float">
            <text:p>101.383914</text:p>
          </table:table-cell>
          <table:table-cell office:value-type="float" office:value="100.373883" calcext:value-type="float">
            <text:p>100.373883</text:p>
          </table:table-cell>
          <table:table-cell office:value-type="float" office:value="0.500312" calcext:value-type="float">
            <text:p>0.500312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337248" calcext:value-type="float">
            <text:p>6337248</text:p>
          </table:table-cell>
          <table:table-cell office:value-type="float" office:value="6039" calcext:value-type="float">
            <text:p>6039</text:p>
          </table:table-cell>
          <table:table-cell office:value-type="float" office:value="6024" calcext:value-type="float">
            <text:p>6024</text:p>
          </table:table-cell>
          <table:table-cell office:value-type="float" office:value="1.282981" calcext:value-type="float">
            <text:p>1.282981</text:p>
          </table:table-cell>
          <table:table-cell office:value-type="float" office:value="101.237013" calcext:value-type="float">
            <text:p>101.237013</text:p>
          </table:table-cell>
          <table:table-cell office:value-type="float" office:value="99.954032" calcext:value-type="float">
            <text:p>99.954032</text:p>
          </table:table-cell>
          <table:table-cell office:value-type="float" office:value="0.507213" calcext:value-type="float">
            <text:p>0.507213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683" calcext:value-type="float">
            <text:p>1.262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366" calcext:value-type="float">
            <text:p>1.25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2117" calcext:value-type="float">
            <text:p>1.272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243620" calcext:value-type="float">
            <text:p>6243620</text:p>
          </table:table-cell>
          <table:table-cell office:value-type="float" office:value="6139" calcext:value-type="float">
            <text:p>6139</text:p>
          </table:table-cell>
          <table:table-cell office:value-type="float" office:value="5935" calcext:value-type="float">
            <text:p>5935</text:p>
          </table:table-cell>
          <table:table-cell office:value-type="float" office:value="1.019068" calcext:value-type="float">
            <text:p>1.019068</text:p>
          </table:table-cell>
          <table:table-cell office:value-type="float" office:value="101.1649" calcext:value-type="float">
            <text:p>101.1649</text:p>
          </table:table-cell>
          <table:table-cell office:value-type="float" office:value="100.145832" calcext:value-type="float">
            <text:p>100.145832</text:p>
          </table:table-cell>
          <table:table-cell office:value-type="float" office:value="0.498762" calcext:value-type="float">
            <text:p>0.498762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308844" calcext:value-type="float">
            <text:p>6308844</text:p>
          </table:table-cell>
          <table:table-cell office:value-type="float" office:value="6139" calcext:value-type="float">
            <text:p>6139</text:p>
          </table:table-cell>
          <table:table-cell office:value-type="float" office:value="5997" calcext:value-type="float">
            <text:p>5997</text:p>
          </table:table-cell>
          <table:table-cell office:value-type="float" office:value="1.057121" calcext:value-type="float">
            <text:p>1.057121</text:p>
          </table:table-cell>
          <table:table-cell office:value-type="float" office:value="101.1719" calcext:value-type="float">
            <text:p>101.1719</text:p>
          </table:table-cell>
          <table:table-cell office:value-type="float" office:value="100.114779" calcext:value-type="float">
            <text:p>100.114779</text:p>
          </table:table-cell>
          <table:table-cell office:value-type="float" office:value="0.504129" calcext:value-type="float">
            <text:p>0.504129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013565" calcext:value-type="float">
            <text:p>1.013565</text:p>
          </table:table-cell>
          <table:table-cell office:value-type="float" office:value="59.463472" calcext:value-type="float">
            <text:p>59.463472</text:p>
          </table:table-cell>
          <table:table-cell office:value-type="float" office:value="58.449906" calcext:value-type="float">
            <text:p>58.44990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020555" calcext:value-type="float">
            <text:p>1.020555</text:p>
          </table:table-cell>
          <table:table-cell office:value-type="float" office:value="59.475942" calcext:value-type="float">
            <text:p>59.475942</text:p>
          </table:table-cell>
          <table:table-cell office:value-type="float" office:value="58.455387" calcext:value-type="float">
            <text:p>58.45538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029788" calcext:value-type="float">
            <text:p>1.029788</text:p>
          </table:table-cell>
          <table:table-cell office:value-type="float" office:value="60.242362" calcext:value-type="float">
            <text:p>60.242362</text:p>
          </table:table-cell>
          <table:table-cell office:value-type="float" office:value="59.212574" calcext:value-type="float">
            <text:p>59.21257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216268" calcext:value-type="float">
            <text:p>6216268</text:p>
          </table:table-cell>
          <table:table-cell office:value-type="float" office:value="6237" calcext:value-type="float">
            <text:p>6237</text:p>
          </table:table-cell>
          <table:table-cell office:value-type="float" office:value="5909" calcext:value-type="float">
            <text:p>5909</text:p>
          </table:table-cell>
          <table:table-cell office:value-type="float" office:value="1.015395" calcext:value-type="float">
            <text:p>1.015395</text:p>
          </table:table-cell>
          <table:table-cell office:value-type="float" office:value="101.546316" calcext:value-type="float">
            <text:p>101.546316</text:p>
          </table:table-cell>
          <table:table-cell office:value-type="float" office:value="100.530922" calcext:value-type="float">
            <text:p>100.530922</text:p>
          </table:table-cell>
          <table:table-cell office:value-type="float" office:value="0.494675" calcext:value-type="float">
            <text:p>0.494675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267816" calcext:value-type="float">
            <text:p>6267816</text:p>
          </table:table-cell>
          <table:table-cell office:value-type="float" office:value="6237" calcext:value-type="float">
            <text:p>6237</text:p>
          </table:table-cell>
          <table:table-cell office:value-type="float" office:value="5958" calcext:value-type="float">
            <text:p>5958</text:p>
          </table:table-cell>
          <table:table-cell office:value-type="float" office:value="1.051407" calcext:value-type="float">
            <text:p>1.051407</text:p>
          </table:table-cell>
          <table:table-cell office:value-type="float" office:value="101.553296" calcext:value-type="float">
            <text:p>101.553296</text:p>
          </table:table-cell>
          <table:table-cell office:value-type="float" office:value="100.50189" calcext:value-type="float">
            <text:p>100.50189</text:p>
          </table:table-cell>
          <table:table-cell office:value-type="float" office:value="0.498921" calcext:value-type="float">
            <text:p>0.49892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8" calcext:value-type="float">
            <text:p>288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027477" calcext:value-type="float">
            <text:p>1.027477</text:p>
          </table:table-cell>
          <table:table-cell office:value-type="float" office:value="82.208324" calcext:value-type="float">
            <text:p>82.208324</text:p>
          </table:table-cell>
          <table:table-cell office:value-type="float" office:value="81.180847" calcext:value-type="float">
            <text:p>81.180847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" calcext:value-type="float">
            <text:p>288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016941" calcext:value-type="float">
            <text:p>1.016941</text:p>
          </table:table-cell>
          <table:table-cell office:value-type="float" office:value="82.23158" calcext:value-type="float">
            <text:p>82.23158</text:p>
          </table:table-cell>
          <table:table-cell office:value-type="float" office:value="81.214639" calcext:value-type="float">
            <text:p>81.21463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0342" calcext:value-type="float">
            <text:p>1.040342</text:p>
          </table:table-cell>
          <table:table-cell office:value-type="float" office:value="82.895773" calcext:value-type="float">
            <text:p>82.895773</text:p>
          </table:table-cell>
          <table:table-cell office:value-type="float" office:value="81.855431" calcext:value-type="float">
            <text:p>81.85543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153148" calcext:value-type="float">
            <text:p>6153148</text:p>
          </table:table-cell>
          <table:table-cell office:value-type="float" office:value="6336" calcext:value-type="float">
            <text:p>6336</text:p>
          </table:table-cell>
          <table:table-cell office:value-type="float" office:value="5849" calcext:value-type="float">
            <text:p>5849</text:p>
          </table:table-cell>
          <table:table-cell office:value-type="float" office:value="1.017205" calcext:value-type="float">
            <text:p>1.017205</text:p>
          </table:table-cell>
          <table:table-cell office:value-type="float" office:value="101.554162" calcext:value-type="float">
            <text:p>101.554162</text:p>
          </table:table-cell>
          <table:table-cell office:value-type="float" office:value="100.536957" calcext:value-type="float">
            <text:p>100.536957</text:p>
          </table:table-cell>
          <table:table-cell office:value-type="float" office:value="0.489623" calcext:value-type="float">
            <text:p>0.489623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225736" calcext:value-type="float">
            <text:p>6225736</text:p>
          </table:table-cell>
          <table:table-cell office:value-type="float" office:value="6336" calcext:value-type="float">
            <text:p>6336</text:p>
          </table:table-cell>
          <table:table-cell office:value-type="float" office:value="5918" calcext:value-type="float">
            <text:p>5918</text:p>
          </table:table-cell>
          <table:table-cell office:value-type="float" office:value="1.042034" calcext:value-type="float">
            <text:p>1.042034</text:p>
          </table:table-cell>
          <table:table-cell office:value-type="float" office:value="101.561042" calcext:value-type="float">
            <text:p>101.561042</text:p>
          </table:table-cell>
          <table:table-cell office:value-type="float" office:value="100.519008" calcext:value-type="float">
            <text:p>100.519008</text:p>
          </table:table-cell>
          <table:table-cell office:value-type="float" office:value="0.495487" calcext:value-type="float">
            <text:p>0.495487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7269" calcext:value-type="float">
            <text:p>1.007269</text:p>
          </table:table-cell>
          <table:table-cell office:value-type="float" office:value="78.348542" calcext:value-type="float">
            <text:p>78.348542</text:p>
          </table:table-cell>
          <table:table-cell office:value-type="float" office:value="77.341273" calcext:value-type="float">
            <text:p>77.34127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20205" calcext:value-type="float">
            <text:p>1.020205</text:p>
          </table:table-cell>
          <table:table-cell office:value-type="float" office:value="78.372077" calcext:value-type="float">
            <text:p>78.372077</text:p>
          </table:table-cell>
          <table:table-cell office:value-type="float" office:value="77.351872" calcext:value-type="float">
            <text:p>77.351872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18739" calcext:value-type="float">
            <text:p>1.018739</text:p>
          </table:table-cell>
          <table:table-cell office:value-type="float" office:value="78.832174" calcext:value-type="float">
            <text:p>78.832174</text:p>
          </table:table-cell>
          <table:table-cell office:value-type="float" office:value="77.813435" calcext:value-type="float">
            <text:p>77.81343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120536" calcext:value-type="float">
            <text:p>6120536</text:p>
          </table:table-cell>
          <table:table-cell office:value-type="float" office:value="6436" calcext:value-type="float">
            <text:p>6436</text:p>
          </table:table-cell>
          <table:table-cell office:value-type="float" office:value="5818" calcext:value-type="float">
            <text:p>5818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1.261484" calcext:value-type="float">
            <text:p>101.261484</text:p>
          </table:table-cell>
          <table:table-cell office:value-type="float" office:value="100.252122" calcext:value-type="float">
            <text:p>100.252122</text:p>
          </table:table-cell>
          <table:table-cell office:value-type="float" office:value="0.488411" calcext:value-type="float">
            <text:p>0.488411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208904" calcext:value-type="float">
            <text:p>6208904</text:p>
          </table:table-cell>
          <table:table-cell office:value-type="float" office:value="6436" calcext:value-type="float">
            <text:p>6436</text:p>
          </table:table-cell>
          <table:table-cell office:value-type="float" office:value="5902" calcext:value-type="float">
            <text:p>5902</text:p>
          </table:table-cell>
          <table:table-cell office:value-type="float" office:value="1.055902" calcext:value-type="float">
            <text:p>1.055902</text:p>
          </table:table-cell>
          <table:table-cell office:value-type="float" office:value="101.32028" calcext:value-type="float">
            <text:p>101.32028</text:p>
          </table:table-cell>
          <table:table-cell office:value-type="float" office:value="100.264378" calcext:value-type="float">
            <text:p>100.264378</text:p>
          </table:table-cell>
          <table:table-cell office:value-type="float" office:value="0.495403" calcext:value-type="float">
            <text:p>0.495403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15993" calcext:value-type="float">
            <text:p>1.015993</text:p>
          </table:table-cell>
          <table:table-cell office:value-type="float" office:value="96.565598" calcext:value-type="float">
            <text:p>96.565598</text:p>
          </table:table-cell>
          <table:table-cell office:value-type="float" office:value="95.549605" calcext:value-type="float">
            <text:p>95.549605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96.588854" calcext:value-type="float">
            <text:p>96.588854</text:p>
          </table:table-cell>
          <table:table-cell office:value-type="float" office:value="95.576824" calcext:value-type="float">
            <text:p>95.57682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27327" calcext:value-type="float">
            <text:p>1.027327</text:p>
          </table:table-cell>
          <table:table-cell office:value-type="float" office:value="97.202724" calcext:value-type="float">
            <text:p>97.202724</text:p>
          </table:table-cell>
          <table:table-cell office:value-type="float" office:value="96.175397" calcext:value-type="float">
            <text:p>96.175397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111068" calcext:value-type="float">
            <text:p>6111068</text:p>
          </table:table-cell>
          <table:table-cell office:value-type="float" office:value="6535" calcext:value-type="float">
            <text:p>6535</text:p>
          </table:table-cell>
          <table:table-cell office:value-type="float" office:value="5809" calcext:value-type="float">
            <text:p>5809</text:p>
          </table:table-cell>
          <table:table-cell office:value-type="float" office:value="1.010386" calcext:value-type="float">
            <text:p>1.010386</text:p>
          </table:table-cell>
          <table:table-cell office:value-type="float" office:value="101.564443" calcext:value-type="float">
            <text:p>101.564443</text:p>
          </table:table-cell>
          <table:table-cell office:value-type="float" office:value="100.554057" calcext:value-type="float">
            <text:p>100.554057</text:p>
          </table:table-cell>
          <table:table-cell office:value-type="float" office:value="0.486192" calcext:value-type="float">
            <text:p>0.486192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103704" calcext:value-type="float">
            <text:p>6103704</text:p>
          </table:table-cell>
          <table:table-cell office:value-type="float" office:value="6535" calcext:value-type="float">
            <text:p>6535</text:p>
          </table:table-cell>
          <table:table-cell office:value-type="float" office:value="5802" calcext:value-type="float">
            <text:p>5802</text:p>
          </table:table-cell>
          <table:table-cell office:value-type="float" office:value="1.295025" calcext:value-type="float">
            <text:p>1.295025</text:p>
          </table:table-cell>
          <table:table-cell office:value-type="float" office:value="101.572267" calcext:value-type="float">
            <text:p>101.572267</text:p>
          </table:table-cell>
          <table:table-cell office:value-type="float" office:value="100.277242" calcext:value-type="float">
            <text:p>100.277242</text:p>
          </table:table-cell>
          <table:table-cell office:value-type="float" office:value="0.486946" calcext:value-type="float">
            <text:p>0.48694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4" calcext:value-type="float">
            <text:p>624</text:p>
          </table:table-cell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258201" calcext:value-type="float">
            <text:p>1.258201</text:p>
          </table:table-cell>
          <table:table-cell office:value-type="float" office:value="89.535627" calcext:value-type="float">
            <text:p>89.535627</text:p>
          </table:table-cell>
          <table:table-cell office:value-type="float" office:value="88.277426" calcext:value-type="float">
            <text:p>88.277426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250137" calcext:value-type="float">
            <text:p>1.250137</text:p>
          </table:table-cell>
          <table:table-cell office:value-type="float" office:value="87.588585" calcext:value-type="float">
            <text:p>87.588585</text:p>
          </table:table-cell>
          <table:table-cell office:value-type="float" office:value="86.338448" calcext:value-type="float">
            <text:p>86.33844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67394" calcext:value-type="float">
            <text:p>1.267394</text:p>
          </table:table-cell>
          <table:table-cell office:value-type="float" office:value="88.270239" calcext:value-type="float">
            <text:p>88.270239</text:p>
          </table:table-cell>
          <table:table-cell office:value-type="float" office:value="87.002845" calcext:value-type="float">
            <text:p>87.00284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6054260" calcext:value-type="float">
            <text:p>6054260</text:p>
          </table:table-cell>
          <table:table-cell office:value-type="float" office:value="6634" calcext:value-type="float">
            <text:p>6634</text:p>
          </table:table-cell>
          <table:table-cell office:value-type="float" office:value="5755" calcext:value-type="float">
            <text:p>5755</text:p>
          </table:table-cell>
          <table:table-cell office:value-type="float" office:value="1.018198" calcext:value-type="float">
            <text:p>1.018198</text:p>
          </table:table-cell>
          <table:table-cell office:value-type="float" office:value="101.191864" calcext:value-type="float">
            <text:p>101.191864</text:p>
          </table:table-cell>
          <table:table-cell office:value-type="float" office:value="100.173666" calcext:value-type="float">
            <text:p>100.173666</text:p>
          </table:table-cell>
          <table:table-cell office:value-type="float" office:value="0.483501" calcext:value-type="float">
            <text:p>0.48350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6080560" calcext:value-type="float">
            <text:p>6080560</text:p>
          </table:table-cell>
          <table:table-cell office:value-type="float" office:value="6634" calcext:value-type="float">
            <text:p>6634</text:p>
          </table:table-cell>
          <table:table-cell office:value-type="float" office:value="5780" calcext:value-type="float">
            <text:p>5780</text:p>
          </table:table-cell>
          <table:table-cell office:value-type="float" office:value="1.042614" calcext:value-type="float">
            <text:p>1.042614</text:p>
          </table:table-cell>
          <table:table-cell office:value-type="float" office:value="101.197286" calcext:value-type="float">
            <text:p>101.197286</text:p>
          </table:table-cell>
          <table:table-cell office:value-type="float" office:value="100.154672" calcext:value-type="float">
            <text:p>100.154672</text:p>
          </table:table-cell>
          <table:table-cell office:value-type="float" office:value="0.485694" calcext:value-type="float">
            <text:p>0.485694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48" calcext:value-type="float">
            <text:p>1248</text:p>
          </table:table-cell>
          <table:table-cell office:value-type="float" office:value="1200" calcext:value-type="float">
            <text:p>120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.006469" calcext:value-type="float">
            <text:p>1.006469</text:p>
          </table:table-cell>
          <table:table-cell office:value-type="float" office:value="90.627831" calcext:value-type="float">
            <text:p>90.627831</text:p>
          </table:table-cell>
          <table:table-cell office:value-type="float" office:value="89.621362" calcext:value-type="float">
            <text:p>89.62136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" calcext:value-type="float">
            <text:p>864</text:p>
          </table:table-cell>
          <table:table-cell office:value-type="float" office:value="672" calcext:value-type="float">
            <text:p>67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.019765" calcext:value-type="float">
            <text:p>1.019765</text:p>
          </table:table-cell>
          <table:table-cell office:value-type="float" office:value="90.651225" calcext:value-type="float">
            <text:p>90.651225</text:p>
          </table:table-cell>
          <table:table-cell office:value-type="float" office:value="89.631461" calcext:value-type="float">
            <text:p>89.63146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10" calcext:value-type="float">
            <text:p>5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10619" calcext:value-type="float">
            <text:p>1.010619</text:p>
          </table:table-cell>
          <table:table-cell office:value-type="float" office:value="91.37536" calcext:value-type="float">
            <text:p>91.37536</text:p>
          </table:table-cell>
          <table:table-cell office:value-type="float" office:value="90.364741" calcext:value-type="float">
            <text:p>90.364741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6077404" calcext:value-type="float">
            <text:p>6077404</text:p>
          </table:table-cell>
          <table:table-cell office:value-type="float" office:value="6733" calcext:value-type="float">
            <text:p>6733</text:p>
          </table:table-cell>
          <table:table-cell office:value-type="float" office:value="5777" calcext:value-type="float">
            <text:p>5777</text:p>
          </table:table-cell>
          <table:table-cell office:value-type="float" office:value="1.009286" calcext:value-type="float">
            <text:p>1.009286</text:p>
          </table:table-cell>
          <table:table-cell office:value-type="float" office:value="101.175396" calcext:value-type="float">
            <text:p>101.175396</text:p>
          </table:table-cell>
          <table:table-cell office:value-type="float" office:value="100.16611" calcext:value-type="float">
            <text:p>100.16611</text:p>
          </table:table-cell>
          <table:table-cell office:value-type="float" office:value="0.485386" calcext:value-type="float">
            <text:p>0.485386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5986932" calcext:value-type="float">
            <text:p>5986932</text:p>
          </table:table-cell>
          <table:table-cell office:value-type="float" office:value="6733" calcext:value-type="float">
            <text:p>6733</text:p>
          </table:table-cell>
          <table:table-cell office:value-type="float" office:value="5691" calcext:value-type="float">
            <text:p>5691</text:p>
          </table:table-cell>
          <table:table-cell office:value-type="float" office:value="1.277241" calcext:value-type="float">
            <text:p>1.277241</text:p>
          </table:table-cell>
          <table:table-cell office:value-type="float" office:value="101.192325" calcext:value-type="float">
            <text:p>101.192325</text:p>
          </table:table-cell>
          <table:table-cell office:value-type="float" office:value="99.915083" calcext:value-type="float">
            <text:p>99.915083</text:p>
          </table:table-cell>
          <table:table-cell office:value-type="float" office:value="0.479362" calcext:value-type="float">
            <text:p>0.479362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251161" calcext:value-type="float">
            <text:p>1.251161</text:p>
          </table:table-cell>
          <table:table-cell office:value-type="float" office:value="96.197931" calcext:value-type="float">
            <text:p>96.197931</text:p>
          </table:table-cell>
          <table:table-cell office:value-type="float" office:value="94.94677" calcext:value-type="float">
            <text:p>94.94677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246077" calcext:value-type="float">
            <text:p>1.246077</text:p>
          </table:table-cell>
          <table:table-cell office:value-type="float" office:value="96.210622" calcext:value-type="float">
            <text:p>96.210622</text:p>
          </table:table-cell>
          <table:table-cell office:value-type="float" office:value="94.964544" calcext:value-type="float">
            <text:p>94.964544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60454" calcext:value-type="float">
            <text:p>1.260454</text:p>
          </table:table-cell>
          <table:table-cell office:value-type="float" office:value="96.918333" calcext:value-type="float">
            <text:p>96.918333</text:p>
          </table:table-cell>
          <table:table-cell office:value-type="float" office:value="95.657879" calcext:value-type="float">
            <text:p>95.65787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6057416" calcext:value-type="float">
            <text:p>6057416</text:p>
          </table:table-cell>
          <table:table-cell office:value-type="float" office:value="6831" calcext:value-type="float">
            <text:p>6831</text:p>
          </table:table-cell>
          <table:table-cell office:value-type="float" office:value="5758" calcext:value-type="float">
            <text:p>5758</text:p>
          </table:table-cell>
          <table:table-cell office:value-type="float" office:value="1.011441" calcext:value-type="float">
            <text:p>1.011441</text:p>
          </table:table-cell>
          <table:table-cell office:value-type="float" office:value="101.225372" calcext:value-type="float">
            <text:p>101.225372</text:p>
          </table:table-cell>
          <table:table-cell office:value-type="float" office:value="100.213931" calcext:value-type="float">
            <text:p>100.213931</text:p>
          </table:table-cell>
          <table:table-cell office:value-type="float" office:value="0.483559" calcext:value-type="float">
            <text:p>0.483559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6015336" calcext:value-type="float">
            <text:p>6015336</text:p>
          </table:table-cell>
          <table:table-cell office:value-type="float" office:value="6831" calcext:value-type="float">
            <text:p>6831</text:p>
          </table:table-cell>
          <table:table-cell office:value-type="float" office:value="5718" calcext:value-type="float">
            <text:p>5718</text:p>
          </table:table-cell>
          <table:table-cell office:value-type="float" office:value="1.048534" calcext:value-type="float">
            <text:p>1.048534</text:p>
          </table:table-cell>
          <table:table-cell office:value-type="float" office:value="101.721447" calcext:value-type="float">
            <text:p>101.721447</text:p>
          </table:table-cell>
          <table:table-cell office:value-type="float" office:value="100.672913" calcext:value-type="float">
            <text:p>100.672913</text:p>
          </table:table-cell>
          <table:table-cell office:value-type="float" office:value="0.47801" calcext:value-type="float">
            <text:p>0.47801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96" calcext:value-type="float">
            <text:p>1296</text:p>
          </table:table-cell>
          <table:table-cell office:value-type="float" office:value="1104" calcext:value-type="float">
            <text:p>110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.023496" calcext:value-type="float">
            <text:p>1.023496</text:p>
          </table:table-cell>
          <table:table-cell office:value-type="float" office:value="99.855676" calcext:value-type="float">
            <text:p>99.855676</text:p>
          </table:table-cell>
          <table:table-cell office:value-type="float" office:value="98.83218" calcext:value-type="float">
            <text:p>98.83218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960" calcext:value-type="float">
            <text:p>9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01395" calcext:value-type="float">
            <text:p>1.01395</text:p>
          </table:table-cell>
          <table:table-cell office:value-type="float" office:value="99.873389" calcext:value-type="float">
            <text:p>99.873389</text:p>
          </table:table-cell>
          <table:table-cell office:value-type="float" office:value="98.859439" calcext:value-type="float">
            <text:p>98.859439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037409" calcext:value-type="float">
            <text:p>1.037409</text:p>
          </table:table-cell>
          <table:table-cell office:value-type="float" office:value="101.613315" calcext:value-type="float">
            <text:p>101.613315</text:p>
          </table:table-cell>
          <table:table-cell office:value-type="float" office:value="100.575906" calcext:value-type="float">
            <text:p>100.57590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5978516" calcext:value-type="float">
            <text:p>5978516</text:p>
          </table:table-cell>
          <table:table-cell office:value-type="float" office:value="6931" calcext:value-type="float">
            <text:p>6931</text:p>
          </table:table-cell>
          <table:table-cell office:value-type="float" office:value="5683" calcext:value-type="float">
            <text:p>5683</text:p>
          </table:table-cell>
          <table:table-cell office:value-type="float" office:value="1.008253" calcext:value-type="float">
            <text:p>1.008253</text:p>
          </table:table-cell>
          <table:table-cell office:value-type="float" office:value="101.427735" calcext:value-type="float">
            <text:p>101.427735</text:p>
          </table:table-cell>
          <table:table-cell office:value-type="float" office:value="100.419482" calcext:value-type="float">
            <text:p>100.419482</text:p>
          </table:table-cell>
          <table:table-cell office:value-type="float" office:value="0.476283" calcext:value-type="float">
            <text:p>0.476283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5962736" calcext:value-type="float">
            <text:p>5962736</text:p>
          </table:table-cell>
          <table:table-cell office:value-type="float" office:value="6931" calcext:value-type="float">
            <text:p>6931</text:p>
          </table:table-cell>
          <table:table-cell office:value-type="float" office:value="5668" calcext:value-type="float">
            <text:p>5668</text:p>
          </table:table-cell>
          <table:table-cell office:value-type="float" office:value="1.043745" calcext:value-type="float">
            <text:p>1.043745</text:p>
          </table:table-cell>
          <table:table-cell office:value-type="float" office:value="101.644218" calcext:value-type="float">
            <text:p>101.644218</text:p>
          </table:table-cell>
          <table:table-cell office:value-type="float" office:value="100.600473" calcext:value-type="float">
            <text:p>100.600473</text:p>
          </table:table-cell>
          <table:table-cell office:value-type="float" office:value="0.474172" calcext:value-type="float">
            <text:p>0.474172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0" calcext:value-type="float">
            <text:p>960</text:p>
          </table:table-cell>
          <table:table-cell office:value-type="float" office:value="816" calcext:value-type="float">
            <text:p>8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023327" calcext:value-type="float">
            <text:p>1.023327</text:p>
          </table:table-cell>
          <table:table-cell office:value-type="float" office:value="101.300748" calcext:value-type="float">
            <text:p>101.300748</text:p>
          </table:table-cell>
          <table:table-cell office:value-type="float" office:value="100.27742" calcext:value-type="float">
            <text:p>100.27742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0" calcext:value-type="float">
            <text:p>96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011061" calcext:value-type="float">
            <text:p>1.011061</text:p>
          </table:table-cell>
          <table:table-cell office:value-type="float" office:value="87.506114" calcext:value-type="float">
            <text:p>87.506114</text:p>
          </table:table-cell>
          <table:table-cell office:value-type="float" office:value="86.495053" calcext:value-type="float">
            <text:p>86.495053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10" calcext:value-type="float">
            <text:p>5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27338" calcext:value-type="float">
            <text:p>1.027338</text:p>
          </table:table-cell>
          <table:table-cell office:value-type="float" office:value="101.309405" calcext:value-type="float">
            <text:p>101.309405</text:p>
          </table:table-cell>
          <table:table-cell office:value-type="float" office:value="100.282067" calcext:value-type="float">
            <text:p>100.282067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6023752" calcext:value-type="float">
            <text:p>6023752</text:p>
          </table:table-cell>
          <table:table-cell office:value-type="float" office:value="7030" calcext:value-type="float">
            <text:p>7030</text:p>
          </table:table-cell>
          <table:table-cell office:value-type="float" office:value="5726" calcext:value-type="float">
            <text:p>5726</text:p>
          </table:table-cell>
          <table:table-cell office:value-type="float" office:value="1.016395" calcext:value-type="float">
            <text:p>1.016395</text:p>
          </table:table-cell>
          <table:table-cell office:value-type="float" office:value="101.221168" calcext:value-type="float">
            <text:p>101.221168</text:p>
          </table:table-cell>
          <table:table-cell office:value-type="float" office:value="100.204774" calcext:value-type="float">
            <text:p>100.204774</text:p>
          </table:table-cell>
          <table:table-cell office:value-type="float" office:value="0.480915" calcext:value-type="float">
            <text:p>0.48091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5919604" calcext:value-type="float">
            <text:p>5919604</text:p>
          </table:table-cell>
          <table:table-cell office:value-type="float" office:value="7030" calcext:value-type="float">
            <text:p>7030</text:p>
          </table:table-cell>
          <table:table-cell office:value-type="float" office:value="5627" calcext:value-type="float">
            <text:p>5627</text:p>
          </table:table-cell>
          <table:table-cell office:value-type="float" office:value="1.065243" calcext:value-type="float">
            <text:p>1.065243</text:p>
          </table:table-cell>
          <table:table-cell office:value-type="float" office:value="101.283918" calcext:value-type="float">
            <text:p>101.283918</text:p>
          </table:table-cell>
          <table:table-cell office:value-type="float" office:value="100.218674" calcext:value-type="float">
            <text:p>100.218674</text:p>
          </table:table-cell>
          <table:table-cell office:value-type="float" office:value="0.472535" calcext:value-type="float">
            <text:p>0.47253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6" calcext:value-type="float">
            <text:p>816</text:p>
          </table:table-cell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027407" calcext:value-type="float">
            <text:p>1.027407</text:p>
          </table:table-cell>
          <table:table-cell office:value-type="float" office:value="94.519134" calcext:value-type="float">
            <text:p>94.519134</text:p>
          </table:table-cell>
          <table:table-cell office:value-type="float" office:value="93.491726" calcext:value-type="float">
            <text:p>93.491726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6" calcext:value-type="float">
            <text:p>816</text:p>
          </table:table-cell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018001" calcext:value-type="float">
            <text:p>1.018001</text:p>
          </table:table-cell>
          <table:table-cell office:value-type="float" office:value="94.531584" calcext:value-type="float">
            <text:p>94.531584</text:p>
          </table:table-cell>
          <table:table-cell office:value-type="float" office:value="93.513583" calcext:value-type="float">
            <text:p>93.51358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37732" calcext:value-type="float">
            <text:p>1.037732</text:p>
          </table:table-cell>
          <table:table-cell office:value-type="float" office:value="95.246804" calcext:value-type="float">
            <text:p>95.246804</text:p>
          </table:table-cell>
          <table:table-cell office:value-type="float" office:value="94.209072" calcext:value-type="float">
            <text:p>94.20907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6001660" calcext:value-type="float">
            <text:p>6001660</text:p>
          </table:table-cell>
          <table:table-cell office:value-type="float" office:value="7128" calcext:value-type="float">
            <text:p>7128</text:p>
          </table:table-cell>
          <table:table-cell office:value-type="float" office:value="5705" calcext:value-type="float">
            <text:p>5705</text:p>
          </table:table-cell>
          <table:table-cell office:value-type="float" office:value="1.010321" calcext:value-type="float">
            <text:p>1.010321</text:p>
          </table:table-cell>
          <table:table-cell office:value-type="float" office:value="101.15308" calcext:value-type="float">
            <text:p>101.15308</text:p>
          </table:table-cell>
          <table:table-cell office:value-type="float" office:value="100.142758" calcext:value-type="float">
            <text:p>100.142758</text:p>
          </table:table-cell>
          <table:table-cell office:value-type="float" office:value="0.479448" calcext:value-type="float">
            <text:p>0.479448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888044" calcext:value-type="float">
            <text:p>5888044</text:p>
          </table:table-cell>
          <table:table-cell office:value-type="float" office:value="7128" calcext:value-type="float">
            <text:p>7128</text:p>
          </table:table-cell>
          <table:table-cell office:value-type="float" office:value="5597" calcext:value-type="float">
            <text:p>5597</text:p>
          </table:table-cell>
          <table:table-cell office:value-type="float" office:value="1.044364" calcext:value-type="float">
            <text:p>1.044364</text:p>
          </table:table-cell>
          <table:table-cell office:value-type="float" office:value="101.173846" calcext:value-type="float">
            <text:p>101.173846</text:p>
          </table:table-cell>
          <table:table-cell office:value-type="float" office:value="100.129482" calcext:value-type="float">
            <text:p>100.129482</text:p>
          </table:table-cell>
          <table:table-cell office:value-type="float" office:value="0.470434" calcext:value-type="float">
            <text:p>0.470434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96" calcext:value-type="float">
            <text:p>1296</text:p>
          </table:table-cell>
          <table:table-cell office:value-type="float" office:value="960" calcext:value-type="float">
            <text:p>96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.022856" calcext:value-type="float">
            <text:p>1.022856</text:p>
          </table:table-cell>
          <table:table-cell office:value-type="float" office:value="86.964345" calcext:value-type="float">
            <text:p>86.964345</text:p>
          </table:table-cell>
          <table:table-cell office:value-type="float" office:value="85.941489" calcext:value-type="float">
            <text:p>85.941489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864" calcext:value-type="float">
            <text:p>86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.01281" calcext:value-type="float">
            <text:p>1.01281</text:p>
          </table:table-cell>
          <table:table-cell office:value-type="float" office:value="86.982258" calcext:value-type="float">
            <text:p>86.982258</text:p>
          </table:table-cell>
          <table:table-cell office:value-type="float" office:value="85.969448" calcext:value-type="float">
            <text:p>85.96944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10" calcext:value-type="float">
            <text:p>5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26707" calcext:value-type="float">
            <text:p>1.026707</text:p>
          </table:table-cell>
          <table:table-cell office:value-type="float" office:value="87.652975" calcext:value-type="float">
            <text:p>87.652975</text:p>
          </table:table-cell>
          <table:table-cell office:value-type="float" office:value="86.626269" calcext:value-type="float">
            <text:p>86.626269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5973256" calcext:value-type="float">
            <text:p>5973256</text:p>
          </table:table-cell>
          <table:table-cell office:value-type="float" office:value="7228" calcext:value-type="float">
            <text:p>7228</text:p>
          </table:table-cell>
          <table:table-cell office:value-type="float" office:value="5678" calcext:value-type="float">
            <text:p>5678</text:p>
          </table:table-cell>
          <table:table-cell office:value-type="float" office:value="1.016364" calcext:value-type="float">
            <text:p>1.016364</text:p>
          </table:table-cell>
          <table:table-cell office:value-type="float" office:value="101.401918" calcext:value-type="float">
            <text:p>101.401918</text:p>
          </table:table-cell>
          <table:table-cell office:value-type="float" office:value="100.385554" calcext:value-type="float">
            <text:p>100.385554</text:p>
          </table:table-cell>
          <table:table-cell office:value-type="float" office:value="0.476025" calcext:value-type="float">
            <text:p>0.476025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5884888" calcext:value-type="float">
            <text:p>5884888</text:p>
          </table:table-cell>
          <table:table-cell office:value-type="float" office:value="7228" calcext:value-type="float">
            <text:p>7228</text:p>
          </table:table-cell>
          <table:table-cell office:value-type="float" office:value="5594" calcext:value-type="float">
            <text:p>5594</text:p>
          </table:table-cell>
          <table:table-cell office:value-type="float" office:value="1.065853" calcext:value-type="float">
            <text:p>1.065853</text:p>
          </table:table-cell>
          <table:table-cell office:value-type="float" office:value="101.443814" calcext:value-type="float">
            <text:p>101.443814</text:p>
          </table:table-cell>
          <table:table-cell office:value-type="float" office:value="100.377962" calcext:value-type="float">
            <text:p>100.377962</text:p>
          </table:table-cell>
          <table:table-cell office:value-type="float" office:value="0.469018" calcext:value-type="float">
            <text:p>0.469018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96" calcext:value-type="float">
            <text:p>1296</text:p>
          </table:table-cell>
          <table:table-cell office:value-type="float" office:value="1104" calcext:value-type="float">
            <text:p>110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.026957" calcext:value-type="float">
            <text:p>1.026957</text:p>
          </table:table-cell>
          <table:table-cell office:value-type="float" office:value="101.436854" calcext:value-type="float">
            <text:p>101.436854</text:p>
          </table:table-cell>
          <table:table-cell office:value-type="float" office:value="100.409898" calcext:value-type="float">
            <text:p>100.409898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816" calcext:value-type="float">
            <text:p>8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.017871" calcext:value-type="float">
            <text:p>1.017871</text:p>
          </table:table-cell>
          <table:table-cell office:value-type="float" office:value="100.569041" calcext:value-type="float">
            <text:p>100.569041</text:p>
          </table:table-cell>
          <table:table-cell office:value-type="float" office:value="99.55117" calcext:value-type="float">
            <text:p>99.55117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38161" calcext:value-type="float">
            <text:p>1.038161</text:p>
          </table:table-cell>
          <table:table-cell office:value-type="float" office:value="101.18571" calcext:value-type="float">
            <text:p>101.18571</text:p>
          </table:table-cell>
          <table:table-cell office:value-type="float" office:value="100.147549" calcext:value-type="float">
            <text:p>100.147549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6052156" calcext:value-type="float">
            <text:p>6052156</text:p>
          </table:table-cell>
          <table:table-cell office:value-type="float" office:value="7326" calcext:value-type="float">
            <text:p>7326</text:p>
          </table:table-cell>
          <table:table-cell office:value-type="float" office:value="5753" calcext:value-type="float">
            <text:p>5753</text:p>
          </table:table-cell>
          <table:table-cell office:value-type="float" office:value="1.015126" calcext:value-type="float">
            <text:p>1.015126</text:p>
          </table:table-cell>
          <table:table-cell office:value-type="float" office:value="101.272171" calcext:value-type="float">
            <text:p>101.272171</text:p>
          </table:table-cell>
          <table:table-cell office:value-type="float" office:value="100.257045" calcext:value-type="float">
            <text:p>100.257045</text:p>
          </table:table-cell>
          <table:table-cell office:value-type="float" office:value="0.482931" calcext:value-type="float">
            <text:p>0.482931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5966944" calcext:value-type="float">
            <text:p>5966944</text:p>
          </table:table-cell>
          <table:table-cell office:value-type="float" office:value="7326" calcext:value-type="float">
            <text:p>7326</text:p>
          </table:table-cell>
          <table:table-cell office:value-type="float" office:value="5672" calcext:value-type="float">
            <text:p>5672</text:p>
          </table:table-cell>
          <table:table-cell office:value-type="float" office:value="1.290349" calcext:value-type="float">
            <text:p>1.290349</text:p>
          </table:table-cell>
          <table:table-cell office:value-type="float" office:value="101.144329" calcext:value-type="float">
            <text:p>101.144329</text:p>
          </table:table-cell>
          <table:table-cell office:value-type="float" office:value="99.85398" calcext:value-type="float">
            <text:p>99.85398</text:p>
          </table:table-cell>
          <table:table-cell office:value-type="float" office:value="0.478054" calcext:value-type="float">
            <text:p>0.47805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256026" calcext:value-type="float">
            <text:p>1.256026</text:p>
          </table:table-cell>
          <table:table-cell office:value-type="float" office:value="101.445994" calcext:value-type="float">
            <text:p>101.445994</text:p>
          </table:table-cell>
          <table:table-cell office:value-type="float" office:value="100.189968" calcext:value-type="float">
            <text:p>100.189968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1152" calcext:value-type="float">
            <text:p>115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.250843" calcext:value-type="float">
            <text:p>1.250843</text:p>
          </table:table-cell>
          <table:table-cell office:value-type="float" office:value="101.44305" calcext:value-type="float">
            <text:p>101.44305</text:p>
          </table:table-cell>
          <table:table-cell office:value-type="float" office:value="100.192207" calcext:value-type="float">
            <text:p>100.192207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90" calcext:value-type="float">
            <text:p>69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.268299" calcext:value-type="float">
            <text:p>1.268299</text:p>
          </table:table-cell>
          <table:table-cell office:value-type="float" office:value="100.917048" calcext:value-type="float">
            <text:p>100.917048</text:p>
          </table:table-cell>
          <table:table-cell office:value-type="float" office:value="99.648748" calcext:value-type="float">
            <text:p>99.648748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510056" calcext:value-type="float">
            <text:p>101.510056</text:p>
          </table:table-cell>
          <table:table-cell office:value-type="float" office:value="101.574713" calcext:value-type="float">
            <text:p>101.574713</text:p>
          </table:table-cell>
          <table:table-cell office:value-type="float" office:value="0.064657" calcext:value-type="float">
            <text:p>0.064657</text:p>
          </table:table-cell>
          <table:table-cell office:value-type="float" office:value="0.007424" calcext:value-type="float">
            <text:p>0.00742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6002712" calcext:value-type="float">
            <text:p>6002712</text:p>
          </table:table-cell>
          <table:table-cell office:value-type="float" office:value="7426" calcext:value-type="float">
            <text:p>7426</text:p>
          </table:table-cell>
          <table:table-cell office:value-type="float" office:value="5706" calcext:value-type="float">
            <text:p>5706</text:p>
          </table:table-cell>
          <table:table-cell office:value-type="float" office:value="1.010344" calcext:value-type="float">
            <text:p>1.010344</text:p>
          </table:table-cell>
          <table:table-cell office:value-type="float" office:value="101.398941" calcext:value-type="float">
            <text:p>101.398941</text:p>
          </table:table-cell>
          <table:table-cell office:value-type="float" office:value="100.388597" calcext:value-type="float">
            <text:p>100.388597</text:p>
          </table:table-cell>
          <table:table-cell office:value-type="float" office:value="0.478358" calcext:value-type="float">
            <text:p>0.478358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5873316" calcext:value-type="float">
            <text:p>5873316</text:p>
          </table:table-cell>
          <table:table-cell office:value-type="float" office:value="7426" calcext:value-type="float">
            <text:p>7426</text:p>
          </table:table-cell>
          <table:table-cell office:value-type="float" office:value="5583" calcext:value-type="float">
            <text:p>5583</text:p>
          </table:table-cell>
          <table:table-cell office:value-type="float" office:value="1.068564" calcext:value-type="float">
            <text:p>1.068564</text:p>
          </table:table-cell>
          <table:table-cell office:value-type="float" office:value="101.578889" calcext:value-type="float">
            <text:p>101.578889</text:p>
          </table:table-cell>
          <table:table-cell office:value-type="float" office:value="100.510325" calcext:value-type="float">
            <text:p>100.510325</text:p>
          </table:table-cell>
          <table:table-cell office:value-type="float" office:value="0.46748" calcext:value-type="float">
            <text:p>0.46748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912" calcext:value-type="float">
            <text:p>9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.021257" calcext:value-type="float">
            <text:p>1.021257</text:p>
          </table:table-cell>
          <table:table-cell office:value-type="float" office:value="90.294335" calcext:value-type="float">
            <text:p>90.294335</text:p>
          </table:table-cell>
          <table:table-cell office:value-type="float" office:value="89.273079" calcext:value-type="float">
            <text:p>89.273079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816" calcext:value-type="float">
            <text:p>8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.012051" calcext:value-type="float">
            <text:p>1.012051</text:p>
          </table:table-cell>
          <table:table-cell office:value-type="float" office:value="87.705253" calcext:value-type="float">
            <text:p>87.705253</text:p>
          </table:table-cell>
          <table:table-cell office:value-type="float" office:value="86.693202" calcext:value-type="float">
            <text:p>86.693202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3539" calcext:value-type="float">
            <text:p>1.03539</text:p>
          </table:table-cell>
          <table:table-cell office:value-type="float" office:value="88.848891" calcext:value-type="float">
            <text:p>88.848891</text:p>
          </table:table-cell>
          <table:table-cell office:value-type="float" office:value="87.813501" calcext:value-type="float">
            <text:p>87.81350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6185760" calcext:value-type="float">
            <text:p>6185760</text:p>
          </table:table-cell>
          <table:table-cell office:value-type="float" office:value="7524" calcext:value-type="float">
            <text:p>7524</text:p>
          </table:table-cell>
          <table:table-cell office:value-type="float" office:value="5880" calcext:value-type="float">
            <text:p>5880</text:p>
          </table:table-cell>
          <table:table-cell office:value-type="float" office:value="1.009301" calcext:value-type="float">
            <text:p>1.009301</text:p>
          </table:table-cell>
          <table:table-cell office:value-type="float" office:value="101.445408" calcext:value-type="float">
            <text:p>101.445408</text:p>
          </table:table-cell>
          <table:table-cell office:value-type="float" office:value="100.436107" calcext:value-type="float">
            <text:p>100.436107</text:p>
          </table:table-cell>
          <table:table-cell office:value-type="float" office:value="0.492712" calcext:value-type="float">
            <text:p>0.492712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5875420" calcext:value-type="float">
            <text:p>5875420</text:p>
          </table:table-cell>
          <table:table-cell office:value-type="float" office:value="7524" calcext:value-type="float">
            <text:p>7524</text:p>
          </table:table-cell>
          <table:table-cell office:value-type="float" office:value="5585" calcext:value-type="float">
            <text:p>5585</text:p>
          </table:table-cell>
          <table:table-cell office:value-type="float" office:value="1.057929" calcext:value-type="float">
            <text:p>1.057929</text:p>
          </table:table-cell>
          <table:table-cell office:value-type="float" office:value="101.812118" calcext:value-type="float">
            <text:p>101.812118</text:p>
          </table:table-cell>
          <table:table-cell office:value-type="float" office:value="100.754189" calcext:value-type="float">
            <text:p>100.754189</text:p>
          </table:table-cell>
          <table:table-cell office:value-type="float" office:value="0.466515" calcext:value-type="float">
            <text:p>0.466515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1056" calcext:value-type="float">
            <text:p>10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.023327" calcext:value-type="float">
            <text:p>1.023327</text:p>
          </table:table-cell>
          <table:table-cell office:value-type="float" office:value="101.886164" calcext:value-type="float">
            <text:p>101.886164</text:p>
          </table:table-cell>
          <table:table-cell office:value-type="float" office:value="100.862837" calcext:value-type="float">
            <text:p>100.862837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01207" calcext:value-type="float">
            <text:p>1.01207</text:p>
          </table:table-cell>
          <table:table-cell office:value-type="float" office:value="101.881641" calcext:value-type="float">
            <text:p>101.881641</text:p>
          </table:table-cell>
          <table:table-cell office:value-type="float" office:value="100.869571" calcext:value-type="float">
            <text:p>100.869571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70" calcext:value-type="float">
            <text:p>57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035681" calcext:value-type="float">
            <text:p>1.035681</text:p>
          </table:table-cell>
          <table:table-cell office:value-type="float" office:value="95.619907" calcext:value-type="float">
            <text:p>95.619907</text:p>
          </table:table-cell>
          <table:table-cell office:value-type="float" office:value="94.584226" calcext:value-type="float">
            <text:p>94.58422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906682" calcext:value-type="float">
            <text:p>101.906682</text:p>
          </table:table-cell>
          <table:table-cell office:value-type="float" office:value="102.072091" calcext:value-type="float">
            <text:p>102.072091</text:p>
          </table:table-cell>
          <table:table-cell office:value-type="float" office:value="0.165409" calcext:value-type="float">
            <text:p>0.165409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5905928" calcext:value-type="float">
            <text:p>5905928</text:p>
          </table:table-cell>
          <table:table-cell office:value-type="float" office:value="7623" calcext:value-type="float">
            <text:p>7623</text:p>
          </table:table-cell>
          <table:table-cell office:value-type="float" office:value="5614" calcext:value-type="float">
            <text:p>5614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1.260423" calcext:value-type="float">
            <text:p>101.260423</text:p>
          </table:table-cell>
          <table:table-cell office:value-type="float" office:value="100.253001" calcext:value-type="float">
            <text:p>100.253001</text:p>
          </table:table-cell>
          <table:table-cell office:value-type="float" office:value="0.471282" calcext:value-type="float">
            <text:p>0.471282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5896460" calcext:value-type="float">
            <text:p>5896460</text:p>
          </table:table-cell>
          <table:table-cell office:value-type="float" office:value="7623" calcext:value-type="float">
            <text:p>7623</text:p>
          </table:table-cell>
          <table:table-cell office:value-type="float" office:value="5605" calcext:value-type="float">
            <text:p>5605</text:p>
          </table:table-cell>
          <table:table-cell office:value-type="float" office:value="1.057591" calcext:value-type="float">
            <text:p>1.057591</text:p>
          </table:table-cell>
          <table:table-cell office:value-type="float" office:value="101.928619" calcext:value-type="float">
            <text:p>101.928619</text:p>
          </table:table-cell>
          <table:table-cell office:value-type="float" office:value="100.871027" calcext:value-type="float">
            <text:p>100.871027</text:p>
          </table:table-cell>
          <table:table-cell office:value-type="float" office:value="0.467643" calcext:value-type="float">
            <text:p>0.46764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960" calcext:value-type="float">
            <text:p>96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014054" calcext:value-type="float">
            <text:p>1.014054</text:p>
          </table:table-cell>
          <table:table-cell office:value-type="float" office:value="97.820928" calcext:value-type="float">
            <text:p>97.820928</text:p>
          </table:table-cell>
          <table:table-cell office:value-type="float" office:value="96.806874" calcext:value-type="float">
            <text:p>96.806874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576" calcext:value-type="float">
            <text:p>57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.010091" calcext:value-type="float">
            <text:p>1.010091</text:p>
          </table:table-cell>
          <table:table-cell office:value-type="float" office:value="97.834593" calcext:value-type="float">
            <text:p>97.834593</text:p>
          </table:table-cell>
          <table:table-cell office:value-type="float" office:value="96.824502" calcext:value-type="float">
            <text:p>96.82450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23287" calcext:value-type="float">
            <text:p>1.023287</text:p>
          </table:table-cell>
          <table:table-cell office:value-type="float" office:value="97.822262" calcext:value-type="float">
            <text:p>97.822262</text:p>
          </table:table-cell>
          <table:table-cell office:value-type="float" office:value="96.798974" calcext:value-type="float">
            <text:p>96.79897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6310948" calcext:value-type="float">
            <text:p>6310948</text:p>
          </table:table-cell>
          <table:table-cell office:value-type="float" office:value="7722" calcext:value-type="float">
            <text:p>7722</text:p>
          </table:table-cell>
          <table:table-cell office:value-type="float" office:value="5999" calcext:value-type="float">
            <text:p>5999</text:p>
          </table:table-cell>
          <table:table-cell office:value-type="float" office:value="1.009404" calcext:value-type="float">
            <text:p>1.009404</text:p>
          </table:table-cell>
          <table:table-cell office:value-type="float" office:value="101.184334" calcext:value-type="float">
            <text:p>101.184334</text:p>
          </table:table-cell>
          <table:table-cell office:value-type="float" office:value="100.17493" calcext:value-type="float">
            <text:p>100.17493</text:p>
          </table:table-cell>
          <table:table-cell office:value-type="float" office:value="0.503994" calcext:value-type="float">
            <text:p>0.503994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5762856" calcext:value-type="float">
            <text:p>5762856</text:p>
          </table:table-cell>
          <table:table-cell office:value-type="float" office:value="7722" calcext:value-type="float">
            <text:p>7722</text:p>
          </table:table-cell>
          <table:table-cell office:value-type="float" office:value="5478" calcext:value-type="float">
            <text:p>5478</text:p>
          </table:table-cell>
          <table:table-cell office:value-type="float" office:value="1.057161" calcext:value-type="float">
            <text:p>1.057161</text:p>
          </table:table-cell>
          <table:table-cell office:value-type="float" office:value="101.728596" calcext:value-type="float">
            <text:p>101.728596</text:p>
          </table:table-cell>
          <table:table-cell office:value-type="float" office:value="100.671434" calcext:value-type="float">
            <text:p>100.671434</text:p>
          </table:table-cell>
          <table:table-cell office:value-type="float" office:value="0.457954" calcext:value-type="float">
            <text:p>0.457954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020297" calcext:value-type="float">
            <text:p>1.020297</text:p>
          </table:table-cell>
          <table:table-cell office:value-type="float" office:value="97.334333" calcext:value-type="float">
            <text:p>97.334333</text:p>
          </table:table-cell>
          <table:table-cell office:value-type="float" office:value="96.314037" calcext:value-type="float">
            <text:p>96.314037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816" calcext:value-type="float">
            <text:p>8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.010911" calcext:value-type="float">
            <text:p>1.010911</text:p>
          </table:table-cell>
          <table:table-cell office:value-type="float" office:value="97.33576" calcext:value-type="float">
            <text:p>97.33576</text:p>
          </table:table-cell>
          <table:table-cell office:value-type="float" office:value="96.324849" calcext:value-type="float">
            <text:p>96.324849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23927" calcext:value-type="float">
            <text:p>1.023927</text:p>
          </table:table-cell>
          <table:table-cell office:value-type="float" office:value="97.342697" calcext:value-type="float">
            <text:p>97.342697</text:p>
          </table:table-cell>
          <table:table-cell office:value-type="float" office:value="96.318769" calcext:value-type="float">
            <text:p>96.318769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5934332" calcext:value-type="float">
            <text:p>5934332</text:p>
          </table:table-cell>
          <table:table-cell office:value-type="float" office:value="7821" calcext:value-type="float">
            <text:p>7821</text:p>
          </table:table-cell>
          <table:table-cell office:value-type="float" office:value="5641" calcext:value-type="float">
            <text:p>5641</text:p>
          </table:table-cell>
          <table:table-cell office:value-type="float" office:value="1.011456" calcext:value-type="float">
            <text:p>1.011456</text:p>
          </table:table-cell>
          <table:table-cell office:value-type="float" office:value="101.508871" calcext:value-type="float">
            <text:p>101.508871</text:p>
          </table:table-cell>
          <table:table-cell office:value-type="float" office:value="100.497415" calcext:value-type="float">
            <text:p>100.497415</text:p>
          </table:table-cell>
          <table:table-cell office:value-type="float" office:value="0.472397" calcext:value-type="float">
            <text:p>0.472397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5945904" calcext:value-type="float">
            <text:p>5945904</text:p>
          </table:table-cell>
          <table:table-cell office:value-type="float" office:value="7821" calcext:value-type="float">
            <text:p>7821</text:p>
          </table:table-cell>
          <table:table-cell office:value-type="float" office:value="5652" calcext:value-type="float">
            <text:p>5652</text:p>
          </table:table-cell>
          <table:table-cell office:value-type="float" office:value="1.060435" calcext:value-type="float">
            <text:p>1.060435</text:p>
          </table:table-cell>
          <table:table-cell office:value-type="float" office:value="102.088844" calcext:value-type="float">
            <text:p>102.088844</text:p>
          </table:table-cell>
          <table:table-cell office:value-type="float" office:value="101.028409" calcext:value-type="float">
            <text:p>101.028409</text:p>
          </table:table-cell>
          <table:table-cell office:value-type="float" office:value="0.47083" calcext:value-type="float">
            <text:p>0.47083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816" calcext:value-type="float">
            <text:p>81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.022349" calcext:value-type="float">
            <text:p>1.022349</text:p>
          </table:table-cell>
          <table:table-cell office:value-type="float" office:value="101.55818" calcext:value-type="float">
            <text:p>101.55818</text:p>
          </table:table-cell>
          <table:table-cell office:value-type="float" office:value="100.535832" calcext:value-type="float">
            <text:p>100.535832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864" calcext:value-type="float">
            <text:p>86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.013103" calcext:value-type="float">
            <text:p>1.013103</text:p>
          </table:table-cell>
          <table:table-cell office:value-type="float" office:value="101.595183" calcext:value-type="float">
            <text:p>101.595183</text:p>
          </table:table-cell>
          <table:table-cell office:value-type="float" office:value="100.58208" calcext:value-type="float">
            <text:p>100.5820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33142" calcext:value-type="float">
            <text:p>1.033142</text:p>
          </table:table-cell>
          <table:table-cell office:value-type="float" office:value="102.041902" calcext:value-type="float">
            <text:p>102.041902</text:p>
          </table:table-cell>
          <table:table-cell office:value-type="float" office:value="101.00876" calcext:value-type="float">
            <text:p>101.0087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6093184" calcext:value-type="float">
            <text:p>6093184</text:p>
          </table:table-cell>
          <table:table-cell office:value-type="float" office:value="7920" calcext:value-type="float">
            <text:p>7920</text:p>
          </table:table-cell>
          <table:table-cell office:value-type="float" office:value="5792" calcext:value-type="float">
            <text:p>5792</text:p>
          </table:table-cell>
          <table:table-cell office:value-type="float" office:value="1.016571" calcext:value-type="float">
            <text:p>1.016571</text:p>
          </table:table-cell>
          <table:table-cell office:value-type="float" office:value="101.723277" calcext:value-type="float">
            <text:p>101.723277</text:p>
          </table:table-cell>
          <table:table-cell office:value-type="float" office:value="100.706706" calcext:value-type="float">
            <text:p>100.706706</text:p>
          </table:table-cell>
          <table:table-cell office:value-type="float" office:value="0.484034" calcext:value-type="float">
            <text:p>0.484034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6000608" calcext:value-type="float">
            <text:p>6000608</text:p>
          </table:table-cell>
          <table:table-cell office:value-type="float" office:value="7920" calcext:value-type="float">
            <text:p>7920</text:p>
          </table:table-cell>
          <table:table-cell office:value-type="float" office:value="5704" calcext:value-type="float">
            <text:p>5704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102.281079" calcext:value-type="float">
            <text:p>102.281079</text:p>
          </table:table-cell>
          <table:table-cell office:value-type="float" office:value="100.994223" calcext:value-type="float">
            <text:p>100.994223</text:p>
          </table:table-cell>
          <table:table-cell office:value-type="float" office:value="0.475323" calcext:value-type="float">
            <text:p>0.475323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960" calcext:value-type="float">
            <text:p>96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.258677" calcext:value-type="float">
            <text:p>1.258677</text:p>
          </table:table-cell>
          <table:table-cell office:value-type="float" office:value="96.492079" calcext:value-type="float">
            <text:p>96.492079</text:p>
          </table:table-cell>
          <table:table-cell office:value-type="float" office:value="95.233403" calcext:value-type="float">
            <text:p>95.233403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816" calcext:value-type="float">
            <text:p>8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.245251" calcext:value-type="float">
            <text:p>1.245251</text:p>
          </table:table-cell>
          <table:table-cell office:value-type="float" office:value="96.493586" calcext:value-type="float">
            <text:p>96.493586</text:p>
          </table:table-cell>
          <table:table-cell office:value-type="float" office:value="95.248335" calcext:value-type="float">
            <text:p>95.248335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264827" calcext:value-type="float">
            <text:p>1.264827</text:p>
          </table:table-cell>
          <table:table-cell office:value-type="float" office:value="96.49496" calcext:value-type="float">
            <text:p>96.49496</text:p>
          </table:table-cell>
          <table:table-cell office:value-type="float" office:value="95.230133" calcext:value-type="float">
            <text:p>95.230133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5886992" calcext:value-type="float">
            <text:p>5886992</text:p>
          </table:table-cell>
          <table:table-cell office:value-type="float" office:value="8020" calcext:value-type="float">
            <text:p>8020</text:p>
          </table:table-cell>
          <table:table-cell office:value-type="float" office:value="5596" calcext:value-type="float">
            <text:p>5596</text:p>
          </table:table-cell>
          <table:table-cell office:value-type="float" office:value="1.017137" calcext:value-type="float">
            <text:p>1.017137</text:p>
          </table:table-cell>
          <table:table-cell office:value-type="float" office:value="101.713859" calcext:value-type="float">
            <text:p>101.713859</text:p>
          </table:table-cell>
          <table:table-cell office:value-type="float" office:value="100.696723" calcext:value-type="float">
            <text:p>100.696723</text:p>
          </table:table-cell>
          <table:table-cell office:value-type="float" office:value="0.467701" calcext:value-type="float">
            <text:p>0.46770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5915396" calcext:value-type="float">
            <text:p>5915396</text:p>
          </table:table-cell>
          <table:table-cell office:value-type="float" office:value="8020" calcext:value-type="float">
            <text:p>8020</text:p>
          </table:table-cell>
          <table:table-cell office:value-type="float" office:value="5623" calcext:value-type="float">
            <text:p>5623</text:p>
          </table:table-cell>
          <table:table-cell office:value-type="float" office:value="1.295307" calcext:value-type="float">
            <text:p>1.295307</text:p>
          </table:table-cell>
          <table:table-cell office:value-type="float" office:value="102.078445" calcext:value-type="float">
            <text:p>102.078445</text:p>
          </table:table-cell>
          <table:table-cell office:value-type="float" office:value="100.783139" calcext:value-type="float">
            <text:p>100.783139</text:p>
          </table:table-cell>
          <table:table-cell office:value-type="float" office:value="0.469554" calcext:value-type="float">
            <text:p>0.469554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864" calcext:value-type="float">
            <text:p>86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.254902" calcext:value-type="float">
            <text:p>1.254902</text:p>
          </table:table-cell>
          <table:table-cell office:value-type="float" office:value="97.509086" calcext:value-type="float">
            <text:p>97.509086</text:p>
          </table:table-cell>
          <table:table-cell office:value-type="float" office:value="96.254184" calcext:value-type="float">
            <text:p>96.254184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720" calcext:value-type="float">
            <text:p>72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.244076" calcext:value-type="float">
            <text:p>1.244076</text:p>
          </table:table-cell>
          <table:table-cell office:value-type="float" office:value="97.516235" calcext:value-type="float">
            <text:p>97.516235</text:p>
          </table:table-cell>
          <table:table-cell office:value-type="float" office:value="96.272159" calcext:value-type="float">
            <text:p>96.272159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267695" calcext:value-type="float">
            <text:p>1.267695</text:p>
          </table:table-cell>
          <table:table-cell office:value-type="float" office:value="98.398964" calcext:value-type="float">
            <text:p>98.398964</text:p>
          </table:table-cell>
          <table:table-cell office:value-type="float" office:value="97.131268" calcext:value-type="float">
            <text:p>97.13126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6680200" calcext:value-type="float">
            <text:p>6680200</text:p>
          </table:table-cell>
          <table:table-cell office:value-type="float" office:value="8118" calcext:value-type="float">
            <text:p>8118</text:p>
          </table:table-cell>
          <table:table-cell office:value-type="float" office:value="6350" calcext:value-type="float">
            <text:p>6350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00.31542" calcext:value-type="float">
            <text:p>100.31542</text:p>
          </table:table-cell>
          <table:table-cell office:value-type="float" office:value="99.300179" calcext:value-type="float">
            <text:p>99.300179</text:p>
          </table:table-cell>
          <table:table-cell office:value-type="float" office:value="0.538182" calcext:value-type="float">
            <text:p>0.538182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5310496" calcext:value-type="float">
            <text:p>5310496</text:p>
          </table:table-cell>
          <table:table-cell office:value-type="float" office:value="8118" calcext:value-type="float">
            <text:p>8118</text:p>
          </table:table-cell>
          <table:table-cell office:value-type="float" office:value="5048" calcext:value-type="float">
            <text:p>5048</text:p>
          </table:table-cell>
          <table:table-cell office:value-type="float" office:value="1.073105" calcext:value-type="float">
            <text:p>1.073105</text:p>
          </table:table-cell>
          <table:table-cell office:value-type="float" office:value="100.891007" calcext:value-type="float">
            <text:p>100.891007</text:p>
          </table:table-cell>
          <table:table-cell office:value-type="float" office:value="99.817903" calcext:value-type="float">
            <text:p>99.817903</text:p>
          </table:table-cell>
          <table:table-cell office:value-type="float" office:value="0.425615" calcext:value-type="float">
            <text:p>0.425615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.03534" calcext:value-type="float">
            <text:p>1.03534</text:p>
          </table:table-cell>
          <table:table-cell office:value-type="float" office:value="99.483176" calcext:value-type="float">
            <text:p>99.483176</text:p>
          </table:table-cell>
          <table:table-cell office:value-type="float" office:value="98.447836" calcext:value-type="float">
            <text:p>98.447836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72" calcext:value-type="float">
            <text:p>67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.023213" calcext:value-type="float">
            <text:p>1.023213</text:p>
          </table:table-cell>
          <table:table-cell office:value-type="float" office:value="99.485916" calcext:value-type="float">
            <text:p>99.485916</text:p>
          </table:table-cell>
          <table:table-cell office:value-type="float" office:value="98.462703" calcext:value-type="float">
            <text:p>98.462703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5373" calcext:value-type="float">
            <text:p>1.045373</text:p>
          </table:table-cell>
          <table:table-cell office:value-type="float" office:value="99.48451" calcext:value-type="float">
            <text:p>99.48451</text:p>
          </table:table-cell>
          <table:table-cell office:value-type="float" office:value="98.439136" calcext:value-type="float">
            <text:p>98.43913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6442448" calcext:value-type="float">
            <text:p>6442448</text:p>
          </table:table-cell>
          <table:table-cell office:value-type="float" office:value="8217" calcext:value-type="float">
            <text:p>8217</text:p>
          </table:table-cell>
          <table:table-cell office:value-type="float" office:value="6124" calcext:value-type="float">
            <text:p>6124</text:p>
          </table:table-cell>
          <table:table-cell office:value-type="float" office:value="1.015068" calcext:value-type="float">
            <text:p>1.015068</text:p>
          </table:table-cell>
          <table:table-cell office:value-type="float" office:value="101.630313" calcext:value-type="float">
            <text:p>101.630313</text:p>
          </table:table-cell>
          <table:table-cell office:value-type="float" office:value="100.615245" calcext:value-type="float">
            <text:p>100.615245</text:p>
          </table:table-cell>
          <table:table-cell office:value-type="float" office:value="0.512244" calcext:value-type="float">
            <text:p>0.512244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5748128" calcext:value-type="float">
            <text:p>5748128</text:p>
          </table:table-cell>
          <table:table-cell office:value-type="float" office:value="8217" calcext:value-type="float">
            <text:p>8217</text:p>
          </table:table-cell>
          <table:table-cell office:value-type="float" office:value="5464" calcext:value-type="float">
            <text:p>5464</text:p>
          </table:table-cell>
          <table:table-cell office:value-type="float" office:value="1.047457" calcext:value-type="float">
            <text:p>1.047457</text:p>
          </table:table-cell>
          <table:table-cell office:value-type="float" office:value="102.560793" calcext:value-type="float">
            <text:p>102.560793</text:p>
          </table:table-cell>
          <table:table-cell office:value-type="float" office:value="101.513337" calcext:value-type="float">
            <text:p>101.513337</text:p>
          </table:table-cell>
          <table:table-cell office:value-type="float" office:value="0.452995" calcext:value-type="float">
            <text:p>0.45299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672" calcext:value-type="float">
            <text:p>67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.009605" calcext:value-type="float">
            <text:p>1.009605</text:p>
          </table:table-cell>
          <table:table-cell office:value-type="float" office:value="101.709325" calcext:value-type="float">
            <text:p>101.709325</text:p>
          </table:table-cell>
          <table:table-cell office:value-type="float" office:value="100.699719" calcext:value-type="float">
            <text:p>100.699719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816" calcext:value-type="float">
            <text:p>81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.017465" calcext:value-type="float">
            <text:p>1.017465</text:p>
          </table:table-cell>
          <table:table-cell office:value-type="float" office:value="101.718617" calcext:value-type="float">
            <text:p>101.718617</text:p>
          </table:table-cell>
          <table:table-cell office:value-type="float" office:value="100.701152" calcext:value-type="float">
            <text:p>100.701152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20205" calcext:value-type="float">
            <text:p>1.020205</text:p>
          </table:table-cell>
          <table:table-cell office:value-type="float" office:value="102.408868" calcext:value-type="float">
            <text:p>102.408868</text:p>
          </table:table-cell>
          <table:table-cell office:value-type="float" office:value="101.388663" calcext:value-type="float">
            <text:p>101.388663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6449812" calcext:value-type="float">
            <text:p>6449812</text:p>
          </table:table-cell>
          <table:table-cell office:value-type="float" office:value="8316" calcext:value-type="float">
            <text:p>8316</text:p>
          </table:table-cell>
          <table:table-cell office:value-type="float" office:value="6131" calcext:value-type="float">
            <text:p>6131</text:p>
          </table:table-cell>
          <table:table-cell office:value-type="float" office:value="1.013681" calcext:value-type="float">
            <text:p>1.013681</text:p>
          </table:table-cell>
          <table:table-cell office:value-type="float" office:value="101.62281" calcext:value-type="float">
            <text:p>101.62281</text:p>
          </table:table-cell>
          <table:table-cell office:value-type="float" office:value="100.609129" calcext:value-type="float">
            <text:p>100.609129</text:p>
          </table:table-cell>
          <table:table-cell office:value-type="float" office:value="0.512861" calcext:value-type="float">
            <text:p>0.512861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5731296" calcext:value-type="float">
            <text:p>5731296</text:p>
          </table:table-cell>
          <table:table-cell office:value-type="float" office:value="8316" calcext:value-type="float">
            <text:p>8316</text:p>
          </table:table-cell>
          <table:table-cell office:value-type="float" office:value="5448" calcext:value-type="float">
            <text:p>5448</text:p>
          </table:table-cell>
          <table:table-cell office:value-type="float" office:value="1.056159" calcext:value-type="float">
            <text:p>1.056159</text:p>
          </table:table-cell>
          <table:table-cell office:value-type="float" office:value="101.929527" calcext:value-type="float">
            <text:p>101.929527</text:p>
          </table:table-cell>
          <table:table-cell office:value-type="float" office:value="100.873368" calcext:value-type="float">
            <text:p>100.873368</text:p>
          </table:table-cell>
          <table:table-cell office:value-type="float" office:value="0.454534" calcext:value-type="float">
            <text:p>0.454534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864" calcext:value-type="float">
            <text:p>86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.017865" calcext:value-type="float">
            <text:p>1.017865</text:p>
          </table:table-cell>
          <table:table-cell office:value-type="float" office:value="95.995777" calcext:value-type="float">
            <text:p>95.995777</text:p>
          </table:table-cell>
          <table:table-cell office:value-type="float" office:value="94.977912" calcext:value-type="float">
            <text:p>94.977912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16218" calcext:value-type="float">
            <text:p>1.016218</text:p>
          </table:table-cell>
          <table:table-cell office:value-type="float" office:value="95.998577" calcext:value-type="float">
            <text:p>95.998577</text:p>
          </table:table-cell>
          <table:table-cell office:value-type="float" office:value="94.982359" calcext:value-type="float">
            <text:p>94.982359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10" calcext:value-type="float">
            <text:p>5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34071" calcext:value-type="float">
            <text:p>1.034071</text:p>
          </table:table-cell>
          <table:table-cell office:value-type="float" office:value="95.997131" calcext:value-type="float">
            <text:p>95.997131</text:p>
          </table:table-cell>
          <table:table-cell office:value-type="float" office:value="94.96306" calcext:value-type="float">
            <text:p>94.96306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6368808" calcext:value-type="float">
            <text:p>6368808</text:p>
          </table:table-cell>
          <table:table-cell office:value-type="float" office:value="8415" calcext:value-type="float">
            <text:p>8415</text:p>
          </table:table-cell>
          <table:table-cell office:value-type="float" office:value="6054" calcext:value-type="float">
            <text:p>6054</text:p>
          </table:table-cell>
          <table:table-cell office:value-type="float" office:value="1.015325" calcext:value-type="float">
            <text:p>1.015325</text:p>
          </table:table-cell>
          <table:table-cell office:value-type="float" office:value="101.64803" calcext:value-type="float">
            <text:p>101.64803</text:p>
          </table:table-cell>
          <table:table-cell office:value-type="float" office:value="100.632706" calcext:value-type="float">
            <text:p>100.632706</text:p>
          </table:table-cell>
          <table:table-cell office:value-type="float" office:value="0.506301" calcext:value-type="float">
            <text:p>0.506301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5689216" calcext:value-type="float">
            <text:p>5689216</text:p>
          </table:table-cell>
          <table:table-cell office:value-type="float" office:value="8415" calcext:value-type="float">
            <text:p>8415</text:p>
          </table:table-cell>
          <table:table-cell office:value-type="float" office:value="5408" calcext:value-type="float">
            <text:p>5408</text:p>
          </table:table-cell>
          <table:table-cell office:value-type="float" office:value="1.069645" calcext:value-type="float">
            <text:p>1.069645</text:p>
          </table:table-cell>
          <table:table-cell office:value-type="float" office:value="102.05729" calcext:value-type="float">
            <text:p>102.05729</text:p>
          </table:table-cell>
          <table:table-cell office:value-type="float" office:value="100.987645" calcext:value-type="float">
            <text:p>100.987645</text:p>
          </table:table-cell>
          <table:table-cell office:value-type="float" office:value="0.450686" calcext:value-type="float">
            <text:p>0.45068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672" calcext:value-type="float">
            <text:p>67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.026397" calcext:value-type="float">
            <text:p>1.026397</text:p>
          </table:table-cell>
          <table:table-cell office:value-type="float" office:value="93.942637" calcext:value-type="float">
            <text:p>93.942637</text:p>
          </table:table-cell>
          <table:table-cell office:value-type="float" office:value="92.916239" calcext:value-type="float">
            <text:p>92.916239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528" calcext:value-type="float">
            <text:p>52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17011" calcext:value-type="float">
            <text:p>1.017011</text:p>
          </table:table-cell>
          <table:table-cell office:value-type="float" office:value="93.956462" calcext:value-type="float">
            <text:p>93.956462</text:p>
          </table:table-cell>
          <table:table-cell office:value-type="float" office:value="92.939451" calcext:value-type="float">
            <text:p>92.939451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36791" calcext:value-type="float">
            <text:p>1.036791</text:p>
          </table:table-cell>
          <table:table-cell office:value-type="float" office:value="93.943971" calcext:value-type="float">
            <text:p>93.943971</text:p>
          </table:table-cell>
          <table:table-cell office:value-type="float" office:value="92.90718" calcext:value-type="float">
            <text:p>92.9071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6540284" calcext:value-type="float">
            <text:p>6540284</text:p>
          </table:table-cell>
          <table:table-cell office:value-type="float" office:value="8514" calcext:value-type="float">
            <text:p>8514</text:p>
          </table:table-cell>
          <table:table-cell office:value-type="float" office:value="6217" calcext:value-type="float">
            <text:p>6217</text:p>
          </table:table-cell>
          <table:table-cell office:value-type="float" office:value="1.009362" calcext:value-type="float">
            <text:p>1.009362</text:p>
          </table:table-cell>
          <table:table-cell office:value-type="float" office:value="101.656327" calcext:value-type="float">
            <text:p>101.656327</text:p>
          </table:table-cell>
          <table:table-cell office:value-type="float" office:value="100.646965" calcext:value-type="float">
            <text:p>100.646965</text:p>
          </table:table-cell>
          <table:table-cell office:value-type="float" office:value="0.519859" calcext:value-type="float">
            <text:p>0.519859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5641876" calcext:value-type="float">
            <text:p>5641876</text:p>
          </table:table-cell>
          <table:table-cell office:value-type="float" office:value="8514" calcext:value-type="float">
            <text:p>8514</text:p>
          </table:table-cell>
          <table:table-cell office:value-type="float" office:value="5363" calcext:value-type="float">
            <text:p>5363</text:p>
          </table:table-cell>
          <table:table-cell office:value-type="float" office:value="1.067015" calcext:value-type="float">
            <text:p>1.067015</text:p>
          </table:table-cell>
          <table:table-cell office:value-type="float" office:value="102.036039" calcext:value-type="float">
            <text:p>102.036039</text:p>
          </table:table-cell>
          <table:table-cell office:value-type="float" office:value="100.969024" calcext:value-type="float">
            <text:p>100.969024</text:p>
          </table:table-cell>
          <table:table-cell office:value-type="float" office:value="0.447018" calcext:value-type="float">
            <text:p>0.447018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22127" calcext:value-type="float">
            <text:p>1.022127</text:p>
          </table:table-cell>
          <table:table-cell office:value-type="float" office:value="94.57747" calcext:value-type="float">
            <text:p>94.57747</text:p>
          </table:table-cell>
          <table:table-cell office:value-type="float" office:value="93.555343" calcext:value-type="float">
            <text:p>93.55534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816" calcext:value-type="float">
            <text:p>81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.012981" calcext:value-type="float">
            <text:p>1.012981</text:p>
          </table:table-cell>
          <table:table-cell office:value-type="float" office:value="94.585872" calcext:value-type="float">
            <text:p>94.585872</text:p>
          </table:table-cell>
          <table:table-cell office:value-type="float" office:value="93.572892" calcext:value-type="float">
            <text:p>93.57289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3444" calcext:value-type="float">
            <text:p>1.03444</text:p>
          </table:table-cell>
          <table:table-cell office:value-type="float" office:value="94.578984" calcext:value-type="float">
            <text:p>94.578984</text:p>
          </table:table-cell>
          <table:table-cell office:value-type="float" office:value="93.544544" calcext:value-type="float">
            <text:p>93.54454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6027960" calcext:value-type="float">
            <text:p>6027960</text:p>
          </table:table-cell>
          <table:table-cell office:value-type="float" office:value="8613" calcext:value-type="float">
            <text:p>8613</text:p>
          </table:table-cell>
          <table:table-cell office:value-type="float" office:value="5730" calcext:value-type="float">
            <text:p>5730</text:p>
          </table:table-cell>
          <table:table-cell office:value-type="float" office:value="1.012711" calcext:value-type="float">
            <text:p>1.012711</text:p>
          </table:table-cell>
          <table:table-cell office:value-type="float" office:value="101.397186" calcext:value-type="float">
            <text:p>101.397186</text:p>
          </table:table-cell>
          <table:table-cell office:value-type="float" office:value="100.384476" calcext:value-type="float">
            <text:p>100.384476</text:p>
          </table:table-cell>
          <table:table-cell office:value-type="float" office:value="0.48039" calcext:value-type="float">
            <text:p>0.48039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5649240" calcext:value-type="float">
            <text:p>5649240</text:p>
          </table:table-cell>
          <table:table-cell office:value-type="float" office:value="8613" calcext:value-type="float">
            <text:p>8613</text:p>
          </table:table-cell>
          <table:table-cell office:value-type="float" office:value="5370" calcext:value-type="float">
            <text:p>5370</text:p>
          </table:table-cell>
          <table:table-cell office:value-type="float" office:value="1.284741" calcext:value-type="float">
            <text:p>1.284741</text:p>
          </table:table-cell>
          <table:table-cell office:value-type="float" office:value="102.299638" calcext:value-type="float">
            <text:p>102.299638</text:p>
          </table:table-cell>
          <table:table-cell office:value-type="float" office:value="101.014898" calcext:value-type="float">
            <text:p>101.014898</text:p>
          </table:table-cell>
          <table:table-cell office:value-type="float" office:value="0.447399" calcext:value-type="float">
            <text:p>0.447399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0" calcext:value-type="float">
            <text:p>960</text:p>
          </table:table-cell>
          <table:table-cell office:value-type="float" office:value="576" calcext:value-type="float">
            <text:p>57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253219" calcext:value-type="float">
            <text:p>1.253219</text:p>
          </table:table-cell>
          <table:table-cell office:value-type="float" office:value="102.502451" calcext:value-type="float">
            <text:p>102.502451</text:p>
          </table:table-cell>
          <table:table-cell office:value-type="float" office:value="101.249232" calcext:value-type="float">
            <text:p>101.24923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08" calcext:value-type="float">
            <text:p>1008</text:p>
          </table:table-cell>
          <table:table-cell office:value-type="float" office:value="432" calcext:value-type="float">
            <text:p>43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.242073" calcext:value-type="float">
            <text:p>1.242073</text:p>
          </table:table-cell>
          <table:table-cell office:value-type="float" office:value="102.537103" calcext:value-type="float">
            <text:p>102.537103</text:p>
          </table:table-cell>
          <table:table-cell office:value-type="float" office:value="101.295031" calcext:value-type="float">
            <text:p>101.29503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262472" calcext:value-type="float">
            <text:p>1.262472</text:p>
          </table:table-cell>
          <table:table-cell office:value-type="float" office:value="102.294056" calcext:value-type="float">
            <text:p>102.294056</text:p>
          </table:table-cell>
          <table:table-cell office:value-type="float" office:value="101.031584" calcext:value-type="float">
            <text:p>101.031584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538437" calcext:value-type="float">
            <text:p>102.538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6115276" calcext:value-type="float">
            <text:p>6115276</text:p>
          </table:table-cell>
          <table:table-cell office:value-type="float" office:value="8713" calcext:value-type="float">
            <text:p>8713</text:p>
          </table:table-cell>
          <table:table-cell office:value-type="float" office:value="5813" calcext:value-type="float">
            <text:p>5813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1.726488" calcext:value-type="float">
            <text:p>101.726488</text:p>
          </table:table-cell>
          <table:table-cell office:value-type="float" office:value="100.718126" calcext:value-type="float">
            <text:p>100.718126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5912240" calcext:value-type="float">
            <text:p>5912240</text:p>
          </table:table-cell>
          <table:table-cell office:value-type="float" office:value="8713" calcext:value-type="float">
            <text:p>8713</text:p>
          </table:table-cell>
          <table:table-cell office:value-type="float" office:value="5620" calcext:value-type="float">
            <text:p>5620</text:p>
          </table:table-cell>
          <table:table-cell office:value-type="float" office:value="1.058753" calcext:value-type="float">
            <text:p>1.058753</text:p>
          </table:table-cell>
          <table:table-cell office:value-type="float" office:value="102.173583" calcext:value-type="float">
            <text:p>102.173583</text:p>
          </table:table-cell>
          <table:table-cell office:value-type="float" office:value="101.11483" calcext:value-type="float">
            <text:p>101.11483</text:p>
          </table:table-cell>
          <table:table-cell office:value-type="float" office:value="0.467764" calcext:value-type="float">
            <text:p>0.467764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21588" calcext:value-type="float">
            <text:p>1.021588</text:p>
          </table:table-cell>
          <table:table-cell office:value-type="float" office:value="97.431924" calcext:value-type="float">
            <text:p>97.431924</text:p>
          </table:table-cell>
          <table:table-cell office:value-type="float" office:value="96.410336" calcext:value-type="float">
            <text:p>96.410336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432" calcext:value-type="float">
            <text:p>43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.012142" calcext:value-type="float">
            <text:p>1.012142</text:p>
          </table:table-cell>
          <table:table-cell office:value-type="float" office:value="87.898591" calcext:value-type="float">
            <text:p>87.898591</text:p>
          </table:table-cell>
          <table:table-cell office:value-type="float" office:value="86.886449" calcext:value-type="float">
            <text:p>86.886449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31121" calcext:value-type="float">
            <text:p>1.031121</text:p>
          </table:table-cell>
          <table:table-cell office:value-type="float" office:value="97.433258" calcext:value-type="float">
            <text:p>97.433258</text:p>
          </table:table-cell>
          <table:table-cell office:value-type="float" office:value="96.402137" calcext:value-type="float">
            <text:p>96.4021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7072596" calcext:value-type="float">
            <text:p>7072596</text:p>
          </table:table-cell>
          <table:table-cell office:value-type="float" office:value="8812" calcext:value-type="float">
            <text:p>8812</text:p>
          </table:table-cell>
          <table:table-cell office:value-type="float" office:value="6723" calcext:value-type="float">
            <text:p>6723</text:p>
          </table:table-cell>
          <table:table-cell office:value-type="float" office:value="1.014731" calcext:value-type="float">
            <text:p>1.014731</text:p>
          </table:table-cell>
          <table:table-cell office:value-type="float" office:value="101.691909" calcext:value-type="float">
            <text:p>101.691909</text:p>
          </table:table-cell>
          <table:table-cell office:value-type="float" office:value="100.677178" calcext:value-type="float">
            <text:p>100.677178</text:p>
          </table:table-cell>
          <table:table-cell office:value-type="float" office:value="0.562002" calcext:value-type="float">
            <text:p>0.562002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5403072" calcext:value-type="float">
            <text:p>5403072</text:p>
          </table:table-cell>
          <table:table-cell office:value-type="float" office:value="8812" calcext:value-type="float">
            <text:p>8812</text:p>
          </table:table-cell>
          <table:table-cell office:value-type="float" office:value="5136" calcext:value-type="float">
            <text:p>5136</text:p>
          </table:table-cell>
          <table:table-cell office:value-type="float" office:value="1.294827" calcext:value-type="float">
            <text:p>1.294827</text:p>
          </table:table-cell>
          <table:table-cell office:value-type="float" office:value="102.633965" calcext:value-type="float">
            <text:p>102.633965</text:p>
          </table:table-cell>
          <table:table-cell office:value-type="float" office:value="101.339139" calcext:value-type="float">
            <text:p>101.339139</text:p>
          </table:table-cell>
          <table:table-cell office:value-type="float" office:value="0.426534" calcext:value-type="float">
            <text:p>0.426534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257482" calcext:value-type="float">
            <text:p>1.257482</text:p>
          </table:table-cell>
          <table:table-cell office:value-type="float" office:value="102.798196" calcext:value-type="float">
            <text:p>102.798196</text:p>
          </table:table-cell>
          <table:table-cell office:value-type="float" office:value="101.540714" calcext:value-type="float">
            <text:p>101.54071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864" calcext:value-type="float">
            <text:p>86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.248076" calcext:value-type="float">
            <text:p>1.248076</text:p>
          </table:table-cell>
          <table:table-cell office:value-type="float" office:value="102.875038" calcext:value-type="float">
            <text:p>102.875038</text:p>
          </table:table-cell>
          <table:table-cell office:value-type="float" office:value="101.626962" calcext:value-type="float">
            <text:p>101.626962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267275" calcext:value-type="float">
            <text:p>1.267275</text:p>
          </table:table-cell>
          <table:table-cell office:value-type="float" office:value="95.023468" calcext:value-type="float">
            <text:p>95.023468</text:p>
          </table:table-cell>
          <table:table-cell office:value-type="float" office:value="93.756192" calcext:value-type="float">
            <text:p>93.75619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876372" calcext:value-type="float">
            <text:p>102.876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6865352" calcext:value-type="float">
            <text:p>6865352</text:p>
          </table:table-cell>
          <table:table-cell office:value-type="float" office:value="8911" calcext:value-type="float">
            <text:p>8911</text:p>
          </table:table-cell>
          <table:table-cell office:value-type="float" office:value="6526" calcext:value-type="float">
            <text:p>6526</text:p>
          </table:table-cell>
          <table:table-cell office:value-type="float" office:value="1.010225" calcext:value-type="float">
            <text:p>1.010225</text:p>
          </table:table-cell>
          <table:table-cell office:value-type="float" office:value="101.733609" calcext:value-type="float">
            <text:p>101.733609</text:p>
          </table:table-cell>
          <table:table-cell office:value-type="float" office:value="100.723385" calcext:value-type="float">
            <text:p>100.723385</text:p>
          </table:table-cell>
          <table:table-cell office:value-type="float" office:value="0.545284" calcext:value-type="float">
            <text:p>0.545284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5599796" calcext:value-type="float">
            <text:p>5599796</text:p>
          </table:table-cell>
          <table:table-cell office:value-type="float" office:value="8911" calcext:value-type="float">
            <text:p>8911</text:p>
          </table:table-cell>
          <table:table-cell office:value-type="float" office:value="5323" calcext:value-type="float">
            <text:p>5323</text:p>
          </table:table-cell>
          <table:table-cell office:value-type="float" office:value="1.047578" calcext:value-type="float">
            <text:p>1.047578</text:p>
          </table:table-cell>
          <table:table-cell office:value-type="float" office:value="101.940205" calcext:value-type="float">
            <text:p>101.940205</text:p>
          </table:table-cell>
          <table:table-cell office:value-type="float" office:value="100.892627" calcext:value-type="float">
            <text:p>100.892627</text:p>
          </table:table-cell>
          <table:table-cell office:value-type="float" office:value="0.44402" calcext:value-type="float">
            <text:p>0.44402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.020877" calcext:value-type="float">
            <text:p>1.020877</text:p>
          </table:table-cell>
          <table:table-cell office:value-type="float" office:value="98.535915" calcext:value-type="float">
            <text:p>98.535915</text:p>
          </table:table-cell>
          <table:table-cell office:value-type="float" office:value="97.515038" calcext:value-type="float">
            <text:p>97.515038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11631" calcext:value-type="float">
            <text:p>1.011631</text:p>
          </table:table-cell>
          <table:table-cell office:value-type="float" office:value="92.799563" calcext:value-type="float">
            <text:p>92.799563</text:p>
          </table:table-cell>
          <table:table-cell office:value-type="float" office:value="91.787932" calcext:value-type="float">
            <text:p>91.78793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31051" calcext:value-type="float">
            <text:p>1.031051</text:p>
          </table:table-cell>
          <table:table-cell office:value-type="float" office:value="98.537249" calcext:value-type="float">
            <text:p>98.537249</text:p>
          </table:table-cell>
          <table:table-cell office:value-type="float" office:value="97.506198" calcext:value-type="float">
            <text:p>97.50619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6624444" calcext:value-type="float">
            <text:p>6624444</text:p>
          </table:table-cell>
          <table:table-cell office:value-type="float" office:value="9009" calcext:value-type="float">
            <text:p>9009</text:p>
          </table:table-cell>
          <table:table-cell office:value-type="float" office:value="6297" calcext:value-type="float">
            <text:p>6297</text:p>
          </table:table-cell>
          <table:table-cell office:value-type="float" office:value="1.014828" calcext:value-type="float">
            <text:p>1.014828</text:p>
          </table:table-cell>
          <table:table-cell office:value-type="float" office:value="101.241956" calcext:value-type="float">
            <text:p>101.241956</text:p>
          </table:table-cell>
          <table:table-cell office:value-type="float" office:value="100.227128" calcext:value-type="float">
            <text:p>100.227128</text:p>
          </table:table-cell>
          <table:table-cell office:value-type="float" office:value="0.528755" calcext:value-type="float">
            <text:p>0.52875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5780740" calcext:value-type="float">
            <text:p>5780740</text:p>
          </table:table-cell>
          <table:table-cell office:value-type="float" office:value="9009" calcext:value-type="float">
            <text:p>9009</text:p>
          </table:table-cell>
          <table:table-cell office:value-type="float" office:value="5495" calcext:value-type="float">
            <text:p>5495</text:p>
          </table:table-cell>
          <table:table-cell office:value-type="float" office:value="1.048117" calcext:value-type="float">
            <text:p>1.048117</text:p>
          </table:table-cell>
          <table:table-cell office:value-type="float" office:value="102.060657" calcext:value-type="float">
            <text:p>102.060657</text:p>
          </table:table-cell>
          <table:table-cell office:value-type="float" office:value="101.01254" calcext:value-type="float">
            <text:p>101.01254</text:p>
          </table:table-cell>
          <table:table-cell office:value-type="float" office:value="0.457824" calcext:value-type="float">
            <text:p>0.457824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816" calcext:value-type="float">
            <text:p>8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.008595" calcext:value-type="float">
            <text:p>1.008595</text:p>
          </table:table-cell>
          <table:table-cell office:value-type="float" office:value="101.304122" calcext:value-type="float">
            <text:p>101.304122</text:p>
          </table:table-cell>
          <table:table-cell office:value-type="float" office:value="100.295526" calcext:value-type="float">
            <text:p>100.29552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17721" calcext:value-type="float">
            <text:p>1.017721</text:p>
          </table:table-cell>
          <table:table-cell office:value-type="float" office:value="101.322035" calcext:value-type="float">
            <text:p>101.322035</text:p>
          </table:table-cell>
          <table:table-cell office:value-type="float" office:value="100.304314" calcext:value-type="float">
            <text:p>100.30431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10" calcext:value-type="float">
            <text:p>5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19115" calcext:value-type="float">
            <text:p>1.019115</text:p>
          </table:table-cell>
          <table:table-cell office:value-type="float" office:value="102.063202" calcext:value-type="float">
            <text:p>102.063202</text:p>
          </table:table-cell>
          <table:table-cell office:value-type="float" office:value="101.044087" calcext:value-type="float">
            <text:p>101.04408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6530816" calcext:value-type="float">
            <text:p>6530816</text:p>
          </table:table-cell>
          <table:table-cell office:value-type="float" office:value="9109" calcext:value-type="float">
            <text:p>9109</text:p>
          </table:table-cell>
          <table:table-cell office:value-type="float" office:value="6208" calcext:value-type="float">
            <text:p>6208</text:p>
          </table:table-cell>
          <table:table-cell office:value-type="float" office:value="1.020547" calcext:value-type="float">
            <text:p>1.020547</text:p>
          </table:table-cell>
          <table:table-cell office:value-type="float" office:value="100.916625" calcext:value-type="float">
            <text:p>100.916625</text:p>
          </table:table-cell>
          <table:table-cell office:value-type="float" office:value="99.896078" calcext:value-type="float">
            <text:p>99.896078</text:p>
          </table:table-cell>
          <table:table-cell office:value-type="float" office:value="0.523009" calcext:value-type="float">
            <text:p>0.523009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5558768" calcext:value-type="float">
            <text:p>5558768</text:p>
          </table:table-cell>
          <table:table-cell office:value-type="float" office:value="9109" calcext:value-type="float">
            <text:p>9109</text:p>
          </table:table-cell>
          <table:table-cell office:value-type="float" office:value="5284" calcext:value-type="float">
            <text:p>5284</text:p>
          </table:table-cell>
          <table:table-cell office:value-type="float" office:value="1.044042" calcext:value-type="float">
            <text:p>1.044042</text:p>
          </table:table-cell>
          <table:table-cell office:value-type="float" office:value="102.765813" calcext:value-type="float">
            <text:p>102.765813</text:p>
          </table:table-cell>
          <table:table-cell office:value-type="float" office:value="101.721771" calcext:value-type="float">
            <text:p>101.721771</text:p>
          </table:table-cell>
          <table:table-cell office:value-type="float" office:value="0.437174" calcext:value-type="float">
            <text:p>0.437174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09258" calcext:value-type="float">
            <text:p>1.009258</text:p>
          </table:table-cell>
          <table:table-cell office:value-type="float" office:value="101.921192" calcext:value-type="float">
            <text:p>101.921192</text:p>
          </table:table-cell>
          <table:table-cell office:value-type="float" office:value="100.911934" calcext:value-type="float">
            <text:p>100.91193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768" calcext:value-type="float">
            <text:p>76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.027535" calcext:value-type="float">
            <text:p>1.027535</text:p>
          </table:table-cell>
          <table:table-cell office:value-type="float" office:value="101.922779" calcext:value-type="float">
            <text:p>101.922779</text:p>
          </table:table-cell>
          <table:table-cell office:value-type="float" office:value="100.895244" calcext:value-type="float">
            <text:p>100.895244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15025" calcext:value-type="float">
            <text:p>1.015025</text:p>
          </table:table-cell>
          <table:table-cell office:value-type="float" office:value="101.924133" calcext:value-type="float">
            <text:p>101.924133</text:p>
          </table:table-cell>
          <table:table-cell office:value-type="float" office:value="100.909108" calcext:value-type="float">
            <text:p>100.90910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6613924" calcext:value-type="float">
            <text:p>6613924</text:p>
          </table:table-cell>
          <table:table-cell office:value-type="float" office:value="9208" calcext:value-type="float">
            <text:p>9208</text:p>
          </table:table-cell>
          <table:table-cell office:value-type="float" office:value="6287" calcext:value-type="float">
            <text:p>6287</text:p>
          </table:table-cell>
          <table:table-cell office:value-type="float" office:value="1.016365" calcext:value-type="float">
            <text:p>1.016365</text:p>
          </table:table-cell>
          <table:table-cell office:value-type="float" office:value="101.77517" calcext:value-type="float">
            <text:p>101.77517</text:p>
          </table:table-cell>
          <table:table-cell office:value-type="float" office:value="100.758806" calcext:value-type="float">
            <text:p>100.758806</text:p>
          </table:table-cell>
          <table:table-cell office:value-type="float" office:value="0.525129" calcext:value-type="float">
            <text:p>0.525129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5663968" calcext:value-type="float">
            <text:p>5663968</text:p>
          </table:table-cell>
          <table:table-cell office:value-type="float" office:value="9208" calcext:value-type="float">
            <text:p>9208</text:p>
          </table:table-cell>
          <table:table-cell office:value-type="float" office:value="5384" calcext:value-type="float">
            <text:p>5384</text:p>
          </table:table-cell>
          <table:table-cell office:value-type="float" office:value="1.074786" calcext:value-type="float">
            <text:p>1.074786</text:p>
          </table:table-cell>
          <table:table-cell office:value-type="float" office:value="102.203887" calcext:value-type="float">
            <text:p>102.203887</text:p>
          </table:table-cell>
          <table:table-cell office:value-type="float" office:value="101.129101" calcext:value-type="float">
            <text:p>101.129101</text:p>
          </table:table-cell>
          <table:table-cell office:value-type="float" office:value="0.448058" calcext:value-type="float">
            <text:p>0.448058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27357" calcext:value-type="float">
            <text:p>1.027357</text:p>
          </table:table-cell>
          <table:table-cell office:value-type="float" office:value="96.737426" calcext:value-type="float">
            <text:p>96.737426</text:p>
          </table:table-cell>
          <table:table-cell office:value-type="float" office:value="95.710069" calcext:value-type="float">
            <text:p>95.710069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017911" calcext:value-type="float">
            <text:p>1.017911</text:p>
          </table:table-cell>
          <table:table-cell office:value-type="float" office:value="96.740246" calcext:value-type="float">
            <text:p>96.740246</text:p>
          </table:table-cell>
          <table:table-cell office:value-type="float" office:value="95.722335" calcext:value-type="float">
            <text:p>95.72233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36491" calcext:value-type="float">
            <text:p>1.036491</text:p>
          </table:table-cell>
          <table:table-cell office:value-type="float" office:value="96.73876" calcext:value-type="float">
            <text:p>96.73876</text:p>
          </table:table-cell>
          <table:table-cell office:value-type="float" office:value="95.702269" calcext:value-type="float">
            <text:p>95.702269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6435084" calcext:value-type="float">
            <text:p>6435084</text:p>
          </table:table-cell>
          <table:table-cell office:value-type="float" office:value="9306" calcext:value-type="float">
            <text:p>9306</text:p>
          </table:table-cell>
          <table:table-cell office:value-type="float" office:value="6117" calcext:value-type="float">
            <text:p>6117</text:p>
          </table:table-cell>
          <table:table-cell office:value-type="float" office:value="1.016284" calcext:value-type="float">
            <text:p>1.016284</text:p>
          </table:table-cell>
          <table:table-cell office:value-type="float" office:value="100.278632" calcext:value-type="float">
            <text:p>100.278632</text:p>
          </table:table-cell>
          <table:table-cell office:value-type="float" office:value="99.262348" calcext:value-type="float">
            <text:p>99.262348</text:p>
          </table:table-cell>
          <table:table-cell office:value-type="float" office:value="0.518632" calcext:value-type="float">
            <text:p>0.518632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5767064" calcext:value-type="float">
            <text:p>5767064</text:p>
          </table:table-cell>
          <table:table-cell office:value-type="float" office:value="9306" calcext:value-type="float">
            <text:p>9306</text:p>
          </table:table-cell>
          <table:table-cell office:value-type="float" office:value="5482" calcext:value-type="float">
            <text:p>5482</text:p>
          </table:table-cell>
          <table:table-cell office:value-type="float" office:value="1.070573" calcext:value-type="float">
            <text:p>1.070573</text:p>
          </table:table-cell>
          <table:table-cell office:value-type="float" office:value="100.954813" calcext:value-type="float">
            <text:p>100.954813</text:p>
          </table:table-cell>
          <table:table-cell office:value-type="float" office:value="99.88424" calcext:value-type="float">
            <text:p>99.88424</text:p>
          </table:table-cell>
          <table:table-cell office:value-type="float" office:value="0.4619" calcext:value-type="float">
            <text:p>0.4619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028467" calcext:value-type="float">
            <text:p>1.028467</text:p>
          </table:table-cell>
          <table:table-cell office:value-type="float" office:value="99.571498" calcext:value-type="float">
            <text:p>99.571498</text:p>
          </table:table-cell>
          <table:table-cell office:value-type="float" office:value="98.543031" calcext:value-type="float">
            <text:p>98.543031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17931" calcext:value-type="float">
            <text:p>1.017931</text:p>
          </table:table-cell>
          <table:table-cell office:value-type="float" office:value="99.573045" calcext:value-type="float">
            <text:p>99.573045</text:p>
          </table:table-cell>
          <table:table-cell office:value-type="float" office:value="98.555114" calcext:value-type="float">
            <text:p>98.555114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376" calcext:value-type="float">
            <text:p>1.0376</text:p>
          </table:table-cell>
          <table:table-cell office:value-type="float" office:value="99.574439" calcext:value-type="float">
            <text:p>99.574439</text:p>
          </table:table-cell>
          <table:table-cell office:value-type="float" office:value="98.536839" calcext:value-type="float">
            <text:p>98.536839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6428772" calcext:value-type="float">
            <text:p>6428772</text:p>
          </table:table-cell>
          <table:table-cell office:value-type="float" office:value="9405" calcext:value-type="float">
            <text:p>9405</text:p>
          </table:table-cell>
          <table:table-cell office:value-type="float" office:value="6111" calcext:value-type="float">
            <text:p>6111</text:p>
          </table:table-cell>
          <table:table-cell office:value-type="float" office:value="1.011293" calcext:value-type="float">
            <text:p>1.011293</text:p>
          </table:table-cell>
          <table:table-cell office:value-type="float" office:value="101.503803" calcext:value-type="float">
            <text:p>101.503803</text:p>
          </table:table-cell>
          <table:table-cell office:value-type="float" office:value="100.492511" calcext:value-type="float">
            <text:p>100.492511</text:p>
          </table:table-cell>
          <table:table-cell office:value-type="float" office:value="0.511781" calcext:value-type="float">
            <text:p>0.511781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5736556" calcext:value-type="float">
            <text:p>5736556</text:p>
          </table:table-cell>
          <table:table-cell office:value-type="float" office:value="9405" calcext:value-type="float">
            <text:p>9405</text:p>
          </table:table-cell>
          <table:table-cell office:value-type="float" office:value="5453" calcext:value-type="float">
            <text:p>5453</text:p>
          </table:table-cell>
          <table:table-cell office:value-type="float" office:value="1.074887" calcext:value-type="float">
            <text:p>1.074887</text:p>
          </table:table-cell>
          <table:table-cell office:value-type="float" office:value="102.343833" calcext:value-type="float">
            <text:p>102.343833</text:p>
          </table:table-cell>
          <table:table-cell office:value-type="float" office:value="101.268945" calcext:value-type="float">
            <text:p>101.268945</text:p>
          </table:table-cell>
          <table:table-cell office:value-type="float" office:value="0.453174" calcext:value-type="float">
            <text:p>0.453174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2881" calcext:value-type="float">
            <text:p>1.02881</text:p>
          </table:table-cell>
          <table:table-cell office:value-type="float" office:value="101.581205" calcext:value-type="float">
            <text:p>101.581205</text:p>
          </table:table-cell>
          <table:table-cell office:value-type="float" office:value="100.552395" calcext:value-type="float">
            <text:p>100.55239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528" calcext:value-type="float">
            <text:p>52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19364" calcext:value-type="float">
            <text:p>1.019364</text:p>
          </table:table-cell>
          <table:table-cell office:value-type="float" office:value="101.592547" calcext:value-type="float">
            <text:p>101.592547</text:p>
          </table:table-cell>
          <table:table-cell office:value-type="float" office:value="100.573183" calcext:value-type="float">
            <text:p>100.573183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40683" calcext:value-type="float">
            <text:p>1.040683</text:p>
          </table:table-cell>
          <table:table-cell office:value-type="float" office:value="102.345347" calcext:value-type="float">
            <text:p>102.345347</text:p>
          </table:table-cell>
          <table:table-cell office:value-type="float" office:value="101.304663" calcext:value-type="float">
            <text:p>101.304663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6581312" calcext:value-type="float">
            <text:p>6581312</text:p>
          </table:table-cell>
          <table:table-cell office:value-type="float" office:value="9504" calcext:value-type="float">
            <text:p>9504</text:p>
          </table:table-cell>
          <table:table-cell office:value-type="float" office:value="6256" calcext:value-type="float">
            <text:p>6256</text:p>
          </table:table-cell>
          <table:table-cell office:value-type="float" office:value="1.008401" calcext:value-type="float">
            <text:p>1.008401</text:p>
          </table:table-cell>
          <table:table-cell office:value-type="float" office:value="101.651453" calcext:value-type="float">
            <text:p>101.651453</text:p>
          </table:table-cell>
          <table:table-cell office:value-type="float" office:value="100.643052" calcext:value-type="float">
            <text:p>100.643052</text:p>
          </table:table-cell>
          <table:table-cell office:value-type="float" office:value="0.523141" calcext:value-type="float">
            <text:p>0.523141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5535624" calcext:value-type="float">
            <text:p>5535624</text:p>
          </table:table-cell>
          <table:table-cell office:value-type="float" office:value="9504" calcext:value-type="float">
            <text:p>9504</text:p>
          </table:table-cell>
          <table:table-cell office:value-type="float" office:value="5262" calcext:value-type="float">
            <text:p>5262</text:p>
          </table:table-cell>
          <table:table-cell office:value-type="float" office:value="1.054022" calcext:value-type="float">
            <text:p>1.054022</text:p>
          </table:table-cell>
          <table:table-cell office:value-type="float" office:value="101.561672" calcext:value-type="float">
            <text:p>101.561672</text:p>
          </table:table-cell>
          <table:table-cell office:value-type="float" office:value="100.50765" calcext:value-type="float">
            <text:p>100.50765</text:p>
          </table:table-cell>
          <table:table-cell office:value-type="float" office:value="0.440613" calcext:value-type="float">
            <text:p>0.440613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.020496" calcext:value-type="float">
            <text:p>1.020496</text:p>
          </table:table-cell>
          <table:table-cell office:value-type="float" office:value="99.429238" calcext:value-type="float">
            <text:p>99.429238</text:p>
          </table:table-cell>
          <table:table-cell office:value-type="float" office:value="98.408742" calcext:value-type="float">
            <text:p>98.408742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.01097" calcext:value-type="float">
            <text:p>1.01097</text:p>
          </table:table-cell>
          <table:table-cell office:value-type="float" office:value="99.413966" calcext:value-type="float">
            <text:p>99.413966</text:p>
          </table:table-cell>
          <table:table-cell office:value-type="float" office:value="98.402996" calcext:value-type="float">
            <text:p>98.402996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30889" calcext:value-type="float">
            <text:p>1.030889</text:p>
          </table:table-cell>
          <table:table-cell office:value-type="float" office:value="100.353596" calcext:value-type="float">
            <text:p>100.353596</text:p>
          </table:table-cell>
          <table:table-cell office:value-type="float" office:value="99.322707" calcext:value-type="float">
            <text:p>99.322707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7308244" calcext:value-type="float">
            <text:p>7308244</text:p>
          </table:table-cell>
          <table:table-cell office:value-type="float" office:value="9604" calcext:value-type="float">
            <text:p>9604</text:p>
          </table:table-cell>
          <table:table-cell office:value-type="float" office:value="6947" calcext:value-type="float">
            <text:p>6947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100.510027" calcext:value-type="float">
            <text:p>100.510027</text:p>
          </table:table-cell>
          <table:table-cell office:value-type="float" office:value="99.502665" calcext:value-type="float">
            <text:p>99.502665</text:p>
          </table:table-cell>
          <table:table-cell office:value-type="float" office:value="0.587582" calcext:value-type="float">
            <text:p>0.587582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5392552" calcext:value-type="float">
            <text:p>5392552</text:p>
          </table:table-cell>
          <table:table-cell office:value-type="float" office:value="9604" calcext:value-type="float">
            <text:p>9604</text:p>
          </table:table-cell>
          <table:table-cell office:value-type="float" office:value="5126" calcext:value-type="float">
            <text:p>5126</text:p>
          </table:table-cell>
          <table:table-cell office:value-type="float" office:value="1.083803" calcext:value-type="float">
            <text:p>1.083803</text:p>
          </table:table-cell>
          <table:table-cell office:value-type="float" office:value="102.195853" calcext:value-type="float">
            <text:p>102.195853</text:p>
          </table:table-cell>
          <table:table-cell office:value-type="float" office:value="101.11205" calcext:value-type="float">
            <text:p>101.11205</text:p>
          </table:table-cell>
          <table:table-cell office:value-type="float" office:value="0.426659" calcext:value-type="float">
            <text:p>0.42665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021757" calcext:value-type="float">
            <text:p>1.021757</text:p>
          </table:table-cell>
          <table:table-cell office:value-type="float" office:value="101.276588" calcext:value-type="float">
            <text:p>101.276588</text:p>
          </table:table-cell>
          <table:table-cell office:value-type="float" office:value="100.254831" calcext:value-type="float">
            <text:p>100.25483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17913" calcext:value-type="float">
            <text:p>1.017913</text:p>
          </table:table-cell>
          <table:table-cell office:value-type="float" office:value="101.278154" calcext:value-type="float">
            <text:p>101.278154</text:p>
          </table:table-cell>
          <table:table-cell office:value-type="float" office:value="100.260241" calcext:value-type="float">
            <text:p>100.260241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39784" calcext:value-type="float">
            <text:p>1.039784</text:p>
          </table:table-cell>
          <table:table-cell office:value-type="float" office:value="101.279528" calcext:value-type="float">
            <text:p>101.279528</text:p>
          </table:table-cell>
          <table:table-cell office:value-type="float" office:value="100.239744" calcext:value-type="float">
            <text:p>100.23974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7127300" calcext:value-type="float">
            <text:p>7127300</text:p>
          </table:table-cell>
          <table:table-cell office:value-type="float" office:value="9702" calcext:value-type="float">
            <text:p>9702</text:p>
          </table:table-cell>
          <table:table-cell office:value-type="float" office:value="6775" calcext:value-type="float">
            <text:p>6775</text:p>
          </table:table-cell>
          <table:table-cell office:value-type="float" office:value="1.010302" calcext:value-type="float">
            <text:p>1.010302</text:p>
          </table:table-cell>
          <table:table-cell office:value-type="float" office:value="101.006761" calcext:value-type="float">
            <text:p>101.006761</text:p>
          </table:table-cell>
          <table:table-cell office:value-type="float" office:value="99.996459" calcext:value-type="float">
            <text:p>99.996459</text:p>
          </table:table-cell>
          <table:table-cell office:value-type="float" office:value="0.570204" calcext:value-type="float">
            <text:p>0.57020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5507220" calcext:value-type="float">
            <text:p>5507220</text:p>
          </table:table-cell>
          <table:table-cell office:value-type="float" office:value="9702" calcext:value-type="float">
            <text:p>9702</text:p>
          </table:table-cell>
          <table:table-cell office:value-type="float" office:value="5235" calcext:value-type="float">
            <text:p>5235</text:p>
          </table:table-cell>
          <table:table-cell office:value-type="float" office:value="1.061431" calcext:value-type="float">
            <text:p>1.061431</text:p>
          </table:table-cell>
          <table:table-cell office:value-type="float" office:value="102.778267" calcext:value-type="float">
            <text:p>102.778267</text:p>
          </table:table-cell>
          <table:table-cell office:value-type="float" office:value="101.716836" calcext:value-type="float">
            <text:p>101.716836</text:p>
          </table:table-cell>
          <table:table-cell office:value-type="float" office:value="0.433141" calcext:value-type="float">
            <text:p>0.433141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672" calcext:value-type="float">
            <text:p>67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.023647" calcext:value-type="float">
            <text:p>1.023647</text:p>
          </table:table-cell>
          <table:table-cell office:value-type="float" office:value="102.064926" calcext:value-type="float">
            <text:p>102.064926</text:p>
          </table:table-cell>
          <table:table-cell office:value-type="float" office:value="101.041279" calcext:value-type="float">
            <text:p>101.041279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960" calcext:value-type="float">
            <text:p>96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.02196" calcext:value-type="float">
            <text:p>1.02196</text:p>
          </table:table-cell>
          <table:table-cell office:value-type="float" office:value="102.939262" calcext:value-type="float">
            <text:p>102.939262</text:p>
          </table:table-cell>
          <table:table-cell office:value-type="float" office:value="101.917302" calcext:value-type="float">
            <text:p>101.917302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68" calcext:value-type="float">
            <text:p>46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39503" calcext:value-type="float">
            <text:p>1.039503</text:p>
          </table:table-cell>
          <table:table-cell office:value-type="float" office:value="102.937796" calcext:value-type="float">
            <text:p>102.937796</text:p>
          </table:table-cell>
          <table:table-cell office:value-type="float" office:value="101.898293" calcext:value-type="float">
            <text:p>101.89829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6463488" calcext:value-type="float">
            <text:p>6463488</text:p>
          </table:table-cell>
          <table:table-cell office:value-type="float" office:value="9802" calcext:value-type="float">
            <text:p>9802</text:p>
          </table:table-cell>
          <table:table-cell office:value-type="float" office:value="6144" calcext:value-type="float">
            <text:p>6144</text:p>
          </table:table-cell>
          <table:table-cell office:value-type="float" office:value="1.014285" calcext:value-type="float">
            <text:p>1.014285</text:p>
          </table:table-cell>
          <table:table-cell office:value-type="float" office:value="101.799785" calcext:value-type="float">
            <text:p>101.799785</text:p>
          </table:table-cell>
          <table:table-cell office:value-type="float" office:value="100.785501" calcext:value-type="float">
            <text:p>100.785501</text:p>
          </table:table-cell>
          <table:table-cell office:value-type="float" office:value="0.513049" calcext:value-type="float">
            <text:p>0.513049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5754440" calcext:value-type="float">
            <text:p>5754440</text:p>
          </table:table-cell>
          <table:table-cell office:value-type="float" office:value="9802" calcext:value-type="float">
            <text:p>9802</text:p>
          </table:table-cell>
          <table:table-cell office:value-type="float" office:value="5470" calcext:value-type="float">
            <text:p>5470</text:p>
          </table:table-cell>
          <table:table-cell office:value-type="float" office:value="1.063352" calcext:value-type="float">
            <text:p>1.063352</text:p>
          </table:table-cell>
          <table:table-cell office:value-type="float" office:value="102.330845" calcext:value-type="float">
            <text:p>102.330845</text:p>
          </table:table-cell>
          <table:table-cell office:value-type="float" office:value="101.267493" calcext:value-type="float">
            <text:p>101.267493</text:p>
          </table:table-cell>
          <table:table-cell office:value-type="float" office:value="0.454593" calcext:value-type="float">
            <text:p>0.454593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672" calcext:value-type="float">
            <text:p>67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.026187" calcext:value-type="float">
            <text:p>1.026187</text:p>
          </table:table-cell>
          <table:table-cell office:value-type="float" office:value="101.889105" calcext:value-type="float">
            <text:p>101.889105</text:p>
          </table:table-cell>
          <table:table-cell office:value-type="float" office:value="100.862918" calcext:value-type="float">
            <text:p>100.86291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68" calcext:value-type="float">
            <text:p>76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.015811" calcext:value-type="float">
            <text:p>1.015811</text:p>
          </table:table-cell>
          <table:table-cell office:value-type="float" office:value="102.682216" calcext:value-type="float">
            <text:p>102.682216</text:p>
          </table:table-cell>
          <table:table-cell office:value-type="float" office:value="101.666405" calcext:value-type="float">
            <text:p>101.666405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8" calcext:value-type="float">
            <text:p>468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041323" calcext:value-type="float">
            <text:p>1.041323</text:p>
          </table:table-cell>
          <table:table-cell office:value-type="float" office:value="102.68061" calcext:value-type="float">
            <text:p>102.68061</text:p>
          </table:table-cell>
          <table:table-cell office:value-type="float" office:value="101.639287" calcext:value-type="float">
            <text:p>101.639287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7025256" calcext:value-type="float">
            <text:p>7025256</text:p>
          </table:table-cell>
          <table:table-cell office:value-type="float" office:value="9900" calcext:value-type="float">
            <text:p>9900</text:p>
          </table:table-cell>
          <table:table-cell office:value-type="float" office:value="6678" calcext:value-type="float">
            <text:p>6678</text:p>
          </table:table-cell>
          <table:table-cell office:value-type="float" office:value="1.011871" calcext:value-type="float">
            <text:p>1.011871</text:p>
          </table:table-cell>
          <table:table-cell office:value-type="float" office:value="101.661965" calcext:value-type="float">
            <text:p>101.661965</text:p>
          </table:table-cell>
          <table:table-cell office:value-type="float" office:value="100.650093" calcext:value-type="float">
            <text:p>100.650093</text:p>
          </table:table-cell>
          <table:table-cell office:value-type="float" office:value="0.55839" calcext:value-type="float">
            <text:p>0.55839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5389396" calcext:value-type="float">
            <text:p>5389396</text:p>
          </table:table-cell>
          <table:table-cell office:value-type="float" office:value="9900" calcext:value-type="float">
            <text:p>9900</text:p>
          </table:table-cell>
          <table:table-cell office:value-type="float" office:value="5123" calcext:value-type="float">
            <text:p>5123</text:p>
          </table:table-cell>
          <table:table-cell office:value-type="float" office:value="1.685379" calcext:value-type="float">
            <text:p>1.685379</text:p>
          </table:table-cell>
          <table:table-cell office:value-type="float" office:value="102.151613" calcext:value-type="float">
            <text:p>102.151613</text:p>
          </table:table-cell>
          <table:table-cell office:value-type="float" office:value="100.466233" calcext:value-type="float">
            <text:p>100.466233</text:p>
          </table:table-cell>
          <table:table-cell office:value-type="float" office:value="0.429151" calcext:value-type="float">
            <text:p>0.429151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659459" calcext:value-type="float">
            <text:p>1.659459</text:p>
          </table:table-cell>
          <table:table-cell office:value-type="float" office:value="102.213132" calcext:value-type="float">
            <text:p>102.213132</text:p>
          </table:table-cell>
          <table:table-cell office:value-type="float" office:value="100.553673" calcext:value-type="float">
            <text:p>100.553673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650073" calcext:value-type="float">
            <text:p>1.650073</text:p>
          </table:table-cell>
          <table:table-cell office:value-type="float" office:value="102.210168" calcext:value-type="float">
            <text:p>102.210168</text:p>
          </table:table-cell>
          <table:table-cell office:value-type="float" office:value="100.560095" calcext:value-type="float">
            <text:p>100.560095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668732" calcext:value-type="float">
            <text:p>1.668732</text:p>
          </table:table-cell>
          <table:table-cell office:value-type="float" office:value="99.046352" calcext:value-type="float">
            <text:p>99.046352</text:p>
          </table:table-cell>
          <table:table-cell office:value-type="float" office:value="97.37762" calcext:value-type="float">
            <text:p>97.3776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208602" calcext:value-type="float">
            <text:p>102.208602</text:p>
          </table:table-cell>
          <table:table-cell office:value-type="float" office:value="102.411916" calcext:value-type="float">
            <text:p>102.411916</text:p>
          </table:table-cell>
          <table:table-cell office:value-type="float" office:value="0.203315" calcext:value-type="float">
            <text:p>0.203315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7025256" calcext:value-type="float">
            <text:p>7025256</text:p>
          </table:table-cell>
          <table:table-cell office:value-type="float" office:value="10000" calcext:value-type="float">
            <text:p>10000</text:p>
          </table:table-cell>
          <table:table-cell office:value-type="float" office:value="6678" calcext:value-type="float">
            <text:p>6678</text:p>
          </table:table-cell>
          <table:table-cell office:value-type="float" office:value="1.009405" calcext:value-type="float">
            <text:p>1.009405</text:p>
          </table:table-cell>
          <table:table-cell office:value-type="float" office:value="101.68839" calcext:value-type="float">
            <text:p>101.68839</text:p>
          </table:table-cell>
          <table:table-cell office:value-type="float" office:value="100.678984" calcext:value-type="float">
            <text:p>100.678984</text:p>
          </table:table-cell>
          <table:table-cell office:value-type="float" office:value="0.55823" calcext:value-type="float">
            <text:p>0.5582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5436736" calcext:value-type="float">
            <text:p>5436736</text:p>
          </table:table-cell>
          <table:table-cell office:value-type="float" office:value="10000" calcext:value-type="float">
            <text:p>10000</text:p>
          </table:table-cell>
          <table:table-cell office:value-type="float" office:value="5168" calcext:value-type="float">
            <text:p>5168</text:p>
          </table:table-cell>
          <table:table-cell office:value-type="float" office:value="1.309414" calcext:value-type="float">
            <text:p>1.309414</text:p>
          </table:table-cell>
          <table:table-cell office:value-type="float" office:value="102.141987" calcext:value-type="float">
            <text:p>102.141987</text:p>
          </table:table-cell>
          <table:table-cell office:value-type="float" office:value="100.832573" calcext:value-type="float">
            <text:p>100.832573</text:p>
          </table:table-cell>
          <table:table-cell office:value-type="float" office:value="0.431348" calcext:value-type="float">
            <text:p>0.431348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266307" calcext:value-type="float">
            <text:p>1.266307</text:p>
          </table:table-cell>
          <table:table-cell office:value-type="float" office:value="102.288315" calcext:value-type="float">
            <text:p>102.288315</text:p>
          </table:table-cell>
          <table:table-cell office:value-type="float" office:value="101.022009" calcext:value-type="float">
            <text:p>101.022009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64" calcext:value-type="float">
            <text:p>8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.255241" calcext:value-type="float">
            <text:p>1.255241</text:p>
          </table:table-cell>
          <table:table-cell office:value-type="float" office:value="102.285295" calcext:value-type="float">
            <text:p>102.285295</text:p>
          </table:table-cell>
          <table:table-cell office:value-type="float" office:value="101.030055" calcext:value-type="float">
            <text:p>101.030055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7628" calcext:value-type="float">
            <text:p>1.27628</text:p>
          </table:table-cell>
          <table:table-cell office:value-type="float" office:value="97.691482" calcext:value-type="float">
            <text:p>97.691482</text:p>
          </table:table-cell>
          <table:table-cell office:value-type="float" office:value="96.415202" calcext:value-type="float">
            <text:p>96.41520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286909" calcext:value-type="float">
            <text:p>102.286909</text:p>
          </table:table-cell>
          <table:table-cell office:value-type="float" office:value="102.484664" calcext:value-type="float">
            <text:p>102.484664</text:p>
          </table:table-cell>
          <table:table-cell office:value-type="float" office:value="0.197755" calcext:value-type="float">
            <text:p>0.197755</text:p>
          </table:table-cell>
          <table:table-cell office:value-type="float" office:value="0.002427" calcext:value-type="float">
            <text:p>0.002427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6974760" calcext:value-type="float">
            <text:p>6974760</text:p>
          </table:table-cell>
          <table:table-cell office:value-type="float" office:value="10098" calcext:value-type="float">
            <text:p>10098</text:p>
          </table:table-cell>
          <table:table-cell office:value-type="float" office:value="6630" calcext:value-type="float">
            <text:p>6630</text:p>
          </table:table-cell>
          <table:table-cell office:value-type="float" office:value="1.016308" calcext:value-type="float">
            <text:p>1.016308</text:p>
          </table:table-cell>
          <table:table-cell office:value-type="float" office:value="101.782687" calcext:value-type="float">
            <text:p>101.782687</text:p>
          </table:table-cell>
          <table:table-cell office:value-type="float" office:value="100.766379" calcext:value-type="float">
            <text:p>100.766379</text:p>
          </table:table-cell>
          <table:table-cell office:value-type="float" office:value="0.553737" calcext:value-type="float">
            <text:p>0.553737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5689216" calcext:value-type="float">
            <text:p>5689216</text:p>
          </table:table-cell>
          <table:table-cell office:value-type="float" office:value="10098" calcext:value-type="float">
            <text:p>10098</text:p>
          </table:table-cell>
          <table:table-cell office:value-type="float" office:value="5408" calcext:value-type="float">
            <text:p>5408</text:p>
          </table:table-cell>
          <table:table-cell office:value-type="float" office:value="1.049177" calcext:value-type="float">
            <text:p>1.049177</text:p>
          </table:table-cell>
          <table:table-cell office:value-type="float" office:value="102.466125" calcext:value-type="float">
            <text:p>102.466125</text:p>
          </table:table-cell>
          <table:table-cell office:value-type="float" office:value="101.416948" calcext:value-type="float">
            <text:p>101.416948</text:p>
          </table:table-cell>
          <table:table-cell office:value-type="float" office:value="0.448778" calcext:value-type="float">
            <text:p>0.448778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864" calcext:value-type="float">
            <text:p>86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.010625" calcext:value-type="float">
            <text:p>1.010625</text:p>
          </table:table-cell>
          <table:table-cell office:value-type="float" office:value="97.551284" calcext:value-type="float">
            <text:p>97.551284</text:p>
          </table:table-cell>
          <table:table-cell office:value-type="float" office:value="96.540659" calcext:value-type="float">
            <text:p>96.54065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816" calcext:value-type="float">
            <text:p>8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017935" calcext:value-type="float">
            <text:p>1.017935</text:p>
          </table:table-cell>
          <table:table-cell office:value-type="float" office:value="84.899808" calcext:value-type="float">
            <text:p>84.899808</text:p>
          </table:table-cell>
          <table:table-cell office:value-type="float" office:value="83.881874" calcext:value-type="float">
            <text:p>83.881874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27148" calcext:value-type="float">
            <text:p>1.027148</text:p>
          </table:table-cell>
          <table:table-cell office:value-type="float" office:value="85.759331" calcext:value-type="float">
            <text:p>85.759331</text:p>
          </table:table-cell>
          <table:table-cell office:value-type="float" office:value="84.732183" calcext:value-type="float">
            <text:p>84.73218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6976864" calcext:value-type="float">
            <text:p>6976864</text:p>
          </table:table-cell>
          <table:table-cell office:value-type="float" office:value="10197" calcext:value-type="float">
            <text:p>10197</text:p>
          </table:table-cell>
          <table:table-cell office:value-type="float" office:value="6632" calcext:value-type="float">
            <text:p>6632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472467" calcext:value-type="float">
            <text:p>100.472467</text:p>
          </table:table-cell>
          <table:table-cell office:value-type="float" office:value="99.459186" calcext:value-type="float">
            <text:p>99.459186</text:p>
          </table:table-cell>
          <table:table-cell office:value-type="float" office:value="0.561184" calcext:value-type="float">
            <text:p>0.561184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5510376" calcext:value-type="float">
            <text:p>5510376</text:p>
          </table:table-cell>
          <table:table-cell office:value-type="float" office:value="10197" calcext:value-type="float">
            <text:p>10197</text:p>
          </table:table-cell>
          <table:table-cell office:value-type="float" office:value="5238" calcext:value-type="float">
            <text:p>5238</text:p>
          </table:table-cell>
          <table:table-cell office:value-type="float" office:value="1.287805" calcext:value-type="float">
            <text:p>1.287805</text:p>
          </table:table-cell>
          <table:table-cell office:value-type="float" office:value="101.830981" calcext:value-type="float">
            <text:p>101.830981</text:p>
          </table:table-cell>
          <table:table-cell office:value-type="float" office:value="100.543175" calcext:value-type="float">
            <text:p>100.543175</text:p>
          </table:table-cell>
          <table:table-cell office:value-type="float" office:value="0.438449" calcext:value-type="float">
            <text:p>0.438449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259745" calcext:value-type="float">
            <text:p>1.259745</text:p>
          </table:table-cell>
          <table:table-cell office:value-type="float" office:value="101.094116" calcext:value-type="float">
            <text:p>101.094116</text:p>
          </table:table-cell>
          <table:table-cell office:value-type="float" office:value="99.834372" calcext:value-type="float">
            <text:p>99.83437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.250299" calcext:value-type="float">
            <text:p>1.250299</text:p>
          </table:table-cell>
          <table:table-cell office:value-type="float" office:value="101.102539" calcext:value-type="float">
            <text:p>101.102539</text:p>
          </table:table-cell>
          <table:table-cell office:value-type="float" office:value="99.85224" calcext:value-type="float">
            <text:p>99.8522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71158" calcext:value-type="float">
            <text:p>1.271158</text:p>
          </table:table-cell>
          <table:table-cell office:value-type="float" office:value="101.09555" calcext:value-type="float">
            <text:p>101.09555</text:p>
          </table:table-cell>
          <table:table-cell office:value-type="float" office:value="99.824392" calcext:value-type="float">
            <text:p>99.824392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6398264" calcext:value-type="float">
            <text:p>6398264</text:p>
          </table:table-cell>
          <table:table-cell office:value-type="float" office:value="10296" calcext:value-type="float">
            <text:p>10296</text:p>
          </table:table-cell>
          <table:table-cell office:value-type="float" office:value="6082" calcext:value-type="float">
            <text:p>6082</text:p>
          </table:table-cell>
          <table:table-cell office:value-type="float" office:value="1.008622" calcext:value-type="float">
            <text:p>1.008622</text:p>
          </table:table-cell>
          <table:table-cell office:value-type="float" office:value="100.437799" calcext:value-type="float">
            <text:p>100.437799</text:p>
          </table:table-cell>
          <table:table-cell office:value-type="float" office:value="99.429177" calcext:value-type="float">
            <text:p>99.429177</text:p>
          </table:table-cell>
          <table:table-cell office:value-type="float" office:value="0.5148" calcext:value-type="float">
            <text:p>0.5148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5728140" calcext:value-type="float">
            <text:p>5728140</text:p>
          </table:table-cell>
          <table:table-cell office:value-type="float" office:value="10296" calcext:value-type="float">
            <text:p>10296</text:p>
          </table:table-cell>
          <table:table-cell office:value-type="float" office:value="5445" calcext:value-type="float">
            <text:p>5445</text:p>
          </table:table-cell>
          <table:table-cell office:value-type="float" office:value="1.301911" calcext:value-type="float">
            <text:p>1.301911</text:p>
          </table:table-cell>
          <table:table-cell office:value-type="float" office:value="101.81468" calcext:value-type="float">
            <text:p>101.81468</text:p>
          </table:table-cell>
          <table:table-cell office:value-type="float" office:value="100.51277" calcext:value-type="float">
            <text:p>100.51277</text:p>
          </table:table-cell>
          <table:table-cell office:value-type="float" office:value="0.455913" calcext:value-type="float">
            <text:p>0.455913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816" calcext:value-type="float">
            <text:p>81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.259343" calcext:value-type="float">
            <text:p>1.259343</text:p>
          </table:table-cell>
          <table:table-cell office:value-type="float" office:value="101.026236" calcext:value-type="float">
            <text:p>101.026236</text:p>
          </table:table-cell>
          <table:table-cell office:value-type="float" office:value="99.766893" calcext:value-type="float">
            <text:p>99.766893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.250077" calcext:value-type="float">
            <text:p>1.250077</text:p>
          </table:table-cell>
          <table:table-cell office:value-type="float" office:value="101.027703" calcext:value-type="float">
            <text:p>101.027703</text:p>
          </table:table-cell>
          <table:table-cell office:value-type="float" office:value="99.777626" calcext:value-type="float">
            <text:p>99.77762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268577" calcext:value-type="float">
            <text:p>1.268577</text:p>
          </table:table-cell>
          <table:table-cell office:value-type="float" office:value="101.029237" calcext:value-type="float">
            <text:p>101.029237</text:p>
          </table:table-cell>
          <table:table-cell office:value-type="float" office:value="99.76066" calcext:value-type="float">
            <text:p>99.7606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7055764" calcext:value-type="float">
            <text:p>7055764</text:p>
          </table:table-cell>
          <table:table-cell office:value-type="float" office:value="10395" calcext:value-type="float">
            <text:p>10395</text:p>
          </table:table-cell>
          <table:table-cell office:value-type="float" office:value="6707" calcext:value-type="float">
            <text:p>6707</text:p>
          </table:table-cell>
          <table:table-cell office:value-type="float" office:value="1.016425" calcext:value-type="float">
            <text:p>1.016425</text:p>
          </table:table-cell>
          <table:table-cell office:value-type="float" office:value="100.634386" calcext:value-type="float">
            <text:p>100.634386</text:p>
          </table:table-cell>
          <table:table-cell office:value-type="float" office:value="99.617961" calcext:value-type="float">
            <text:p>99.617961</text:p>
          </table:table-cell>
          <table:table-cell office:value-type="float" office:value="0.566626" calcext:value-type="float">
            <text:p>0.566626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5519844" calcext:value-type="float">
            <text:p>5519844</text:p>
          </table:table-cell>
          <table:table-cell office:value-type="float" office:value="10395" calcext:value-type="float">
            <text:p>10395</text:p>
          </table:table-cell>
          <table:table-cell office:value-type="float" office:value="5247" calcext:value-type="float">
            <text:p>5247</text:p>
          </table:table-cell>
          <table:table-cell office:value-type="float" office:value="1.075146" calcext:value-type="float">
            <text:p>1.075146</text:p>
          </table:table-cell>
          <table:table-cell office:value-type="float" office:value="101.493473" calcext:value-type="float">
            <text:p>101.493473</text:p>
          </table:table-cell>
          <table:table-cell office:value-type="float" office:value="100.418327" calcext:value-type="float">
            <text:p>100.418327</text:p>
          </table:table-cell>
          <table:table-cell office:value-type="float" office:value="0.439748" calcext:value-type="float">
            <text:p>0.439748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.03292" calcext:value-type="float">
            <text:p>1.03292</text:p>
          </table:table-cell>
          <table:table-cell office:value-type="float" office:value="99.293404" calcext:value-type="float">
            <text:p>99.293404</text:p>
          </table:table-cell>
          <table:table-cell office:value-type="float" office:value="98.260484" calcext:value-type="float">
            <text:p>98.260484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864" calcext:value-type="float">
            <text:p>86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.018111" calcext:value-type="float">
            <text:p>1.018111</text:p>
          </table:table-cell>
          <table:table-cell office:value-type="float" office:value="101.504294" calcext:value-type="float">
            <text:p>101.504294</text:p>
          </table:table-cell>
          <table:table-cell office:value-type="float" office:value="100.486183" calcext:value-type="float">
            <text:p>100.48618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6" calcext:value-type="float">
            <text:p>48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47616" calcext:value-type="float">
            <text:p>1.047616</text:p>
          </table:table-cell>
          <table:table-cell office:value-type="float" office:value="101.501269" calcext:value-type="float">
            <text:p>101.501269</text:p>
          </table:table-cell>
          <table:table-cell office:value-type="float" office:value="100.453653" calcext:value-type="float">
            <text:p>100.453653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6830636" calcext:value-type="float">
            <text:p>6830636</text:p>
          </table:table-cell>
          <table:table-cell office:value-type="float" office:value="10495" calcext:value-type="float">
            <text:p>10495</text:p>
          </table:table-cell>
          <table:table-cell office:value-type="float" office:value="6493" calcext:value-type="float">
            <text:p>6493</text:p>
          </table:table-cell>
          <table:table-cell office:value-type="float" office:value="1.009313" calcext:value-type="float">
            <text:p>1.009313</text:p>
          </table:table-cell>
          <table:table-cell office:value-type="float" office:value="101.328337" calcext:value-type="float">
            <text:p>101.328337</text:p>
          </table:table-cell>
          <table:table-cell office:value-type="float" office:value="100.319025" calcext:value-type="float">
            <text:p>100.319025</text:p>
          </table:table-cell>
          <table:table-cell office:value-type="float" office:value="0.544713" calcext:value-type="float">
            <text:p>0.544713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5592432" calcext:value-type="float">
            <text:p>5592432</text:p>
          </table:table-cell>
          <table:table-cell office:value-type="float" office:value="10495" calcext:value-type="float">
            <text:p>10495</text:p>
          </table:table-cell>
          <table:table-cell office:value-type="float" office:value="5316" calcext:value-type="float">
            <text:p>5316</text:p>
          </table:table-cell>
          <table:table-cell office:value-type="float" office:value="1.061705" calcext:value-type="float">
            <text:p>1.061705</text:p>
          </table:table-cell>
          <table:table-cell office:value-type="float" office:value="102.363576" calcext:value-type="float">
            <text:p>102.363576</text:p>
          </table:table-cell>
          <table:table-cell office:value-type="float" office:value="101.301871" calcext:value-type="float">
            <text:p>101.301871</text:p>
          </table:table-cell>
          <table:table-cell office:value-type="float" office:value="0.441645" calcext:value-type="float">
            <text:p>0.441645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29483" calcext:value-type="float">
            <text:p>1.029483</text:p>
          </table:table-cell>
          <table:table-cell office:value-type="float" office:value="101.377377" calcext:value-type="float">
            <text:p>101.377377</text:p>
          </table:table-cell>
          <table:table-cell office:value-type="float" office:value="100.347894" calcext:value-type="float">
            <text:p>100.34789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.017244" calcext:value-type="float">
            <text:p>1.017244</text:p>
          </table:table-cell>
          <table:table-cell office:value-type="float" office:value="101.387843" calcext:value-type="float">
            <text:p>101.387843</text:p>
          </table:table-cell>
          <table:table-cell office:value-type="float" office:value="100.370599" calcext:value-type="float">
            <text:p>100.37059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39617" calcext:value-type="float">
            <text:p>1.039617</text:p>
          </table:table-cell>
          <table:table-cell office:value-type="float" office:value="102.36509" calcext:value-type="float">
            <text:p>102.36509</text:p>
          </table:table-cell>
          <table:table-cell office:value-type="float" office:value="101.325474" calcext:value-type="float">
            <text:p>101.32547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6836948" calcext:value-type="float">
            <text:p>6836948</text:p>
          </table:table-cell>
          <table:table-cell office:value-type="float" office:value="10594" calcext:value-type="float">
            <text:p>10594</text:p>
          </table:table-cell>
          <table:table-cell office:value-type="float" office:value="6499" calcext:value-type="float">
            <text:p>6499</text:p>
          </table:table-cell>
          <table:table-cell office:value-type="float" office:value="1.013225" calcext:value-type="float">
            <text:p>1.013225</text:p>
          </table:table-cell>
          <table:table-cell office:value-type="float" office:value="100.175142" calcext:value-type="float">
            <text:p>100.175142</text:p>
          </table:table-cell>
          <table:table-cell office:value-type="float" office:value="99.161917" calcext:value-type="float">
            <text:p>99.161917</text:p>
          </table:table-cell>
          <table:table-cell office:value-type="float" office:value="0.551579" calcext:value-type="float">
            <text:p>0.55157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5532468" calcext:value-type="float">
            <text:p>5532468</text:p>
          </table:table-cell>
          <table:table-cell office:value-type="float" office:value="10594" calcext:value-type="float">
            <text:p>10594</text:p>
          </table:table-cell>
          <table:table-cell office:value-type="float" office:value="5259" calcext:value-type="float">
            <text:p>5259</text:p>
          </table:table-cell>
          <table:table-cell office:value-type="float" office:value="1.066763" calcext:value-type="float">
            <text:p>1.066763</text:p>
          </table:table-cell>
          <table:table-cell office:value-type="float" office:value="100.858621" calcext:value-type="float">
            <text:p>100.858621</text:p>
          </table:table-cell>
          <table:table-cell office:value-type="float" office:value="99.791858" calcext:value-type="float">
            <text:p>99.791858</text:p>
          </table:table-cell>
          <table:table-cell office:value-type="float" office:value="0.443521" calcext:value-type="float">
            <text:p>0.443521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.024297" calcext:value-type="float">
            <text:p>1.024297</text:p>
          </table:table-cell>
          <table:table-cell office:value-type="float" office:value="99.830128" calcext:value-type="float">
            <text:p>99.830128</text:p>
          </table:table-cell>
          <table:table-cell office:value-type="float" office:value="98.805831" calcext:value-type="float">
            <text:p>98.805831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720" calcext:value-type="float">
            <text:p>72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.014871" calcext:value-type="float">
            <text:p>1.014871</text:p>
          </table:table-cell>
          <table:table-cell office:value-type="float" office:value="99.831815" calcext:value-type="float">
            <text:p>99.831815</text:p>
          </table:table-cell>
          <table:table-cell office:value-type="float" office:value="98.816944" calcext:value-type="float">
            <text:p>98.816944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39113" calcext:value-type="float">
            <text:p>1.039113</text:p>
          </table:table-cell>
          <table:table-cell office:value-type="float" office:value="99.838932" calcext:value-type="float">
            <text:p>99.838932</text:p>
          </table:table-cell>
          <table:table-cell office:value-type="float" office:value="98.799818" calcext:value-type="float">
            <text:p>98.799818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6805388" calcext:value-type="float">
            <text:p>6805388</text:p>
          </table:table-cell>
          <table:table-cell office:value-type="float" office:value="10693" calcext:value-type="float">
            <text:p>10693</text:p>
          </table:table-cell>
          <table:table-cell office:value-type="float" office:value="6469" calcext:value-type="float">
            <text:p>6469</text:p>
          </table:table-cell>
          <table:table-cell office:value-type="float" office:value="1.014218" calcext:value-type="float">
            <text:p>1.014218</text:p>
          </table:table-cell>
          <table:table-cell office:value-type="float" office:value="100.470083" calcext:value-type="float">
            <text:p>100.470083</text:p>
          </table:table-cell>
          <table:table-cell office:value-type="float" office:value="99.455865" calcext:value-type="float">
            <text:p>99.455865</text:p>
          </table:table-cell>
          <table:table-cell office:value-type="float" office:value="0.54741" calcext:value-type="float">
            <text:p>0.5474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5618732" calcext:value-type="float">
            <text:p>5618732</text:p>
          </table:table-cell>
          <table:table-cell office:value-type="float" office:value="10693" calcext:value-type="float">
            <text:p>10693</text:p>
          </table:table-cell>
          <table:table-cell office:value-type="float" office:value="5341" calcext:value-type="float">
            <text:p>5341</text:p>
          </table:table-cell>
          <table:table-cell office:value-type="float" office:value="1.052548" calcext:value-type="float">
            <text:p>1.052548</text:p>
          </table:table-cell>
          <table:table-cell office:value-type="float" office:value="101.713431" calcext:value-type="float">
            <text:p>101.713431</text:p>
          </table:table-cell>
          <table:table-cell office:value-type="float" office:value="100.660883" calcext:value-type="float">
            <text:p>100.660883</text:p>
          </table:table-cell>
          <table:table-cell office:value-type="float" office:value="0.446547" calcext:value-type="float">
            <text:p>0.446547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.005279" calcext:value-type="float">
            <text:p>1.005279</text:p>
          </table:table-cell>
          <table:table-cell office:value-type="float" office:value="100.988879" calcext:value-type="float">
            <text:p>100.988879</text:p>
          </table:table-cell>
          <table:table-cell office:value-type="float" office:value="99.9836" calcext:value-type="float">
            <text:p>99.983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.015665" calcext:value-type="float">
            <text:p>1.015665</text:p>
          </table:table-cell>
          <table:table-cell office:value-type="float" office:value="100.990406" calcext:value-type="float">
            <text:p>100.990406</text:p>
          </table:table-cell>
          <table:table-cell office:value-type="float" office:value="99.974741" calcext:value-type="float">
            <text:p>99.974741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025038" calcext:value-type="float">
            <text:p>1.025038</text:p>
          </table:table-cell>
          <table:table-cell office:value-type="float" office:value="100.99184" calcext:value-type="float">
            <text:p>100.99184</text:p>
          </table:table-cell>
          <table:table-cell office:value-type="float" office:value="99.966802" calcext:value-type="float">
            <text:p>99.966802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7046296" calcext:value-type="float">
            <text:p>7046296</text:p>
          </table:table-cell>
          <table:table-cell office:value-type="float" office:value="10791" calcext:value-type="float">
            <text:p>10791</text:p>
          </table:table-cell>
          <table:table-cell office:value-type="float" office:value="6698" calcext:value-type="float">
            <text:p>6698</text:p>
          </table:table-cell>
          <table:table-cell office:value-type="float" office:value="1.010464" calcext:value-type="float">
            <text:p>1.010464</text:p>
          </table:table-cell>
          <table:table-cell office:value-type="float" office:value="100.368558" calcext:value-type="float">
            <text:p>100.368558</text:p>
          </table:table-cell>
          <table:table-cell office:value-type="float" office:value="99.358094" calcext:value-type="float">
            <text:p>99.358094</text:p>
          </table:table-cell>
          <table:table-cell office:value-type="float" office:value="0.567345" calcext:value-type="float">
            <text:p>0.567345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5511428" calcext:value-type="float">
            <text:p>5511428</text:p>
          </table:table-cell>
          <table:table-cell office:value-type="float" office:value="10791" calcext:value-type="float">
            <text:p>10791</text:p>
          </table:table-cell>
          <table:table-cell office:value-type="float" office:value="5239" calcext:value-type="float">
            <text:p>5239</text:p>
          </table:table-cell>
          <table:table-cell office:value-type="float" office:value="1.064791" calcext:value-type="float">
            <text:p>1.064791</text:p>
          </table:table-cell>
          <table:table-cell office:value-type="float" office:value="101.691687" calcext:value-type="float">
            <text:p>101.691687</text:p>
          </table:table-cell>
          <table:table-cell office:value-type="float" office:value="100.626896" calcext:value-type="float">
            <text:p>100.626896</text:p>
          </table:table-cell>
          <table:table-cell office:value-type="float" office:value="0.438167" calcext:value-type="float">
            <text:p>0.438167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624" calcext:value-type="float">
            <text:p>62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.021317" calcext:value-type="float">
            <text:p>1.021317</text:p>
          </table:table-cell>
          <table:table-cell office:value-type="float" office:value="100.959584" calcext:value-type="float">
            <text:p>100.959584</text:p>
          </table:table-cell>
          <table:table-cell office:value-type="float" office:value="99.938268" calcext:value-type="float">
            <text:p>99.93826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11991" calcext:value-type="float">
            <text:p>1.011991</text:p>
          </table:table-cell>
          <table:table-cell office:value-type="float" office:value="100.97333" calcext:value-type="float">
            <text:p>100.97333</text:p>
          </table:table-cell>
          <table:table-cell office:value-type="float" office:value="99.961339" calcext:value-type="float">
            <text:p>99.961339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36073" calcext:value-type="float">
            <text:p>1.036073</text:p>
          </table:table-cell>
          <table:table-cell office:value-type="float" office:value="100.961018" calcext:value-type="float">
            <text:p>100.961018</text:p>
          </table:table-cell>
          <table:table-cell office:value-type="float" office:value="99.924946" calcext:value-type="float">
            <text:p>99.924946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7724836" calcext:value-type="float">
            <text:p>7724836</text:p>
          </table:table-cell>
          <table:table-cell office:value-type="float" office:value="10891" calcext:value-type="float">
            <text:p>10891</text:p>
          </table:table-cell>
          <table:table-cell office:value-type="float" office:value="7343" calcext:value-type="float">
            <text:p>7343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1.312953" calcext:value-type="float">
            <text:p>101.312953</text:p>
          </table:table-cell>
          <table:table-cell office:value-type="float" office:value="100.303592" calcext:value-type="float">
            <text:p>100.303592</text:p>
          </table:table-cell>
          <table:table-cell office:value-type="float" office:value="0.616116" calcext:value-type="float">
            <text:p>0.616116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5142176" calcext:value-type="float">
            <text:p>5142176</text:p>
          </table:table-cell>
          <table:table-cell office:value-type="float" office:value="10891" calcext:value-type="float">
            <text:p>10891</text:p>
          </table:table-cell>
          <table:table-cell office:value-type="float" office:value="4888" calcext:value-type="float">
            <text:p>4888</text:p>
          </table:table-cell>
          <table:table-cell office:value-type="float" office:value="1.072187" calcext:value-type="float">
            <text:p>1.072187</text:p>
          </table:table-cell>
          <table:table-cell office:value-type="float" office:value="101.729309" calcext:value-type="float">
            <text:p>101.729309</text:p>
          </table:table-cell>
          <table:table-cell office:value-type="float" office:value="100.657121" calcext:value-type="float">
            <text:p>100.657121</text:p>
          </table:table-cell>
          <table:table-cell office:value-type="float" office:value="0.408689" calcext:value-type="float">
            <text:p>0.40868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24" calcext:value-type="float">
            <text:p>62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.026999" calcext:value-type="float">
            <text:p>1.026999</text:p>
          </table:table-cell>
          <table:table-cell office:value-type="float" office:value="101.895231" calcext:value-type="float">
            <text:p>101.895231</text:p>
          </table:table-cell>
          <table:table-cell office:value-type="float" office:value="100.868233" calcext:value-type="float">
            <text:p>100.86823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1008" calcext:value-type="float">
            <text:p>100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.017293" calcext:value-type="float">
            <text:p>1.017293</text:p>
          </table:table-cell>
          <table:table-cell office:value-type="float" office:value="101.968977" calcext:value-type="float">
            <text:p>101.968977</text:p>
          </table:table-cell>
          <table:table-cell office:value-type="float" office:value="100.951685" calcext:value-type="float">
            <text:p>100.95168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4755" calcext:value-type="float">
            <text:p>1.044755</text:p>
          </table:table-cell>
          <table:table-cell office:value-type="float" office:value="100.63209" calcext:value-type="float">
            <text:p>100.63209</text:p>
          </table:table-cell>
          <table:table-cell office:value-type="float" office:value="99.587335" calcext:value-type="float">
            <text:p>99.58733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970451" calcext:value-type="float">
            <text:p>101.970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7002112" calcext:value-type="float">
            <text:p>7002112</text:p>
          </table:table-cell>
          <table:table-cell office:value-type="float" office:value="10990" calcext:value-type="float">
            <text:p>10990</text:p>
          </table:table-cell>
          <table:table-cell office:value-type="float" office:value="6656" calcext:value-type="float">
            <text:p>6656</text:p>
          </table:table-cell>
          <table:table-cell office:value-type="float" office:value="1.012325" calcext:value-type="float">
            <text:p>1.012325</text:p>
          </table:table-cell>
          <table:table-cell office:value-type="float" office:value="100.741649" calcext:value-type="float">
            <text:p>100.741649</text:p>
          </table:table-cell>
          <table:table-cell office:value-type="float" office:value="99.729324" calcext:value-type="float">
            <text:p>99.729324</text:p>
          </table:table-cell>
          <table:table-cell office:value-type="float" office:value="0.561689" calcext:value-type="float">
            <text:p>0.561689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5411488" calcext:value-type="float">
            <text:p>5411488</text:p>
          </table:table-cell>
          <table:table-cell office:value-type="float" office:value="10990" calcext:value-type="float">
            <text:p>10990</text:p>
          </table:table-cell>
          <table:table-cell office:value-type="float" office:value="5144" calcext:value-type="float">
            <text:p>5144</text:p>
          </table:table-cell>
          <table:table-cell office:value-type="float" office:value="2.043235" calcext:value-type="float">
            <text:p>2.043235</text:p>
          </table:table-cell>
          <table:table-cell office:value-type="float" office:value="102.709008" calcext:value-type="float">
            <text:p>102.709008</text:p>
          </table:table-cell>
          <table:table-cell office:value-type="float" office:value="100.665773" calcext:value-type="float">
            <text:p>100.665773</text:p>
          </table:table-cell>
          <table:table-cell office:value-type="float" office:value="0.430056" calcext:value-type="float">
            <text:p>0.430056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.023498" calcext:value-type="float">
            <text:p>1.023498</text:p>
          </table:table-cell>
          <table:table-cell office:value-type="float" office:value="101.969119" calcext:value-type="float">
            <text:p>101.969119</text:p>
          </table:table-cell>
          <table:table-cell office:value-type="float" office:value="100.945621" calcext:value-type="float">
            <text:p>100.945621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013912" calcext:value-type="float">
            <text:p>1.013912</text:p>
          </table:table-cell>
          <table:table-cell office:value-type="float" office:value="101.970546" calcext:value-type="float">
            <text:p>101.970546</text:p>
          </table:table-cell>
          <table:table-cell office:value-type="float" office:value="100.956634" calcext:value-type="float">
            <text:p>100.95663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.026707" calcext:value-type="float">
            <text:p>2.026707</text:p>
          </table:table-cell>
          <table:table-cell office:value-type="float" office:value="101.97208" calcext:value-type="float">
            <text:p>101.97208</text:p>
          </table:table-cell>
          <table:table-cell office:value-type="float" office:value="99.945372" calcext:value-type="float">
            <text:p>99.94537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11089" calcext:value-type="float">
            <text:p>11089</text:p>
          </table:table-cell>
          <table:table-cell office:value-type="float" office:value="6436" calcext:value-type="float">
            <text:p>6436</text:p>
          </table:table-cell>
          <table:table-cell office:value-type="float" office:value="1.012264" calcext:value-type="float">
            <text:p>1.012264</text:p>
          </table:table-cell>
          <table:table-cell office:value-type="float" office:value="101.671638" calcext:value-type="float">
            <text:p>101.671638</text:p>
          </table:table-cell>
          <table:table-cell office:value-type="float" office:value="100.659374" calcext:value-type="float">
            <text:p>100.659374</text:p>
          </table:table-cell>
          <table:table-cell office:value-type="float" office:value="0.538106" calcext:value-type="float">
            <text:p>0.538106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5724984" calcext:value-type="float">
            <text:p>5724984</text:p>
          </table:table-cell>
          <table:table-cell office:value-type="float" office:value="11089" calcext:value-type="float">
            <text:p>11089</text:p>
          </table:table-cell>
          <table:table-cell office:value-type="float" office:value="5442" calcext:value-type="float">
            <text:p>5442</text:p>
          </table:table-cell>
          <table:table-cell office:value-type="float" office:value="1.066776" calcext:value-type="float">
            <text:p>1.066776</text:p>
          </table:table-cell>
          <table:table-cell office:value-type="float" office:value="102.180381" calcext:value-type="float">
            <text:p>102.180381</text:p>
          </table:table-cell>
          <table:table-cell office:value-type="float" office:value="101.113605" calcext:value-type="float">
            <text:p>101.113605</text:p>
          </table:table-cell>
          <table:table-cell office:value-type="float" office:value="0.452955" calcext:value-type="float">
            <text:p>0.452955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023417" calcext:value-type="float">
            <text:p>1.023417</text:p>
          </table:table-cell>
          <table:table-cell office:value-type="float" office:value="96.029629" calcext:value-type="float">
            <text:p>96.029629</text:p>
          </table:table-cell>
          <table:table-cell office:value-type="float" office:value="95.006213" calcext:value-type="float">
            <text:p>95.00621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13971" calcext:value-type="float">
            <text:p>1.013971</text:p>
          </table:table-cell>
          <table:table-cell office:value-type="float" office:value="87.909711" calcext:value-type="float">
            <text:p>87.909711</text:p>
          </table:table-cell>
          <table:table-cell office:value-type="float" office:value="86.89574" calcext:value-type="float">
            <text:p>86.89574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338" calcext:value-type="float">
            <text:p>1.0338</text:p>
          </table:table-cell>
          <table:table-cell office:value-type="float" office:value="96.030963" calcext:value-type="float">
            <text:p>96.030963</text:p>
          </table:table-cell>
          <table:table-cell office:value-type="float" office:value="94.997163" calcext:value-type="float">
            <text:p>94.99716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7180952" calcext:value-type="float">
            <text:p>7180952</text:p>
          </table:table-cell>
          <table:table-cell office:value-type="float" office:value="11187" calcext:value-type="float">
            <text:p>11187</text:p>
          </table:table-cell>
          <table:table-cell office:value-type="float" office:value="6826" calcext:value-type="float">
            <text:p>6826</text:p>
          </table:table-cell>
          <table:table-cell office:value-type="float" office:value="1.012841" calcext:value-type="float">
            <text:p>1.012841</text:p>
          </table:table-cell>
          <table:table-cell office:value-type="float" office:value="101.595779" calcext:value-type="float">
            <text:p>101.595779</text:p>
          </table:table-cell>
          <table:table-cell office:value-type="float" office:value="100.582938" calcext:value-type="float">
            <text:p>100.582938</text:p>
          </table:table-cell>
          <table:table-cell office:value-type="float" office:value="0.571147" calcext:value-type="float">
            <text:p>0.57114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5571392" calcext:value-type="float">
            <text:p>5571392</text:p>
          </table:table-cell>
          <table:table-cell office:value-type="float" office:value="11187" calcext:value-type="float">
            <text:p>11187</text:p>
          </table:table-cell>
          <table:table-cell office:value-type="float" office:value="5296" calcext:value-type="float">
            <text:p>5296</text:p>
          </table:table-cell>
          <table:table-cell office:value-type="float" office:value="1.05282" calcext:value-type="float">
            <text:p>1.05282</text:p>
          </table:table-cell>
          <table:table-cell office:value-type="float" office:value="103.059143" calcext:value-type="float">
            <text:p>103.059143</text:p>
          </table:table-cell>
          <table:table-cell office:value-type="float" office:value="102.006323" calcext:value-type="float">
            <text:p>102.006323</text:p>
          </table:table-cell>
          <table:table-cell office:value-type="float" office:value="0.436945" calcext:value-type="float">
            <text:p>0.436945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720" calcext:value-type="float">
            <text:p>72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.016054" calcext:value-type="float">
            <text:p>1.016054</text:p>
          </table:table-cell>
          <table:table-cell office:value-type="float" office:value="102.135767" calcext:value-type="float">
            <text:p>102.135767</text:p>
          </table:table-cell>
          <table:table-cell office:value-type="float" office:value="101.119713" calcext:value-type="float">
            <text:p>101.11971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014487" calcext:value-type="float">
            <text:p>1.014487</text:p>
          </table:table-cell>
          <table:table-cell office:value-type="float" office:value="102.138726" calcext:value-type="float">
            <text:p>102.138726</text:p>
          </table:table-cell>
          <table:table-cell office:value-type="float" office:value="101.124238" calcext:value-type="float">
            <text:p>101.12423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36293" calcext:value-type="float">
            <text:p>1.036293</text:p>
          </table:table-cell>
          <table:table-cell office:value-type="float" office:value="103.064353" calcext:value-type="float">
            <text:p>103.064353</text:p>
          </table:table-cell>
          <table:table-cell office:value-type="float" office:value="102.028061" calcext:value-type="float">
            <text:p>102.028061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7858440" calcext:value-type="float">
            <text:p>7858440</text:p>
          </table:table-cell>
          <table:table-cell office:value-type="float" office:value="11286" calcext:value-type="float">
            <text:p>11286</text:p>
          </table:table-cell>
          <table:table-cell office:value-type="float" office:value="7470" calcext:value-type="float">
            <text:p>7470</text:p>
          </table:table-cell>
          <table:table-cell office:value-type="float" office:value="1.011244" calcext:value-type="float">
            <text:p>1.011244</text:p>
          </table:table-cell>
          <table:table-cell office:value-type="float" office:value="101.391974" calcext:value-type="float">
            <text:p>101.391974</text:p>
          </table:table-cell>
          <table:table-cell office:value-type="float" office:value="100.38073" calcext:value-type="float">
            <text:p>100.38073</text:p>
          </table:table-cell>
          <table:table-cell office:value-type="float" office:value="0.626291" calcext:value-type="float">
            <text:p>0.626291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4994896" calcext:value-type="float">
            <text:p>4994896</text:p>
          </table:table-cell>
          <table:table-cell office:value-type="float" office:value="11286" calcext:value-type="float">
            <text:p>11286</text:p>
          </table:table-cell>
          <table:table-cell office:value-type="float" office:value="4748" calcext:value-type="float">
            <text:p>4748</text:p>
          </table:table-cell>
          <table:table-cell office:value-type="float" office:value="1.065495" calcext:value-type="float">
            <text:p>1.065495</text:p>
          </table:table-cell>
          <table:table-cell office:value-type="float" office:value="102.309865" calcext:value-type="float">
            <text:p>102.309865</text:p>
          </table:table-cell>
          <table:table-cell office:value-type="float" office:value="101.244369" calcext:value-type="float">
            <text:p>101.244369</text:p>
          </table:table-cell>
          <table:table-cell office:value-type="float" office:value="0.39468" calcext:value-type="float">
            <text:p>0.3946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22237" calcext:value-type="float">
            <text:p>1.022237</text:p>
          </table:table-cell>
          <table:table-cell office:value-type="float" office:value="102.476027" calcext:value-type="float">
            <text:p>102.476027</text:p>
          </table:table-cell>
          <table:table-cell office:value-type="float" office:value="101.45379" calcext:value-type="float">
            <text:p>101.45379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1008" calcext:value-type="float">
            <text:p>100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.012691" calcext:value-type="float">
            <text:p>1.012691</text:p>
          </table:table-cell>
          <table:table-cell office:value-type="float" office:value="102.471648" calcext:value-type="float">
            <text:p>102.471648</text:p>
          </table:table-cell>
          <table:table-cell office:value-type="float" office:value="101.458957" calcext:value-type="float">
            <text:p>101.458957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37964" calcext:value-type="float">
            <text:p>1.037964</text:p>
          </table:table-cell>
          <table:table-cell office:value-type="float" office:value="102.258851" calcext:value-type="float">
            <text:p>102.258851</text:p>
          </table:table-cell>
          <table:table-cell office:value-type="float" office:value="101.220887" calcext:value-type="float">
            <text:p>101.220887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473042" calcext:value-type="float">
            <text:p>102.473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7413444" calcext:value-type="float">
            <text:p>7413444</text:p>
          </table:table-cell>
          <table:table-cell office:value-type="float" office:value="11386" calcext:value-type="float">
            <text:p>11386</text:p>
          </table:table-cell>
          <table:table-cell office:value-type="float" office:value="7047" calcext:value-type="float">
            <text:p>7047</text:p>
          </table:table-cell>
          <table:table-cell office:value-type="float" office:value="1.013502" calcext:value-type="float">
            <text:p>1.013502</text:p>
          </table:table-cell>
          <table:table-cell office:value-type="float" office:value="101.677399" calcext:value-type="float">
            <text:p>101.677399</text:p>
          </table:table-cell>
          <table:table-cell office:value-type="float" office:value="100.663897" calcext:value-type="float">
            <text:p>100.663897</text:p>
          </table:table-cell>
          <table:table-cell office:value-type="float" office:value="0.589164" calcext:value-type="float">
            <text:p>0.589164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5415696" calcext:value-type="float">
            <text:p>5415696</text:p>
          </table:table-cell>
          <table:table-cell office:value-type="float" office:value="11386" calcext:value-type="float">
            <text:p>11386</text:p>
          </table:table-cell>
          <table:table-cell office:value-type="float" office:value="5148" calcext:value-type="float">
            <text:p>5148</text:p>
          </table:table-cell>
          <table:table-cell office:value-type="float" office:value="1.080869" calcext:value-type="float">
            <text:p>1.080869</text:p>
          </table:table-cell>
          <table:table-cell office:value-type="float" office:value="101.979493" calcext:value-type="float">
            <text:p>101.979493</text:p>
          </table:table-cell>
          <table:table-cell office:value-type="float" office:value="100.898623" calcext:value-type="float">
            <text:p>100.898623</text:p>
          </table:table-cell>
          <table:table-cell office:value-type="float" office:value="0.429397" calcext:value-type="float">
            <text:p>0.429397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8072" calcext:value-type="float">
            <text:p>1.038072</text:p>
          </table:table-cell>
          <table:table-cell office:value-type="float" office:value="98.461501" calcext:value-type="float">
            <text:p>98.461501</text:p>
          </table:table-cell>
          <table:table-cell office:value-type="float" office:value="97.423429" calcext:value-type="float">
            <text:p>97.423429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864" calcext:value-type="float">
            <text:p>86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.030923" calcext:value-type="float">
            <text:p>1.030923</text:p>
          </table:table-cell>
          <table:table-cell office:value-type="float" office:value="98.463108" calcext:value-type="float">
            <text:p>98.463108</text:p>
          </table:table-cell>
          <table:table-cell office:value-type="float" office:value="97.432185" calcext:value-type="float">
            <text:p>97.432185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53618" calcext:value-type="float">
            <text:p>1.053618</text:p>
          </table:table-cell>
          <table:table-cell office:value-type="float" office:value="98.464462" calcext:value-type="float">
            <text:p>98.464462</text:p>
          </table:table-cell>
          <table:table-cell office:value-type="float" office:value="97.410844" calcext:value-type="float">
            <text:p>97.41084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7102052" calcext:value-type="float">
            <text:p>7102052</text:p>
          </table:table-cell>
          <table:table-cell office:value-type="float" office:value="11484" calcext:value-type="float">
            <text:p>11484</text:p>
          </table:table-cell>
          <table:table-cell office:value-type="float" office:value="6751" calcext:value-type="float">
            <text:p>6751</text:p>
          </table:table-cell>
          <table:table-cell office:value-type="float" office:value="1.010275" calcext:value-type="float">
            <text:p>1.010275</text:p>
          </table:table-cell>
          <table:table-cell office:value-type="float" office:value="101.539353" calcext:value-type="float">
            <text:p>101.539353</text:p>
          </table:table-cell>
          <table:table-cell office:value-type="float" office:value="100.529078" calcext:value-type="float">
            <text:p>100.529078</text:p>
          </table:table-cell>
          <table:table-cell office:value-type="float" office:value="0.565174" calcext:value-type="float">
            <text:p>0.565174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5460932" calcext:value-type="float">
            <text:p>5460932</text:p>
          </table:table-cell>
          <table:table-cell office:value-type="float" office:value="11484" calcext:value-type="float">
            <text:p>11484</text:p>
          </table:table-cell>
          <table:table-cell office:value-type="float" office:value="5191" calcext:value-type="float">
            <text:p>5191</text:p>
          </table:table-cell>
          <table:table-cell office:value-type="float" office:value="1.059016" calcext:value-type="float">
            <text:p>1.059016</text:p>
          </table:table-cell>
          <table:table-cell office:value-type="float" office:value="102.450616" calcext:value-type="float">
            <text:p>102.450616</text:p>
          </table:table-cell>
          <table:table-cell office:value-type="float" office:value="101.3916" calcext:value-type="float">
            <text:p>101.3916</text:p>
          </table:table-cell>
          <table:table-cell office:value-type="float" office:value="0.430878" calcext:value-type="float">
            <text:p>0.430878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021007" calcext:value-type="float">
            <text:p>1.021007</text:p>
          </table:table-cell>
          <table:table-cell office:value-type="float" office:value="97.673331" calcext:value-type="float">
            <text:p>97.673331</text:p>
          </table:table-cell>
          <table:table-cell office:value-type="float" office:value="96.652324" calcext:value-type="float">
            <text:p>96.652324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11681" calcext:value-type="float">
            <text:p>1.011681</text:p>
          </table:table-cell>
          <table:table-cell office:value-type="float" office:value="97.674738" calcext:value-type="float">
            <text:p>97.674738</text:p>
          </table:table-cell>
          <table:table-cell office:value-type="float" office:value="96.663057" calcext:value-type="float">
            <text:p>96.663057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35643" calcext:value-type="float">
            <text:p>1.035643</text:p>
          </table:table-cell>
          <table:table-cell office:value-type="float" office:value="97.681675" calcext:value-type="float">
            <text:p>97.681675</text:p>
          </table:table-cell>
          <table:table-cell office:value-type="float" office:value="96.646031" calcext:value-type="float">
            <text:p>96.64603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7190420" calcext:value-type="float">
            <text:p>7190420</text:p>
          </table:table-cell>
          <table:table-cell office:value-type="float" office:value="11583" calcext:value-type="float">
            <text:p>11583</text:p>
          </table:table-cell>
          <table:table-cell office:value-type="float" office:value="6835" calcext:value-type="float">
            <text:p>6835</text:p>
          </table:table-cell>
          <table:table-cell office:value-type="float" office:value="1.011302" calcext:value-type="float">
            <text:p>1.011302</text:p>
          </table:table-cell>
          <table:table-cell office:value-type="float" office:value="101.778132" calcext:value-type="float">
            <text:p>101.778132</text:p>
          </table:table-cell>
          <table:table-cell office:value-type="float" office:value="100.76683" calcext:value-type="float">
            <text:p>100.76683</text:p>
          </table:table-cell>
          <table:table-cell office:value-type="float" office:value="0.570856" calcext:value-type="float">
            <text:p>0.570856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5579808" calcext:value-type="float">
            <text:p>5579808</text:p>
          </table:table-cell>
          <table:table-cell office:value-type="float" office:value="11583" calcext:value-type="float">
            <text:p>11583</text:p>
          </table:table-cell>
          <table:table-cell office:value-type="float" office:value="5304" calcext:value-type="float">
            <text:p>5304</text:p>
          </table:table-cell>
          <table:table-cell office:value-type="float" office:value="1.068335" calcext:value-type="float">
            <text:p>1.068335</text:p>
          </table:table-cell>
          <table:table-cell office:value-type="float" office:value="102.588195" calcext:value-type="float">
            <text:p>102.588195</text:p>
          </table:table-cell>
          <table:table-cell office:value-type="float" office:value="101.51986" calcext:value-type="float">
            <text:p>101.51986</text:p>
          </table:table-cell>
          <table:table-cell office:value-type="float" office:value="0.439702" calcext:value-type="float">
            <text:p>0.439702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35312" calcext:value-type="float">
            <text:p>1.035312</text:p>
          </table:table-cell>
          <table:table-cell office:value-type="float" office:value="87.696415" calcext:value-type="float">
            <text:p>87.696415</text:p>
          </table:table-cell>
          <table:table-cell office:value-type="float" office:value="86.661103" calcext:value-type="float">
            <text:p>86.661103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768" calcext:value-type="float">
            <text:p>76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.024836" calcext:value-type="float">
            <text:p>1.024836</text:p>
          </table:table-cell>
          <table:table-cell office:value-type="float" office:value="87.699175" calcext:value-type="float">
            <text:p>87.699175</text:p>
          </table:table-cell>
          <table:table-cell office:value-type="float" office:value="86.674339" calcext:value-type="float">
            <text:p>86.674339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51668" calcext:value-type="float">
            <text:p>1.051668</text:p>
          </table:table-cell>
          <table:table-cell office:value-type="float" office:value="87.697749" calcext:value-type="float">
            <text:p>87.697749</text:p>
          </table:table-cell>
          <table:table-cell office:value-type="float" office:value="86.646081" calcext:value-type="float">
            <text:p>86.64608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7421860" calcext:value-type="float">
            <text:p>7421860</text:p>
          </table:table-cell>
          <table:table-cell office:value-type="float" office:value="11683" calcext:value-type="float">
            <text:p>11683</text:p>
          </table:table-cell>
          <table:table-cell office:value-type="float" office:value="7055" calcext:value-type="float">
            <text:p>7055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819905" calcext:value-type="float">
            <text:p>100.819905</text:p>
          </table:table-cell>
          <table:table-cell office:value-type="float" office:value="99.806624" calcext:value-type="float">
            <text:p>99.806624</text:p>
          </table:table-cell>
          <table:table-cell office:value-type="float" office:value="0.594899" calcext:value-type="float">
            <text:p>0.594899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5178996" calcext:value-type="float">
            <text:p>5178996</text:p>
          </table:table-cell>
          <table:table-cell office:value-type="float" office:value="11683" calcext:value-type="float">
            <text:p>11683</text:p>
          </table:table-cell>
          <table:table-cell office:value-type="float" office:value="4923" calcext:value-type="float">
            <text:p>4923</text:p>
          </table:table-cell>
          <table:table-cell office:value-type="float" office:value="1.297159" calcext:value-type="float">
            <text:p>1.297159</text:p>
          </table:table-cell>
          <table:table-cell office:value-type="float" office:value="102.515939" calcext:value-type="float">
            <text:p>102.515939</text:p>
          </table:table-cell>
          <table:table-cell office:value-type="float" office:value="101.21878" calcext:value-type="float">
            <text:p>101.21878</text:p>
          </table:table-cell>
          <table:table-cell office:value-type="float" office:value="0.409331" calcext:value-type="float">
            <text:p>0.409331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20" calcext:value-type="float">
            <text:p>7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.254853" calcext:value-type="float">
            <text:p>1.254853</text:p>
          </table:table-cell>
          <table:table-cell office:value-type="float" office:value="101.713204" calcext:value-type="float">
            <text:p>101.713204</text:p>
          </table:table-cell>
          <table:table-cell office:value-type="float" office:value="100.458351" calcext:value-type="float">
            <text:p>100.458351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245067" calcext:value-type="float">
            <text:p>1.245067</text:p>
          </table:table-cell>
          <table:table-cell office:value-type="float" office:value="101.71465" calcext:value-type="float">
            <text:p>101.71465</text:p>
          </table:table-cell>
          <table:table-cell office:value-type="float" office:value="100.469584" calcext:value-type="float">
            <text:p>100.46958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264146" calcext:value-type="float">
            <text:p>1.264146</text:p>
          </table:table-cell>
          <table:table-cell office:value-type="float" office:value="101.716124" calcext:value-type="float">
            <text:p>101.716124</text:p>
          </table:table-cell>
          <table:table-cell office:value-type="float" office:value="100.451978" calcext:value-type="float">
            <text:p>100.451978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7750084" calcext:value-type="float">
            <text:p>7750084</text:p>
          </table:table-cell>
          <table:table-cell office:value-type="float" office:value="11782" calcext:value-type="float">
            <text:p>11782</text:p>
          </table:table-cell>
          <table:table-cell office:value-type="float" office:value="7367" calcext:value-type="float">
            <text:p>7367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101.611671" calcext:value-type="float">
            <text:p>101.611671</text:p>
          </table:table-cell>
          <table:table-cell office:value-type="float" office:value="100.60343" calcext:value-type="float">
            <text:p>100.60343</text:p>
          </table:table-cell>
          <table:table-cell office:value-type="float" office:value="0.616288" calcext:value-type="float">
            <text:p>0.616288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4929672" calcext:value-type="float">
            <text:p>4929672</text:p>
          </table:table-cell>
          <table:table-cell office:value-type="float" office:value="11782" calcext:value-type="float">
            <text:p>11782</text:p>
          </table:table-cell>
          <table:table-cell office:value-type="float" office:value="4686" calcext:value-type="float">
            <text:p>4686</text:p>
          </table:table-cell>
          <table:table-cell office:value-type="float" office:value="1.062123" calcext:value-type="float">
            <text:p>1.062123</text:p>
          </table:table-cell>
          <table:table-cell office:value-type="float" office:value="101.987327" calcext:value-type="float">
            <text:p>101.987327</text:p>
          </table:table-cell>
          <table:table-cell office:value-type="float" office:value="100.925204" calcext:value-type="float">
            <text:p>100.925204</text:p>
          </table:table-cell>
          <table:table-cell office:value-type="float" office:value="0.390758" calcext:value-type="float">
            <text:p>0.390758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025699" calcext:value-type="float">
            <text:p>1.025699</text:p>
          </table:table-cell>
          <table:table-cell office:value-type="float" office:value="102.131802" calcext:value-type="float">
            <text:p>102.131802</text:p>
          </table:table-cell>
          <table:table-cell office:value-type="float" office:value="101.106103" calcext:value-type="float">
            <text:p>101.10610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768" calcext:value-type="float">
            <text:p>76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.016413" calcext:value-type="float">
            <text:p>1.016413</text:p>
          </table:table-cell>
          <table:table-cell office:value-type="float" office:value="102.128818" calcext:value-type="float">
            <text:p>102.128818</text:p>
          </table:table-cell>
          <table:table-cell office:value-type="float" office:value="101.112405" calcext:value-type="float">
            <text:p>101.11240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34832" calcext:value-type="float">
            <text:p>1.034832</text:p>
          </table:table-cell>
          <table:table-cell office:value-type="float" office:value="98.747007" calcext:value-type="float">
            <text:p>98.747007</text:p>
          </table:table-cell>
          <table:table-cell office:value-type="float" office:value="97.712175" calcext:value-type="float">
            <text:p>97.71217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126005" calcext:value-type="float">
            <text:p>102.126005</text:p>
          </table:table-cell>
          <table:table-cell office:value-type="float" office:value="102.299348" calcext:value-type="float">
            <text:p>102.299348</text:p>
          </table:table-cell>
          <table:table-cell office:value-type="float" office:value="0.173343" calcext:value-type="float">
            <text:p>0.173343</text:p>
          </table:table-cell>
          <table:table-cell office:value-type="float" office:value="0.002769" calcext:value-type="float">
            <text:p>0.002769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7842660" calcext:value-type="float">
            <text:p>7842660</text:p>
          </table:table-cell>
          <table:table-cell office:value-type="float" office:value="11881" calcext:value-type="float">
            <text:p>11881</text:p>
          </table:table-cell>
          <table:table-cell office:value-type="float" office:value="7455" calcext:value-type="float">
            <text:p>7455</text:p>
          </table:table-cell>
          <table:table-cell office:value-type="float" office:value="1.015324" calcext:value-type="float">
            <text:p>1.015324</text:p>
          </table:table-cell>
          <table:table-cell office:value-type="float" office:value="101.020905" calcext:value-type="float">
            <text:p>101.020905</text:p>
          </table:table-cell>
          <table:table-cell office:value-type="float" office:value="100.005581" calcext:value-type="float">
            <text:p>100.005581</text:p>
          </table:table-cell>
          <table:table-cell office:value-type="float" office:value="0.627378" calcext:value-type="float">
            <text:p>0.62737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4941244" calcext:value-type="float">
            <text:p>4941244</text:p>
          </table:table-cell>
          <table:table-cell office:value-type="float" office:value="11881" calcext:value-type="float">
            <text:p>11881</text:p>
          </table:table-cell>
          <table:table-cell office:value-type="float" office:value="4697" calcext:value-type="float">
            <text:p>4697</text:p>
          </table:table-cell>
          <table:table-cell office:value-type="float" office:value="1.076563" calcext:value-type="float">
            <text:p>1.076563</text:p>
          </table:table-cell>
          <table:table-cell office:value-type="float" office:value="102.08349" calcext:value-type="float">
            <text:p>102.08349</text:p>
          </table:table-cell>
          <table:table-cell office:value-type="float" office:value="101.006928" calcext:value-type="float">
            <text:p>101.006928</text:p>
          </table:table-cell>
          <table:table-cell office:value-type="float" office:value="0.391359" calcext:value-type="float">
            <text:p>0.391359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.033049" calcext:value-type="float">
            <text:p>1.033049</text:p>
          </table:table-cell>
          <table:table-cell office:value-type="float" office:value="102.326815" calcext:value-type="float">
            <text:p>102.326815</text:p>
          </table:table-cell>
          <table:table-cell office:value-type="float" office:value="101.293765" calcext:value-type="float">
            <text:p>101.293765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016951" calcext:value-type="float">
            <text:p>1.016951</text:p>
          </table:table-cell>
          <table:table-cell office:value-type="float" office:value="102.34001" calcext:value-type="float">
            <text:p>102.34001</text:p>
          </table:table-cell>
          <table:table-cell office:value-type="float" office:value="101.323059" calcext:value-type="float">
            <text:p>101.323059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53368" calcext:value-type="float">
            <text:p>1.053368</text:p>
          </table:table-cell>
          <table:table-cell office:value-type="float" office:value="102.084964" calcext:value-type="float">
            <text:p>102.084964</text:p>
          </table:table-cell>
          <table:table-cell office:value-type="float" office:value="101.031596" calcext:value-type="float">
            <text:p>101.031596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341424" calcext:value-type="float">
            <text:p>102.341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7039984" calcext:value-type="float">
            <text:p>7039984</text:p>
          </table:table-cell>
          <table:table-cell office:value-type="float" office:value="11979" calcext:value-type="float">
            <text:p>11979</text:p>
          </table:table-cell>
          <table:table-cell office:value-type="float" office:value="6692" calcext:value-type="float">
            <text:p>6692</text:p>
          </table:table-cell>
          <table:table-cell office:value-type="float" office:value="1.016473" calcext:value-type="float">
            <text:p>1.016473</text:p>
          </table:table-cell>
          <table:table-cell office:value-type="float" office:value="100.3936" calcext:value-type="float">
            <text:p>100.3936</text:p>
          </table:table-cell>
          <table:table-cell office:value-type="float" office:value="99.377128" calcext:value-type="float">
            <text:p>99.377128</text:p>
          </table:table-cell>
          <table:table-cell office:value-type="float" office:value="0.566729" calcext:value-type="float">
            <text:p>0.566729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5431476" calcext:value-type="float">
            <text:p>5431476</text:p>
          </table:table-cell>
          <table:table-cell office:value-type="float" office:value="11979" calcext:value-type="float">
            <text:p>11979</text:p>
          </table:table-cell>
          <table:table-cell office:value-type="float" office:value="5163" calcext:value-type="float">
            <text:p>5163</text:p>
          </table:table-cell>
          <table:table-cell office:value-type="float" office:value="1.093453" calcext:value-type="float">
            <text:p>1.093453</text:p>
          </table:table-cell>
          <table:table-cell office:value-type="float" office:value="101.604531" calcext:value-type="float">
            <text:p>101.604531</text:p>
          </table:table-cell>
          <table:table-cell office:value-type="float" office:value="100.511078" calcext:value-type="float">
            <text:p>100.511078</text:p>
          </table:table-cell>
          <table:table-cell office:value-type="float" office:value="0.432309" calcext:value-type="float">
            <text:p>0.432309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033348" calcext:value-type="float">
            <text:p>1.033348</text:p>
          </table:table-cell>
          <table:table-cell office:value-type="float" office:value="102.040733" calcext:value-type="float">
            <text:p>102.040733</text:p>
          </table:table-cell>
          <table:table-cell office:value-type="float" office:value="101.007385" calcext:value-type="float">
            <text:p>101.007385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816" calcext:value-type="float">
            <text:p>81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.018139" calcext:value-type="float">
            <text:p>1.018139</text:p>
          </table:table-cell>
          <table:table-cell office:value-type="float" office:value="102.060793" calcext:value-type="float">
            <text:p>102.060793</text:p>
          </table:table-cell>
          <table:table-cell office:value-type="float" office:value="101.042654" calcext:value-type="float">
            <text:p>101.04265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60481" calcext:value-type="float">
            <text:p>1.060481</text:p>
          </table:table-cell>
          <table:table-cell office:value-type="float" office:value="100.874983" calcext:value-type="float">
            <text:p>100.874983</text:p>
          </table:table-cell>
          <table:table-cell office:value-type="float" office:value="99.814502" calcext:value-type="float">
            <text:p>99.81450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064046" calcext:value-type="float">
            <text:p>102.064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8253992" calcext:value-type="float">
            <text:p>8253992</text:p>
          </table:table-cell>
          <table:table-cell office:value-type="float" office:value="12079" calcext:value-type="float">
            <text:p>12079</text:p>
          </table:table-cell>
          <table:table-cell office:value-type="float" office:value="7846" calcext:value-type="float">
            <text:p>7846</text:p>
          </table:table-cell>
          <table:table-cell office:value-type="float" office:value="1.012215" calcext:value-type="float">
            <text:p>1.012215</text:p>
          </table:table-cell>
          <table:table-cell office:value-type="float" office:value="100.811745" calcext:value-type="float">
            <text:p>100.811745</text:p>
          </table:table-cell>
          <table:table-cell office:value-type="float" office:value="99.799531" calcext:value-type="float">
            <text:p>99.799531</text:p>
          </table:table-cell>
          <table:table-cell office:value-type="float" office:value="0.661646" calcext:value-type="float">
            <text:p>0.661646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4891800" calcext:value-type="float">
            <text:p>4891800</text:p>
          </table:table-cell>
          <table:table-cell office:value-type="float" office:value="12079" calcext:value-type="float">
            <text:p>12079</text:p>
          </table:table-cell>
          <table:table-cell office:value-type="float" office:value="4650" calcext:value-type="float">
            <text:p>4650</text:p>
          </table:table-cell>
          <table:table-cell office:value-type="float" office:value="1.073376" calcext:value-type="float">
            <text:p>1.073376</text:p>
          </table:table-cell>
          <table:table-cell office:value-type="float" office:value="101.327434" calcext:value-type="float">
            <text:p>101.327434</text:p>
          </table:table-cell>
          <table:table-cell office:value-type="float" office:value="100.254058" calcext:value-type="float">
            <text:p>100.254058</text:p>
          </table:table-cell>
          <table:table-cell office:value-type="float" office:value="0.390352" calcext:value-type="float">
            <text:p>0.390352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040844" calcext:value-type="float">
            <text:p>1.040844</text:p>
          </table:table-cell>
          <table:table-cell office:value-type="float" office:value="99.478594" calcext:value-type="float">
            <text:p>99.478594</text:p>
          </table:table-cell>
          <table:table-cell office:value-type="float" office:value="98.43775" calcext:value-type="float">
            <text:p>98.43775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013701" calcext:value-type="float">
            <text:p>1.013701</text:p>
          </table:table-cell>
          <table:table-cell office:value-type="float" office:value="101.508304" calcext:value-type="float">
            <text:p>101.508304</text:p>
          </table:table-cell>
          <table:table-cell office:value-type="float" office:value="100.494603" calcext:value-type="float">
            <text:p>100.494603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08" calcext:value-type="float">
            <text:p>40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51267" calcext:value-type="float">
            <text:p>1.051267</text:p>
          </table:table-cell>
          <table:table-cell office:value-type="float" office:value="101.504879" calcext:value-type="float">
            <text:p>101.504879</text:p>
          </table:table-cell>
          <table:table-cell office:value-type="float" office:value="100.453612" calcext:value-type="float">
            <text:p>100.45361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7533372" calcext:value-type="float">
            <text:p>7533372</text:p>
          </table:table-cell>
          <table:table-cell office:value-type="float" office:value="12178" calcext:value-type="float">
            <text:p>12178</text:p>
          </table:table-cell>
          <table:table-cell office:value-type="float" office:value="7161" calcext:value-type="float">
            <text:p>7161</text:p>
          </table:table-cell>
          <table:table-cell office:value-type="float" office:value="1.019168" calcext:value-type="float">
            <text:p>1.019168</text:p>
          </table:table-cell>
          <table:table-cell office:value-type="float" office:value="101.162779" calcext:value-type="float">
            <text:p>101.162779</text:p>
          </table:table-cell>
          <table:table-cell office:value-type="float" office:value="100.143611" calcext:value-type="float">
            <text:p>100.143611</text:p>
          </table:table-cell>
          <table:table-cell office:value-type="float" office:value="0.601806" calcext:value-type="float">
            <text:p>0.601806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5403072" calcext:value-type="float">
            <text:p>5403072</text:p>
          </table:table-cell>
          <table:table-cell office:value-type="float" office:value="12178" calcext:value-type="float">
            <text:p>12178</text:p>
          </table:table-cell>
          <table:table-cell office:value-type="float" office:value="5136" calcext:value-type="float">
            <text:p>5136</text:p>
          </table:table-cell>
          <table:table-cell office:value-type="float" office:value="1.062783" calcext:value-type="float">
            <text:p>1.062783</text:p>
          </table:table-cell>
          <table:table-cell office:value-type="float" office:value="102.906626" calcext:value-type="float">
            <text:p>102.906626</text:p>
          </table:table-cell>
          <table:table-cell office:value-type="float" office:value="101.843843" calcext:value-type="float">
            <text:p>101.843843</text:p>
          </table:table-cell>
          <table:table-cell office:value-type="float" office:value="0.42442" calcext:value-type="float">
            <text:p>0.42442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13565" calcext:value-type="float">
            <text:p>1.013565</text:p>
          </table:table-cell>
          <table:table-cell office:value-type="float" office:value="102.139446" calcext:value-type="float">
            <text:p>102.139446</text:p>
          </table:table-cell>
          <table:table-cell office:value-type="float" office:value="101.125881" calcext:value-type="float">
            <text:p>101.125881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20715" calcext:value-type="float">
            <text:p>1.020715</text:p>
          </table:table-cell>
          <table:table-cell office:value-type="float" office:value="102.140933" calcext:value-type="float">
            <text:p>102.140933</text:p>
          </table:table-cell>
          <table:table-cell office:value-type="float" office:value="101.120218" calcext:value-type="float">
            <text:p>101.12021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30008" calcext:value-type="float">
            <text:p>1.030008</text:p>
          </table:table-cell>
          <table:table-cell office:value-type="float" office:value="102.142267" calcext:value-type="float">
            <text:p>102.142267</text:p>
          </table:table-cell>
          <table:table-cell office:value-type="float" office:value="101.112259" calcext:value-type="float">
            <text:p>101.112259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7042088" calcext:value-type="float">
            <text:p>7042088</text:p>
          </table:table-cell>
          <table:table-cell office:value-type="float" office:value="12277" calcext:value-type="float">
            <text:p>12277</text:p>
          </table:table-cell>
          <table:table-cell office:value-type="float" office:value="6694" calcext:value-type="float">
            <text:p>6694</text:p>
          </table:table-cell>
          <table:table-cell office:value-type="float" office:value="1.008222" calcext:value-type="float">
            <text:p>1.008222</text:p>
          </table:table-cell>
          <table:table-cell office:value-type="float" office:value="101.582302" calcext:value-type="float">
            <text:p>101.582302</text:p>
          </table:table-cell>
          <table:table-cell office:value-type="float" office:value="100.57408" calcext:value-type="float">
            <text:p>100.57408</text:p>
          </table:table-cell>
          <table:table-cell office:value-type="float" office:value="0.560151" calcext:value-type="float">
            <text:p>0.560151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5467244" calcext:value-type="float">
            <text:p>5467244</text:p>
          </table:table-cell>
          <table:table-cell office:value-type="float" office:value="12277" calcext:value-type="float">
            <text:p>12277</text:p>
          </table:table-cell>
          <table:table-cell office:value-type="float" office:value="5197" calcext:value-type="float">
            <text:p>5197</text:p>
          </table:table-cell>
          <table:table-cell office:value-type="float" office:value="1.068675" calcext:value-type="float">
            <text:p>1.068675</text:p>
          </table:table-cell>
          <table:table-cell office:value-type="float" office:value="101.425627" calcext:value-type="float">
            <text:p>101.425627</text:p>
          </table:table-cell>
          <table:table-cell office:value-type="float" office:value="100.356952" calcext:value-type="float">
            <text:p>100.356952</text:p>
          </table:table-cell>
          <table:table-cell office:value-type="float" office:value="0.435824" calcext:value-type="float">
            <text:p>0.435824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20" calcext:value-type="float">
            <text:p>72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.026529" calcext:value-type="float">
            <text:p>1.026529</text:p>
          </table:table-cell>
          <table:table-cell office:value-type="float" office:value="99.767083" calcext:value-type="float">
            <text:p>99.767083</text:p>
          </table:table-cell>
          <table:table-cell office:value-type="float" office:value="98.740554" calcext:value-type="float">
            <text:p>98.740554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528" calcext:value-type="float">
            <text:p>528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.016353" calcext:value-type="float">
            <text:p>1.016353</text:p>
          </table:table-cell>
          <table:table-cell office:value-type="float" office:value="92.075121" calcext:value-type="float">
            <text:p>92.075121</text:p>
          </table:table-cell>
          <table:table-cell office:value-type="float" office:value="91.058768" calcext:value-type="float">
            <text:p>91.058768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40985" calcext:value-type="float">
            <text:p>1.040985</text:p>
          </table:table-cell>
          <table:table-cell office:value-type="float" office:value="100.680598" calcext:value-type="float">
            <text:p>100.680598</text:p>
          </table:table-cell>
          <table:table-cell office:value-type="float" office:value="99.639613" calcext:value-type="float">
            <text:p>99.639613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7417652" calcext:value-type="float">
            <text:p>7417652</text:p>
          </table:table-cell>
          <table:table-cell office:value-type="float" office:value="12375" calcext:value-type="float">
            <text:p>12375</text:p>
          </table:table-cell>
          <table:table-cell office:value-type="float" office:value="7051" calcext:value-type="float">
            <text:p>7051</text:p>
          </table:table-cell>
          <table:table-cell office:value-type="float" office:value="1.010353" calcext:value-type="float">
            <text:p>1.010353</text:p>
          </table:table-cell>
          <table:table-cell office:value-type="float" office:value="100.890294" calcext:value-type="float">
            <text:p>100.890294</text:p>
          </table:table-cell>
          <table:table-cell office:value-type="float" office:value="99.879941" calcext:value-type="float">
            <text:p>99.879941</text:p>
          </table:table-cell>
          <table:table-cell office:value-type="float" office:value="0.594125" calcext:value-type="float">
            <text:p>0.594125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5113772" calcext:value-type="float">
            <text:p>5113772</text:p>
          </table:table-cell>
          <table:table-cell office:value-type="float" office:value="12375" calcext:value-type="float">
            <text:p>12375</text:p>
          </table:table-cell>
          <table:table-cell office:value-type="float" office:value="4861" calcext:value-type="float">
            <text:p>4861</text:p>
          </table:table-cell>
          <table:table-cell office:value-type="float" office:value="1.094107" calcext:value-type="float">
            <text:p>1.094107</text:p>
          </table:table-cell>
          <table:table-cell office:value-type="float" office:value="102.056475" calcext:value-type="float">
            <text:p>102.056475</text:p>
          </table:table-cell>
          <table:table-cell office:value-type="float" office:value="100.962368" calcext:value-type="float">
            <text:p>100.962368</text:p>
          </table:table-cell>
          <table:table-cell office:value-type="float" office:value="0.405202" calcext:value-type="float">
            <text:p>0.405202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.02914" calcext:value-type="float">
            <text:p>1.02914</text:p>
          </table:table-cell>
          <table:table-cell office:value-type="float" office:value="99.248894" calcext:value-type="float">
            <text:p>99.248894</text:p>
          </table:table-cell>
          <table:table-cell office:value-type="float" office:value="98.219754" calcext:value-type="float">
            <text:p>98.219754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576" calcext:value-type="float">
            <text:p>57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.018624" calcext:value-type="float">
            <text:p>1.018624</text:p>
          </table:table-cell>
          <table:table-cell office:value-type="float" office:value="99.251734" calcext:value-type="float">
            <text:p>99.251734</text:p>
          </table:table-cell>
          <table:table-cell office:value-type="float" office:value="98.23311" calcext:value-type="float">
            <text:p>98.23311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4746" calcext:value-type="float">
            <text:p>1.044746</text:p>
          </table:table-cell>
          <table:table-cell office:value-type="float" office:value="99.250228" calcext:value-type="float">
            <text:p>99.250228</text:p>
          </table:table-cell>
          <table:table-cell office:value-type="float" office:value="98.205482" calcext:value-type="float">
            <text:p>98.20548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7692224" calcext:value-type="float">
            <text:p>7692224</text:p>
          </table:table-cell>
          <table:table-cell office:value-type="float" office:value="12474" calcext:value-type="float">
            <text:p>12474</text:p>
          </table:table-cell>
          <table:table-cell office:value-type="float" office:value="7312" calcext:value-type="float">
            <text:p>7312</text:p>
          </table:table-cell>
          <table:table-cell office:value-type="float" office:value="1.010422" calcext:value-type="float">
            <text:p>1.010422</text:p>
          </table:table-cell>
          <table:table-cell office:value-type="float" office:value="101.768019" calcext:value-type="float">
            <text:p>101.768019</text:p>
          </table:table-cell>
          <table:table-cell office:value-type="float" office:value="100.757597" calcext:value-type="float">
            <text:p>100.757597</text:p>
          </table:table-cell>
          <table:table-cell office:value-type="float" office:value="0.610751" calcext:value-type="float">
            <text:p>0.610751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5336796" calcext:value-type="float">
            <text:p>5336796</text:p>
          </table:table-cell>
          <table:table-cell office:value-type="float" office:value="12474" calcext:value-type="float">
            <text:p>12474</text:p>
          </table:table-cell>
          <table:table-cell office:value-type="float" office:value="5073" calcext:value-type="float">
            <text:p>5073</text:p>
          </table:table-cell>
          <table:table-cell office:value-type="float" office:value="1.070247" calcext:value-type="float">
            <text:p>1.070247</text:p>
          </table:table-cell>
          <table:table-cell office:value-type="float" office:value="102.798902" calcext:value-type="float">
            <text:p>102.798902</text:p>
          </table:table-cell>
          <table:table-cell office:value-type="float" office:value="101.728655" calcext:value-type="float">
            <text:p>101.728655</text:p>
          </table:table-cell>
          <table:table-cell office:value-type="float" office:value="0.419689" calcext:value-type="float">
            <text:p>0.419689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032922" calcext:value-type="float">
            <text:p>1.032922</text:p>
          </table:table-cell>
          <table:table-cell office:value-type="float" office:value="102.695806" calcext:value-type="float">
            <text:p>102.695806</text:p>
          </table:table-cell>
          <table:table-cell office:value-type="float" office:value="101.662884" calcext:value-type="float">
            <text:p>101.662884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816" calcext:value-type="float">
            <text:p>8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023676" calcext:value-type="float">
            <text:p>1.023676</text:p>
          </table:table-cell>
          <table:table-cell office:value-type="float" office:value="102.682766" calcext:value-type="float">
            <text:p>102.682766</text:p>
          </table:table-cell>
          <table:table-cell office:value-type="float" office:value="101.65909" calcext:value-type="float">
            <text:p>101.65909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8098" calcext:value-type="float">
            <text:p>1.048098</text:p>
          </table:table-cell>
          <table:table-cell office:value-type="float" office:value="95.559172" calcext:value-type="float">
            <text:p>95.559172</text:p>
          </table:table-cell>
          <table:table-cell office:value-type="float" office:value="94.511074" calcext:value-type="float">
            <text:p>94.511074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653487" calcext:value-type="float">
            <text:p>102.653487</text:p>
          </table:table-cell>
          <table:table-cell office:value-type="float" office:value="102.889913" calcext:value-type="float">
            <text:p>102.889913</text:p>
          </table:table-cell>
          <table:table-cell office:value-type="float" office:value="0.236427" calcext:value-type="float">
            <text:p>0.23642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7301932" calcext:value-type="float">
            <text:p>7301932</text:p>
          </table:table-cell>
          <table:table-cell office:value-type="float" office:value="12573" calcext:value-type="float">
            <text:p>12573</text:p>
          </table:table-cell>
          <table:table-cell office:value-type="float" office:value="6941" calcext:value-type="float">
            <text:p>6941</text:p>
          </table:table-cell>
          <table:table-cell office:value-type="float" office:value="1.011871" calcext:value-type="float">
            <text:p>1.011871</text:p>
          </table:table-cell>
          <table:table-cell office:value-type="float" office:value="101.382783" calcext:value-type="float">
            <text:p>101.382783</text:p>
          </table:table-cell>
          <table:table-cell office:value-type="float" office:value="100.370912" calcext:value-type="float">
            <text:p>100.370912</text:p>
          </table:table-cell>
          <table:table-cell office:value-type="float" office:value="0.581996" calcext:value-type="float">
            <text:p>0.581996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5488284" calcext:value-type="float">
            <text:p>5488284</text:p>
          </table:table-cell>
          <table:table-cell office:value-type="float" office:value="12573" calcext:value-type="float">
            <text:p>12573</text:p>
          </table:table-cell>
          <table:table-cell office:value-type="float" office:value="5217" calcext:value-type="float">
            <text:p>5217</text:p>
          </table:table-cell>
          <table:table-cell office:value-type="float" office:value="1.307318" calcext:value-type="float">
            <text:p>1.307318</text:p>
          </table:table-cell>
          <table:table-cell office:value-type="float" office:value="102.421294" calcext:value-type="float">
            <text:p>102.421294</text:p>
          </table:table-cell>
          <table:table-cell office:value-type="float" office:value="101.113976" calcext:value-type="float">
            <text:p>101.113976</text:p>
          </table:table-cell>
          <table:table-cell office:value-type="float" office:value="0.434226" calcext:value-type="float">
            <text:p>0.434226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768" calcext:value-type="float">
            <text:p>76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.253025" calcext:value-type="float">
            <text:p>1.253025</text:p>
          </table:table-cell>
          <table:table-cell office:value-type="float" office:value="101.405593" calcext:value-type="float">
            <text:p>101.405593</text:p>
          </table:table-cell>
          <table:table-cell office:value-type="float" office:value="100.152567" calcext:value-type="float">
            <text:p>100.15256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243839" calcext:value-type="float">
            <text:p>1.243839</text:p>
          </table:table-cell>
          <table:table-cell office:value-type="float" office:value="101.438801" calcext:value-type="float">
            <text:p>101.438801</text:p>
          </table:table-cell>
          <table:table-cell office:value-type="float" office:value="100.194961" calcext:value-type="float">
            <text:p>100.19496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274164" calcext:value-type="float">
            <text:p>1.274164</text:p>
          </table:table-cell>
          <table:table-cell office:value-type="float" office:value="101.406927" calcext:value-type="float">
            <text:p>101.406927</text:p>
          </table:table-cell>
          <table:table-cell office:value-type="float" office:value="100.132763" calcext:value-type="float">
            <text:p>100.13276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7103104" calcext:value-type="float">
            <text:p>7103104</text:p>
          </table:table-cell>
          <table:table-cell office:value-type="float" office:value="12672" calcext:value-type="float">
            <text:p>12672</text:p>
          </table:table-cell>
          <table:table-cell office:value-type="float" office:value="6752" calcext:value-type="float">
            <text:p>6752</text:p>
          </table:table-cell>
          <table:table-cell office:value-type="float" office:value="1.032617" calcext:value-type="float">
            <text:p>1.032617</text:p>
          </table:table-cell>
          <table:table-cell office:value-type="float" office:value="101.636701" calcext:value-type="float">
            <text:p>101.636701</text:p>
          </table:table-cell>
          <table:table-cell office:value-type="float" office:value="100.604085" calcext:value-type="float">
            <text:p>100.604085</text:p>
          </table:table-cell>
          <table:table-cell office:value-type="float" office:value="0.564836" calcext:value-type="float">
            <text:p>0.564836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5528260" calcext:value-type="float">
            <text:p>5528260</text:p>
          </table:table-cell>
          <table:table-cell office:value-type="float" office:value="12672" calcext:value-type="float">
            <text:p>12672</text:p>
          </table:table-cell>
          <table:table-cell office:value-type="float" office:value="5255" calcext:value-type="float">
            <text:p>5255</text:p>
          </table:table-cell>
          <table:table-cell office:value-type="float" office:value="1.694934" calcext:value-type="float">
            <text:p>1.694934</text:p>
          </table:table-cell>
          <table:table-cell office:value-type="float" office:value="101.698941" calcext:value-type="float">
            <text:p>101.698941</text:p>
          </table:table-cell>
          <table:table-cell office:value-type="float" office:value="100.004007" calcext:value-type="float">
            <text:p>100.004007</text:p>
          </table:table-cell>
          <table:table-cell office:value-type="float" office:value="0.442243" calcext:value-type="float">
            <text:p>0.442243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7178" calcext:value-type="float">
            <text:p>1.017178</text:p>
          </table:table-cell>
          <table:table-cell office:value-type="float" office:value="102.046624" calcext:value-type="float">
            <text:p>102.046624</text:p>
          </table:table-cell>
          <table:table-cell office:value-type="float" office:value="101.029446" calcext:value-type="float">
            <text:p>101.02944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.657829" calcext:value-type="float">
            <text:p>1.657829</text:p>
          </table:table-cell>
          <table:table-cell office:value-type="float" office:value="101.894089" calcext:value-type="float">
            <text:p>101.894089</text:p>
          </table:table-cell>
          <table:table-cell office:value-type="float" office:value="100.236259" calcext:value-type="float">
            <text:p>100.23625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768" calcext:value-type="float">
            <text:p>76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.648363" calcext:value-type="float">
            <text:p>1.648363</text:p>
          </table:table-cell>
          <table:table-cell office:value-type="float" office:value="101.889586" calcext:value-type="float">
            <text:p>101.889586</text:p>
          </table:table-cell>
          <table:table-cell office:value-type="float" office:value="100.241223" calcext:value-type="float">
            <text:p>100.241223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672705" calcext:value-type="float">
            <text:p>1.672705</text:p>
          </table:table-cell>
          <table:table-cell office:value-type="float" office:value="99.400893" calcext:value-type="float">
            <text:p>99.400893</text:p>
          </table:table-cell>
          <table:table-cell office:value-type="float" office:value="97.728187" calcext:value-type="float">
            <text:p>97.72818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7473408" calcext:value-type="float">
            <text:p>7473408</text:p>
          </table:table-cell>
          <table:table-cell office:value-type="float" office:value="12771" calcext:value-type="float">
            <text:p>12771</text:p>
          </table:table-cell>
          <table:table-cell office:value-type="float" office:value="7104" calcext:value-type="float">
            <text:p>7104</text:p>
          </table:table-cell>
          <table:table-cell office:value-type="float" office:value="1.007401" calcext:value-type="float">
            <text:p>1.007401</text:p>
          </table:table-cell>
          <table:table-cell office:value-type="float" office:value="101.657599" calcext:value-type="float">
            <text:p>101.657599</text:p>
          </table:table-cell>
          <table:table-cell office:value-type="float" office:value="100.650198" calcext:value-type="float">
            <text:p>100.650198</text:p>
          </table:table-cell>
          <table:table-cell office:value-type="float" office:value="0.59401" calcext:value-type="float">
            <text:p>0.59401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5377824" calcext:value-type="float">
            <text:p>5377824</text:p>
          </table:table-cell>
          <table:table-cell office:value-type="float" office:value="12771" calcext:value-type="float">
            <text:p>12771</text:p>
          </table:table-cell>
          <table:table-cell office:value-type="float" office:value="5112" calcext:value-type="float">
            <text:p>5112</text:p>
          </table:table-cell>
          <table:table-cell office:value-type="float" office:value="1.062085" calcext:value-type="float">
            <text:p>1.062085</text:p>
          </table:table-cell>
          <table:table-cell office:value-type="float" office:value="101.983794" calcext:value-type="float">
            <text:p>101.983794</text:p>
          </table:table-cell>
          <table:table-cell office:value-type="float" office:value="100.921709" calcext:value-type="float">
            <text:p>100.921709</text:p>
          </table:table-cell>
          <table:table-cell office:value-type="float" office:value="0.426297" calcext:value-type="float">
            <text:p>0.426297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672" calcext:value-type="float">
            <text:p>67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.024999" calcext:value-type="float">
            <text:p>1.024999</text:p>
          </table:table-cell>
          <table:table-cell office:value-type="float" office:value="97.152448" calcext:value-type="float">
            <text:p>97.152448</text:p>
          </table:table-cell>
          <table:table-cell office:value-type="float" office:value="96.127449" calcext:value-type="float">
            <text:p>96.127449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720" calcext:value-type="float">
            <text:p>72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.015473" calcext:value-type="float">
            <text:p>1.015473</text:p>
          </table:table-cell>
          <table:table-cell office:value-type="float" office:value="97.155288" calcext:value-type="float">
            <text:p>97.155288</text:p>
          </table:table-cell>
          <table:table-cell office:value-type="float" office:value="96.139815" calcext:value-type="float">
            <text:p>96.139815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45517" calcext:value-type="float">
            <text:p>1.045517</text:p>
          </table:table-cell>
          <table:table-cell office:value-type="float" office:value="97.153782" calcext:value-type="float">
            <text:p>97.153782</text:p>
          </table:table-cell>
          <table:table-cell office:value-type="float" office:value="96.108265" calcext:value-type="float">
            <text:p>96.108265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7859492" calcext:value-type="float">
            <text:p>7859492</text:p>
          </table:table-cell>
          <table:table-cell office:value-type="float" office:value="12870" calcext:value-type="float">
            <text:p>12870</text:p>
          </table:table-cell>
          <table:table-cell office:value-type="float" office:value="7471" calcext:value-type="float">
            <text:p>7471</text:p>
          </table:table-cell>
          <table:table-cell office:value-type="float" office:value="1.020487" calcext:value-type="float">
            <text:p>1.020487</text:p>
          </table:table-cell>
          <table:table-cell office:value-type="float" office:value="101.733832" calcext:value-type="float">
            <text:p>101.733832</text:p>
          </table:table-cell>
          <table:table-cell office:value-type="float" office:value="100.713345" calcext:value-type="float">
            <text:p>100.713345</text:p>
          </table:table-cell>
          <table:table-cell office:value-type="float" office:value="0.624306" calcext:value-type="float">
            <text:p>0.624306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5101148" calcext:value-type="float">
            <text:p>5101148</text:p>
          </table:table-cell>
          <table:table-cell office:value-type="float" office:value="12870" calcext:value-type="float">
            <text:p>12870</text:p>
          </table:table-cell>
          <table:table-cell office:value-type="float" office:value="4849" calcext:value-type="float">
            <text:p>4849</text:p>
          </table:table-cell>
          <table:table-cell office:value-type="float" office:value="1.300141" calcext:value-type="float">
            <text:p>1.300141</text:p>
          </table:table-cell>
          <table:table-cell office:value-type="float" office:value="102.388044" calcext:value-type="float">
            <text:p>102.388044</text:p>
          </table:table-cell>
          <table:table-cell office:value-type="float" office:value="101.087903" calcext:value-type="float">
            <text:p>101.087903</text:p>
          </table:table-cell>
          <table:table-cell office:value-type="float" office:value="0.4037" calcext:value-type="float">
            <text:p>0.4037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0168" calcext:value-type="float">
            <text:p>1.010168</text:p>
          </table:table-cell>
          <table:table-cell office:value-type="float" office:value="102.653436" calcext:value-type="float">
            <text:p>102.653436</text:p>
          </table:table-cell>
          <table:table-cell office:value-type="float" office:value="101.643268" calcext:value-type="float">
            <text:p>101.643268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268799" calcext:value-type="float">
            <text:p>1.268799</text:p>
          </table:table-cell>
          <table:table-cell office:value-type="float" office:value="102.493726" calcext:value-type="float">
            <text:p>102.493726</text:p>
          </table:table-cell>
          <table:table-cell office:value-type="float" office:value="101.224926" calcext:value-type="float">
            <text:p>101.22492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864" calcext:value-type="float">
            <text:p>86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.253691" calcext:value-type="float">
            <text:p>1.253691</text:p>
          </table:table-cell>
          <table:table-cell office:value-type="float" office:value="102.49076" calcext:value-type="float">
            <text:p>102.49076</text:p>
          </table:table-cell>
          <table:table-cell office:value-type="float" office:value="101.23707" calcext:value-type="float">
            <text:p>101.23707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278093" calcext:value-type="float">
            <text:p>1.278093</text:p>
          </table:table-cell>
          <table:table-cell office:value-type="float" office:value="101.951038" calcext:value-type="float">
            <text:p>101.951038</text:p>
          </table:table-cell>
          <table:table-cell office:value-type="float" office:value="100.672945" calcext:value-type="float">
            <text:p>100.67294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7167276" calcext:value-type="float">
            <text:p>7167276</text:p>
          </table:table-cell>
          <table:table-cell office:value-type="float" office:value="12969" calcext:value-type="float">
            <text:p>12969</text:p>
          </table:table-cell>
          <table:table-cell office:value-type="float" office:value="6813" calcext:value-type="float">
            <text:p>6813</text:p>
          </table:table-cell>
          <table:table-cell office:value-type="float" office:value="1.012425" calcext:value-type="float">
            <text:p>1.012425</text:p>
          </table:table-cell>
          <table:table-cell office:value-type="float" office:value="101.637222" calcext:value-type="float">
            <text:p>101.637222</text:p>
          </table:table-cell>
          <table:table-cell office:value-type="float" office:value="100.624797" calcext:value-type="float">
            <text:p>100.624797</text:p>
          </table:table-cell>
          <table:table-cell office:value-type="float" office:value="0.569822" calcext:value-type="float">
            <text:p>0.569822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5625044" calcext:value-type="float">
            <text:p>5625044</text:p>
          </table:table-cell>
          <table:table-cell office:value-type="float" office:value="12969" calcext:value-type="float">
            <text:p>12969</text:p>
          </table:table-cell>
          <table:table-cell office:value-type="float" office:value="5347" calcext:value-type="float">
            <text:p>5347</text:p>
          </table:table-cell>
          <table:table-cell office:value-type="float" office:value="1.093237" calcext:value-type="float">
            <text:p>1.093237</text:p>
          </table:table-cell>
          <table:table-cell office:value-type="float" office:value="102.104802" calcext:value-type="float">
            <text:p>102.104802</text:p>
          </table:table-cell>
          <table:table-cell office:value-type="float" office:value="101.011565" calcext:value-type="float">
            <text:p>101.011565</text:p>
          </table:table-cell>
          <table:table-cell office:value-type="float" office:value="0.445497" calcext:value-type="float">
            <text:p>0.445497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2882" calcext:value-type="float">
            <text:p>1.02882</text:p>
          </table:table-cell>
          <table:table-cell office:value-type="float" office:value="101.657317" calcext:value-type="float">
            <text:p>101.657317</text:p>
          </table:table-cell>
          <table:table-cell office:value-type="float" office:value="100.628497" calcext:value-type="float">
            <text:p>100.62849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013831" calcext:value-type="float">
            <text:p>1.013831</text:p>
          </table:table-cell>
          <table:table-cell office:value-type="float" office:value="101.671202" calcext:value-type="float">
            <text:p>101.671202</text:p>
          </table:table-cell>
          <table:table-cell office:value-type="float" office:value="100.657371" calcext:value-type="float">
            <text:p>100.65737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49259" calcext:value-type="float">
            <text:p>1.049259</text:p>
          </table:table-cell>
          <table:table-cell office:value-type="float" office:value="101.658651" calcext:value-type="float">
            <text:p>101.658651</text:p>
          </table:table-cell>
          <table:table-cell office:value-type="float" office:value="100.609392" calcext:value-type="float">
            <text:p>100.609392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7996252" calcext:value-type="float">
            <text:p>7996252</text:p>
          </table:table-cell>
          <table:table-cell office:value-type="float" office:value="13068" calcext:value-type="float">
            <text:p>13068</text:p>
          </table:table-cell>
          <table:table-cell office:value-type="float" office:value="7601" calcext:value-type="float">
            <text:p>7601</text:p>
          </table:table-cell>
          <table:table-cell office:value-type="float" office:value="1.009293" calcext:value-type="float">
            <text:p>1.009293</text:p>
          </table:table-cell>
          <table:table-cell office:value-type="float" office:value="101.851982" calcext:value-type="float">
            <text:p>101.851982</text:p>
          </table:table-cell>
          <table:table-cell office:value-type="float" office:value="100.842689" calcext:value-type="float">
            <text:p>100.842689</text:p>
          </table:table-cell>
          <table:table-cell office:value-type="float" office:value="0.634355" calcext:value-type="float">
            <text:p>0.634355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5052756" calcext:value-type="float">
            <text:p>5052756</text:p>
          </table:table-cell>
          <table:table-cell office:value-type="float" office:value="13068" calcext:value-type="float">
            <text:p>13068</text:p>
          </table:table-cell>
          <table:table-cell office:value-type="float" office:value="4803" calcext:value-type="float">
            <text:p>4803</text:p>
          </table:table-cell>
          <table:table-cell office:value-type="float" office:value="1.069097" calcext:value-type="float">
            <text:p>1.069097</text:p>
          </table:table-cell>
          <table:table-cell office:value-type="float" office:value="102.52367" calcext:value-type="float">
            <text:p>102.52367</text:p>
          </table:table-cell>
          <table:table-cell office:value-type="float" office:value="101.454573" calcext:value-type="float">
            <text:p>101.454573</text:p>
          </table:table-cell>
          <table:table-cell office:value-type="float" office:value="0.398425" calcext:value-type="float">
            <text:p>0.398425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2393" calcext:value-type="float">
            <text:p>1.032393</text:p>
          </table:table-cell>
          <table:table-cell office:value-type="float" office:value="102.076434" calcext:value-type="float">
            <text:p>102.076434</text:p>
          </table:table-cell>
          <table:table-cell office:value-type="float" office:value="101.044041" calcext:value-type="float">
            <text:p>101.04404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1008" calcext:value-type="float">
            <text:p>100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.023247" calcext:value-type="float">
            <text:p>1.023247</text:p>
          </table:table-cell>
          <table:table-cell office:value-type="float" office:value="102.064871" calcext:value-type="float">
            <text:p>102.064871</text:p>
          </table:table-cell>
          <table:table-cell office:value-type="float" office:value="101.041624" calcext:value-type="float">
            <text:p>101.04162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47109" calcext:value-type="float">
            <text:p>1.047109</text:p>
          </table:table-cell>
          <table:table-cell office:value-type="float" office:value="98.263415" calcext:value-type="float">
            <text:p>98.263415</text:p>
          </table:table-cell>
          <table:table-cell office:value-type="float" office:value="97.216307" calcext:value-type="float">
            <text:p>97.21630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158519" calcext:value-type="float">
            <text:p>102.158519</text:p>
          </table:table-cell>
          <table:table-cell office:value-type="float" office:value="102.374635" calcext:value-type="float">
            <text:p>102.374635</text:p>
          </table:table-cell>
          <table:table-cell office:value-type="float" office:value="0.216116" calcext:value-type="float">
            <text:p>0.216116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7088376" calcext:value-type="float">
            <text:p>7088376</text:p>
          </table:table-cell>
          <table:table-cell office:value-type="float" office:value="13167" calcext:value-type="float">
            <text:p>13167</text:p>
          </table:table-cell>
          <table:table-cell office:value-type="float" office:value="6738" calcext:value-type="float">
            <text:p>6738</text:p>
          </table:table-cell>
          <table:table-cell office:value-type="float" office:value="1.008381" calcext:value-type="float">
            <text:p>1.008381</text:p>
          </table:table-cell>
          <table:table-cell office:value-type="float" office:value="100.800209" calcext:value-type="float">
            <text:p>100.800209</text:p>
          </table:table-cell>
          <table:table-cell office:value-type="float" office:value="99.791827" calcext:value-type="float">
            <text:p>99.791827</text:p>
          </table:table-cell>
          <table:table-cell office:value-type="float" office:value="0.568253" calcext:value-type="float">
            <text:p>0.568253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5496700" calcext:value-type="float">
            <text:p>5496700</text:p>
          </table:table-cell>
          <table:table-cell office:value-type="float" office:value="13167" calcext:value-type="float">
            <text:p>13167</text:p>
          </table:table-cell>
          <table:table-cell office:value-type="float" office:value="5225" calcext:value-type="float">
            <text:p>5225</text:p>
          </table:table-cell>
          <table:table-cell office:value-type="float" office:value="1.073531" calcext:value-type="float">
            <text:p>1.073531</text:p>
          </table:table-cell>
          <table:table-cell office:value-type="float" office:value="102.724203" calcext:value-type="float">
            <text:p>102.724203</text:p>
          </table:table-cell>
          <table:table-cell office:value-type="float" office:value="101.650672" calcext:value-type="float">
            <text:p>101.650672</text:p>
          </table:table-cell>
          <table:table-cell office:value-type="float" office:value="0.432595" calcext:value-type="float">
            <text:p>0.432595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31561" calcext:value-type="float">
            <text:p>1.031561</text:p>
          </table:table-cell>
          <table:table-cell office:value-type="float" office:value="101.99875" calcext:value-type="float">
            <text:p>101.99875</text:p>
          </table:table-cell>
          <table:table-cell office:value-type="float" office:value="100.967189" calcext:value-type="float">
            <text:p>100.96718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22395" calcext:value-type="float">
            <text:p>1.022395</text:p>
          </table:table-cell>
          <table:table-cell office:value-type="float" office:value="102.000157" calcext:value-type="float">
            <text:p>102.000157</text:p>
          </table:table-cell>
          <table:table-cell office:value-type="float" office:value="100.977761" calcext:value-type="float">
            <text:p>100.977761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6277" calcext:value-type="float">
            <text:p>1.046277</text:p>
          </table:table-cell>
          <table:table-cell office:value-type="float" office:value="102.001551" calcext:value-type="float">
            <text:p>102.001551</text:p>
          </table:table-cell>
          <table:table-cell office:value-type="float" office:value="100.955273" calcext:value-type="float">
            <text:p>100.95527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7412392" calcext:value-type="float">
            <text:p>7412392</text:p>
          </table:table-cell>
          <table:table-cell office:value-type="float" office:value="13266" calcext:value-type="float">
            <text:p>13266</text:p>
          </table:table-cell>
          <table:table-cell office:value-type="float" office:value="7046" calcext:value-type="float">
            <text:p>7046</text:p>
          </table:table-cell>
          <table:table-cell office:value-type="float" office:value="1.008293" calcext:value-type="float">
            <text:p>1.008293</text:p>
          </table:table-cell>
          <table:table-cell office:value-type="float" office:value="101.526624" calcext:value-type="float">
            <text:p>101.526624</text:p>
          </table:table-cell>
          <table:table-cell office:value-type="float" office:value="100.518331" calcext:value-type="float">
            <text:p>100.518331</text:p>
          </table:table-cell>
          <table:table-cell office:value-type="float" office:value="0.589934" calcext:value-type="float">
            <text:p>0.589934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5116928" calcext:value-type="float">
            <text:p>5116928</text:p>
          </table:table-cell>
          <table:table-cell office:value-type="float" office:value="13266" calcext:value-type="float">
            <text:p>13266</text:p>
          </table:table-cell>
          <table:table-cell office:value-type="float" office:value="4864" calcext:value-type="float">
            <text:p>4864</text:p>
          </table:table-cell>
          <table:table-cell office:value-type="float" office:value="1.080691" calcext:value-type="float">
            <text:p>1.080691</text:p>
          </table:table-cell>
          <table:table-cell office:value-type="float" office:value="102.392769" calcext:value-type="float">
            <text:p>102.392769</text:p>
          </table:table-cell>
          <table:table-cell office:value-type="float" office:value="101.312078" calcext:value-type="float">
            <text:p>101.312078</text:p>
          </table:table-cell>
          <table:table-cell office:value-type="float" office:value="0.404053" calcext:value-type="float">
            <text:p>0.404053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624" calcext:value-type="float">
            <text:p>6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.02593" calcext:value-type="float">
            <text:p>1.02593</text:p>
          </table:table-cell>
          <table:table-cell office:value-type="float" office:value="102.395358" calcext:value-type="float">
            <text:p>102.395358</text:p>
          </table:table-cell>
          <table:table-cell office:value-type="float" office:value="101.369428" calcext:value-type="float">
            <text:p>101.36942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576" calcext:value-type="float">
            <text:p>57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.016424" calcext:value-type="float">
            <text:p>1.016424</text:p>
          </table:table-cell>
          <table:table-cell office:value-type="float" office:value="101.470351" calcext:value-type="float">
            <text:p>101.470351</text:p>
          </table:table-cell>
          <table:table-cell office:value-type="float" office:value="100.453927" calcext:value-type="float">
            <text:p>100.453927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46449" calcext:value-type="float">
            <text:p>1.046449</text:p>
          </table:table-cell>
          <table:table-cell office:value-type="float" office:value="102.396692" calcext:value-type="float">
            <text:p>102.396692</text:p>
          </table:table-cell>
          <table:table-cell office:value-type="float" office:value="101.350243" calcext:value-type="float">
            <text:p>101.350243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7109416" calcext:value-type="float">
            <text:p>7109416</text:p>
          </table:table-cell>
          <table:table-cell office:value-type="float" office:value="13366" calcext:value-type="float">
            <text:p>13366</text:p>
          </table:table-cell>
          <table:table-cell office:value-type="float" office:value="6758" calcext:value-type="float">
            <text:p>6758</text:p>
          </table:table-cell>
          <table:table-cell office:value-type="float" office:value="1.008146" calcext:value-type="float">
            <text:p>1.008146</text:p>
          </table:table-cell>
          <table:table-cell office:value-type="float" office:value="101.683114" calcext:value-type="float">
            <text:p>101.683114</text:p>
          </table:table-cell>
          <table:table-cell office:value-type="float" office:value="100.674968" calcext:value-type="float">
            <text:p>100.674968</text:p>
          </table:table-cell>
          <table:table-cell office:value-type="float" office:value="0.56494" calcext:value-type="float">
            <text:p>0.56494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5531416" calcext:value-type="float">
            <text:p>5531416</text:p>
          </table:table-cell>
          <table:table-cell office:value-type="float" office:value="13366" calcext:value-type="float">
            <text:p>13366</text:p>
          </table:table-cell>
          <table:table-cell office:value-type="float" office:value="5258" calcext:value-type="float">
            <text:p>5258</text:p>
          </table:table-cell>
          <table:table-cell office:value-type="float" office:value="1.315061" calcext:value-type="float">
            <text:p>1.315061</text:p>
          </table:table-cell>
          <table:table-cell office:value-type="float" office:value="102.111311" calcext:value-type="float">
            <text:p>102.111311</text:p>
          </table:table-cell>
          <table:table-cell office:value-type="float" office:value="100.79625" calcext:value-type="float">
            <text:p>100.79625</text:p>
          </table:table-cell>
          <table:table-cell office:value-type="float" office:value="0.439018" calcext:value-type="float">
            <text:p>0.439018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261769" calcext:value-type="float">
            <text:p>1.261769</text:p>
          </table:table-cell>
          <table:table-cell office:value-type="float" office:value="101.717631" calcext:value-type="float">
            <text:p>101.717631</text:p>
          </table:table-cell>
          <table:table-cell office:value-type="float" office:value="100.455862" calcext:value-type="float">
            <text:p>100.45586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.252203" calcext:value-type="float">
            <text:p>1.252203</text:p>
          </table:table-cell>
          <table:table-cell office:value-type="float" office:value="101.726233" calcext:value-type="float">
            <text:p>101.726233</text:p>
          </table:table-cell>
          <table:table-cell office:value-type="float" office:value="100.474031" calcext:value-type="float">
            <text:p>100.47403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276665" calcext:value-type="float">
            <text:p>1.276665</text:p>
          </table:table-cell>
          <table:table-cell office:value-type="float" office:value="101.718965" calcext:value-type="float">
            <text:p>101.718965</text:p>
          </table:table-cell>
          <table:table-cell office:value-type="float" office:value="100.4423" calcext:value-type="float">
            <text:p>100.442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8506472" calcext:value-type="float">
            <text:p>8506472</text:p>
          </table:table-cell>
          <table:table-cell office:value-type="float" office:value="13465" calcext:value-type="float">
            <text:p>13465</text:p>
          </table:table-cell>
          <table:table-cell office:value-type="float" office:value="8086" calcext:value-type="float">
            <text:p>8086</text:p>
          </table:table-cell>
          <table:table-cell office:value-type="float" office:value="1.016987" calcext:value-type="float">
            <text:p>1.016987</text:p>
          </table:table-cell>
          <table:table-cell office:value-type="float" office:value="101.130491" calcext:value-type="float">
            <text:p>101.130491</text:p>
          </table:table-cell>
          <table:table-cell office:value-type="float" office:value="100.113504" calcext:value-type="float">
            <text:p>100.113504</text:p>
          </table:table-cell>
          <table:table-cell office:value-type="float" office:value="0.679746" calcext:value-type="float">
            <text:p>0.679746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4891800" calcext:value-type="float">
            <text:p>4891800</text:p>
          </table:table-cell>
          <table:table-cell office:value-type="float" office:value="13465" calcext:value-type="float">
            <text:p>13465</text:p>
          </table:table-cell>
          <table:table-cell office:value-type="float" office:value="4650" calcext:value-type="float">
            <text:p>4650</text:p>
          </table:table-cell>
          <table:table-cell office:value-type="float" office:value="1.077147" calcext:value-type="float">
            <text:p>1.077147</text:p>
          </table:table-cell>
          <table:table-cell office:value-type="float" office:value="103.533915" calcext:value-type="float">
            <text:p>103.533915</text:p>
          </table:table-cell>
          <table:table-cell office:value-type="float" office:value="102.456768" calcext:value-type="float">
            <text:p>102.456768</text:p>
          </table:table-cell>
          <table:table-cell office:value-type="float" office:value="0.38196" calcext:value-type="float">
            <text:p>0.38196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24" calcext:value-type="float">
            <text:p>62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.009128" calcext:value-type="float">
            <text:p>1.009128</text:p>
          </table:table-cell>
          <table:table-cell office:value-type="float" office:value="102.796707" calcext:value-type="float">
            <text:p>102.796707</text:p>
          </table:table-cell>
          <table:table-cell office:value-type="float" office:value="101.787579" calcext:value-type="float">
            <text:p>101.78757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1056" calcext:value-type="float">
            <text:p>10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.019384" calcext:value-type="float">
            <text:p>1.019384</text:p>
          </table:table-cell>
          <table:table-cell office:value-type="float" office:value="102.804929" calcext:value-type="float">
            <text:p>102.804929</text:p>
          </table:table-cell>
          <table:table-cell office:value-type="float" office:value="101.785545" calcext:value-type="float">
            <text:p>101.78554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27667" calcext:value-type="float">
            <text:p>1.027667</text:p>
          </table:table-cell>
          <table:table-cell office:value-type="float" office:value="102.798061" calcext:value-type="float">
            <text:p>102.798061</text:p>
          </table:table-cell>
          <table:table-cell office:value-type="float" office:value="101.770393" calcext:value-type="float">
            <text:p>101.770393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7211460" calcext:value-type="float">
            <text:p>7211460</text:p>
          </table:table-cell>
          <table:table-cell office:value-type="float" office:value="13564" calcext:value-type="float">
            <text:p>13564</text:p>
          </table:table-cell>
          <table:table-cell office:value-type="float" office:value="6855" calcext:value-type="float">
            <text:p>6855</text:p>
          </table:table-cell>
          <table:table-cell office:value-type="float" office:value="1.011342" calcext:value-type="float">
            <text:p>1.011342</text:p>
          </table:table-cell>
          <table:table-cell office:value-type="float" office:value="100.529233" calcext:value-type="float">
            <text:p>100.529233</text:p>
          </table:table-cell>
          <table:table-cell office:value-type="float" office:value="99.517891" calcext:value-type="float">
            <text:p>99.517891</text:p>
          </table:table-cell>
          <table:table-cell office:value-type="float" office:value="0.579712" calcext:value-type="float">
            <text:p>0.579712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5470400" calcext:value-type="float">
            <text:p>5470400</text:p>
          </table:table-cell>
          <table:table-cell office:value-type="float" office:value="13564" calcext:value-type="float">
            <text:p>13564</text:p>
          </table:table-cell>
          <table:table-cell office:value-type="float" office:value="5200" calcext:value-type="float">
            <text:p>5200</text:p>
          </table:table-cell>
          <table:table-cell office:value-type="float" office:value="1.087355" calcext:value-type="float">
            <text:p>1.087355</text:p>
          </table:table-cell>
          <table:table-cell office:value-type="float" office:value="101.710023" calcext:value-type="float">
            <text:p>101.710023</text:p>
          </table:table-cell>
          <table:table-cell office:value-type="float" office:value="100.622668" calcext:value-type="float">
            <text:p>100.622668</text:p>
          </table:table-cell>
          <table:table-cell office:value-type="float" office:value="0.434924" calcext:value-type="float">
            <text:p>0.434924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39885" calcext:value-type="float">
            <text:p>1.039885</text:p>
          </table:table-cell>
          <table:table-cell office:value-type="float" office:value="100.978167" calcext:value-type="float">
            <text:p>100.978167</text:p>
          </table:table-cell>
          <table:table-cell office:value-type="float" office:value="99.938283" calcext:value-type="float">
            <text:p>99.938283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030539" calcext:value-type="float">
            <text:p>1.030539</text:p>
          </table:table-cell>
          <table:table-cell office:value-type="float" office:value="101.87956" calcext:value-type="float">
            <text:p>101.87956</text:p>
          </table:table-cell>
          <table:table-cell office:value-type="float" office:value="100.849021" calcext:value-type="float">
            <text:p>100.849021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98" calcext:value-type="float">
            <text:p>498</text:p>
          </table:table-cell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059783" calcext:value-type="float">
            <text:p>1.059783</text:p>
          </table:table-cell>
          <table:table-cell office:value-type="float" office:value="101.877994" calcext:value-type="float">
            <text:p>101.877994</text:p>
          </table:table-cell>
          <table:table-cell office:value-type="float" office:value="100.81821" calcext:value-type="float">
            <text:p>100.81821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8204548" calcext:value-type="float">
            <text:p>8204548</text:p>
          </table:table-cell>
          <table:table-cell office:value-type="float" office:value="13662" calcext:value-type="float">
            <text:p>13662</text:p>
          </table:table-cell>
          <table:table-cell office:value-type="float" office:value="7799" calcext:value-type="float">
            <text:p>7799</text:p>
          </table:table-cell>
          <table:table-cell office:value-type="float" office:value="1.014831" calcext:value-type="float">
            <text:p>1.014831</text:p>
          </table:table-cell>
          <table:table-cell office:value-type="float" office:value="101.747614" calcext:value-type="float">
            <text:p>101.747614</text:p>
          </table:table-cell>
          <table:table-cell office:value-type="float" office:value="100.732783" calcext:value-type="float">
            <text:p>100.732783</text:p>
          </table:table-cell>
          <table:table-cell office:value-type="float" office:value="0.651589" calcext:value-type="float">
            <text:p>0.651589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5075900" calcext:value-type="float">
            <text:p>5075900</text:p>
          </table:table-cell>
          <table:table-cell office:value-type="float" office:value="13662" calcext:value-type="float">
            <text:p>13662</text:p>
          </table:table-cell>
          <table:table-cell office:value-type="float" office:value="4825" calcext:value-type="float">
            <text:p>4825</text:p>
          </table:table-cell>
          <table:table-cell office:value-type="float" office:value="2.297629" calcext:value-type="float">
            <text:p>2.297629</text:p>
          </table:table-cell>
          <table:table-cell office:value-type="float" office:value="102.495733" calcext:value-type="float">
            <text:p>102.495733</text:p>
          </table:table-cell>
          <table:table-cell office:value-type="float" office:value="100.198104" calcext:value-type="float">
            <text:p>100.198104</text:p>
          </table:table-cell>
          <table:table-cell office:value-type="float" office:value="0.405269" calcext:value-type="float">
            <text:p>0.405269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20" calcext:value-type="float">
            <text:p>72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.262016" calcext:value-type="float">
            <text:p>1.262016</text:p>
          </table:table-cell>
          <table:table-cell office:value-type="float" office:value="101.773705" calcext:value-type="float">
            <text:p>101.773705</text:p>
          </table:table-cell>
          <table:table-cell office:value-type="float" office:value="100.511689" calcext:value-type="float">
            <text:p>100.51168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768" calcext:value-type="float">
            <text:p>76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.246867" calcext:value-type="float">
            <text:p>1.246867</text:p>
          </table:table-cell>
          <table:table-cell office:value-type="float" office:value="91.791898" calcext:value-type="float">
            <text:p>91.791898</text:p>
          </table:table-cell>
          <table:table-cell office:value-type="float" office:value="90.545031" calcext:value-type="float">
            <text:p>90.545031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269818" calcext:value-type="float">
            <text:p>2.269818</text:p>
          </table:table-cell>
          <table:table-cell office:value-type="float" office:value="102.487061" calcext:value-type="float">
            <text:p>102.487061</text:p>
          </table:table-cell>
          <table:table-cell office:value-type="float" office:value="100.217244" calcext:value-type="float">
            <text:p>100.21724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7979420" calcext:value-type="float">
            <text:p>7979420</text:p>
          </table:table-cell>
          <table:table-cell office:value-type="float" office:value="13761" calcext:value-type="float">
            <text:p>13761</text:p>
          </table:table-cell>
          <table:table-cell office:value-type="float" office:value="7585" calcext:value-type="float">
            <text:p>7585</text:p>
          </table:table-cell>
          <table:table-cell office:value-type="float" office:value="1.017611" calcext:value-type="float">
            <text:p>1.017611</text:p>
          </table:table-cell>
          <table:table-cell office:value-type="float" office:value="101.775662" calcext:value-type="float">
            <text:p>101.775662</text:p>
          </table:table-cell>
          <table:table-cell office:value-type="float" office:value="100.758051" calcext:value-type="float">
            <text:p>100.758051</text:p>
          </table:table-cell>
          <table:table-cell office:value-type="float" office:value="0.633551" calcext:value-type="float">
            <text:p>0.633551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5175840" calcext:value-type="float">
            <text:p>5175840</text:p>
          </table:table-cell>
          <table:table-cell office:value-type="float" office:value="13761" calcext:value-type="float">
            <text:p>13761</text:p>
          </table:table-cell>
          <table:table-cell office:value-type="float" office:value="4920" calcext:value-type="float">
            <text:p>4920</text:p>
          </table:table-cell>
          <table:table-cell office:value-type="float" office:value="1.07561" calcext:value-type="float">
            <text:p>1.07561</text:p>
          </table:table-cell>
          <table:table-cell office:value-type="float" office:value="102.573832" calcext:value-type="float">
            <text:p>102.573832</text:p>
          </table:table-cell>
          <table:table-cell office:value-type="float" office:value="101.498222" calcext:value-type="float">
            <text:p>101.498222</text:p>
          </table:table-cell>
          <table:table-cell office:value-type="float" office:value="0.407955" calcext:value-type="float">
            <text:p>0.407955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026627" calcext:value-type="float">
            <text:p>1.026627</text:p>
          </table:table-cell>
          <table:table-cell office:value-type="float" office:value="90.219509" calcext:value-type="float">
            <text:p>90.219509</text:p>
          </table:table-cell>
          <table:table-cell office:value-type="float" office:value="89.192881" calcext:value-type="float">
            <text:p>89.192881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.019278" calcext:value-type="float">
            <text:p>1.019278</text:p>
          </table:table-cell>
          <table:table-cell office:value-type="float" office:value="90.220915" calcext:value-type="float">
            <text:p>90.220915</text:p>
          </table:table-cell>
          <table:table-cell office:value-type="float" office:value="89.201637" calcext:value-type="float">
            <text:p>89.201637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2309" calcext:value-type="float">
            <text:p>1.052309</text:p>
          </table:table-cell>
          <table:table-cell office:value-type="float" office:value="90.249783" calcext:value-type="float">
            <text:p>90.249783</text:p>
          </table:table-cell>
          <table:table-cell office:value-type="float" office:value="89.197474" calcext:value-type="float">
            <text:p>89.19747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7620688" calcext:value-type="float">
            <text:p>7620688</text:p>
          </table:table-cell>
          <table:table-cell office:value-type="float" office:value="13861" calcext:value-type="float">
            <text:p>13861</text:p>
          </table:table-cell>
          <table:table-cell office:value-type="float" office:value="7244" calcext:value-type="float">
            <text:p>7244</text:p>
          </table:table-cell>
          <table:table-cell office:value-type="float" office:value="1.017791" calcext:value-type="float">
            <text:p>1.017791</text:p>
          </table:table-cell>
          <table:table-cell office:value-type="float" office:value="100.899211" calcext:value-type="float">
            <text:p>100.899211</text:p>
          </table:table-cell>
          <table:table-cell office:value-type="float" office:value="99.88142" calcext:value-type="float">
            <text:p>99.88142</text:p>
          </table:table-cell>
          <table:table-cell office:value-type="float" office:value="0.610379" calcext:value-type="float">
            <text:p>0.610379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5330484" calcext:value-type="float">
            <text:p>5330484</text:p>
          </table:table-cell>
          <table:table-cell office:value-type="float" office:value="13861" calcext:value-type="float">
            <text:p>13861</text:p>
          </table:table-cell>
          <table:table-cell office:value-type="float" office:value="5067" calcext:value-type="float">
            <text:p>5067</text:p>
          </table:table-cell>
          <table:table-cell office:value-type="float" office:value="1.302805" calcext:value-type="float">
            <text:p>1.302805</text:p>
          </table:table-cell>
          <table:table-cell office:value-type="float" office:value="102.227717" calcext:value-type="float">
            <text:p>102.227717</text:p>
          </table:table-cell>
          <table:table-cell office:value-type="float" office:value="100.924911" calcext:value-type="float">
            <text:p>100.924911</text:p>
          </table:table-cell>
          <table:table-cell office:value-type="float" office:value="0.422531" calcext:value-type="float">
            <text:p>0.422531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816" calcext:value-type="float">
            <text:p>8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.265779" calcext:value-type="float">
            <text:p>1.265779</text:p>
          </table:table-cell>
          <table:table-cell office:value-type="float" office:value="102.230345" calcext:value-type="float">
            <text:p>102.230345</text:p>
          </table:table-cell>
          <table:table-cell office:value-type="float" office:value="100.964566" calcext:value-type="float">
            <text:p>100.96456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768" calcext:value-type="float">
            <text:p>76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.250611" calcext:value-type="float">
            <text:p>1.250611</text:p>
          </table:table-cell>
          <table:table-cell office:value-type="float" office:value="99.414791" calcext:value-type="float">
            <text:p>99.414791</text:p>
          </table:table-cell>
          <table:table-cell office:value-type="float" office:value="98.16418" calcext:value-type="float">
            <text:p>98.16418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280675" calcext:value-type="float">
            <text:p>1.280675</text:p>
          </table:table-cell>
          <table:table-cell office:value-type="float" office:value="102.231699" calcext:value-type="float">
            <text:p>102.231699</text:p>
          </table:table-cell>
          <table:table-cell office:value-type="float" office:value="100.951024" calcext:value-type="float">
            <text:p>100.951024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7429224" calcext:value-type="float">
            <text:p>7429224</text:p>
          </table:table-cell>
          <table:table-cell office:value-type="float" office:value="13959" calcext:value-type="float">
            <text:p>13959</text:p>
          </table:table-cell>
          <table:table-cell office:value-type="float" office:value="7062" calcext:value-type="float">
            <text:p>7062</text:p>
          </table:table-cell>
          <table:table-cell office:value-type="float" office:value="1.009985" calcext:value-type="float">
            <text:p>1.009985</text:p>
          </table:table-cell>
          <table:table-cell office:value-type="float" office:value="101.680414" calcext:value-type="float">
            <text:p>101.680414</text:p>
          </table:table-cell>
          <table:table-cell office:value-type="float" office:value="100.670429" calcext:value-type="float">
            <text:p>100.670429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5423060" calcext:value-type="float">
            <text:p>5423060</text:p>
          </table:table-cell>
          <table:table-cell office:value-type="float" office:value="13959" calcext:value-type="float">
            <text:p>13959</text:p>
          </table:table-cell>
          <table:table-cell office:value-type="float" office:value="5155" calcext:value-type="float">
            <text:p>5155</text:p>
          </table:table-cell>
          <table:table-cell office:value-type="float" office:value="1.323987" calcext:value-type="float">
            <text:p>1.323987</text:p>
          </table:table-cell>
          <table:table-cell office:value-type="float" office:value="102.039675" calcext:value-type="float">
            <text:p>102.039675</text:p>
          </table:table-cell>
          <table:table-cell office:value-type="float" office:value="100.715687" calcext:value-type="float">
            <text:p>100.715687</text:p>
          </table:table-cell>
          <table:table-cell office:value-type="float" office:value="0.430762" calcext:value-type="float">
            <text:p>0.430762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265213" calcext:value-type="float">
            <text:p>1.265213</text:p>
          </table:table-cell>
          <table:table-cell office:value-type="float" office:value="102.283289" calcext:value-type="float">
            <text:p>102.283289</text:p>
          </table:table-cell>
          <table:table-cell office:value-type="float" office:value="101.018076" calcext:value-type="float">
            <text:p>101.01807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255987" calcext:value-type="float">
            <text:p>1.255987</text:p>
          </table:table-cell>
          <table:table-cell office:value-type="float" office:value="102.281862" calcext:value-type="float">
            <text:p>102.281862</text:p>
          </table:table-cell>
          <table:table-cell office:value-type="float" office:value="101.025875" calcext:value-type="float">
            <text:p>101.025875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279769" calcext:value-type="float">
            <text:p>1.279769</text:p>
          </table:table-cell>
          <table:table-cell office:value-type="float" office:value="97.932193" calcext:value-type="float">
            <text:p>97.932193</text:p>
          </table:table-cell>
          <table:table-cell office:value-type="float" office:value="96.652424" calcext:value-type="float">
            <text:p>96.65242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284803" calcext:value-type="float">
            <text:p>102.284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7699588" calcext:value-type="float">
            <text:p>7699588</text:p>
          </table:table-cell>
          <table:table-cell office:value-type="float" office:value="14058" calcext:value-type="float">
            <text:p>14058</text:p>
          </table:table-cell>
          <table:table-cell office:value-type="float" office:value="7319" calcext:value-type="float">
            <text:p>7319</text:p>
          </table:table-cell>
          <table:table-cell office:value-type="float" office:value="1.016866" calcext:value-type="float">
            <text:p>1.016866</text:p>
          </table:table-cell>
          <table:table-cell office:value-type="float" office:value="101.414932" calcext:value-type="float">
            <text:p>101.414932</text:p>
          </table:table-cell>
          <table:table-cell office:value-type="float" office:value="100.398066" calcext:value-type="float">
            <text:p>100.398066</text:p>
          </table:table-cell>
          <table:table-cell office:value-type="float" office:value="0.613525" calcext:value-type="float">
            <text:p>0.613525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5323120" calcext:value-type="float">
            <text:p>5323120</text:p>
          </table:table-cell>
          <table:table-cell office:value-type="float" office:value="14058" calcext:value-type="float">
            <text:p>14058</text:p>
          </table:table-cell>
          <table:table-cell office:value-type="float" office:value="5060" calcext:value-type="float">
            <text:p>5060</text:p>
          </table:table-cell>
          <table:table-cell office:value-type="float" office:value="2.309682" calcext:value-type="float">
            <text:p>2.309682</text:p>
          </table:table-cell>
          <table:table-cell office:value-type="float" office:value="102.370569" calcext:value-type="float">
            <text:p>102.370569</text:p>
          </table:table-cell>
          <table:table-cell office:value-type="float" office:value="100.060887" calcext:value-type="float">
            <text:p>100.060887</text:p>
          </table:table-cell>
          <table:table-cell office:value-type="float" office:value="0.42559" calcext:value-type="float">
            <text:p>0.42559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269217" calcext:value-type="float">
            <text:p>1.269217</text:p>
          </table:table-cell>
          <table:table-cell office:value-type="float" office:value="101.460551" calcext:value-type="float">
            <text:p>101.460551</text:p>
          </table:table-cell>
          <table:table-cell office:value-type="float" office:value="100.191335" calcext:value-type="float">
            <text:p>100.191335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912" calcext:value-type="float">
            <text:p>91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.254188" calcext:value-type="float">
            <text:p>1.254188</text:p>
          </table:table-cell>
          <table:table-cell office:value-type="float" office:value="101.484066" calcext:value-type="float">
            <text:p>101.484066</text:p>
          </table:table-cell>
          <table:table-cell office:value-type="float" office:value="100.229878" calcext:value-type="float">
            <text:p>100.229878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.282032" calcext:value-type="float">
            <text:p>2.282032</text:p>
          </table:table-cell>
          <table:table-cell office:value-type="float" office:value="102.371923" calcext:value-type="float">
            <text:p>102.371923</text:p>
          </table:table-cell>
          <table:table-cell office:value-type="float" office:value="100.089891" calcext:value-type="float">
            <text:p>100.089891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7792164" calcext:value-type="float">
            <text:p>7792164</text:p>
          </table:table-cell>
          <table:table-cell office:value-type="float" office:value="14157" calcext:value-type="float">
            <text:p>14157</text:p>
          </table:table-cell>
          <table:table-cell office:value-type="float" office:value="7407" calcext:value-type="float">
            <text:p>7407</text:p>
          </table:table-cell>
          <table:table-cell office:value-type="float" office:value="1.008242" calcext:value-type="float">
            <text:p>1.008242</text:p>
          </table:table-cell>
          <table:table-cell office:value-type="float" office:value="99.998114" calcext:value-type="float">
            <text:p>99.998114</text:p>
          </table:table-cell>
          <table:table-cell office:value-type="float" office:value="98.989872" calcext:value-type="float">
            <text:p>98.989872</text:p>
          </table:table-cell>
          <table:table-cell office:value-type="float" office:value="0.629734" calcext:value-type="float">
            <text:p>0.629734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4960180" calcext:value-type="float">
            <text:p>4960180</text:p>
          </table:table-cell>
          <table:table-cell office:value-type="float" office:value="14157" calcext:value-type="float">
            <text:p>14157</text:p>
          </table:table-cell>
          <table:table-cell office:value-type="float" office:value="4715" calcext:value-type="float">
            <text:p>4715</text:p>
          </table:table-cell>
          <table:table-cell office:value-type="float" office:value="1.103448" calcext:value-type="float">
            <text:p>1.103448</text:p>
          </table:table-cell>
          <table:table-cell office:value-type="float" office:value="96.490692" calcext:value-type="float">
            <text:p>96.490692</text:p>
          </table:table-cell>
          <table:table-cell office:value-type="float" office:value="95.387244" calcext:value-type="float">
            <text:p>95.387244</text:p>
          </table:table-cell>
          <table:table-cell office:value-type="float" office:value="0.416004" calcext:value-type="float">
            <text:p>0.416004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037855" calcext:value-type="float">
            <text:p>1.037855</text:p>
          </table:table-cell>
          <table:table-cell office:value-type="float" office:value="88.025588" calcext:value-type="float">
            <text:p>88.025588</text:p>
          </table:table-cell>
          <table:table-cell office:value-type="float" office:value="86.987734" calcext:value-type="float">
            <text:p>86.98773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.021956" calcext:value-type="float">
            <text:p>1.021956</text:p>
          </table:table-cell>
          <table:table-cell office:value-type="float" office:value="96.50483" calcext:value-type="float">
            <text:p>96.50483</text:p>
          </table:table-cell>
          <table:table-cell office:value-type="float" office:value="95.482874" calcext:value-type="float">
            <text:p>95.48287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70514" calcext:value-type="float">
            <text:p>1.070514</text:p>
          </table:table-cell>
          <table:table-cell office:value-type="float" office:value="88.026922" calcext:value-type="float">
            <text:p>88.026922</text:p>
          </table:table-cell>
          <table:table-cell office:value-type="float" office:value="86.956408" calcext:value-type="float">
            <text:p>86.95640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7483928" calcext:value-type="float">
            <text:p>7483928</text:p>
          </table:table-cell>
          <table:table-cell office:value-type="float" office:value="14257" calcext:value-type="float">
            <text:p>14257</text:p>
          </table:table-cell>
          <table:table-cell office:value-type="float" office:value="7114" calcext:value-type="float">
            <text:p>7114</text:p>
          </table:table-cell>
          <table:table-cell office:value-type="float" office:value="1.012373" calcext:value-type="float">
            <text:p>1.012373</text:p>
          </table:table-cell>
          <table:table-cell office:value-type="float" office:value="101.674562" calcext:value-type="float">
            <text:p>101.674562</text:p>
          </table:table-cell>
          <table:table-cell office:value-type="float" office:value="100.66219" calcext:value-type="float">
            <text:p>100.66219</text:p>
          </table:table-cell>
          <table:table-cell office:value-type="float" office:value="0.594776" calcext:value-type="float">
            <text:p>0.594776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5497752" calcext:value-type="float">
            <text:p>5497752</text:p>
          </table:table-cell>
          <table:table-cell office:value-type="float" office:value="14257" calcext:value-type="float">
            <text:p>14257</text:p>
          </table:table-cell>
          <table:table-cell office:value-type="float" office:value="5226" calcext:value-type="float">
            <text:p>5226</text:p>
          </table:table-cell>
          <table:table-cell office:value-type="float" office:value="1.113316" calcext:value-type="float">
            <text:p>1.113316</text:p>
          </table:table-cell>
          <table:table-cell office:value-type="float" office:value="102.060254" calcext:value-type="float">
            <text:p>102.060254</text:p>
          </table:table-cell>
          <table:table-cell office:value-type="float" office:value="100.946938" calcext:value-type="float">
            <text:p>100.946938</text:p>
          </table:table-cell>
          <table:table-cell office:value-type="float" office:value="0.435694" calcext:value-type="float">
            <text:p>0.435694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768" calcext:value-type="float">
            <text:p>768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.058613" calcext:value-type="float">
            <text:p>1.058613</text:p>
          </table:table-cell>
          <table:table-cell office:value-type="float" office:value="101.695077" calcext:value-type="float">
            <text:p>101.695077</text:p>
          </table:table-cell>
          <table:table-cell office:value-type="float" office:value="100.636464" calcext:value-type="float">
            <text:p>100.636464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31569" calcext:value-type="float">
            <text:p>1.031569</text:p>
          </table:table-cell>
          <table:table-cell office:value-type="float" office:value="90.021488" calcext:value-type="float">
            <text:p>90.021488</text:p>
          </table:table-cell>
          <table:table-cell office:value-type="float" office:value="88.989919" calcext:value-type="float">
            <text:p>88.989919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73729" calcext:value-type="float">
            <text:p>1.073729</text:p>
          </table:table-cell>
          <table:table-cell office:value-type="float" office:value="101.440571" calcext:value-type="float">
            <text:p>101.440571</text:p>
          </table:table-cell>
          <table:table-cell office:value-type="float" office:value="100.366841" calcext:value-type="float">
            <text:p>100.36684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7671184" calcext:value-type="float">
            <text:p>7671184</text:p>
          </table:table-cell>
          <table:table-cell office:value-type="float" office:value="14355" calcext:value-type="float">
            <text:p>14355</text:p>
          </table:table-cell>
          <table:table-cell office:value-type="float" office:value="7292" calcext:value-type="float">
            <text:p>7292</text:p>
          </table:table-cell>
          <table:table-cell office:value-type="float" office:value="1.012325" calcext:value-type="float">
            <text:p>1.012325</text:p>
          </table:table-cell>
          <table:table-cell office:value-type="float" office:value="101.513613" calcext:value-type="float">
            <text:p>101.513613</text:p>
          </table:table-cell>
          <table:table-cell office:value-type="float" office:value="100.501289" calcext:value-type="float">
            <text:p>100.501289</text:p>
          </table:table-cell>
          <table:table-cell office:value-type="float" office:value="0.610634" calcext:value-type="float">
            <text:p>0.610634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5213712" calcext:value-type="float">
            <text:p>5213712</text:p>
          </table:table-cell>
          <table:table-cell office:value-type="float" office:value="14355" calcext:value-type="float">
            <text:p>14355</text:p>
          </table:table-cell>
          <table:table-cell office:value-type="float" office:value="4956" calcext:value-type="float">
            <text:p>4956</text:p>
          </table:table-cell>
          <table:table-cell office:value-type="float" office:value="1.106662" calcext:value-type="float">
            <text:p>1.106662</text:p>
          </table:table-cell>
          <table:table-cell office:value-type="float" office:value="101.814312" calcext:value-type="float">
            <text:p>101.814312</text:p>
          </table:table-cell>
          <table:table-cell office:value-type="float" office:value="100.707649" calcext:value-type="float">
            <text:p>100.707649</text:p>
          </table:table-cell>
          <table:table-cell office:value-type="float" office:value="0.414166" calcext:value-type="float">
            <text:p>0.414166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29" calcext:value-type="float">
            <text:p>1.029</text:p>
          </table:table-cell>
          <table:table-cell office:value-type="float" office:value="101.971034" calcext:value-type="float">
            <text:p>101.971034</text:p>
          </table:table-cell>
          <table:table-cell office:value-type="float" office:value="100.942034" calcext:value-type="float">
            <text:p>100.94203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013971" calcext:value-type="float">
            <text:p>1.013971</text:p>
          </table:table-cell>
          <table:table-cell office:value-type="float" office:value="101.969608" calcext:value-type="float">
            <text:p>101.969608</text:p>
          </table:table-cell>
          <table:table-cell office:value-type="float" office:value="100.955636" calcext:value-type="float">
            <text:p>100.955636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6983" calcext:value-type="float">
            <text:p>1.056983</text:p>
          </table:table-cell>
          <table:table-cell office:value-type="float" office:value="100.849463" calcext:value-type="float">
            <text:p>100.849463</text:p>
          </table:table-cell>
          <table:table-cell office:value-type="float" office:value="99.792481" calcext:value-type="float">
            <text:p>99.79248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972408" calcext:value-type="float">
            <text:p>101.972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7681704" calcext:value-type="float">
            <text:p>7681704</text:p>
          </table:table-cell>
          <table:table-cell office:value-type="float" office:value="14455" calcext:value-type="float">
            <text:p>14455</text:p>
          </table:table-cell>
          <table:table-cell office:value-type="float" office:value="7302" calcext:value-type="float">
            <text:p>7302</text:p>
          </table:table-cell>
          <table:table-cell office:value-type="float" office:value="1.014065" calcext:value-type="float">
            <text:p>1.014065</text:p>
          </table:table-cell>
          <table:table-cell office:value-type="float" office:value="101.688266" calcext:value-type="float">
            <text:p>101.688266</text:p>
          </table:table-cell>
          <table:table-cell office:value-type="float" office:value="100.674201" calcext:value-type="float">
            <text:p>100.674201</text:p>
          </table:table-cell>
          <table:table-cell office:value-type="float" office:value="0.610421" calcext:value-type="float">
            <text:p>0.610421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5360992" calcext:value-type="float">
            <text:p>5360992</text:p>
          </table:table-cell>
          <table:table-cell office:value-type="float" office:value="14455" calcext:value-type="float">
            <text:p>14455</text:p>
          </table:table-cell>
          <table:table-cell office:value-type="float" office:value="5096" calcext:value-type="float">
            <text:p>5096</text:p>
          </table:table-cell>
          <table:table-cell office:value-type="float" office:value="1.322531" calcext:value-type="float">
            <text:p>1.322531</text:p>
          </table:table-cell>
          <table:table-cell office:value-type="float" office:value="102.019354" calcext:value-type="float">
            <text:p>102.019354</text:p>
          </table:table-cell>
          <table:table-cell office:value-type="float" office:value="100.696822" calcext:value-type="float">
            <text:p>100.696822</text:p>
          </table:table-cell>
          <table:table-cell office:value-type="float" office:value="0.425912" calcext:value-type="float">
            <text:p>0.425912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672" calcext:value-type="float">
            <text:p>67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.269179" calcext:value-type="float">
            <text:p>1.269179</text:p>
          </table:table-cell>
          <table:table-cell office:value-type="float" office:value="102.285156" calcext:value-type="float">
            <text:p>102.285156</text:p>
          </table:table-cell>
          <table:table-cell office:value-type="float" office:value="101.015977" calcext:value-type="float">
            <text:p>101.01597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864" calcext:value-type="float">
            <text:p>86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.25419" calcext:value-type="float">
            <text:p>1.25419</text:p>
          </table:table-cell>
          <table:table-cell office:value-type="float" office:value="102.283709" calcext:value-type="float">
            <text:p>102.283709</text:p>
          </table:table-cell>
          <table:table-cell office:value-type="float" office:value="101.029519" calcext:value-type="float">
            <text:p>101.029519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89617" calcext:value-type="float">
            <text:p>1.289617</text:p>
          </table:table-cell>
          <table:table-cell office:value-type="float" office:value="98.12209" calcext:value-type="float">
            <text:p>98.12209</text:p>
          </table:table-cell>
          <table:table-cell office:value-type="float" office:value="96.832473" calcext:value-type="float">
            <text:p>96.832473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28649" calcext:value-type="float">
            <text:p>102.28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7435536" calcext:value-type="float">
            <text:p>7435536</text:p>
          </table:table-cell>
          <table:table-cell office:value-type="float" office:value="14554" calcext:value-type="float">
            <text:p>14554</text:p>
          </table:table-cell>
          <table:table-cell office:value-type="float" office:value="7068" calcext:value-type="float">
            <text:p>7068</text:p>
          </table:table-cell>
          <table:table-cell office:value-type="float" office:value="1.014245" calcext:value-type="float">
            <text:p>1.014245</text:p>
          </table:table-cell>
          <table:table-cell office:value-type="float" office:value="101.677514" calcext:value-type="float">
            <text:p>101.677514</text:p>
          </table:table-cell>
          <table:table-cell office:value-type="float" office:value="100.663269" calcext:value-type="float">
            <text:p>100.663269</text:p>
          </table:table-cell>
          <table:table-cell office:value-type="float" office:value="0.590923" calcext:value-type="float">
            <text:p>0.590923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5499856" calcext:value-type="float">
            <text:p>5499856</text:p>
          </table:table-cell>
          <table:table-cell office:value-type="float" office:value="14554" calcext:value-type="float">
            <text:p>14554</text:p>
          </table:table-cell>
          <table:table-cell office:value-type="float" office:value="5228" calcext:value-type="float">
            <text:p>5228</text:p>
          </table:table-cell>
          <table:table-cell office:value-type="float" office:value="1.07823" calcext:value-type="float">
            <text:p>1.07823</text:p>
          </table:table-cell>
          <table:table-cell office:value-type="float" office:value="101.841291" calcext:value-type="float">
            <text:p>101.841291</text:p>
          </table:table-cell>
          <table:table-cell office:value-type="float" office:value="100.763061" calcext:value-type="float">
            <text:p>100.763061</text:p>
          </table:table-cell>
          <table:table-cell office:value-type="float" office:value="0.436657" calcext:value-type="float">
            <text:p>0.436657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3054" calcext:value-type="float">
            <text:p>1.03054</text:p>
          </table:table-cell>
          <table:table-cell office:value-type="float" office:value="98.274578" calcext:value-type="float">
            <text:p>98.274578</text:p>
          </table:table-cell>
          <table:table-cell office:value-type="float" office:value="97.244038" calcext:value-type="float">
            <text:p>97.244038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384" calcext:value-type="float">
            <text:p>38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.015651" calcext:value-type="float">
            <text:p>1.015651</text:p>
          </table:table-cell>
          <table:table-cell office:value-type="float" office:value="92.479555" calcext:value-type="float">
            <text:p>92.479555</text:p>
          </table:table-cell>
          <table:table-cell office:value-type="float" office:value="91.463904" calcext:value-type="float">
            <text:p>91.46390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45396" calcext:value-type="float">
            <text:p>1.045396</text:p>
          </table:table-cell>
          <table:table-cell office:value-type="float" office:value="98.275912" calcext:value-type="float">
            <text:p>98.275912</text:p>
          </table:table-cell>
          <table:table-cell office:value-type="float" office:value="97.230516" calcext:value-type="float">
            <text:p>97.23051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8005720" calcext:value-type="float">
            <text:p>8005720</text:p>
          </table:table-cell>
          <table:table-cell office:value-type="float" office:value="14652" calcext:value-type="float">
            <text:p>14652</text:p>
          </table:table-cell>
          <table:table-cell office:value-type="float" office:value="7610" calcext:value-type="float">
            <text:p>7610</text:p>
          </table:table-cell>
          <table:table-cell office:value-type="float" office:value="1.007222" calcext:value-type="float">
            <text:p>1.007222</text:p>
          </table:table-cell>
          <table:table-cell office:value-type="float" office:value="101.805639" calcext:value-type="float">
            <text:p>101.805639</text:p>
          </table:table-cell>
          <table:table-cell office:value-type="float" office:value="100.798417" calcext:value-type="float">
            <text:p>100.798417</text:p>
          </table:table-cell>
          <table:table-cell office:value-type="float" office:value="0.635385" calcext:value-type="float">
            <text:p>0.635385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5115876" calcext:value-type="float">
            <text:p>5115876</text:p>
          </table:table-cell>
          <table:table-cell office:value-type="float" office:value="14652" calcext:value-type="float">
            <text:p>14652</text:p>
          </table:table-cell>
          <table:table-cell office:value-type="float" office:value="4863" calcext:value-type="float">
            <text:p>4863</text:p>
          </table:table-cell>
          <table:table-cell office:value-type="float" office:value="1.085123" calcext:value-type="float">
            <text:p>1.085123</text:p>
          </table:table-cell>
          <table:table-cell office:value-type="float" office:value="102.379709" calcext:value-type="float">
            <text:p>102.379709</text:p>
          </table:table-cell>
          <table:table-cell office:value-type="float" office:value="101.294586" calcext:value-type="float">
            <text:p>101.294586</text:p>
          </table:table-cell>
          <table:table-cell office:value-type="float" office:value="0.404039" calcext:value-type="float">
            <text:p>0.404039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030462" calcext:value-type="float">
            <text:p>1.030462</text:p>
          </table:table-cell>
          <table:table-cell office:value-type="float" office:value="102.528332" calcext:value-type="float">
            <text:p>102.528332</text:p>
          </table:table-cell>
          <table:table-cell office:value-type="float" office:value="101.49787" calcext:value-type="float">
            <text:p>101.49787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672" calcext:value-type="float">
            <text:p>67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.021136" calcext:value-type="float">
            <text:p>1.021136</text:p>
          </table:table-cell>
          <table:table-cell office:value-type="float" office:value="102.526885" calcext:value-type="float">
            <text:p>102.526885</text:p>
          </table:table-cell>
          <table:table-cell office:value-type="float" office:value="101.505749" calcext:value-type="float">
            <text:p>101.505749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0821" calcext:value-type="float">
            <text:p>1.050821</text:p>
          </table:table-cell>
          <table:table-cell office:value-type="float" office:value="88.623591" calcext:value-type="float">
            <text:p>88.623591</text:p>
          </table:table-cell>
          <table:table-cell office:value-type="float" office:value="87.572771" calcext:value-type="float">
            <text:p>87.57277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529726" calcext:value-type="float">
            <text:p>102.529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8108816" calcext:value-type="float">
            <text:p>8108816</text:p>
          </table:table-cell>
          <table:table-cell office:value-type="float" office:value="14752" calcext:value-type="float">
            <text:p>14752</text:p>
          </table:table-cell>
          <table:table-cell office:value-type="float" office:value="7708" calcext:value-type="float">
            <text:p>7708</text:p>
          </table:table-cell>
          <table:table-cell office:value-type="float" office:value="1.016265" calcext:value-type="float">
            <text:p>1.016265</text:p>
          </table:table-cell>
          <table:table-cell office:value-type="float" office:value="101.666888" calcext:value-type="float">
            <text:p>101.666888</text:p>
          </table:table-cell>
          <table:table-cell office:value-type="float" office:value="100.650623" calcext:value-type="float">
            <text:p>100.650623</text:p>
          </table:table-cell>
          <table:table-cell office:value-type="float" office:value="0.644512" calcext:value-type="float">
            <text:p>0.64451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5097992" calcext:value-type="float">
            <text:p>5097992</text:p>
          </table:table-cell>
          <table:table-cell office:value-type="float" office:value="14752" calcext:value-type="float">
            <text:p>14752</text:p>
          </table:table-cell>
          <table:table-cell office:value-type="float" office:value="4846" calcext:value-type="float">
            <text:p>4846</text:p>
          </table:table-cell>
          <table:table-cell office:value-type="float" office:value="1.132794" calcext:value-type="float">
            <text:p>1.132794</text:p>
          </table:table-cell>
          <table:table-cell office:value-type="float" office:value="102.00987" calcext:value-type="float">
            <text:p>102.00987</text:p>
          </table:table-cell>
          <table:table-cell office:value-type="float" office:value="100.877076" calcext:value-type="float">
            <text:p>100.877076</text:p>
          </table:table-cell>
          <table:table-cell office:value-type="float" office:value="0.404293" calcext:value-type="float">
            <text:p>0.404293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67165" calcext:value-type="float">
            <text:p>1.067165</text:p>
          </table:table-cell>
          <table:table-cell office:value-type="float" office:value="97.411822" calcext:value-type="float">
            <text:p>97.411822</text:p>
          </table:table-cell>
          <table:table-cell office:value-type="float" office:value="96.344657" calcext:value-type="float">
            <text:p>96.344657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19201" calcext:value-type="float">
            <text:p>1.019201</text:p>
          </table:table-cell>
          <table:table-cell office:value-type="float" office:value="97.413229" calcext:value-type="float">
            <text:p>97.413229</text:p>
          </table:table-cell>
          <table:table-cell office:value-type="float" office:value="96.394027" calcext:value-type="float">
            <text:p>96.394027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105403" calcext:value-type="float">
            <text:p>1.105403</text:p>
          </table:table-cell>
          <table:table-cell office:value-type="float" office:value="97.414743" calcext:value-type="float">
            <text:p>97.414743</text:p>
          </table:table-cell>
          <table:table-cell office:value-type="float" office:value="96.30934" calcext:value-type="float">
            <text:p>96.3093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7340856" calcext:value-type="float">
            <text:p>7340856</text:p>
          </table:table-cell>
          <table:table-cell office:value-type="float" office:value="14850" calcext:value-type="float">
            <text:p>14850</text:p>
          </table:table-cell>
          <table:table-cell office:value-type="float" office:value="6978" calcext:value-type="float">
            <text:p>6978</text:p>
          </table:table-cell>
          <table:table-cell office:value-type="float" office:value="1.011321" calcext:value-type="float">
            <text:p>1.011321</text:p>
          </table:table-cell>
          <table:table-cell office:value-type="float" office:value="101.319933" calcext:value-type="float">
            <text:p>101.319933</text:p>
          </table:table-cell>
          <table:table-cell office:value-type="float" office:value="100.308612" calcext:value-type="float">
            <text:p>100.308612</text:p>
          </table:table-cell>
          <table:table-cell office:value-type="float" office:value="0.585462" calcext:value-type="float">
            <text:p>0.585462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5386240" calcext:value-type="float">
            <text:p>5386240</text:p>
          </table:table-cell>
          <table:table-cell office:value-type="float" office:value="14850" calcext:value-type="float">
            <text:p>14850</text:p>
          </table:table-cell>
          <table:table-cell office:value-type="float" office:value="5120" calcext:value-type="float">
            <text:p>5120</text:p>
          </table:table-cell>
          <table:table-cell office:value-type="float" office:value="1.122591" calcext:value-type="float">
            <text:p>1.122591</text:p>
          </table:table-cell>
          <table:table-cell office:value-type="float" office:value="102.160477" calcext:value-type="float">
            <text:p>102.160477</text:p>
          </table:table-cell>
          <table:table-cell office:value-type="float" office:value="101.037886" calcext:value-type="float">
            <text:p>101.037886</text:p>
          </table:table-cell>
          <table:table-cell office:value-type="float" office:value="0.426473" calcext:value-type="float">
            <text:p>0.426473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672" calcext:value-type="float">
            <text:p>67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.050989" calcext:value-type="float">
            <text:p>1.050989</text:p>
          </table:table-cell>
          <table:table-cell office:value-type="float" office:value="102.365808" calcext:value-type="float">
            <text:p>102.365808</text:p>
          </table:table-cell>
          <table:table-cell office:value-type="float" office:value="101.314819" calcext:value-type="float">
            <text:p>101.314819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768" calcext:value-type="float">
            <text:p>76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.041423" calcext:value-type="float">
            <text:p>1.041423</text:p>
          </table:table-cell>
          <table:table-cell office:value-type="float" office:value="102.360031" calcext:value-type="float">
            <text:p>102.360031</text:p>
          </table:table-cell>
          <table:table-cell office:value-type="float" office:value="101.318608" calcext:value-type="float">
            <text:p>101.31860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94309" calcext:value-type="float">
            <text:p>1.094309</text:p>
          </table:table-cell>
          <table:table-cell office:value-type="float" office:value="102.162051" calcext:value-type="float">
            <text:p>102.162051</text:p>
          </table:table-cell>
          <table:table-cell office:value-type="float" office:value="101.067742" calcext:value-type="float">
            <text:p>101.06774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361365" calcext:value-type="float">
            <text:p>102.361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7898416" calcext:value-type="float">
            <text:p>7898416</text:p>
          </table:table-cell>
          <table:table-cell office:value-type="float" office:value="14949" calcext:value-type="float">
            <text:p>14949</text:p>
          </table:table-cell>
          <table:table-cell office:value-type="float" office:value="7508" calcext:value-type="float">
            <text:p>7508</text:p>
          </table:table-cell>
          <table:table-cell office:value-type="float" office:value="1.017457" calcext:value-type="float">
            <text:p>1.017457</text:p>
          </table:table-cell>
          <table:table-cell office:value-type="float" office:value="101.06065" calcext:value-type="float">
            <text:p>101.06065</text:p>
          </table:table-cell>
          <table:table-cell office:value-type="float" office:value="100.043194" calcext:value-type="float">
            <text:p>100.043194</text:p>
          </table:table-cell>
          <table:table-cell office:value-type="float" office:value="0.6316" calcext:value-type="float">
            <text:p>0.6316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5208452" calcext:value-type="float">
            <text:p>5208452</text:p>
          </table:table-cell>
          <table:table-cell office:value-type="float" office:value="14949" calcext:value-type="float">
            <text:p>14949</text:p>
          </table:table-cell>
          <table:table-cell office:value-type="float" office:value="4951" calcext:value-type="float">
            <text:p>4951</text:p>
          </table:table-cell>
          <table:table-cell office:value-type="float" office:value="1.056268" calcext:value-type="float">
            <text:p>1.056268</text:p>
          </table:table-cell>
          <table:table-cell office:value-type="float" office:value="102.921665" calcext:value-type="float">
            <text:p>102.921665</text:p>
          </table:table-cell>
          <table:table-cell office:value-type="float" office:value="101.865397" calcext:value-type="float">
            <text:p>101.865397</text:p>
          </table:table-cell>
          <table:table-cell office:value-type="float" office:value="0.409046" calcext:value-type="float">
            <text:p>0.409046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624" calcext:value-type="float">
            <text:p>62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.010109" calcext:value-type="float">
            <text:p>1.010109</text:p>
          </table:table-cell>
          <table:table-cell office:value-type="float" office:value="102.058527" calcext:value-type="float">
            <text:p>102.058527</text:p>
          </table:table-cell>
          <table:table-cell office:value-type="float" office:value="101.048418" calcext:value-type="float">
            <text:p>101.04841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960" calcext:value-type="float">
            <text:p>96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.018943" calcext:value-type="float">
            <text:p>1.018943</text:p>
          </table:table-cell>
          <table:table-cell office:value-type="float" office:value="102.059974" calcext:value-type="float">
            <text:p>102.059974</text:p>
          </table:table-cell>
          <table:table-cell office:value-type="float" office:value="101.04103" calcext:value-type="float">
            <text:p>101.04103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33939" calcext:value-type="float">
            <text:p>1.033939</text:p>
          </table:table-cell>
          <table:table-cell office:value-type="float" office:value="102.061368" calcext:value-type="float">
            <text:p>102.061368</text:p>
          </table:table-cell>
          <table:table-cell office:value-type="float" office:value="101.027428" calcext:value-type="float">
            <text:p>101.027428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15049" calcext:value-type="float">
            <text:p>15049</text:p>
          </table:table-cell>
          <table:table-cell office:value-type="float" office:value="7524" calcext:value-type="float">
            <text:p>7524</text:p>
          </table:table-cell>
          <table:table-cell office:value-type="float" office:value="1.010433" calcext:value-type="float">
            <text:p>1.010433</text:p>
          </table:table-cell>
          <table:table-cell office:value-type="float" office:value="101.678714" calcext:value-type="float">
            <text:p>101.678714</text:p>
          </table:table-cell>
          <table:table-cell office:value-type="float" office:value="100.668282" calcext:value-type="float">
            <text:p>100.668282</text:p>
          </table:table-cell>
          <table:table-cell office:value-type="float" office:value="0.629016" calcext:value-type="float">
            <text:p>0.629016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5291560" calcext:value-type="float">
            <text:p>5291560</text:p>
          </table:table-cell>
          <table:table-cell office:value-type="float" office:value="15049" calcext:value-type="float">
            <text:p>15049</text:p>
          </table:table-cell>
          <table:table-cell office:value-type="float" office:value="5030" calcext:value-type="float">
            <text:p>5030</text:p>
          </table:table-cell>
          <table:table-cell office:value-type="float" office:value="2.310686" calcext:value-type="float">
            <text:p>2.310686</text:p>
          </table:table-cell>
          <table:table-cell office:value-type="float" office:value="102.105941" calcext:value-type="float">
            <text:p>102.105941</text:p>
          </table:table-cell>
          <table:table-cell office:value-type="float" office:value="99.795255" calcext:value-type="float">
            <text:p>99.795255</text:p>
          </table:table-cell>
          <table:table-cell office:value-type="float" office:value="0.424193" calcext:value-type="float">
            <text:p>0.424193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266011" calcext:value-type="float">
            <text:p>1.266011</text:p>
          </table:table-cell>
          <table:table-cell office:value-type="float" office:value="96.406694" calcext:value-type="float">
            <text:p>96.406694</text:p>
          </table:table-cell>
          <table:table-cell office:value-type="float" office:value="95.140683" calcext:value-type="float">
            <text:p>95.140683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251142" calcext:value-type="float">
            <text:p>1.251142</text:p>
          </table:table-cell>
          <table:table-cell office:value-type="float" office:value="96.415037" calcext:value-type="float">
            <text:p>96.415037</text:p>
          </table:table-cell>
          <table:table-cell office:value-type="float" office:value="95.163894" calcext:value-type="float">
            <text:p>95.16389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27223" calcext:value-type="float">
            <text:p>2.27223</text:p>
          </table:table-cell>
          <table:table-cell office:value-type="float" office:value="96.408028" calcext:value-type="float">
            <text:p>96.408028</text:p>
          </table:table-cell>
          <table:table-cell office:value-type="float" office:value="94.135798" calcext:value-type="float">
            <text:p>94.135798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7883688" calcext:value-type="float">
            <text:p>7883688</text:p>
          </table:table-cell>
          <table:table-cell office:value-type="float" office:value="15147" calcext:value-type="float">
            <text:p>15147</text:p>
          </table:table-cell>
          <table:table-cell office:value-type="float" office:value="7494" calcext:value-type="float">
            <text:p>7494</text:p>
          </table:table-cell>
          <table:table-cell office:value-type="float" office:value="1.018377" calcext:value-type="float">
            <text:p>1.018377</text:p>
          </table:table-cell>
          <table:table-cell office:value-type="float" office:value="101.662758" calcext:value-type="float">
            <text:p>101.662758</text:p>
          </table:table-cell>
          <table:table-cell office:value-type="float" office:value="100.644382" calcext:value-type="float">
            <text:p>100.644382</text:p>
          </table:table-cell>
          <table:table-cell office:value-type="float" office:value="0.626657" calcext:value-type="float">
            <text:p>0.626657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5224232" calcext:value-type="float">
            <text:p>5224232</text:p>
          </table:table-cell>
          <table:table-cell office:value-type="float" office:value="15147" calcext:value-type="float">
            <text:p>15147</text:p>
          </table:table-cell>
          <table:table-cell office:value-type="float" office:value="4966" calcext:value-type="float">
            <text:p>4966</text:p>
          </table:table-cell>
          <table:table-cell office:value-type="float" office:value="2.048429" calcext:value-type="float">
            <text:p>2.048429</text:p>
          </table:table-cell>
          <table:table-cell office:value-type="float" office:value="101.957908" calcext:value-type="float">
            <text:p>101.957908</text:p>
          </table:table-cell>
          <table:table-cell office:value-type="float" office:value="99.90948" calcext:value-type="float">
            <text:p>99.90948</text:p>
          </table:table-cell>
          <table:table-cell office:value-type="float" office:value="0.418317" calcext:value-type="float">
            <text:p>0.418317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09308" calcext:value-type="float">
            <text:p>1.009308</text:p>
          </table:table-cell>
          <table:table-cell office:value-type="float" office:value="99.316679" calcext:value-type="float">
            <text:p>99.316679</text:p>
          </table:table-cell>
          <table:table-cell office:value-type="float" office:value="98.307371" calcext:value-type="float">
            <text:p>98.307371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19843" calcext:value-type="float">
            <text:p>1.019843</text:p>
          </table:table-cell>
          <table:table-cell office:value-type="float" office:value="99.319579" calcext:value-type="float">
            <text:p>99.319579</text:p>
          </table:table-cell>
          <table:table-cell office:value-type="float" office:value="98.299736" calcext:value-type="float">
            <text:p>98.299736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.020878" calcext:value-type="float">
            <text:p>2.020878</text:p>
          </table:table-cell>
          <table:table-cell office:value-type="float" office:value="99.318013" calcext:value-type="float">
            <text:p>99.318013</text:p>
          </table:table-cell>
          <table:table-cell office:value-type="float" office:value="97.297136" calcext:value-type="float">
            <text:p>97.29713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9131360" calcext:value-type="float">
            <text:p>9131360</text:p>
          </table:table-cell>
          <table:table-cell office:value-type="float" office:value="15247" calcext:value-type="float">
            <text:p>15247</text:p>
          </table:table-cell>
          <table:table-cell office:value-type="float" office:value="8680" calcext:value-type="float">
            <text:p>8680</text:p>
          </table:table-cell>
          <table:table-cell office:value-type="float" office:value="1.014279" calcext:value-type="float">
            <text:p>1.014279</text:p>
          </table:table-cell>
          <table:table-cell office:value-type="float" office:value="100.97749" calcext:value-type="float">
            <text:p>100.97749</text:p>
          </table:table-cell>
          <table:table-cell office:value-type="float" office:value="99.963212" calcext:value-type="float">
            <text:p>99.963212</text:p>
          </table:table-cell>
          <table:table-cell office:value-type="float" office:value="0.730778" calcext:value-type="float">
            <text:p>0.730778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4529912" calcext:value-type="float">
            <text:p>4529912</text:p>
          </table:table-cell>
          <table:table-cell office:value-type="float" office:value="15247" calcext:value-type="float">
            <text:p>15247</text:p>
          </table:table-cell>
          <table:table-cell office:value-type="float" office:value="4306" calcext:value-type="float">
            <text:p>4306</text:p>
          </table:table-cell>
          <table:table-cell office:value-type="float" office:value="3.042703" calcext:value-type="float">
            <text:p>3.042703</text:p>
          </table:table-cell>
          <table:table-cell office:value-type="float" office:value="102.882546" calcext:value-type="float">
            <text:p>102.882546</text:p>
          </table:table-cell>
          <table:table-cell office:value-type="float" office:value="99.839843" calcext:value-type="float">
            <text:p>99.839843</text:p>
          </table:table-cell>
          <table:table-cell office:value-type="float" office:value="0.362974" calcext:value-type="float">
            <text:p>0.362974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005168" calcext:value-type="float">
            <text:p>1.005168</text:p>
          </table:table-cell>
          <table:table-cell office:value-type="float" office:value="101.951044" calcext:value-type="float">
            <text:p>101.951044</text:p>
          </table:table-cell>
          <table:table-cell office:value-type="float" office:value="100.945876" calcext:value-type="float">
            <text:p>100.94587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015885" calcext:value-type="float">
            <text:p>1.015885</text:p>
          </table:table-cell>
          <table:table-cell office:value-type="float" office:value="101.95247" calcext:value-type="float">
            <text:p>101.95247</text:p>
          </table:table-cell>
          <table:table-cell office:value-type="float" office:value="100.936585" calcext:value-type="float">
            <text:p>100.936585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.01539" calcext:value-type="float">
            <text:p>3.01539</text:p>
          </table:table-cell>
          <table:table-cell office:value-type="float" office:value="101.954024" calcext:value-type="float">
            <text:p>101.954024</text:p>
          </table:table-cell>
          <table:table-cell office:value-type="float" office:value="98.938634" calcext:value-type="float">
            <text:p>98.938634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8263460" calcext:value-type="float">
            <text:p>8263460</text:p>
          </table:table-cell>
          <table:table-cell office:value-type="float" office:value="15345" calcext:value-type="float">
            <text:p>15345</text:p>
          </table:table-cell>
          <table:table-cell office:value-type="float" office:value="7855" calcext:value-type="float">
            <text:p>7855</text:p>
          </table:table-cell>
          <table:table-cell office:value-type="float" office:value="1.010362" calcext:value-type="float">
            <text:p>1.010362</text:p>
          </table:table-cell>
          <table:table-cell office:value-type="float" office:value="100.707561" calcext:value-type="float">
            <text:p>100.707561</text:p>
          </table:table-cell>
          <table:table-cell office:value-type="float" office:value="99.697199" calcext:value-type="float">
            <text:p>99.697199</text:p>
          </table:table-cell>
          <table:table-cell office:value-type="float" office:value="0.663085" calcext:value-type="float">
            <text:p>0.663085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4993844" calcext:value-type="float">
            <text:p>4993844</text:p>
          </table:table-cell>
          <table:table-cell office:value-type="float" office:value="15345" calcext:value-type="float">
            <text:p>15345</text:p>
          </table:table-cell>
          <table:table-cell office:value-type="float" office:value="4747" calcext:value-type="float">
            <text:p>4747</text:p>
          </table:table-cell>
          <table:table-cell office:value-type="float" office:value="1.094473" calcext:value-type="float">
            <text:p>1.094473</text:p>
          </table:table-cell>
          <table:table-cell office:value-type="float" office:value="102.297608" calcext:value-type="float">
            <text:p>102.297608</text:p>
          </table:table-cell>
          <table:table-cell office:value-type="float" office:value="101.203136" calcext:value-type="float">
            <text:p>101.203136</text:p>
          </table:table-cell>
          <table:table-cell office:value-type="float" office:value="0.394758" calcext:value-type="float">
            <text:p>0.394758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.038705" calcext:value-type="float">
            <text:p>1.038705</text:p>
          </table:table-cell>
          <table:table-cell office:value-type="float" office:value="101.509167" calcext:value-type="float">
            <text:p>101.509167</text:p>
          </table:table-cell>
          <table:table-cell office:value-type="float" office:value="100.470462" calcext:value-type="float">
            <text:p>100.47046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008" calcext:value-type="float">
            <text:p>100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.029479" calcext:value-type="float">
            <text:p>1.029479</text:p>
          </table:table-cell>
          <table:table-cell office:value-type="float" office:value="101.512087" calcext:value-type="float">
            <text:p>101.512087</text:p>
          </table:table-cell>
          <table:table-cell office:value-type="float" office:value="100.482608" calcext:value-type="float">
            <text:p>100.48260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60395" calcext:value-type="float">
            <text:p>1.060395</text:p>
          </table:table-cell>
          <table:table-cell office:value-type="float" office:value="101.510641" calcext:value-type="float">
            <text:p>101.510641</text:p>
          </table:table-cell>
          <table:table-cell office:value-type="float" office:value="100.450246" calcext:value-type="float">
            <text:p>100.45024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7835296" calcext:value-type="float">
            <text:p>7835296</text:p>
          </table:table-cell>
          <table:table-cell office:value-type="float" office:value="15445" calcext:value-type="float">
            <text:p>15445</text:p>
          </table:table-cell>
          <table:table-cell office:value-type="float" office:value="7448" calcext:value-type="float">
            <text:p>7448</text:p>
          </table:table-cell>
          <table:table-cell office:value-type="float" office:value="1.014484" calcext:value-type="float">
            <text:p>1.014484</text:p>
          </table:table-cell>
          <table:table-cell office:value-type="float" office:value="101.705285" calcext:value-type="float">
            <text:p>101.705285</text:p>
          </table:table-cell>
          <table:table-cell office:value-type="float" office:value="100.690801" calcext:value-type="float">
            <text:p>100.690801</text:p>
          </table:table-cell>
          <table:table-cell office:value-type="float" office:value="0.622523" calcext:value-type="float">
            <text:p>0.622523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5236856" calcext:value-type="float">
            <text:p>5236856</text:p>
          </table:table-cell>
          <table:table-cell office:value-type="float" office:value="15445" calcext:value-type="float">
            <text:p>15445</text:p>
          </table:table-cell>
          <table:table-cell office:value-type="float" office:value="4978" calcext:value-type="float">
            <text:p>4978</text:p>
          </table:table-cell>
          <table:table-cell office:value-type="float" office:value="1.068294" calcext:value-type="float">
            <text:p>1.068294</text:p>
          </table:table-cell>
          <table:table-cell office:value-type="float" office:value="102.262945" calcext:value-type="float">
            <text:p>102.262945</text:p>
          </table:table-cell>
          <table:table-cell office:value-type="float" office:value="101.194651" calcext:value-type="float">
            <text:p>101.194651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30639" calcext:value-type="float">
            <text:p>1.030639</text:p>
          </table:table-cell>
          <table:table-cell office:value-type="float" office:value="102.335254" calcext:value-type="float">
            <text:p>102.335254</text:p>
          </table:table-cell>
          <table:table-cell office:value-type="float" office:value="101.304614" calcext:value-type="float">
            <text:p>101.30461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15891" calcext:value-type="float">
            <text:p>1.015891</text:p>
          </table:table-cell>
          <table:table-cell office:value-type="float" office:value="102.332354" calcext:value-type="float">
            <text:p>102.332354</text:p>
          </table:table-cell>
          <table:table-cell office:value-type="float" office:value="101.316463" calcext:value-type="float">
            <text:p>101.316463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46405" calcext:value-type="float">
            <text:p>1.046405</text:p>
          </table:table-cell>
          <table:table-cell office:value-type="float" office:value="91.580499" calcext:value-type="float">
            <text:p>91.580499</text:p>
          </table:table-cell>
          <table:table-cell office:value-type="float" office:value="90.534094" calcext:value-type="float">
            <text:p>90.53409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333808" calcext:value-type="float">
            <text:p>102.333808</text:p>
          </table:table-cell>
          <table:table-cell office:value-type="float" office:value="102.528811" calcext:value-type="float">
            <text:p>102.528811</text:p>
          </table:table-cell>
          <table:table-cell office:value-type="float" office:value="0.195003" calcext:value-type="float">
            <text:p>0.195003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8532772" calcext:value-type="float">
            <text:p>8532772</text:p>
          </table:table-cell>
          <table:table-cell office:value-type="float" office:value="15543" calcext:value-type="float">
            <text:p>15543</text:p>
          </table:table-cell>
          <table:table-cell office:value-type="float" office:value="8111" calcext:value-type="float">
            <text:p>8111</text:p>
          </table:table-cell>
          <table:table-cell office:value-type="float" office:value="1.010917" calcext:value-type="float">
            <text:p>1.010917</text:p>
          </table:table-cell>
          <table:table-cell office:value-type="float" office:value="101.803632" calcext:value-type="float">
            <text:p>101.803632</text:p>
          </table:table-cell>
          <table:table-cell office:value-type="float" office:value="100.792716" calcext:value-type="float">
            <text:p>100.792716</text:p>
          </table:table-cell>
          <table:table-cell office:value-type="float" office:value="0.677253" calcext:value-type="float">
            <text:p>0.677253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4884436" calcext:value-type="float">
            <text:p>4884436</text:p>
          </table:table-cell>
          <table:table-cell office:value-type="float" office:value="15543" calcext:value-type="float">
            <text:p>15543</text:p>
          </table:table-cell>
          <table:table-cell office:value-type="float" office:value="4643" calcext:value-type="float">
            <text:p>4643</text:p>
          </table:table-cell>
          <table:table-cell office:value-type="float" office:value="1.334793" calcext:value-type="float">
            <text:p>1.334793</text:p>
          </table:table-cell>
          <table:table-cell office:value-type="float" office:value="102.084353" calcext:value-type="float">
            <text:p>102.084353</text:p>
          </table:table-cell>
          <table:table-cell office:value-type="float" office:value="100.74956" calcext:value-type="float">
            <text:p>100.74956</text:p>
          </table:table-cell>
          <table:table-cell office:value-type="float" office:value="0.387848" calcext:value-type="float">
            <text:p>0.387848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270558" calcext:value-type="float">
            <text:p>1.270558</text:p>
          </table:table-cell>
          <table:table-cell office:value-type="float" office:value="102.014692" calcext:value-type="float">
            <text:p>102.014692</text:p>
          </table:table-cell>
          <table:table-cell office:value-type="float" office:value="100.744134" calcext:value-type="float">
            <text:p>100.74413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255429" calcext:value-type="float">
            <text:p>1.255429</text:p>
          </table:table-cell>
          <table:table-cell office:value-type="float" office:value="102.004788" calcext:value-type="float">
            <text:p>102.004788</text:p>
          </table:table-cell>
          <table:table-cell office:value-type="float" office:value="100.749358" calcext:value-type="float">
            <text:p>100.74935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296319" calcext:value-type="float">
            <text:p>1.296319</text:p>
          </table:table-cell>
          <table:table-cell office:value-type="float" office:value="98.823528" calcext:value-type="float">
            <text:p>98.823528</text:p>
          </table:table-cell>
          <table:table-cell office:value-type="float" office:value="97.527209" calcext:value-type="float">
            <text:p>97.52720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075814" calcext:value-type="float">
            <text:p>102.075814</text:p>
          </table:table-cell>
          <table:table-cell office:value-type="float" office:value="102.220268" calcext:value-type="float">
            <text:p>102.220268</text:p>
          </table:table-cell>
          <table:table-cell office:value-type="float" office:value="0.144454" calcext:value-type="float">
            <text:p>0.144454</text:p>
          </table:table-cell>
          <table:table-cell office:value-type="float" office:value="0.003323" calcext:value-type="float">
            <text:p>0.003323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7569140" calcext:value-type="float">
            <text:p>7569140</text:p>
          </table:table-cell>
          <table:table-cell office:value-type="float" office:value="15642" calcext:value-type="float">
            <text:p>15642</text:p>
          </table:table-cell>
          <table:table-cell office:value-type="float" office:value="7195" calcext:value-type="float">
            <text:p>7195</text:p>
          </table:table-cell>
          <table:table-cell office:value-type="float" office:value="1.007233" calcext:value-type="float">
            <text:p>1.007233</text:p>
          </table:table-cell>
          <table:table-cell office:value-type="float" office:value="101.38301" calcext:value-type="float">
            <text:p>101.38301</text:p>
          </table:table-cell>
          <table:table-cell office:value-type="float" office:value="100.375777" calcext:value-type="float">
            <text:p>100.375777</text:p>
          </table:table-cell>
          <table:table-cell office:value-type="float" office:value="0.603264" calcext:value-type="float">
            <text:p>0.603264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5348368" calcext:value-type="float">
            <text:p>5348368</text:p>
          </table:table-cell>
          <table:table-cell office:value-type="float" office:value="15642" calcext:value-type="float">
            <text:p>15642</text:p>
          </table:table-cell>
          <table:table-cell office:value-type="float" office:value="5084" calcext:value-type="float">
            <text:p>5084</text:p>
          </table:table-cell>
          <table:table-cell office:value-type="float" office:value="1.344668" calcext:value-type="float">
            <text:p>1.344668</text:p>
          </table:table-cell>
          <table:table-cell office:value-type="float" office:value="102.252284" calcext:value-type="float">
            <text:p>102.252284</text:p>
          </table:table-cell>
          <table:table-cell office:value-type="float" office:value="100.907616" calcext:value-type="float">
            <text:p>100.907616</text:p>
          </table:table-cell>
          <table:table-cell office:value-type="float" office:value="0.424021" calcext:value-type="float">
            <text:p>0.424021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275209" calcext:value-type="float">
            <text:p>1.275209</text:p>
          </table:table-cell>
          <table:table-cell office:value-type="float" office:value="98.970325" calcext:value-type="float">
            <text:p>98.970325</text:p>
          </table:table-cell>
          <table:table-cell office:value-type="float" office:value="97.695116" calcext:value-type="float">
            <text:p>97.695116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26036" calcext:value-type="float">
            <text:p>1.26036</text:p>
          </table:table-cell>
          <table:table-cell office:value-type="float" office:value="98.978608" calcext:value-type="float">
            <text:p>98.978608</text:p>
          </table:table-cell>
          <table:table-cell office:value-type="float" office:value="97.718248" calcext:value-type="float">
            <text:p>97.718248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30081" calcext:value-type="float">
            <text:p>1.30081</text:p>
          </table:table-cell>
          <table:table-cell office:value-type="float" office:value="98.971659" calcext:value-type="float">
            <text:p>98.971659</text:p>
          </table:table-cell>
          <table:table-cell office:value-type="float" office:value="97.670849" calcext:value-type="float">
            <text:p>97.67084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8578008" calcext:value-type="float">
            <text:p>8578008</text:p>
          </table:table-cell>
          <table:table-cell office:value-type="float" office:value="15742" calcext:value-type="float">
            <text:p>15742</text:p>
          </table:table-cell>
          <table:table-cell office:value-type="float" office:value="8154" calcext:value-type="float">
            <text:p>8154</text:p>
          </table:table-cell>
          <table:table-cell office:value-type="float" office:value="1.009453" calcext:value-type="float">
            <text:p>1.009453</text:p>
          </table:table-cell>
          <table:table-cell office:value-type="float" office:value="100.610058" calcext:value-type="float">
            <text:p>100.610058</text:p>
          </table:table-cell>
          <table:table-cell office:value-type="float" office:value="99.600605" calcext:value-type="float">
            <text:p>99.600605</text:p>
          </table:table-cell>
          <table:table-cell office:value-type="float" office:value="0.688992" calcext:value-type="float">
            <text:p>0.688992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4943348" calcext:value-type="float">
            <text:p>4943348</text:p>
          </table:table-cell>
          <table:table-cell office:value-type="float" office:value="15742" calcext:value-type="float">
            <text:p>15742</text:p>
          </table:table-cell>
          <table:table-cell office:value-type="float" office:value="4699" calcext:value-type="float">
            <text:p>4699</text:p>
          </table:table-cell>
          <table:table-cell office:value-type="float" office:value="1.091387" calcext:value-type="float">
            <text:p>1.091387</text:p>
          </table:table-cell>
          <table:table-cell office:value-type="float" office:value="101.651821" calcext:value-type="float">
            <text:p>101.651821</text:p>
          </table:table-cell>
          <table:table-cell office:value-type="float" office:value="100.560434" calcext:value-type="float">
            <text:p>100.560434</text:p>
          </table:table-cell>
          <table:table-cell office:value-type="float" office:value="0.393264" calcext:value-type="float">
            <text:p>0.393264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624" calcext:value-type="float">
            <text:p>62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.032693" calcext:value-type="float">
            <text:p>1.032693</text:p>
          </table:table-cell>
          <table:table-cell office:value-type="float" office:value="100.728106" calcext:value-type="float">
            <text:p>100.728106</text:p>
          </table:table-cell>
          <table:table-cell office:value-type="float" office:value="99.695413" calcext:value-type="float">
            <text:p>99.69541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960" calcext:value-type="float">
            <text:p>96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.017724" calcext:value-type="float">
            <text:p>1.017724</text:p>
          </table:table-cell>
          <table:table-cell office:value-type="float" office:value="100.729732" calcext:value-type="float">
            <text:p>100.729732</text:p>
          </table:table-cell>
          <table:table-cell office:value-type="float" office:value="99.712008" calcext:value-type="float">
            <text:p>99.712008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58414" calcext:value-type="float">
            <text:p>1.058414</text:p>
          </table:table-cell>
          <table:table-cell office:value-type="float" office:value="100.731106" calcext:value-type="float">
            <text:p>100.731106</text:p>
          </table:table-cell>
          <table:table-cell office:value-type="float" office:value="99.672692" calcext:value-type="float">
            <text:p>99.67269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7099948" calcext:value-type="float">
            <text:p>7099948</text:p>
          </table:table-cell>
          <table:table-cell office:value-type="float" office:value="15840" calcext:value-type="float">
            <text:p>15840</text:p>
          </table:table-cell>
          <table:table-cell office:value-type="float" office:value="6749" calcext:value-type="float">
            <text:p>6749</text:p>
          </table:table-cell>
          <table:table-cell office:value-type="float" office:value="1.012244" calcext:value-type="float">
            <text:p>1.012244</text:p>
          </table:table-cell>
          <table:table-cell office:value-type="float" office:value="100.634854" calcext:value-type="float">
            <text:p>100.634854</text:p>
          </table:table-cell>
          <table:table-cell office:value-type="float" office:value="99.62261" calcext:value-type="float">
            <text:p>99.62261</text:p>
          </table:table-cell>
          <table:table-cell office:value-type="float" office:value="0.570148" calcext:value-type="float">
            <text:p>0.570148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5547196" calcext:value-type="float">
            <text:p>5547196</text:p>
          </table:table-cell>
          <table:table-cell office:value-type="float" office:value="15840" calcext:value-type="float">
            <text:p>15840</text:p>
          </table:table-cell>
          <table:table-cell office:value-type="float" office:value="5273" calcext:value-type="float">
            <text:p>5273</text:p>
          </table:table-cell>
          <table:table-cell office:value-type="float" office:value="1.088663" calcext:value-type="float">
            <text:p>1.088663</text:p>
          </table:table-cell>
          <table:table-cell office:value-type="float" office:value="101.743638" calcext:value-type="float">
            <text:p>101.743638</text:p>
          </table:table-cell>
          <table:table-cell office:value-type="float" office:value="100.654975" calcext:value-type="float">
            <text:p>100.654975</text:p>
          </table:table-cell>
          <table:table-cell office:value-type="float" office:value="0.440888" calcext:value-type="float">
            <text:p>0.440888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864" calcext:value-type="float">
            <text:p>86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.028859" calcext:value-type="float">
            <text:p>1.028859</text:p>
          </table:table-cell>
          <table:table-cell office:value-type="float" office:value="100.965811" calcext:value-type="float">
            <text:p>100.965811</text:p>
          </table:table-cell>
          <table:table-cell office:value-type="float" office:value="99.936952" calcext:value-type="float">
            <text:p>99.93695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.013851" calcext:value-type="float">
            <text:p>1.013851</text:p>
          </table:table-cell>
          <table:table-cell office:value-type="float" office:value="100.974134" calcext:value-type="float">
            <text:p>100.974134</text:p>
          </table:table-cell>
          <table:table-cell office:value-type="float" office:value="99.960283" calcext:value-type="float">
            <text:p>99.96028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044725" calcext:value-type="float">
            <text:p>1.044725</text:p>
          </table:table-cell>
          <table:table-cell office:value-type="float" office:value="100.967265" calcext:value-type="float">
            <text:p>100.967265</text:p>
          </table:table-cell>
          <table:table-cell office:value-type="float" office:value="99.92254" calcext:value-type="float">
            <text:p>99.9225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7325076" calcext:value-type="float">
            <text:p>7325076</text:p>
          </table:table-cell>
          <table:table-cell office:value-type="float" office:value="15940" calcext:value-type="float">
            <text:p>15940</text:p>
          </table:table-cell>
          <table:table-cell office:value-type="float" office:value="6963" calcext:value-type="float">
            <text:p>6963</text:p>
          </table:table-cell>
          <table:table-cell office:value-type="float" office:value="1.014424" calcext:value-type="float">
            <text:p>1.014424</text:p>
          </table:table-cell>
          <table:table-cell office:value-type="float" office:value="101.668153" calcext:value-type="float">
            <text:p>101.668153</text:p>
          </table:table-cell>
          <table:table-cell office:value-type="float" office:value="100.653729" calcext:value-type="float">
            <text:p>100.653729</text:p>
          </table:table-cell>
          <table:table-cell office:value-type="float" office:value="0.5822" calcext:value-type="float">
            <text:p>0.5822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5555612" calcext:value-type="float">
            <text:p>5555612</text:p>
          </table:table-cell>
          <table:table-cell office:value-type="float" office:value="15940" calcext:value-type="float">
            <text:p>15940</text:p>
          </table:table-cell>
          <table:table-cell office:value-type="float" office:value="5281" calcext:value-type="float">
            <text:p>5281</text:p>
          </table:table-cell>
          <table:table-cell office:value-type="float" office:value="1.086053" calcext:value-type="float">
            <text:p>1.086053</text:p>
          </table:table-cell>
          <table:table-cell office:value-type="float" office:value="102.009376" calcext:value-type="float">
            <text:p>102.009376</text:p>
          </table:table-cell>
          <table:table-cell office:value-type="float" office:value="100.923322" calcext:value-type="float">
            <text:p>100.923322</text:p>
          </table:table-cell>
          <table:table-cell office:value-type="float" office:value="0.440383" calcext:value-type="float">
            <text:p>0.440383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.030819" calcext:value-type="float">
            <text:p>1.030819</text:p>
          </table:table-cell>
          <table:table-cell office:value-type="float" office:value="97.50745" calcext:value-type="float">
            <text:p>97.50745</text:p>
          </table:table-cell>
          <table:table-cell office:value-type="float" office:value="96.476631" calcext:value-type="float">
            <text:p>96.476631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.015931" calcext:value-type="float">
            <text:p>1.015931</text:p>
          </table:table-cell>
          <table:table-cell office:value-type="float" office:value="97.515773" calcext:value-type="float">
            <text:p>97.515773</text:p>
          </table:table-cell>
          <table:table-cell office:value-type="float" office:value="96.499842" calcext:value-type="float">
            <text:p>96.49984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8662" calcext:value-type="float">
            <text:p>1.058662</text:p>
          </table:table-cell>
          <table:table-cell office:value-type="float" office:value="97.508784" calcext:value-type="float">
            <text:p>97.508784</text:p>
          </table:table-cell>
          <table:table-cell office:value-type="float" office:value="96.450122" calcext:value-type="float">
            <text:p>96.45012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7082064" calcext:value-type="float">
            <text:p>7082064</text:p>
          </table:table-cell>
          <table:table-cell office:value-type="float" office:value="16038" calcext:value-type="float">
            <text:p>16038</text:p>
          </table:table-cell>
          <table:table-cell office:value-type="float" office:value="6732" calcext:value-type="float">
            <text:p>6732</text:p>
          </table:table-cell>
          <table:table-cell office:value-type="float" office:value="1.010642" calcext:value-type="float">
            <text:p>1.010642</text:p>
          </table:table-cell>
          <table:table-cell office:value-type="float" office:value="101.518438" calcext:value-type="float">
            <text:p>101.518438</text:p>
          </table:table-cell>
          <table:table-cell office:value-type="float" office:value="100.507796" calcext:value-type="float">
            <text:p>100.507796</text:p>
          </table:table-cell>
          <table:table-cell office:value-type="float" office:value="0.563703" calcext:value-type="float">
            <text:p>0.563703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5588224" calcext:value-type="float">
            <text:p>5588224</text:p>
          </table:table-cell>
          <table:table-cell office:value-type="float" office:value="16038" calcext:value-type="float">
            <text:p>16038</text:p>
          </table:table-cell>
          <table:table-cell office:value-type="float" office:value="5312" calcext:value-type="float">
            <text:p>5312</text:p>
          </table:table-cell>
          <table:table-cell office:value-type="float" office:value="1.317136" calcext:value-type="float">
            <text:p>1.317136</text:p>
          </table:table-cell>
          <table:table-cell office:value-type="float" office:value="102.346446" calcext:value-type="float">
            <text:p>102.346446</text:p>
          </table:table-cell>
          <table:table-cell office:value-type="float" office:value="101.02931" calcext:value-type="float">
            <text:p>101.02931</text:p>
          </table:table-cell>
          <table:table-cell office:value-type="float" office:value="0.442503" calcext:value-type="float">
            <text:p>0.442503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672" calcext:value-type="float">
            <text:p>67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.269466" calcext:value-type="float">
            <text:p>1.269466</text:p>
          </table:table-cell>
          <table:table-cell office:value-type="float" office:value="102.537369" calcext:value-type="float">
            <text:p>102.537369</text:p>
          </table:table-cell>
          <table:table-cell office:value-type="float" office:value="101.267902" calcext:value-type="float">
            <text:p>101.26790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26002" calcext:value-type="float">
            <text:p>1.26002</text:p>
          </table:table-cell>
          <table:table-cell office:value-type="float" office:value="102.591633" calcext:value-type="float">
            <text:p>102.591633</text:p>
          </table:table-cell>
          <table:table-cell office:value-type="float" office:value="101.331613" calcext:value-type="float">
            <text:p>101.33161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284182" calcext:value-type="float">
            <text:p>1.284182</text:p>
          </table:table-cell>
          <table:table-cell office:value-type="float" office:value="102.340924" calcext:value-type="float">
            <text:p>102.340924</text:p>
          </table:table-cell>
          <table:table-cell office:value-type="float" office:value="101.056742" calcext:value-type="float">
            <text:p>101.05674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592967" calcext:value-type="float">
            <text:p>102.592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9446960" calcext:value-type="float">
            <text:p>9446960</text:p>
          </table:table-cell>
          <table:table-cell office:value-type="float" office:value="16138" calcext:value-type="float">
            <text:p>16138</text:p>
          </table:table-cell>
          <table:table-cell office:value-type="float" office:value="8980" calcext:value-type="float">
            <text:p>8980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966903" calcext:value-type="float">
            <text:p>100.966903</text:p>
          </table:table-cell>
          <table:table-cell office:value-type="float" office:value="99.956681" calcext:value-type="float">
            <text:p>99.956681</text:p>
          </table:table-cell>
          <table:table-cell office:value-type="float" office:value="0.756084" calcext:value-type="float">
            <text:p>0.756084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4528860" calcext:value-type="float">
            <text:p>4528860</text:p>
          </table:table-cell>
          <table:table-cell office:value-type="float" office:value="16138" calcext:value-type="float">
            <text:p>16138</text:p>
          </table:table-cell>
          <table:table-cell office:value-type="float" office:value="4305" calcext:value-type="float">
            <text:p>4305</text:p>
          </table:table-cell>
          <table:table-cell office:value-type="float" office:value="1.115942" calcext:value-type="float">
            <text:p>1.115942</text:p>
          </table:table-cell>
          <table:table-cell office:value-type="float" office:value="102.183564" calcext:value-type="float">
            <text:p>102.183564</text:p>
          </table:table-cell>
          <table:table-cell office:value-type="float" office:value="101.067622" calcext:value-type="float">
            <text:p>101.067622</text:p>
          </table:table-cell>
          <table:table-cell office:value-type="float" office:value="0.358482" calcext:value-type="float">
            <text:p>0.358482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28" calcext:value-type="float">
            <text:p>52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45533" calcext:value-type="float">
            <text:p>1.045533</text:p>
          </table:table-cell>
          <table:table-cell office:value-type="float" office:value="99.279192" calcext:value-type="float">
            <text:p>99.279192</text:p>
          </table:table-cell>
          <table:table-cell office:value-type="float" office:value="98.233659" calcext:value-type="float">
            <text:p>98.233659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816" calcext:value-type="float">
            <text:p>8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.018233" calcext:value-type="float">
            <text:p>1.018233</text:p>
          </table:table-cell>
          <table:table-cell office:value-type="float" office:value="99.282052" calcext:value-type="float">
            <text:p>99.282052</text:p>
          </table:table-cell>
          <table:table-cell office:value-type="float" office:value="98.263819" calcext:value-type="float">
            <text:p>98.263819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61199" calcext:value-type="float">
            <text:p>1.061199</text:p>
          </table:table-cell>
          <table:table-cell office:value-type="float" office:value="99.280526" calcext:value-type="float">
            <text:p>99.280526</text:p>
          </table:table-cell>
          <table:table-cell office:value-type="float" office:value="98.219327" calcext:value-type="float">
            <text:p>98.21932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8189820" calcext:value-type="float">
            <text:p>8189820</text:p>
          </table:table-cell>
          <table:table-cell office:value-type="float" office:value="16236" calcext:value-type="float">
            <text:p>16236</text:p>
          </table:table-cell>
          <table:table-cell office:value-type="float" office:value="7785" calcext:value-type="float">
            <text:p>7785</text:p>
          </table:table-cell>
          <table:table-cell office:value-type="float" office:value="1.014801" calcext:value-type="float">
            <text:p>1.014801</text:p>
          </table:table-cell>
          <table:table-cell office:value-type="float" office:value="101.667078" calcext:value-type="float">
            <text:p>101.667078</text:p>
          </table:table-cell>
          <table:table-cell office:value-type="float" office:value="100.652277" calcext:value-type="float">
            <text:p>100.652277</text:p>
          </table:table-cell>
          <table:table-cell office:value-type="float" office:value="0.65094" calcext:value-type="float">
            <text:p>0.6509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5157956" calcext:value-type="float">
            <text:p>5157956</text:p>
          </table:table-cell>
          <table:table-cell office:value-type="float" office:value="16236" calcext:value-type="float">
            <text:p>16236</text:p>
          </table:table-cell>
          <table:table-cell office:value-type="float" office:value="4903" calcext:value-type="float">
            <text:p>4903</text:p>
          </table:table-cell>
          <table:table-cell office:value-type="float" office:value="1.088785" calcext:value-type="float">
            <text:p>1.088785</text:p>
          </table:table-cell>
          <table:table-cell office:value-type="float" office:value="101.81927" calcext:value-type="float">
            <text:p>101.81927</text:p>
          </table:table-cell>
          <table:table-cell office:value-type="float" office:value="100.730485" calcext:value-type="float">
            <text:p>100.730485</text:p>
          </table:table-cell>
          <table:table-cell office:value-type="float" office:value="0.409644" calcext:value-type="float">
            <text:p>0.40964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768" calcext:value-type="float">
            <text:p>76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.023577" calcext:value-type="float">
            <text:p>1.023577</text:p>
          </table:table-cell>
          <table:table-cell office:value-type="float" office:value="99.333411" calcext:value-type="float">
            <text:p>99.333411</text:p>
          </table:table-cell>
          <table:table-cell office:value-type="float" office:value="98.309835" calcext:value-type="float">
            <text:p>98.309835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16407" calcext:value-type="float">
            <text:p>1.016407</text:p>
          </table:table-cell>
          <table:table-cell office:value-type="float" office:value="99.341594" calcext:value-type="float">
            <text:p>99.341594</text:p>
          </table:table-cell>
          <table:table-cell office:value-type="float" office:value="98.325187" calcext:value-type="float">
            <text:p>98.325187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38393" calcext:value-type="float">
            <text:p>1.038393</text:p>
          </table:table-cell>
          <table:table-cell office:value-type="float" office:value="99.334745" calcext:value-type="float">
            <text:p>99.334745</text:p>
          </table:table-cell>
          <table:table-cell office:value-type="float" office:value="98.296353" calcext:value-type="float">
            <text:p>98.296353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7942600" calcext:value-type="float">
            <text:p>7942600</text:p>
          </table:table-cell>
          <table:table-cell office:value-type="float" office:value="16336" calcext:value-type="float">
            <text:p>16336</text:p>
          </table:table-cell>
          <table:table-cell office:value-type="float" office:value="7550" calcext:value-type="float">
            <text:p>7550</text:p>
          </table:table-cell>
          <table:table-cell office:value-type="float" office:value="1.012806" calcext:value-type="float">
            <text:p>1.012806</text:p>
          </table:table-cell>
          <table:table-cell office:value-type="float" office:value="101.553385" calcext:value-type="float">
            <text:p>101.553385</text:p>
          </table:table-cell>
          <table:table-cell office:value-type="float" office:value="100.540579" calcext:value-type="float">
            <text:p>100.540579</text:p>
          </table:table-cell>
          <table:table-cell office:value-type="float" office:value="0.631992" calcext:value-type="float">
            <text:p>0.631992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5128500" calcext:value-type="float">
            <text:p>5128500</text:p>
          </table:table-cell>
          <table:table-cell office:value-type="float" office:value="16336" calcext:value-type="float">
            <text:p>16336</text:p>
          </table:table-cell>
          <table:table-cell office:value-type="float" office:value="4875" calcext:value-type="float">
            <text:p>4875</text:p>
          </table:table-cell>
          <table:table-cell office:value-type="float" office:value="1.302456" calcext:value-type="float">
            <text:p>1.302456</text:p>
          </table:table-cell>
          <table:table-cell office:value-type="float" office:value="103.475196" calcext:value-type="float">
            <text:p>103.475196</text:p>
          </table:table-cell>
          <table:table-cell office:value-type="float" office:value="102.17274" calcext:value-type="float">
            <text:p>102.17274</text:p>
          </table:table-cell>
          <table:table-cell office:value-type="float" office:value="0.401555" calcext:value-type="float">
            <text:p>0.401555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271353" calcext:value-type="float">
            <text:p>1.271353</text:p>
          </table:table-cell>
          <table:table-cell office:value-type="float" office:value="102.678592" calcext:value-type="float">
            <text:p>102.678592</text:p>
          </table:table-cell>
          <table:table-cell office:value-type="float" office:value="101.40724" calcext:value-type="float">
            <text:p>101.4072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624" calcext:value-type="float">
            <text:p>6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.261687" calcext:value-type="float">
            <text:p>1.261687</text:p>
          </table:table-cell>
          <table:table-cell office:value-type="float" office:value="102.680019" calcext:value-type="float">
            <text:p>102.680019</text:p>
          </table:table-cell>
          <table:table-cell office:value-type="float" office:value="101.418332" calcext:value-type="float">
            <text:p>101.418332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80526" calcext:value-type="float">
            <text:p>1.280526</text:p>
          </table:table-cell>
          <table:table-cell office:value-type="float" office:value="102.681493" calcext:value-type="float">
            <text:p>102.681493</text:p>
          </table:table-cell>
          <table:table-cell office:value-type="float" office:value="101.400967" calcext:value-type="float">
            <text:p>101.400967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7953120" calcext:value-type="float">
            <text:p>7953120</text:p>
          </table:table-cell>
          <table:table-cell office:value-type="float" office:value="16435" calcext:value-type="float">
            <text:p>16435</text:p>
          </table:table-cell>
          <table:table-cell office:value-type="float" office:value="7560" calcext:value-type="float">
            <text:p>7560</text:p>
          </table:table-cell>
          <table:table-cell office:value-type="float" office:value="1.015475" calcext:value-type="float">
            <text:p>1.015475</text:p>
          </table:table-cell>
          <table:table-cell office:value-type="float" office:value="100.701727" calcext:value-type="float">
            <text:p>100.701727</text:p>
          </table:table-cell>
          <table:table-cell office:value-type="float" office:value="99.686253" calcext:value-type="float">
            <text:p>99.686253</text:p>
          </table:table-cell>
          <table:table-cell office:value-type="float" office:value="0.638252" calcext:value-type="float">
            <text:p>0.638252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5093784" calcext:value-type="float">
            <text:p>5093784</text:p>
          </table:table-cell>
          <table:table-cell office:value-type="float" office:value="16435" calcext:value-type="float">
            <text:p>16435</text:p>
          </table:table-cell>
          <table:table-cell office:value-type="float" office:value="4842" calcext:value-type="float">
            <text:p>4842</text:p>
          </table:table-cell>
          <table:table-cell office:value-type="float" office:value="1.120773" calcext:value-type="float">
            <text:p>1.120773</text:p>
          </table:table-cell>
          <table:table-cell office:value-type="float" office:value="101.568532" calcext:value-type="float">
            <text:p>101.568532</text:p>
          </table:table-cell>
          <table:table-cell office:value-type="float" office:value="100.447758" calcext:value-type="float">
            <text:p>100.447758</text:p>
          </table:table-cell>
          <table:table-cell office:value-type="float" office:value="0.405686" calcext:value-type="float">
            <text:p>0.405686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050855" calcext:value-type="float">
            <text:p>1.050855</text:p>
          </table:table-cell>
          <table:table-cell office:value-type="float" office:value="101.727014" calcext:value-type="float">
            <text:p>101.727014</text:p>
          </table:table-cell>
          <table:table-cell office:value-type="float" office:value="100.676159" calcext:value-type="float">
            <text:p>100.67615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017061" calcext:value-type="float">
            <text:p>1.017061</text:p>
          </table:table-cell>
          <table:table-cell office:value-type="float" office:value="101.747762" calcext:value-type="float">
            <text:p>101.747762</text:p>
          </table:table-cell>
          <table:table-cell office:value-type="float" office:value="100.7307" calcext:value-type="float">
            <text:p>100.7307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65751" calcext:value-type="float">
            <text:p>1.065751</text:p>
          </table:table-cell>
          <table:table-cell office:value-type="float" office:value="99.882059" calcext:value-type="float">
            <text:p>99.882059</text:p>
          </table:table-cell>
          <table:table-cell office:value-type="float" office:value="98.816308" calcext:value-type="float">
            <text:p>98.81630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749096" calcext:value-type="float">
            <text:p>101.74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7848972" calcext:value-type="float">
            <text:p>7848972</text:p>
          </table:table-cell>
          <table:table-cell office:value-type="float" office:value="16533" calcext:value-type="float">
            <text:p>16533</text:p>
          </table:table-cell>
          <table:table-cell office:value-type="float" office:value="7461" calcext:value-type="float">
            <text:p>7461</text:p>
          </table:table-cell>
          <table:table-cell office:value-type="float" office:value="1.015225" calcext:value-type="float">
            <text:p>1.015225</text:p>
          </table:table-cell>
          <table:table-cell office:value-type="float" office:value="101.340743" calcext:value-type="float">
            <text:p>101.340743</text:p>
          </table:table-cell>
          <table:table-cell office:value-type="float" office:value="100.325518" calcext:value-type="float">
            <text:p>100.325518</text:p>
          </table:table-cell>
          <table:table-cell office:value-type="float" office:value="0.62588" calcext:value-type="float">
            <text:p>0.6258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5386240" calcext:value-type="float">
            <text:p>5386240</text:p>
          </table:table-cell>
          <table:table-cell office:value-type="float" office:value="16533" calcext:value-type="float">
            <text:p>16533</text:p>
          </table:table-cell>
          <table:table-cell office:value-type="float" office:value="5120" calcext:value-type="float">
            <text:p>5120</text:p>
          </table:table-cell>
          <table:table-cell office:value-type="float" office:value="1.100981" calcext:value-type="float">
            <text:p>1.100981</text:p>
          </table:table-cell>
          <table:table-cell office:value-type="float" office:value="102.19231" calcext:value-type="float">
            <text:p>102.19231</text:p>
          </table:table-cell>
          <table:table-cell office:value-type="float" office:value="101.091329" calcext:value-type="float">
            <text:p>101.091329</text:p>
          </table:table-cell>
          <table:table-cell office:value-type="float" office:value="0.426247" calcext:value-type="float">
            <text:p>0.426247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60" calcext:value-type="float">
            <text:p>2160</text:p>
          </table:table-cell>
          <table:table-cell office:value-type="float" office:value="864" calcext:value-type="float">
            <text:p>86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.036923" calcext:value-type="float">
            <text:p>1.036923</text:p>
          </table:table-cell>
          <table:table-cell office:value-type="float" office:value="102.345294" calcext:value-type="float">
            <text:p>102.345294</text:p>
          </table:table-cell>
          <table:table-cell office:value-type="float" office:value="101.308371" calcext:value-type="float">
            <text:p>101.308371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864" calcext:value-type="float">
            <text:p>86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.016791" calcext:value-type="float">
            <text:p>1.016791</text:p>
          </table:table-cell>
          <table:table-cell office:value-type="float" office:value="102.340915" calcext:value-type="float">
            <text:p>102.340915</text:p>
          </table:table-cell>
          <table:table-cell office:value-type="float" office:value="101.324124" calcext:value-type="float">
            <text:p>101.32412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068327" calcext:value-type="float">
            <text:p>1.068327</text:p>
          </table:table-cell>
          <table:table-cell office:value-type="float" office:value="102.186828" calcext:value-type="float">
            <text:p>102.186828</text:p>
          </table:table-cell>
          <table:table-cell office:value-type="float" office:value="101.118502" calcext:value-type="float">
            <text:p>101.11850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342249" calcext:value-type="float">
            <text:p>102.342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8545396" calcext:value-type="float">
            <text:p>8545396</text:p>
          </table:table-cell>
          <table:table-cell office:value-type="float" office:value="16632" calcext:value-type="float">
            <text:p>16632</text:p>
          </table:table-cell>
          <table:table-cell office:value-type="float" office:value="8123" calcext:value-type="float">
            <text:p>8123</text:p>
          </table:table-cell>
          <table:table-cell office:value-type="float" office:value="1.013328" calcext:value-type="float">
            <text:p>1.013328</text:p>
          </table:table-cell>
          <table:table-cell office:value-type="float" office:value="100.989365" calcext:value-type="float">
            <text:p>100.989365</text:p>
          </table:table-cell>
          <table:table-cell office:value-type="float" office:value="99.976037" calcext:value-type="float">
            <text:p>99.976037</text:p>
          </table:table-cell>
          <table:table-cell office:value-type="float" office:value="0.683796" calcext:value-type="float">
            <text:p>0.683796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4943348" calcext:value-type="float">
            <text:p>4943348</text:p>
          </table:table-cell>
          <table:table-cell office:value-type="float" office:value="16632" calcext:value-type="float">
            <text:p>16632</text:p>
          </table:table-cell>
          <table:table-cell office:value-type="float" office:value="4699" calcext:value-type="float">
            <text:p>4699</text:p>
          </table:table-cell>
          <table:table-cell office:value-type="float" office:value="1.052059" calcext:value-type="float">
            <text:p>1.052059</text:p>
          </table:table-cell>
          <table:table-cell office:value-type="float" office:value="101.69589" calcext:value-type="float">
            <text:p>101.69589</text:p>
          </table:table-cell>
          <table:table-cell office:value-type="float" office:value="100.643831" calcext:value-type="float">
            <text:p>100.643831</text:p>
          </table:table-cell>
          <table:table-cell office:value-type="float" office:value="0.392938" calcext:value-type="float">
            <text:p>0.392938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20" calcext:value-type="float">
            <text:p>7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.005449" calcext:value-type="float">
            <text:p>1.005449</text:p>
          </table:table-cell>
          <table:table-cell office:value-type="float" office:value="101.882196" calcext:value-type="float">
            <text:p>101.882196</text:p>
          </table:table-cell>
          <table:table-cell office:value-type="float" office:value="100.876747" calcext:value-type="float">
            <text:p>100.876747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912" calcext:value-type="float">
            <text:p>91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.015885" calcext:value-type="float">
            <text:p>1.015885</text:p>
          </table:table-cell>
          <table:table-cell office:value-type="float" office:value="101.894035" calcext:value-type="float">
            <text:p>101.894035</text:p>
          </table:table-cell>
          <table:table-cell office:value-type="float" office:value="100.878151" calcext:value-type="float">
            <text:p>100.878151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18685" calcext:value-type="float">
            <text:p>1.018685</text:p>
          </table:table-cell>
          <table:table-cell office:value-type="float" office:value="100.509088" calcext:value-type="float">
            <text:p>100.509088</text:p>
          </table:table-cell>
          <table:table-cell office:value-type="float" office:value="99.490402" calcext:value-type="float">
            <text:p>99.49040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895369" calcext:value-type="float">
            <text:p>101.895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7859492" calcext:value-type="float">
            <text:p>7859492</text:p>
          </table:table-cell>
          <table:table-cell office:value-type="float" office:value="16731" calcext:value-type="float">
            <text:p>16731</text:p>
          </table:table-cell>
          <table:table-cell office:value-type="float" office:value="7471" calcext:value-type="float">
            <text:p>7471</text:p>
          </table:table-cell>
          <table:table-cell office:value-type="float" office:value="1.011184" calcext:value-type="float">
            <text:p>1.011184</text:p>
          </table:table-cell>
          <table:table-cell office:value-type="float" office:value="101.812724" calcext:value-type="float">
            <text:p>101.812724</text:p>
          </table:table-cell>
          <table:table-cell office:value-type="float" office:value="100.80154" calcext:value-type="float">
            <text:p>100.80154</text:p>
          </table:table-cell>
          <table:table-cell office:value-type="float" office:value="0.62376" calcext:value-type="float">
            <text:p>0.62376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5295768" calcext:value-type="float">
            <text:p>5295768</text:p>
          </table:table-cell>
          <table:table-cell office:value-type="float" office:value="16731" calcext:value-type="float">
            <text:p>16731</text:p>
          </table:table-cell>
          <table:table-cell office:value-type="float" office:value="5034" calcext:value-type="float">
            <text:p>5034</text:p>
          </table:table-cell>
          <table:table-cell office:value-type="float" office:value="1.088928" calcext:value-type="float">
            <text:p>1.088928</text:p>
          </table:table-cell>
          <table:table-cell office:value-type="float" office:value="102.370229" calcext:value-type="float">
            <text:p>102.370229</text:p>
          </table:table-cell>
          <table:table-cell office:value-type="float" office:value="101.281301" calcext:value-type="float">
            <text:p>101.281301</text:p>
          </table:table-cell>
          <table:table-cell office:value-type="float" office:value="0.418302" calcext:value-type="float">
            <text:p>0.418302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41037" calcext:value-type="float">
            <text:p>1.041037</text:p>
          </table:table-cell>
          <table:table-cell office:value-type="float" office:value="95.707056" calcext:value-type="float">
            <text:p>95.707056</text:p>
          </table:table-cell>
          <table:table-cell office:value-type="float" office:value="94.666019" calcext:value-type="float">
            <text:p>94.66601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027195" calcext:value-type="float">
            <text:p>1.027195</text:p>
          </table:table-cell>
          <table:table-cell office:value-type="float" office:value="83.361076" calcext:value-type="float">
            <text:p>83.361076</text:p>
          </table:table-cell>
          <table:table-cell office:value-type="float" office:value="82.333881" calcext:value-type="float">
            <text:p>82.33388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67178" calcext:value-type="float">
            <text:p>1.067178</text:p>
          </table:table-cell>
          <table:table-cell office:value-type="float" office:value="95.70839" calcext:value-type="float">
            <text:p>95.70839</text:p>
          </table:table-cell>
          <table:table-cell office:value-type="float" office:value="94.641212" calcext:value-type="float">
            <text:p>94.641212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8326580" calcext:value-type="float">
            <text:p>8326580</text:p>
          </table:table-cell>
          <table:table-cell office:value-type="float" office:value="16830" calcext:value-type="float">
            <text:p>16830</text:p>
          </table:table-cell>
          <table:table-cell office:value-type="float" office:value="7915" calcext:value-type="float">
            <text:p>7915</text:p>
          </table:table-cell>
          <table:table-cell office:value-type="float" office:value="1.009504" calcext:value-type="float">
            <text:p>1.009504</text:p>
          </table:table-cell>
          <table:table-cell office:value-type="float" office:value="101.746318" calcext:value-type="float">
            <text:p>101.746318</text:p>
          </table:table-cell>
          <table:table-cell office:value-type="float" office:value="100.736814" calcext:value-type="float">
            <text:p>100.736814</text:p>
          </table:table-cell>
          <table:table-cell office:value-type="float" office:value="0.661254" calcext:value-type="float">
            <text:p>0.66125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5087472" calcext:value-type="float">
            <text:p>5087472</text:p>
          </table:table-cell>
          <table:table-cell office:value-type="float" office:value="16830" calcext:value-type="float">
            <text:p>16830</text:p>
          </table:table-cell>
          <table:table-cell office:value-type="float" office:value="4836" calcext:value-type="float">
            <text:p>4836</text:p>
          </table:table-cell>
          <table:table-cell office:value-type="float" office:value="1.068027" calcext:value-type="float">
            <text:p>1.068027</text:p>
          </table:table-cell>
          <table:table-cell office:value-type="float" office:value="102.199097" calcext:value-type="float">
            <text:p>102.199097</text:p>
          </table:table-cell>
          <table:table-cell office:value-type="float" office:value="101.131071" calcext:value-type="float">
            <text:p>101.131071</text:p>
          </table:table-cell>
          <table:table-cell office:value-type="float" office:value="0.402446" calcext:value-type="float">
            <text:p>0.402446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25959" calcext:value-type="float">
            <text:p>1.025959</text:p>
          </table:table-cell>
          <table:table-cell office:value-type="float" office:value="98.941278" calcext:value-type="float">
            <text:p>98.941278</text:p>
          </table:table-cell>
          <table:table-cell office:value-type="float" office:value="97.915318" calcext:value-type="float">
            <text:p>97.915318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672" calcext:value-type="float">
            <text:p>67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.011031" calcext:value-type="float">
            <text:p>1.011031</text:p>
          </table:table-cell>
          <table:table-cell office:value-type="float" office:value="98.944218" calcext:value-type="float">
            <text:p>98.944218</text:p>
          </table:table-cell>
          <table:table-cell office:value-type="float" office:value="97.933187" calcext:value-type="float">
            <text:p>97.933187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35053" calcext:value-type="float">
            <text:p>1.035053</text:p>
          </table:table-cell>
          <table:table-cell office:value-type="float" office:value="98.942612" calcext:value-type="float">
            <text:p>98.942612</text:p>
          </table:table-cell>
          <table:table-cell office:value-type="float" office:value="97.907559" calcext:value-type="float">
            <text:p>97.907559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7558620" calcext:value-type="float">
            <text:p>7558620</text:p>
          </table:table-cell>
          <table:table-cell office:value-type="float" office:value="16930" calcext:value-type="float">
            <text:p>16930</text:p>
          </table:table-cell>
          <table:table-cell office:value-type="float" office:value="7185" calcext:value-type="float">
            <text:p>7185</text:p>
          </table:table-cell>
          <table:table-cell office:value-type="float" office:value="1.015948" calcext:value-type="float">
            <text:p>1.015948</text:p>
          </table:table-cell>
          <table:table-cell office:value-type="float" office:value="101.683478" calcext:value-type="float">
            <text:p>101.683478</text:p>
          </table:table-cell>
          <table:table-cell office:value-type="float" office:value="100.66753" calcext:value-type="float">
            <text:p>100.66753</text:p>
          </table:table-cell>
          <table:table-cell office:value-type="float" office:value="0.60068" calcext:value-type="float">
            <text:p>0.60068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5345212" calcext:value-type="float">
            <text:p>5345212</text:p>
          </table:table-cell>
          <table:table-cell office:value-type="float" office:value="16930" calcext:value-type="float">
            <text:p>16930</text:p>
          </table:table-cell>
          <table:table-cell office:value-type="float" office:value="5081" calcext:value-type="float">
            <text:p>5081</text:p>
          </table:table-cell>
          <table:table-cell office:value-type="float" office:value="1.054099" calcext:value-type="float">
            <text:p>1.054099</text:p>
          </table:table-cell>
          <table:table-cell office:value-type="float" office:value="102.025961" calcext:value-type="float">
            <text:p>102.025961</text:p>
          </table:table-cell>
          <table:table-cell office:value-type="float" office:value="100.971862" calcext:value-type="float">
            <text:p>100.971862</text:p>
          </table:table-cell>
          <table:table-cell office:value-type="float" office:value="0.423501" calcext:value-type="float">
            <text:p>0.423501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816" calcext:value-type="float">
            <text:p>8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.008349" calcext:value-type="float">
            <text:p>1.008349</text:p>
          </table:table-cell>
          <table:table-cell office:value-type="float" office:value="102.239103" calcext:value-type="float">
            <text:p>102.239103</text:p>
          </table:table-cell>
          <table:table-cell office:value-type="float" office:value="101.230754" calcext:value-type="float">
            <text:p>101.230754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1008" calcext:value-type="float">
            <text:p>100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.017435" calcext:value-type="float">
            <text:p>1.017435</text:p>
          </table:table-cell>
          <table:table-cell office:value-type="float" office:value="102.231624" calcext:value-type="float">
            <text:p>102.231624</text:p>
          </table:table-cell>
          <table:table-cell office:value-type="float" office:value="101.21419" calcext:value-type="float">
            <text:p>101.2141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26508" calcext:value-type="float">
            <text:p>1.026508</text:p>
          </table:table-cell>
          <table:table-cell office:value-type="float" office:value="97.121959" calcext:value-type="float">
            <text:p>97.121959</text:p>
          </table:table-cell>
          <table:table-cell office:value-type="float" office:value="96.095451" calcext:value-type="float">
            <text:p>96.09545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210645" calcext:value-type="float">
            <text:p>102.210645</text:p>
          </table:table-cell>
          <table:table-cell office:value-type="float" office:value="102.411605" calcext:value-type="float">
            <text:p>102.411605</text:p>
          </table:table-cell>
          <table:table-cell office:value-type="float" office:value="0.20096" calcext:value-type="float">
            <text:p>0.20096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7955224" calcext:value-type="float">
            <text:p>7955224</text:p>
          </table:table-cell>
          <table:table-cell office:value-type="float" office:value="17029" calcext:value-type="float">
            <text:p>17029</text:p>
          </table:table-cell>
          <table:table-cell office:value-type="float" office:value="7562" calcext:value-type="float">
            <text:p>7562</text:p>
          </table:table-cell>
          <table:table-cell office:value-type="float" office:value="1.011284" calcext:value-type="float">
            <text:p>1.011284</text:p>
          </table:table-cell>
          <table:table-cell office:value-type="float" office:value="101.594926" calcext:value-type="float">
            <text:p>101.594926</text:p>
          </table:table-cell>
          <table:table-cell office:value-type="float" office:value="100.583642" calcext:value-type="float">
            <text:p>100.583642</text:p>
          </table:table-cell>
          <table:table-cell office:value-type="float" office:value="0.632725" calcext:value-type="float">
            <text:p>0.632725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5295768" calcext:value-type="float">
            <text:p>5295768</text:p>
          </table:table-cell>
          <table:table-cell office:value-type="float" office:value="17029" calcext:value-type="float">
            <text:p>17029</text:p>
          </table:table-cell>
          <table:table-cell office:value-type="float" office:value="5034" calcext:value-type="float">
            <text:p>5034</text:p>
          </table:table-cell>
          <table:table-cell office:value-type="float" office:value="2.088258" calcext:value-type="float">
            <text:p>2.088258</text:p>
          </table:table-cell>
          <table:table-cell office:value-type="float" office:value="102.720704" calcext:value-type="float">
            <text:p>102.720704</text:p>
          </table:table-cell>
          <table:table-cell office:value-type="float" office:value="100.632446" calcext:value-type="float">
            <text:p>100.632446</text:p>
          </table:table-cell>
          <table:table-cell office:value-type="float" office:value="0.420999" calcext:value-type="float">
            <text:p>0.420999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.028789" calcext:value-type="float">
            <text:p>1.028789</text:p>
          </table:table-cell>
          <table:table-cell office:value-type="float" office:value="102.819743" calcext:value-type="float">
            <text:p>102.819743</text:p>
          </table:table-cell>
          <table:table-cell office:value-type="float" office:value="101.790953" calcext:value-type="float">
            <text:p>101.790953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960" calcext:value-type="float">
            <text:p>96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.012851" calcext:value-type="float">
            <text:p>1.012851</text:p>
          </table:table-cell>
          <table:table-cell office:value-type="float" office:value="102.818256" calcext:value-type="float">
            <text:p>102.818256</text:p>
          </table:table-cell>
          <table:table-cell office:value-type="float" office:value="101.805405" calcext:value-type="float">
            <text:p>101.805405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.04436" calcext:value-type="float">
            <text:p>2.04436</text:p>
          </table:table-cell>
          <table:table-cell office:value-type="float" office:value="102.529933" calcext:value-type="float">
            <text:p>102.529933</text:p>
          </table:table-cell>
          <table:table-cell office:value-type="float" office:value="100.485573" calcext:value-type="float">
            <text:p>100.485573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.012802" calcext:value-type="float">
            <text:p>103.012802</text:p>
          </table:table-cell>
          <table:table-cell office:value-type="float" office:value="103.120157" calcext:value-type="float">
            <text:p>103.120157</text:p>
          </table:table-cell>
          <table:table-cell office:value-type="float" office:value="0.107355" calcext:value-type="float">
            <text:p>0.107355</text:p>
          </table:table-cell>
          <table:table-cell office:value-type="float" office:value="0.004471" calcext:value-type="float">
            <text:p>0.004471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7698536" calcext:value-type="float">
            <text:p>7698536</text:p>
          </table:table-cell>
          <table:table-cell office:value-type="float" office:value="17127" calcext:value-type="float">
            <text:p>17127</text:p>
          </table:table-cell>
          <table:table-cell office:value-type="float" office:value="7318" calcext:value-type="float">
            <text:p>7318</text:p>
          </table:table-cell>
          <table:table-cell office:value-type="float" office:value="1.013422" calcext:value-type="float">
            <text:p>1.013422</text:p>
          </table:table-cell>
          <table:table-cell office:value-type="float" office:value="101.107536" calcext:value-type="float">
            <text:p>101.107536</text:p>
          </table:table-cell>
          <table:table-cell office:value-type="float" office:value="100.094114" calcext:value-type="float">
            <text:p>100.094114</text:p>
          </table:table-cell>
          <table:table-cell office:value-type="float" office:value="0.615304" calcext:value-type="float">
            <text:p>0.615304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5416748" calcext:value-type="float">
            <text:p>5416748</text:p>
          </table:table-cell>
          <table:table-cell office:value-type="float" office:value="17127" calcext:value-type="float">
            <text:p>17127</text:p>
          </table:table-cell>
          <table:table-cell office:value-type="float" office:value="5149" calcext:value-type="float">
            <text:p>5149</text:p>
          </table:table-cell>
          <table:table-cell office:value-type="float" office:value="1.092273" calcext:value-type="float">
            <text:p>1.092273</text:p>
          </table:table-cell>
          <table:table-cell office:value-type="float" office:value="102.258098" calcext:value-type="float">
            <text:p>102.258098</text:p>
          </table:table-cell>
          <table:table-cell office:value-type="float" office:value="101.165825" calcext:value-type="float">
            <text:p>101.165825</text:p>
          </table:table-cell>
          <table:table-cell office:value-type="float" office:value="0.428346" calcext:value-type="float">
            <text:p>0.428346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43375" calcext:value-type="float">
            <text:p>1.043375</text:p>
          </table:table-cell>
          <table:table-cell office:value-type="float" office:value="98.492513" calcext:value-type="float">
            <text:p>98.492513</text:p>
          </table:table-cell>
          <table:table-cell office:value-type="float" office:value="97.449138" calcext:value-type="float">
            <text:p>97.449138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029453" calcext:value-type="float">
            <text:p>1.029453</text:p>
          </table:table-cell>
          <table:table-cell office:value-type="float" office:value="90.39363" calcext:value-type="float">
            <text:p>90.39363</text:p>
          </table:table-cell>
          <table:table-cell office:value-type="float" office:value="89.364177" calcext:value-type="float">
            <text:p>89.364177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59241" calcext:value-type="float">
            <text:p>1.059241</text:p>
          </table:table-cell>
          <table:table-cell office:value-type="float" office:value="98.493847" calcext:value-type="float">
            <text:p>98.493847</text:p>
          </table:table-cell>
          <table:table-cell office:value-type="float" office:value="97.434606" calcext:value-type="float">
            <text:p>97.43460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8017292" calcext:value-type="float">
            <text:p>8017292</text:p>
          </table:table-cell>
          <table:table-cell office:value-type="float" office:value="17227" calcext:value-type="float">
            <text:p>17227</text:p>
          </table:table-cell>
          <table:table-cell office:value-type="float" office:value="7621" calcext:value-type="float">
            <text:p>7621</text:p>
          </table:table-cell>
          <table:table-cell office:value-type="float" office:value="1.013461" calcext:value-type="float">
            <text:p>1.013461</text:p>
          </table:table-cell>
          <table:table-cell office:value-type="float" office:value="101.746113" calcext:value-type="float">
            <text:p>101.746113</text:p>
          </table:table-cell>
          <table:table-cell office:value-type="float" office:value="100.732652" calcext:value-type="float">
            <text:p>100.732652</text:p>
          </table:table-cell>
          <table:table-cell office:value-type="float" office:value="0.636718" calcext:value-type="float">
            <text:p>0.636718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5200036" calcext:value-type="float">
            <text:p>5200036</text:p>
          </table:table-cell>
          <table:table-cell office:value-type="float" office:value="17227" calcext:value-type="float">
            <text:p>17227</text:p>
          </table:table-cell>
          <table:table-cell office:value-type="float" office:value="4943" calcext:value-type="float">
            <text:p>4943</text:p>
          </table:table-cell>
          <table:table-cell office:value-type="float" office:value="2.144846" calcext:value-type="float">
            <text:p>2.144846</text:p>
          </table:table-cell>
          <table:table-cell office:value-type="float" office:value="102.071359" calcext:value-type="float">
            <text:p>102.071359</text:p>
          </table:table-cell>
          <table:table-cell office:value-type="float" office:value="99.926513" calcext:value-type="float">
            <text:p>99.926513</text:p>
          </table:table-cell>
          <table:table-cell office:value-type="float" office:value="0.416309" calcext:value-type="float">
            <text:p>0.416309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328" calcext:value-type="float">
            <text:p>2328</text:p>
          </table:table-cell>
          <table:table-cell office:value-type="float" office:value="1320" calcext:value-type="float">
            <text:p>132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.052977" calcext:value-type="float">
            <text:p>1.052977</text:p>
          </table:table-cell>
          <table:table-cell office:value-type="float" office:value="102.026293" calcext:value-type="float">
            <text:p>102.026293</text:p>
          </table:table-cell>
          <table:table-cell office:value-type="float" office:value="100.973316" calcext:value-type="float">
            <text:p>100.97331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912" calcext:value-type="float">
            <text:p>91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.032886" calcext:value-type="float">
            <text:p>1.032886</text:p>
          </table:table-cell>
          <table:table-cell office:value-type="float" office:value="102.036337" calcext:value-type="float">
            <text:p>102.036337</text:p>
          </table:table-cell>
          <table:table-cell office:value-type="float" office:value="101.003451" calcext:value-type="float">
            <text:p>101.003451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.06035" calcext:value-type="float">
            <text:p>2.06035</text:p>
          </table:table-cell>
          <table:table-cell office:value-type="float" office:value="101.773877" calcext:value-type="float">
            <text:p>101.773877</text:p>
          </table:table-cell>
          <table:table-cell office:value-type="float" office:value="99.713527" calcext:value-type="float">
            <text:p>99.713527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085526" calcext:value-type="float">
            <text:p>2.085526</text:p>
          </table:table-cell>
          <table:table-cell office:value-type="float" office:value="102.217629" calcext:value-type="float">
            <text:p>102.217629</text:p>
          </table:table-cell>
          <table:table-cell office:value-type="float" office:value="100.132104" calcext:value-type="float">
            <text:p>100.1321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7882636" calcext:value-type="float">
            <text:p>7882636</text:p>
          </table:table-cell>
          <table:table-cell office:value-type="float" office:value="17325" calcext:value-type="float">
            <text:p>17325</text:p>
          </table:table-cell>
          <table:table-cell office:value-type="float" office:value="7493" calcext:value-type="float">
            <text:p>7493</text:p>
          </table:table-cell>
          <table:table-cell office:value-type="float" office:value="1.009265" calcext:value-type="float">
            <text:p>1.009265</text:p>
          </table:table-cell>
          <table:table-cell office:value-type="float" office:value="101.723848" calcext:value-type="float">
            <text:p>101.723848</text:p>
          </table:table-cell>
          <table:table-cell office:value-type="float" office:value="100.714583" calcext:value-type="float">
            <text:p>100.714583</text:p>
          </table:table-cell>
          <table:table-cell office:value-type="float" office:value="0.626137" calcext:value-type="float">
            <text:p>0.626137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5248428" calcext:value-type="float">
            <text:p>5248428</text:p>
          </table:table-cell>
          <table:table-cell office:value-type="float" office:value="17325" calcext:value-type="float">
            <text:p>17325</text:p>
          </table:table-cell>
          <table:table-cell office:value-type="float" office:value="4989" calcext:value-type="float">
            <text:p>4989</text:p>
          </table:table-cell>
          <table:table-cell office:value-type="float" office:value="1.073271" calcext:value-type="float">
            <text:p>1.073271</text:p>
          </table:table-cell>
          <table:table-cell office:value-type="float" office:value="102.521796" calcext:value-type="float">
            <text:p>102.521796</text:p>
          </table:table-cell>
          <table:table-cell office:value-type="float" office:value="101.448525" calcext:value-type="float">
            <text:p>101.448525</text:p>
          </table:table-cell>
          <table:table-cell office:value-type="float" office:value="0.413879" calcext:value-type="float">
            <text:p>0.413879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257" calcext:value-type="float">
            <text:p>1.0257</text:p>
          </table:table-cell>
          <table:table-cell office:value-type="float" office:value="102.597558" calcext:value-type="float">
            <text:p>102.597558</text:p>
          </table:table-cell>
          <table:table-cell office:value-type="float" office:value="101.571858" calcext:value-type="float">
            <text:p>101.57185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912" calcext:value-type="float">
            <text:p>91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.010911" calcext:value-type="float">
            <text:p>1.010911</text:p>
          </table:table-cell>
          <table:table-cell office:value-type="float" office:value="102.594738" calcext:value-type="float">
            <text:p>102.594738</text:p>
          </table:table-cell>
          <table:table-cell office:value-type="float" office:value="101.583827" calcext:value-type="float">
            <text:p>101.583827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40536" calcext:value-type="float">
            <text:p>1.040536</text:p>
          </table:table-cell>
          <table:table-cell office:value-type="float" office:value="91.616552" calcext:value-type="float">
            <text:p>91.616552</text:p>
          </table:table-cell>
          <table:table-cell office:value-type="float" office:value="90.576016" calcext:value-type="float">
            <text:p>90.57601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596092" calcext:value-type="float">
            <text:p>102.596092</text:p>
          </table:table-cell>
          <table:table-cell office:value-type="float" office:value="102.793371" calcext:value-type="float">
            <text:p>102.793371</text:p>
          </table:table-cell>
          <table:table-cell office:value-type="float" office:value="0.197279" calcext:value-type="float">
            <text:p>0.197279</text:p>
          </table:table-cell>
          <table:table-cell office:value-type="float" office:value="0.002433" calcext:value-type="float">
            <text:p>0.002433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9123996" calcext:value-type="float">
            <text:p>9123996</text:p>
          </table:table-cell>
          <table:table-cell office:value-type="float" office:value="17425" calcext:value-type="float">
            <text:p>17425</text:p>
          </table:table-cell>
          <table:table-cell office:value-type="float" office:value="8673" calcext:value-type="float">
            <text:p>8673</text:p>
          </table:table-cell>
          <table:table-cell office:value-type="float" office:value="1.017048" calcext:value-type="float">
            <text:p>1.017048</text:p>
          </table:table-cell>
          <table:table-cell office:value-type="float" office:value="100.667263" calcext:value-type="float">
            <text:p>100.667263</text:p>
          </table:table-cell>
          <table:table-cell office:value-type="float" office:value="99.650215" calcext:value-type="float">
            <text:p>99.650215</text:p>
          </table:table-cell>
          <table:table-cell office:value-type="float" office:value="0.732482" calcext:value-type="float">
            <text:p>0.732482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4637216" calcext:value-type="float">
            <text:p>4637216</text:p>
          </table:table-cell>
          <table:table-cell office:value-type="float" office:value="17425" calcext:value-type="float">
            <text:p>17425</text:p>
          </table:table-cell>
          <table:table-cell office:value-type="float" office:value="4408" calcext:value-type="float">
            <text:p>4408</text:p>
          </table:table-cell>
          <table:table-cell office:value-type="float" office:value="1.082033" calcext:value-type="float">
            <text:p>1.082033</text:p>
          </table:table-cell>
          <table:table-cell office:value-type="float" office:value="98.835633" calcext:value-type="float">
            <text:p>98.835633</text:p>
          </table:table-cell>
          <table:table-cell office:value-type="float" office:value="97.7536" calcext:value-type="float">
            <text:p>97.7536</text:p>
          </table:table-cell>
          <table:table-cell office:value-type="float" office:value="0.379502" calcext:value-type="float">
            <text:p>0.379502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09389" calcext:value-type="float">
            <text:p>1.009389</text:p>
          </table:table-cell>
          <table:table-cell office:value-type="float" office:value="92.80726" calcext:value-type="float">
            <text:p>92.80726</text:p>
          </table:table-cell>
          <table:table-cell office:value-type="float" office:value="91.797871" calcext:value-type="float">
            <text:p>91.79787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864" calcext:value-type="float">
            <text:p>86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.024927" calcext:value-type="float">
            <text:p>1.024927</text:p>
          </table:table-cell>
          <table:table-cell office:value-type="float" office:value="98.842823" calcext:value-type="float">
            <text:p>98.842823</text:p>
          </table:table-cell>
          <table:table-cell office:value-type="float" office:value="97.817895" calcext:value-type="float">
            <text:p>97.817895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27788" calcext:value-type="float">
            <text:p>1.027788</text:p>
          </table:table-cell>
          <table:table-cell office:value-type="float" office:value="92.808594" calcext:value-type="float">
            <text:p>92.808594</text:p>
          </table:table-cell>
          <table:table-cell office:value-type="float" office:value="91.780806" calcext:value-type="float">
            <text:p>91.78080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7850024" calcext:value-type="float">
            <text:p>7850024</text:p>
          </table:table-cell>
          <table:table-cell office:value-type="float" office:value="17523" calcext:value-type="float">
            <text:p>17523</text:p>
          </table:table-cell>
          <table:table-cell office:value-type="float" office:value="7462" calcext:value-type="float">
            <text:p>7462</text:p>
          </table:table-cell>
          <table:table-cell office:value-type="float" office:value="1.016224" calcext:value-type="float">
            <text:p>1.016224</text:p>
          </table:table-cell>
          <table:table-cell office:value-type="float" office:value="101.721338" calcext:value-type="float">
            <text:p>101.721338</text:p>
          </table:table-cell>
          <table:table-cell office:value-type="float" office:value="100.705114" calcext:value-type="float">
            <text:p>100.705114</text:p>
          </table:table-cell>
          <table:table-cell office:value-type="float" office:value="0.623605" calcext:value-type="float">
            <text:p>0.623605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5263156" calcext:value-type="float">
            <text:p>5263156</text:p>
          </table:table-cell>
          <table:table-cell office:value-type="float" office:value="17523" calcext:value-type="float">
            <text:p>17523</text:p>
          </table:table-cell>
          <table:table-cell office:value-type="float" office:value="5003" calcext:value-type="float">
            <text:p>5003</text:p>
          </table:table-cell>
          <table:table-cell office:value-type="float" office:value="1.098986" calcext:value-type="float">
            <text:p>1.098986</text:p>
          </table:table-cell>
          <table:table-cell office:value-type="float" office:value="102.47658" calcext:value-type="float">
            <text:p>102.47658</text:p>
          </table:table-cell>
          <table:table-cell office:value-type="float" office:value="101.377594" calcext:value-type="float">
            <text:p>101.377594</text:p>
          </table:table-cell>
          <table:table-cell office:value-type="float" office:value="0.415331" calcext:value-type="float">
            <text:p>0.41533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44165" calcext:value-type="float">
            <text:p>1.044165</text:p>
          </table:table-cell>
          <table:table-cell office:value-type="float" office:value="97.054247" calcext:value-type="float">
            <text:p>97.054247</text:p>
          </table:table-cell>
          <table:table-cell office:value-type="float" office:value="96.010083" calcext:value-type="float">
            <text:p>96.010083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2581" calcext:value-type="float">
            <text:p>1.02581</text:p>
          </table:table-cell>
          <table:table-cell office:value-type="float" office:value="97.06265" calcext:value-type="float">
            <text:p>97.06265</text:p>
          </table:table-cell>
          <table:table-cell office:value-type="float" office:value="96.03684" calcext:value-type="float">
            <text:p>96.03684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65913" calcext:value-type="float">
            <text:p>1.065913</text:p>
          </table:table-cell>
          <table:table-cell office:value-type="float" office:value="97.055581" calcext:value-type="float">
            <text:p>97.055581</text:p>
          </table:table-cell>
          <table:table-cell office:value-type="float" office:value="95.989668" calcext:value-type="float">
            <text:p>95.989668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8330788" calcext:value-type="float">
            <text:p>8330788</text:p>
          </table:table-cell>
          <table:table-cell office:value-type="float" office:value="17622" calcext:value-type="float">
            <text:p>17622</text:p>
          </table:table-cell>
          <table:table-cell office:value-type="float" office:value="7919" calcext:value-type="float">
            <text:p>7919</text:p>
          </table:table-cell>
          <table:table-cell office:value-type="float" office:value="1.018737" calcext:value-type="float">
            <text:p>1.018737</text:p>
          </table:table-cell>
          <table:table-cell office:value-type="float" office:value="101.548368" calcext:value-type="float">
            <text:p>101.548368</text:p>
          </table:table-cell>
          <table:table-cell office:value-type="float" office:value="100.529631" calcext:value-type="float">
            <text:p>100.529631</text:p>
          </table:table-cell>
          <table:table-cell office:value-type="float" office:value="0.662952" calcext:value-type="float">
            <text:p>0.662952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5137968" calcext:value-type="float">
            <text:p>5137968</text:p>
          </table:table-cell>
          <table:table-cell office:value-type="float" office:value="17622" calcext:value-type="float">
            <text:p>17622</text:p>
          </table:table-cell>
          <table:table-cell office:value-type="float" office:value="4884" calcext:value-type="float">
            <text:p>4884</text:p>
          </table:table-cell>
          <table:table-cell office:value-type="float" office:value="2.094136" calcext:value-type="float">
            <text:p>2.094136</text:p>
          </table:table-cell>
          <table:table-cell office:value-type="float" office:value="103.312947" calcext:value-type="float">
            <text:p>103.312947</text:p>
          </table:table-cell>
          <table:table-cell office:value-type="float" office:value="101.218811" calcext:value-type="float">
            <text:p>101.218811</text:p>
          </table:table-cell>
          <table:table-cell office:value-type="float" office:value="0.406088" calcext:value-type="float">
            <text:p>0.406088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09409" calcext:value-type="float">
            <text:p>1.009409</text:p>
          </table:table-cell>
          <table:table-cell office:value-type="float" office:value="102.58801" calcext:value-type="float">
            <text:p>102.58801</text:p>
          </table:table-cell>
          <table:table-cell office:value-type="float" office:value="101.578601" calcext:value-type="float">
            <text:p>101.578601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960" calcext:value-type="float">
            <text:p>96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.020304" calcext:value-type="float">
            <text:p>1.020304</text:p>
          </table:table-cell>
          <table:table-cell office:value-type="float" office:value="102.596293" calcext:value-type="float">
            <text:p>102.596293</text:p>
          </table:table-cell>
          <table:table-cell office:value-type="float" office:value="101.575989" calcext:value-type="float">
            <text:p>101.575989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.050556" calcext:value-type="float">
            <text:p>2.050556</text:p>
          </table:table-cell>
          <table:table-cell office:value-type="float" office:value="102.589344" calcext:value-type="float">
            <text:p>102.589344</text:p>
          </table:table-cell>
          <table:table-cell office:value-type="float" office:value="100.538788" calcext:value-type="float">
            <text:p>100.538788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8070944" calcext:value-type="float">
            <text:p>8070944</text:p>
          </table:table-cell>
          <table:table-cell office:value-type="float" office:value="17722" calcext:value-type="float">
            <text:p>17722</text:p>
          </table:table-cell>
          <table:table-cell office:value-type="float" office:value="7672" calcext:value-type="float">
            <text:p>7672</text:p>
          </table:table-cell>
          <table:table-cell office:value-type="float" office:value="1.011751" calcext:value-type="float">
            <text:p>1.011751</text:p>
          </table:table-cell>
          <table:table-cell office:value-type="float" office:value="101.92454" calcext:value-type="float">
            <text:p>101.92454</text:p>
          </table:table-cell>
          <table:table-cell office:value-type="float" office:value="100.912788" calcext:value-type="float">
            <text:p>100.912788</text:p>
          </table:table-cell>
          <table:table-cell office:value-type="float" office:value="0.639835" calcext:value-type="float">
            <text:p>0.639835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5050652" calcext:value-type="float">
            <text:p>5050652</text:p>
          </table:table-cell>
          <table:table-cell office:value-type="float" office:value="17722" calcext:value-type="float">
            <text:p>17722</text:p>
          </table:table-cell>
          <table:table-cell office:value-type="float" office:value="4801" calcext:value-type="float">
            <text:p>4801</text:p>
          </table:table-cell>
          <table:table-cell office:value-type="float" office:value="1.318233" calcext:value-type="float">
            <text:p>1.318233</text:p>
          </table:table-cell>
          <table:table-cell office:value-type="float" office:value="102.119286" calcext:value-type="float">
            <text:p>102.119286</text:p>
          </table:table-cell>
          <table:table-cell office:value-type="float" office:value="100.801052" calcext:value-type="float">
            <text:p>100.801052</text:p>
          </table:table-cell>
          <table:table-cell office:value-type="float" office:value="0.400841" calcext:value-type="float">
            <text:p>0.400841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270583" calcext:value-type="float">
            <text:p>1.270583</text:p>
          </table:table-cell>
          <table:table-cell office:value-type="float" office:value="102.022272" calcext:value-type="float">
            <text:p>102.022272</text:p>
          </table:table-cell>
          <table:table-cell office:value-type="float" office:value="100.751688" calcext:value-type="float">
            <text:p>100.75168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672" calcext:value-type="float">
            <text:p>67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.258011" calcext:value-type="float">
            <text:p>1.258011</text:p>
          </table:table-cell>
          <table:table-cell office:value-type="float" office:value="102.009212" calcext:value-type="float">
            <text:p>102.009212</text:p>
          </table:table-cell>
          <table:table-cell office:value-type="float" office:value="100.7512" calcext:value-type="float">
            <text:p>100.751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285419" calcext:value-type="float">
            <text:p>1.285419</text:p>
          </table:table-cell>
          <table:table-cell office:value-type="float" office:value="99.329522" calcext:value-type="float">
            <text:p>99.329522</text:p>
          </table:table-cell>
          <table:table-cell office:value-type="float" office:value="98.044102" calcext:value-type="float">
            <text:p>98.04410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942244" calcext:value-type="float">
            <text:p>101.942244</text:p>
          </table:table-cell>
          <table:table-cell office:value-type="float" office:value="102.218881" calcext:value-type="float">
            <text:p>102.218881</text:p>
          </table:table-cell>
          <table:table-cell office:value-type="float" office:value="0.276637" calcext:value-type="float">
            <text:p>0.276637</text:p>
          </table:table-cell>
          <table:table-cell office:value-type="float" office:value="0.002603" calcext:value-type="float">
            <text:p>0.002603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7956276" calcext:value-type="float">
            <text:p>7956276</text:p>
          </table:table-cell>
          <table:table-cell office:value-type="float" office:value="17820" calcext:value-type="float">
            <text:p>17820</text:p>
          </table:table-cell>
          <table:table-cell office:value-type="float" office:value="7563" calcext:value-type="float">
            <text:p>7563</text:p>
          </table:table-cell>
          <table:table-cell office:value-type="float" office:value="1.010253" calcext:value-type="float">
            <text:p>1.010253</text:p>
          </table:table-cell>
          <table:table-cell office:value-type="float" office:value="101.375461" calcext:value-type="float">
            <text:p>101.375461</text:p>
          </table:table-cell>
          <table:table-cell office:value-type="float" office:value="100.365208" calcext:value-type="float">
            <text:p>100.365208</text:p>
          </table:table-cell>
          <table:table-cell office:value-type="float" office:value="0.634186" calcext:value-type="float">
            <text:p>0.634186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5171632" calcext:value-type="float">
            <text:p>5171632</text:p>
          </table:table-cell>
          <table:table-cell office:value-type="float" office:value="17820" calcext:value-type="float">
            <text:p>17820</text:p>
          </table:table-cell>
          <table:table-cell office:value-type="float" office:value="4916" calcext:value-type="float">
            <text:p>4916</text:p>
          </table:table-cell>
          <table:table-cell office:value-type="float" office:value="1.345691" calcext:value-type="float">
            <text:p>1.345691</text:p>
          </table:table-cell>
          <table:table-cell office:value-type="float" office:value="101.19396" calcext:value-type="float">
            <text:p>101.19396</text:p>
          </table:table-cell>
          <table:table-cell office:value-type="float" office:value="99.848268" calcext:value-type="float">
            <text:p>99.848268</text:p>
          </table:table-cell>
          <table:table-cell office:value-type="float" office:value="0.414359" calcext:value-type="float">
            <text:p>0.414359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292377" calcext:value-type="float">
            <text:p>1.292377</text:p>
          </table:table-cell>
          <table:table-cell office:value-type="float" office:value="101.527389" calcext:value-type="float">
            <text:p>101.527389</text:p>
          </table:table-cell>
          <table:table-cell office:value-type="float" office:value="100.235012" calcext:value-type="float">
            <text:p>100.23501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274183" calcext:value-type="float">
            <text:p>1.274183</text:p>
          </table:table-cell>
          <table:table-cell office:value-type="float" office:value="101.521532" calcext:value-type="float">
            <text:p>101.521532</text:p>
          </table:table-cell>
          <table:table-cell office:value-type="float" office:value="100.247349" calcext:value-type="float">
            <text:p>100.247349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318359" calcext:value-type="float">
            <text:p>1.318359</text:p>
          </table:table-cell>
          <table:table-cell office:value-type="float" office:value="100.886603" calcext:value-type="float">
            <text:p>100.886603</text:p>
          </table:table-cell>
          <table:table-cell office:value-type="float" office:value="99.568245" calcext:value-type="float">
            <text:p>99.56824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523006" calcext:value-type="float">
            <text:p>101.523006</text:p>
          </table:table-cell>
          <table:table-cell office:value-type="float" office:value="101.655395" calcext:value-type="float">
            <text:p>101.655395</text:p>
          </table:table-cell>
          <table:table-cell office:value-type="float" office:value="0.132389" calcext:value-type="float">
            <text:p>0.132389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7276684" calcext:value-type="float">
            <text:p>7276684</text:p>
          </table:table-cell>
          <table:table-cell office:value-type="float" office:value="17919" calcext:value-type="float">
            <text:p>17919</text:p>
          </table:table-cell>
          <table:table-cell office:value-type="float" office:value="6917" calcext:value-type="float">
            <text:p>6917</text:p>
          </table:table-cell>
          <table:table-cell office:value-type="float" office:value="1.014222" calcext:value-type="float">
            <text:p>1.014222</text:p>
          </table:table-cell>
          <table:table-cell office:value-type="float" office:value="101.420741" calcext:value-type="float">
            <text:p>101.420741</text:p>
          </table:table-cell>
          <table:table-cell office:value-type="float" office:value="100.406519" calcext:value-type="float">
            <text:p>100.406519</text:p>
          </table:table-cell>
          <table:table-cell office:value-type="float" office:value="0.579778" calcext:value-type="float">
            <text:p>0.579778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5396760" calcext:value-type="float">
            <text:p>5396760</text:p>
          </table:table-cell>
          <table:table-cell office:value-type="float" office:value="17919" calcext:value-type="float">
            <text:p>17919</text:p>
          </table:table-cell>
          <table:table-cell office:value-type="float" office:value="5130" calcext:value-type="float">
            <text:p>5130</text:p>
          </table:table-cell>
          <table:table-cell office:value-type="float" office:value="1.109243" calcext:value-type="float">
            <text:p>1.109243</text:p>
          </table:table-cell>
          <table:table-cell office:value-type="float" office:value="102.564507" calcext:value-type="float">
            <text:p>102.564507</text:p>
          </table:table-cell>
          <table:table-cell office:value-type="float" office:value="101.455264" calcext:value-type="float">
            <text:p>101.455264</text:p>
          </table:table-cell>
          <table:table-cell office:value-type="float" office:value="0.425548" calcext:value-type="float">
            <text:p>0.425548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61673" calcext:value-type="float">
            <text:p>1.061673</text:p>
          </table:table-cell>
          <table:table-cell office:value-type="float" office:value="101.484199" calcext:value-type="float">
            <text:p>101.484199</text:p>
          </table:table-cell>
          <table:table-cell office:value-type="float" office:value="100.422526" calcext:value-type="float">
            <text:p>100.42252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72" calcext:value-type="float">
            <text:p>67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.041378" calcext:value-type="float">
            <text:p>1.041378</text:p>
          </table:table-cell>
          <table:table-cell office:value-type="float" office:value="101.957893" calcext:value-type="float">
            <text:p>101.957893</text:p>
          </table:table-cell>
          <table:table-cell office:value-type="float" office:value="100.916515" calcext:value-type="float">
            <text:p>100.916515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76309" calcext:value-type="float">
            <text:p>1.076309</text:p>
          </table:table-cell>
          <table:table-cell office:value-type="float" office:value="102.558945" calcext:value-type="float">
            <text:p>102.558945</text:p>
          </table:table-cell>
          <table:table-cell office:value-type="float" office:value="101.482636" calcext:value-type="float">
            <text:p>101.48263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7873168" calcext:value-type="float">
            <text:p>7873168</text:p>
          </table:table-cell>
          <table:table-cell office:value-type="float" office:value="18019" calcext:value-type="float">
            <text:p>18019</text:p>
          </table:table-cell>
          <table:table-cell office:value-type="float" office:value="7484" calcext:value-type="float">
            <text:p>7484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1.813069" calcext:value-type="float">
            <text:p>101.813069</text:p>
          </table:table-cell>
          <table:table-cell office:value-type="float" office:value="100.805647" calcext:value-type="float">
            <text:p>100.805647</text:p>
          </table:table-cell>
          <table:table-cell office:value-type="float" office:value="0.62482" calcext:value-type="float">
            <text:p>0.62482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5188464" calcext:value-type="float">
            <text:p>5188464</text:p>
          </table:table-cell>
          <table:table-cell office:value-type="float" office:value="18019" calcext:value-type="float">
            <text:p>18019</text:p>
          </table:table-cell>
          <table:table-cell office:value-type="float" office:value="4932" calcext:value-type="float">
            <text:p>4932</text:p>
          </table:table-cell>
          <table:table-cell office:value-type="float" office:value="1.107905" calcext:value-type="float">
            <text:p>1.107905</text:p>
          </table:table-cell>
          <table:table-cell office:value-type="float" office:value="102.416479" calcext:value-type="float">
            <text:p>102.416479</text:p>
          </table:table-cell>
          <table:table-cell office:value-type="float" office:value="101.308574" calcext:value-type="float">
            <text:p>101.308574</text:p>
          </table:table-cell>
          <table:table-cell office:value-type="float" office:value="0.409716" calcext:value-type="float">
            <text:p>0.409716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032703" calcext:value-type="float">
            <text:p>1.032703</text:p>
          </table:table-cell>
          <table:table-cell office:value-type="float" office:value="102.587143" calcext:value-type="float">
            <text:p>102.587143</text:p>
          </table:table-cell>
          <table:table-cell office:value-type="float" office:value="101.554439" calcext:value-type="float">
            <text:p>101.55443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720" calcext:value-type="float">
            <text:p>72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.016785" calcext:value-type="float">
            <text:p>1.016785</text:p>
          </table:table-cell>
          <table:table-cell office:value-type="float" office:value="102.723014" calcext:value-type="float">
            <text:p>102.723014</text:p>
          </table:table-cell>
          <table:table-cell office:value-type="float" office:value="101.706229" calcext:value-type="float">
            <text:p>101.70622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63787" calcext:value-type="float">
            <text:p>1.063787</text:p>
          </table:table-cell>
          <table:table-cell office:value-type="float" office:value="96.561275" calcext:value-type="float">
            <text:p>96.561275</text:p>
          </table:table-cell>
          <table:table-cell office:value-type="float" office:value="95.497488" calcext:value-type="float">
            <text:p>95.497488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724568" calcext:value-type="float">
            <text:p>102.724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9084020" calcext:value-type="float">
            <text:p>9084020</text:p>
          </table:table-cell>
          <table:table-cell office:value-type="float" office:value="18117" calcext:value-type="float">
            <text:p>18117</text:p>
          </table:table-cell>
          <table:table-cell office:value-type="float" office:value="8635" calcext:value-type="float">
            <text:p>8635</text:p>
          </table:table-cell>
          <table:table-cell office:value-type="float" office:value="1.018801" calcext:value-type="float">
            <text:p>1.018801</text:p>
          </table:table-cell>
          <table:table-cell office:value-type="float" office:value="100.700722" calcext:value-type="float">
            <text:p>100.700722</text:p>
          </table:table-cell>
          <table:table-cell office:value-type="float" office:value="99.68192" calcext:value-type="float">
            <text:p>99.68192</text:p>
          </table:table-cell>
          <table:table-cell office:value-type="float" office:value="0.729041" calcext:value-type="float">
            <text:p>0.729041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4587772" calcext:value-type="float">
            <text:p>4587772</text:p>
          </table:table-cell>
          <table:table-cell office:value-type="float" office:value="18117" calcext:value-type="float">
            <text:p>18117</text:p>
          </table:table-cell>
          <table:table-cell office:value-type="float" office:value="4361" calcext:value-type="float">
            <text:p>4361</text:p>
          </table:table-cell>
          <table:table-cell office:value-type="float" office:value="1.086731" calcext:value-type="float">
            <text:p>1.086731</text:p>
          </table:table-cell>
          <table:table-cell office:value-type="float" office:value="93.313225" calcext:value-type="float">
            <text:p>93.313225</text:p>
          </table:table-cell>
          <table:table-cell office:value-type="float" office:value="92.226493" calcext:value-type="float">
            <text:p>92.226493</text:p>
          </table:table-cell>
          <table:table-cell office:value-type="float" office:value="0.397957" calcext:value-type="float">
            <text:p>0.397957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528" calcext:value-type="float">
            <text:p>52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.0329" calcext:value-type="float">
            <text:p>1.0329</text:p>
          </table:table-cell>
          <table:table-cell office:value-type="float" office:value="87.531641" calcext:value-type="float">
            <text:p>87.531641</text:p>
          </table:table-cell>
          <table:table-cell office:value-type="float" office:value="86.498741" calcext:value-type="float">
            <text:p>86.49874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912" calcext:value-type="float">
            <text:p>91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.020288" calcext:value-type="float">
            <text:p>1.020288</text:p>
          </table:table-cell>
          <table:table-cell office:value-type="float" office:value="95.510222" calcext:value-type="float">
            <text:p>95.510222</text:p>
          </table:table-cell>
          <table:table-cell office:value-type="float" office:value="94.489934" calcext:value-type="float">
            <text:p>94.489934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3779" calcext:value-type="float">
            <text:p>1.053779</text:p>
          </table:table-cell>
          <table:table-cell office:value-type="float" office:value="87.532975" calcext:value-type="float">
            <text:p>87.532975</text:p>
          </table:table-cell>
          <table:table-cell office:value-type="float" office:value="86.479196" calcext:value-type="float">
            <text:p>86.47919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8533824" calcext:value-type="float">
            <text:p>8533824</text:p>
          </table:table-cell>
          <table:table-cell office:value-type="float" office:value="18216" calcext:value-type="float">
            <text:p>18216</text:p>
          </table:table-cell>
          <table:table-cell office:value-type="float" office:value="8112" calcext:value-type="float">
            <text:p>8112</text:p>
          </table:table-cell>
          <table:table-cell office:value-type="float" office:value="1.008221" calcext:value-type="float">
            <text:p>1.008221</text:p>
          </table:table-cell>
          <table:table-cell office:value-type="float" office:value="101.806069" calcext:value-type="float">
            <text:p>101.806069</text:p>
          </table:table-cell>
          <table:table-cell office:value-type="float" office:value="100.797847" calcext:value-type="float">
            <text:p>100.797847</text:p>
          </table:table-cell>
          <table:table-cell office:value-type="float" office:value="0.677302" calcext:value-type="float">
            <text:p>0.677302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5083264" calcext:value-type="float">
            <text:p>5083264</text:p>
          </table:table-cell>
          <table:table-cell office:value-type="float" office:value="18216" calcext:value-type="float">
            <text:p>18216</text:p>
          </table:table-cell>
          <table:table-cell office:value-type="float" office:value="4832" calcext:value-type="float">
            <text:p>4832</text:p>
          </table:table-cell>
          <table:table-cell office:value-type="float" office:value="1.083835" calcext:value-type="float">
            <text:p>1.083835</text:p>
          </table:table-cell>
          <table:table-cell office:value-type="float" office:value="102.72725" calcext:value-type="float">
            <text:p>102.72725</text:p>
          </table:table-cell>
          <table:table-cell office:value-type="float" office:value="101.643415" calcext:value-type="float">
            <text:p>101.643415</text:p>
          </table:table-cell>
          <table:table-cell office:value-type="float" office:value="0.400086" calcext:value-type="float">
            <text:p>0.400086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20" calcext:value-type="float">
            <text:p>7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.031081" calcext:value-type="float">
            <text:p>1.031081</text:p>
          </table:table-cell>
          <table:table-cell office:value-type="float" office:value="101.836729" calcext:value-type="float">
            <text:p>101.836729</text:p>
          </table:table-cell>
          <table:table-cell office:value-type="float" office:value="100.805647" calcext:value-type="float">
            <text:p>100.805647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16333" calcext:value-type="float">
            <text:p>1.016333</text:p>
          </table:table-cell>
          <table:table-cell office:value-type="float" office:value="101.85345" calcext:value-type="float">
            <text:p>101.85345</text:p>
          </table:table-cell>
          <table:table-cell office:value-type="float" office:value="100.837117" calcext:value-type="float">
            <text:p>100.83711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45697" calcext:value-type="float">
            <text:p>1.045697</text:p>
          </table:table-cell>
          <table:table-cell office:value-type="float" office:value="101.838063" calcext:value-type="float">
            <text:p>101.838063</text:p>
          </table:table-cell>
          <table:table-cell office:value-type="float" office:value="100.792365" calcext:value-type="float">
            <text:p>100.792365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8725288" calcext:value-type="float">
            <text:p>8725288</text:p>
          </table:table-cell>
          <table:table-cell office:value-type="float" office:value="18316" calcext:value-type="float">
            <text:p>18316</text:p>
          </table:table-cell>
          <table:table-cell office:value-type="float" office:value="8294" calcext:value-type="float">
            <text:p>8294</text:p>
          </table:table-cell>
          <table:table-cell office:value-type="float" office:value="1.007442" calcext:value-type="float">
            <text:p>1.007442</text:p>
          </table:table-cell>
          <table:table-cell office:value-type="float" office:value="101.671653" calcext:value-type="float">
            <text:p>101.671653</text:p>
          </table:table-cell>
          <table:table-cell office:value-type="float" office:value="100.664211" calcext:value-type="float">
            <text:p>100.664211</text:p>
          </table:table-cell>
          <table:table-cell office:value-type="float" office:value="0.693417" calcext:value-type="float">
            <text:p>0.693417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4769768" calcext:value-type="float">
            <text:p>4769768</text:p>
          </table:table-cell>
          <table:table-cell office:value-type="float" office:value="18316" calcext:value-type="float">
            <text:p>18316</text:p>
          </table:table-cell>
          <table:table-cell office:value-type="float" office:value="4534" calcext:value-type="float">
            <text:p>4534</text:p>
          </table:table-cell>
          <table:table-cell office:value-type="float" office:value="2.093762" calcext:value-type="float">
            <text:p>2.093762</text:p>
          </table:table-cell>
          <table:table-cell office:value-type="float" office:value="102.053156" calcext:value-type="float">
            <text:p>102.053156</text:p>
          </table:table-cell>
          <table:table-cell office:value-type="float" office:value="99.959394" calcext:value-type="float">
            <text:p>99.959394</text:p>
          </table:table-cell>
          <table:table-cell office:value-type="float" office:value="0.381736" calcext:value-type="float">
            <text:p>0.381736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32" calcext:value-type="float">
            <text:p>1432</text:p>
          </table:table-cell>
          <table:table-cell office:value-type="float" office:value="664" calcext:value-type="float">
            <text:p>66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.058984" calcext:value-type="float">
            <text:p>1.058984</text:p>
          </table:table-cell>
          <table:table-cell office:value-type="float" office:value="88.489232" calcext:value-type="float">
            <text:p>88.489232</text:p>
          </table:table-cell>
          <table:table-cell office:value-type="float" office:value="87.430248" calcext:value-type="float">
            <text:p>87.43024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.020836" calcext:value-type="float">
            <text:p>1.020836</text:p>
          </table:table-cell>
          <table:table-cell office:value-type="float" office:value="86.406768" calcext:value-type="float">
            <text:p>86.406768</text:p>
          </table:table-cell>
          <table:table-cell office:value-type="float" office:value="85.385932" calcext:value-type="float">
            <text:p>85.385932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.070485" calcext:value-type="float">
            <text:p>2.070485</text:p>
          </table:table-cell>
          <table:table-cell office:value-type="float" office:value="88.490566" calcext:value-type="float">
            <text:p>88.490566</text:p>
          </table:table-cell>
          <table:table-cell office:value-type="float" office:value="86.420081" calcext:value-type="float">
            <text:p>86.42008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8936740" calcext:value-type="float">
            <text:p>8936740</text:p>
          </table:table-cell>
          <table:table-cell office:value-type="float" office:value="18415" calcext:value-type="float">
            <text:p>18415</text:p>
          </table:table-cell>
          <table:table-cell office:value-type="float" office:value="8495" calcext:value-type="float">
            <text:p>8495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0.784324" calcext:value-type="float">
            <text:p>100.784324</text:p>
          </table:table-cell>
          <table:table-cell office:value-type="float" office:value="99.776932" calcext:value-type="float">
            <text:p>99.776932</text:p>
          </table:table-cell>
          <table:table-cell office:value-type="float" office:value="0.716538" calcext:value-type="float">
            <text:p>0.716538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4748728" calcext:value-type="float">
            <text:p>4748728</text:p>
          </table:table-cell>
          <table:table-cell office:value-type="float" office:value="18415" calcext:value-type="float">
            <text:p>18415</text:p>
          </table:table-cell>
          <table:table-cell office:value-type="float" office:value="4514" calcext:value-type="float">
            <text:p>4514</text:p>
          </table:table-cell>
          <table:table-cell office:value-type="float" office:value="1.113817" calcext:value-type="float">
            <text:p>1.113817</text:p>
          </table:table-cell>
          <table:table-cell office:value-type="float" office:value="101.520842" calcext:value-type="float">
            <text:p>101.520842</text:p>
          </table:table-cell>
          <table:table-cell office:value-type="float" office:value="100.407025" calcext:value-type="float">
            <text:p>100.407025</text:p>
          </table:table-cell>
          <table:table-cell office:value-type="float" office:value="0.378358" calcext:value-type="float">
            <text:p>0.378358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59416" calcext:value-type="float">
            <text:p>1.059416</text:p>
          </table:table-cell>
          <table:table-cell office:value-type="float" office:value="100.635378" calcext:value-type="float">
            <text:p>100.635378</text:p>
          </table:table-cell>
          <table:table-cell office:value-type="float" office:value="99.575962" calcext:value-type="float">
            <text:p>99.57596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26589" calcext:value-type="float">
            <text:p>1.026589</text:p>
          </table:table-cell>
          <table:table-cell office:value-type="float" office:value="98.562456" calcext:value-type="float">
            <text:p>98.562456</text:p>
          </table:table-cell>
          <table:table-cell office:value-type="float" office:value="97.535866" calcext:value-type="float">
            <text:p>97.535866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69819" calcext:value-type="float">
            <text:p>1.069819</text:p>
          </table:table-cell>
          <table:table-cell office:value-type="float" office:value="100.636712" calcext:value-type="float">
            <text:p>100.636712</text:p>
          </table:table-cell>
          <table:table-cell office:value-type="float" office:value="99.566892" calcext:value-type="float">
            <text:p>99.56689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7459732" calcext:value-type="float">
            <text:p>7459732</text:p>
          </table:table-cell>
          <table:table-cell office:value-type="float" office:value="18513" calcext:value-type="float">
            <text:p>18513</text:p>
          </table:table-cell>
          <table:table-cell office:value-type="float" office:value="7091" calcext:value-type="float">
            <text:p>7091</text:p>
          </table:table-cell>
          <table:table-cell office:value-type="float" office:value="1.017238" calcext:value-type="float">
            <text:p>1.017238</text:p>
          </table:table-cell>
          <table:table-cell office:value-type="float" office:value="101.718447" calcext:value-type="float">
            <text:p>101.718447</text:p>
          </table:table-cell>
          <table:table-cell office:value-type="float" office:value="100.701209" calcext:value-type="float">
            <text:p>100.701209</text:p>
          </table:table-cell>
          <table:table-cell office:value-type="float" office:value="0.592623" calcext:value-type="float">
            <text:p>0.592623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5327328" calcext:value-type="float">
            <text:p>5327328</text:p>
          </table:table-cell>
          <table:table-cell office:value-type="float" office:value="18513" calcext:value-type="float">
            <text:p>18513</text:p>
          </table:table-cell>
          <table:table-cell office:value-type="float" office:value="5064" calcext:value-type="float">
            <text:p>5064</text:p>
          </table:table-cell>
          <table:table-cell office:value-type="float" office:value="2.055697" calcext:value-type="float">
            <text:p>2.055697</text:p>
          </table:table-cell>
          <table:table-cell office:value-type="float" office:value="102.379115" calcext:value-type="float">
            <text:p>102.379115</text:p>
          </table:table-cell>
          <table:table-cell office:value-type="float" office:value="100.323418" calcext:value-type="float">
            <text:p>100.323418</text:p>
          </table:table-cell>
          <table:table-cell office:value-type="float" office:value="0.424812" calcext:value-type="float">
            <text:p>0.424812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576" calcext:value-type="float">
            <text:p>57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.009339" calcext:value-type="float">
            <text:p>1.009339</text:p>
          </table:table-cell>
          <table:table-cell office:value-type="float" office:value="97.40527" calcext:value-type="float">
            <text:p>97.40527</text:p>
          </table:table-cell>
          <table:table-cell office:value-type="float" office:value="96.395931" calcext:value-type="float">
            <text:p>96.395931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336" calcext:value-type="float">
            <text:p>33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.019755" calcext:value-type="float">
            <text:p>1.019755</text:p>
          </table:table-cell>
          <table:table-cell office:value-type="float" office:value="60.662329" calcext:value-type="float">
            <text:p>60.662329</text:p>
          </table:table-cell>
          <table:table-cell office:value-type="float" office:value="59.642574" calcext:value-type="float">
            <text:p>59.64257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.022663" calcext:value-type="float">
            <text:p>2.022663</text:p>
          </table:table-cell>
          <table:table-cell office:value-type="float" office:value="97.406604" calcext:value-type="float">
            <text:p>97.406604</text:p>
          </table:table-cell>
          <table:table-cell office:value-type="float" office:value="95.383941" calcext:value-type="float">
            <text:p>95.38394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8564332" calcext:value-type="float">
            <text:p>8564332</text:p>
          </table:table-cell>
          <table:table-cell office:value-type="float" office:value="18612" calcext:value-type="float">
            <text:p>18612</text:p>
          </table:table-cell>
          <table:table-cell office:value-type="float" office:value="8141" calcext:value-type="float">
            <text:p>8141</text:p>
          </table:table-cell>
          <table:table-cell office:value-type="float" office:value="1.010455" calcext:value-type="float">
            <text:p>1.010455</text:p>
          </table:table-cell>
          <table:table-cell office:value-type="float" office:value="101.674926" calcext:value-type="float">
            <text:p>101.674926</text:p>
          </table:table-cell>
          <table:table-cell office:value-type="float" office:value="100.664471" calcext:value-type="float">
            <text:p>100.664471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4868656" calcext:value-type="float">
            <text:p>4868656</text:p>
          </table:table-cell>
          <table:table-cell office:value-type="float" office:value="18612" calcext:value-type="float">
            <text:p>18612</text:p>
          </table:table-cell>
          <table:table-cell office:value-type="float" office:value="4628" calcext:value-type="float">
            <text:p>4628</text:p>
          </table:table-cell>
          <table:table-cell office:value-type="float" office:value="1.069078" calcext:value-type="float">
            <text:p>1.069078</text:p>
          </table:table-cell>
          <table:table-cell office:value-type="float" office:value="102.146174" calcext:value-type="float">
            <text:p>102.146174</text:p>
          </table:table-cell>
          <table:table-cell office:value-type="float" office:value="101.077096" calcext:value-type="float">
            <text:p>101.077096</text:p>
          </table:table-cell>
          <table:table-cell office:value-type="float" office:value="0.385342" calcext:value-type="float">
            <text:p>0.385342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26991" calcext:value-type="float">
            <text:p>1.026991</text:p>
          </table:table-cell>
          <table:table-cell office:value-type="float" office:value="91.420404" calcext:value-type="float">
            <text:p>91.420404</text:p>
          </table:table-cell>
          <table:table-cell office:value-type="float" office:value="90.393414" calcext:value-type="float">
            <text:p>90.393414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672" calcext:value-type="float">
            <text:p>67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.012042" calcext:value-type="float">
            <text:p>1.012042</text:p>
          </table:table-cell>
          <table:table-cell office:value-type="float" office:value="90.630626" calcext:value-type="float">
            <text:p>90.630626</text:p>
          </table:table-cell>
          <table:table-cell office:value-type="float" office:value="89.618584" calcext:value-type="float">
            <text:p>89.618584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41587" calcext:value-type="float">
            <text:p>1.041587</text:p>
          </table:table-cell>
          <table:table-cell office:value-type="float" office:value="90.62912" calcext:value-type="float">
            <text:p>90.62912</text:p>
          </table:table-cell>
          <table:table-cell office:value-type="float" office:value="89.587533" calcext:value-type="float">
            <text:p>89.587533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7075752" calcext:value-type="float">
            <text:p>7075752</text:p>
          </table:table-cell>
          <table:table-cell office:value-type="float" office:value="18712" calcext:value-type="float">
            <text:p>18712</text:p>
          </table:table-cell>
          <table:table-cell office:value-type="float" office:value="6726" calcext:value-type="float">
            <text:p>6726</text:p>
          </table:table-cell>
          <table:table-cell office:value-type="float" office:value="1.009321" calcext:value-type="float">
            <text:p>1.009321</text:p>
          </table:table-cell>
          <table:table-cell office:value-type="float" office:value="101.676737" calcext:value-type="float">
            <text:p>101.676737</text:p>
          </table:table-cell>
          <table:table-cell office:value-type="float" office:value="100.667416" calcext:value-type="float">
            <text:p>100.667416</text:p>
          </table:table-cell>
          <table:table-cell office:value-type="float" office:value="0.562307" calcext:value-type="float">
            <text:p>0.562307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5461984" calcext:value-type="float">
            <text:p>5461984</text:p>
          </table:table-cell>
          <table:table-cell office:value-type="float" office:value="18712" calcext:value-type="float">
            <text:p>18712</text:p>
          </table:table-cell>
          <table:table-cell office:value-type="float" office:value="5192" calcext:value-type="float">
            <text:p>5192</text:p>
          </table:table-cell>
          <table:table-cell office:value-type="float" office:value="1.357323" calcext:value-type="float">
            <text:p>1.357323</text:p>
          </table:table-cell>
          <table:table-cell office:value-type="float" office:value="101.812741" calcext:value-type="float">
            <text:p>101.812741</text:p>
          </table:table-cell>
          <table:table-cell office:value-type="float" office:value="100.455419" calcext:value-type="float">
            <text:p>100.455419</text:p>
          </table:table-cell>
          <table:table-cell office:value-type="float" office:value="0.434978" calcext:value-type="float">
            <text:p>0.434978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298469" calcext:value-type="float">
            <text:p>1.298469</text:p>
          </table:table-cell>
          <table:table-cell office:value-type="float" office:value="101.283397" calcext:value-type="float">
            <text:p>101.283397</text:p>
          </table:table-cell>
          <table:table-cell office:value-type="float" office:value="99.984929" calcext:value-type="float">
            <text:p>99.984929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480" calcext:value-type="float">
            <text:p>48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285677" calcext:value-type="float">
            <text:p>1.285677</text:p>
          </table:table-cell>
          <table:table-cell office:value-type="float" office:value="98.452777" calcext:value-type="float">
            <text:p>98.452777</text:p>
          </table:table-cell>
          <table:table-cell office:value-type="float" office:value="97.1671" calcext:value-type="float">
            <text:p>97.167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313345" calcext:value-type="float">
            <text:p>1.313345</text:p>
          </table:table-cell>
          <table:table-cell office:value-type="float" office:value="101.284891" calcext:value-type="float">
            <text:p>101.284891</text:p>
          </table:table-cell>
          <table:table-cell office:value-type="float" office:value="99.971547" calcext:value-type="float">
            <text:p>99.971547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7744824" calcext:value-type="float">
            <text:p>7744824</text:p>
          </table:table-cell>
          <table:table-cell office:value-type="float" office:value="18810" calcext:value-type="float">
            <text:p>18810</text:p>
          </table:table-cell>
          <table:table-cell office:value-type="float" office:value="7362" calcext:value-type="float">
            <text:p>7362</text:p>
          </table:table-cell>
          <table:table-cell office:value-type="float" office:value="1.021647" calcext:value-type="float">
            <text:p>1.021647</text:p>
          </table:table-cell>
          <table:table-cell office:value-type="float" office:value="100.922052" calcext:value-type="float">
            <text:p>100.922052</text:p>
          </table:table-cell>
          <table:table-cell office:value-type="float" office:value="99.900405" calcext:value-type="float">
            <text:p>99.900405</text:p>
          </table:table-cell>
          <table:table-cell office:value-type="float" office:value="0.620204" calcext:value-type="float">
            <text:p>0.620204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5243168" calcext:value-type="float">
            <text:p>5243168</text:p>
          </table:table-cell>
          <table:table-cell office:value-type="float" office:value="18810" calcext:value-type="float">
            <text:p>18810</text:p>
          </table:table-cell>
          <table:table-cell office:value-type="float" office:value="4984" calcext:value-type="float">
            <text:p>4984</text:p>
          </table:table-cell>
          <table:table-cell office:value-type="float" office:value="1.371459" calcext:value-type="float">
            <text:p>1.371459</text:p>
          </table:table-cell>
          <table:table-cell office:value-type="float" office:value="101.581654" calcext:value-type="float">
            <text:p>101.581654</text:p>
          </table:table-cell>
          <table:table-cell office:value-type="float" office:value="100.210195" calcext:value-type="float">
            <text:p>100.210195</text:p>
          </table:table-cell>
          <table:table-cell office:value-type="float" office:value="0.418574" calcext:value-type="float">
            <text:p>0.418574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389" calcext:value-type="float">
            <text:p>1.012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307043" calcext:value-type="float">
            <text:p>1.307043</text:p>
          </table:table-cell>
          <table:table-cell office:value-type="float" office:value="100.154347" calcext:value-type="float">
            <text:p>100.154347</text:p>
          </table:table-cell>
          <table:table-cell office:value-type="float" office:value="98.847304" calcext:value-type="float">
            <text:p>98.847304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720" calcext:value-type="float">
            <text:p>72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.283065" calcext:value-type="float">
            <text:p>1.283065</text:p>
          </table:table-cell>
          <table:table-cell office:value-type="float" office:value="100.162789" calcext:value-type="float">
            <text:p>100.162789</text:p>
          </table:table-cell>
          <table:table-cell office:value-type="float" office:value="98.879724" calcext:value-type="float">
            <text:p>98.879724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327421" calcext:value-type="float">
            <text:p>1.327421</text:p>
          </table:table-cell>
          <table:table-cell office:value-type="float" office:value="100.155681" calcext:value-type="float">
            <text:p>100.155681</text:p>
          </table:table-cell>
          <table:table-cell office:value-type="float" office:value="98.828259" calcext:value-type="float">
            <text:p>98.828259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7781644" calcext:value-type="float">
            <text:p>7781644</text:p>
          </table:table-cell>
          <table:table-cell office:value-type="float" office:value="18910" calcext:value-type="float">
            <text:p>18910</text:p>
          </table:table-cell>
          <table:table-cell office:value-type="float" office:value="7397" calcext:value-type="float">
            <text:p>7397</text:p>
          </table:table-cell>
          <table:table-cell office:value-type="float" office:value="1.012373" calcext:value-type="float">
            <text:p>1.012373</text:p>
          </table:table-cell>
          <table:table-cell office:value-type="float" office:value="101.354006" calcext:value-type="float">
            <text:p>101.354006</text:p>
          </table:table-cell>
          <table:table-cell office:value-type="float" office:value="100.341633" calcext:value-type="float">
            <text:p>100.341633</text:p>
          </table:table-cell>
          <table:table-cell office:value-type="float" office:value="0.620412" calcext:value-type="float">
            <text:p>0.620412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5224232" calcext:value-type="float">
            <text:p>5224232</text:p>
          </table:table-cell>
          <table:table-cell office:value-type="float" office:value="18910" calcext:value-type="float">
            <text:p>18910</text:p>
          </table:table-cell>
          <table:table-cell office:value-type="float" office:value="4966" calcext:value-type="float">
            <text:p>4966</text:p>
          </table:table-cell>
          <table:table-cell office:value-type="float" office:value="1.107171" calcext:value-type="float">
            <text:p>1.107171</text:p>
          </table:table-cell>
          <table:table-cell office:value-type="float" office:value="102.550786" calcext:value-type="float">
            <text:p>102.550786</text:p>
          </table:table-cell>
          <table:table-cell office:value-type="float" office:value="101.443615" calcext:value-type="float">
            <text:p>101.443615</text:p>
          </table:table-cell>
          <table:table-cell office:value-type="float" office:value="0.411991" calcext:value-type="float">
            <text:p>0.411991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88" calcext:value-type="float">
            <text:p>1288</text:p>
          </table:table-cell>
          <table:table-cell office:value-type="float" office:value="568" calcext:value-type="float">
            <text:p>56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.053029" calcext:value-type="float">
            <text:p>1.053029</text:p>
          </table:table-cell>
          <table:table-cell office:value-type="float" office:value="97.643727" calcext:value-type="float">
            <text:p>97.643727</text:p>
          </table:table-cell>
          <table:table-cell office:value-type="float" office:value="96.590697" calcext:value-type="float">
            <text:p>96.590697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576" calcext:value-type="float">
            <text:p>57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.027037" calcext:value-type="float">
            <text:p>1.027037</text:p>
          </table:table-cell>
          <table:table-cell office:value-type="float" office:value="91.838361" calcext:value-type="float">
            <text:p>91.838361</text:p>
          </table:table-cell>
          <table:table-cell office:value-type="float" office:value="90.811324" calcext:value-type="float">
            <text:p>90.811324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67745" calcext:value-type="float">
            <text:p>1.067745</text:p>
          </table:table-cell>
          <table:table-cell office:value-type="float" office:value="97.645061" calcext:value-type="float">
            <text:p>97.645061</text:p>
          </table:table-cell>
          <table:table-cell office:value-type="float" office:value="96.577315" calcext:value-type="float">
            <text:p>96.577315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.611939" calcext:value-type="float">
            <text:p>63.611939</text:p>
          </table:table-cell>
          <table:table-cell office:value-type="float" office:value="63.618887" calcext:value-type="float">
            <text:p>63.618887</text:p>
          </table:table-cell>
          <table:table-cell office:value-type="float" office:value="0.006948" calcext:value-type="float">
            <text:p>0.006948</text:p>
          </table:table-cell>
          <table:table-cell office:value-type="float" office:value="0.110535" calcext:value-type="float">
            <text:p>0.110535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7304036" calcext:value-type="float">
            <text:p>7304036</text:p>
          </table:table-cell>
          <table:table-cell office:value-type="float" office:value="19009" calcext:value-type="float">
            <text:p>19009</text:p>
          </table:table-cell>
          <table:table-cell office:value-type="float" office:value="6943" calcext:value-type="float">
            <text:p>6943</text:p>
          </table:table-cell>
          <table:table-cell office:value-type="float" office:value="1.012501" calcext:value-type="float">
            <text:p>1.012501</text:p>
          </table:table-cell>
          <table:table-cell office:value-type="float" office:value="101.822555" calcext:value-type="float">
            <text:p>101.822555</text:p>
          </table:table-cell>
          <table:table-cell office:value-type="float" office:value="100.810054" calcext:value-type="float">
            <text:p>100.810054</text:p>
          </table:table-cell>
          <table:table-cell office:value-type="float" office:value="0.579628" calcext:value-type="float">
            <text:p>0.579628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5570340" calcext:value-type="float">
            <text:p>5570340</text:p>
          </table:table-cell>
          <table:table-cell office:value-type="float" office:value="19009" calcext:value-type="float">
            <text:p>19009</text:p>
          </table:table-cell>
          <table:table-cell office:value-type="float" office:value="5295" calcext:value-type="float">
            <text:p>5295</text:p>
          </table:table-cell>
          <table:table-cell office:value-type="float" office:value="2.072147" calcext:value-type="float">
            <text:p>2.072147</text:p>
          </table:table-cell>
          <table:table-cell office:value-type="float" office:value="102.500906" calcext:value-type="float">
            <text:p>102.500906</text:p>
          </table:table-cell>
          <table:table-cell office:value-type="float" office:value="100.42876" calcext:value-type="float">
            <text:p>100.42876</text:p>
          </table:table-cell>
          <table:table-cell office:value-type="float" office:value="0.443725" calcext:value-type="float">
            <text:p>0.443725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20857" calcext:value-type="float">
            <text:p>1.020857</text:p>
          </table:table-cell>
          <table:table-cell office:value-type="float" office:value="102.704873" calcext:value-type="float">
            <text:p>102.704873</text:p>
          </table:table-cell>
          <table:table-cell office:value-type="float" office:value="101.684016" calcext:value-type="float">
            <text:p>101.68401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528" calcext:value-type="float">
            <text:p>52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.013928" calcext:value-type="float">
            <text:p>1.013928</text:p>
          </table:table-cell>
          <table:table-cell office:value-type="float" office:value="102.848091" calcext:value-type="float">
            <text:p>102.848091</text:p>
          </table:table-cell>
          <table:table-cell office:value-type="float" office:value="101.834163" calcext:value-type="float">
            <text:p>101.834163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.045074" calcext:value-type="float">
            <text:p>2.045074</text:p>
          </table:table-cell>
          <table:table-cell office:value-type="float" office:value="97.19298" calcext:value-type="float">
            <text:p>97.19298</text:p>
          </table:table-cell>
          <table:table-cell office:value-type="float" office:value="95.147906" calcext:value-type="float">
            <text:p>95.14790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849565" calcext:value-type="float">
            <text:p>102.849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7049452" calcext:value-type="float">
            <text:p>7049452</text:p>
          </table:table-cell>
          <table:table-cell office:value-type="float" office:value="19108" calcext:value-type="float">
            <text:p>19108</text:p>
          </table:table-cell>
          <table:table-cell office:value-type="float" office:value="6701" calcext:value-type="float">
            <text:p>6701</text:p>
          </table:table-cell>
          <table:table-cell office:value-type="float" office:value="1.008482" calcext:value-type="float">
            <text:p>1.008482</text:p>
          </table:table-cell>
          <table:table-cell office:value-type="float" office:value="101.875395" calcext:value-type="float">
            <text:p>101.875395</text:p>
          </table:table-cell>
          <table:table-cell office:value-type="float" office:value="100.866913" calcext:value-type="float">
            <text:p>100.866913</text:p>
          </table:table-cell>
          <table:table-cell office:value-type="float" office:value="0.559109" calcext:value-type="float">
            <text:p>0.559109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5707100" calcext:value-type="float">
            <text:p>5707100</text:p>
          </table:table-cell>
          <table:table-cell office:value-type="float" office:value="19108" calcext:value-type="float">
            <text:p>19108</text:p>
          </table:table-cell>
          <table:table-cell office:value-type="float" office:value="5425" calcext:value-type="float">
            <text:p>5425</text:p>
          </table:table-cell>
          <table:table-cell office:value-type="float" office:value="2.087111" calcext:value-type="float">
            <text:p>2.087111</text:p>
          </table:table-cell>
          <table:table-cell office:value-type="float" office:value="102.426886" calcext:value-type="float">
            <text:p>102.426886</text:p>
          </table:table-cell>
          <table:table-cell office:value-type="float" office:value="100.339776" calcext:value-type="float">
            <text:p>100.339776</text:p>
          </table:table-cell>
          <table:table-cell office:value-type="float" office:value="0.455022" calcext:value-type="float">
            <text:p>0.455022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864" calcext:value-type="float">
            <text:p>86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.037085" calcext:value-type="float">
            <text:p>1.037085</text:p>
          </table:table-cell>
          <table:table-cell office:value-type="float" office:value="98.141601" calcext:value-type="float">
            <text:p>98.141601</text:p>
          </table:table-cell>
          <table:table-cell office:value-type="float" office:value="97.104516" calcext:value-type="float">
            <text:p>97.104516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336" calcext:value-type="float">
            <text:p>33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.016573" calcext:value-type="float">
            <text:p>1.016573</text:p>
          </table:table-cell>
          <table:table-cell office:value-type="float" office:value="66.546119" calcext:value-type="float">
            <text:p>66.546119</text:p>
          </table:table-cell>
          <table:table-cell office:value-type="float" office:value="65.529545" calcext:value-type="float">
            <text:p>65.529545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.054338" calcext:value-type="float">
            <text:p>2.054338</text:p>
          </table:table-cell>
          <table:table-cell office:value-type="float" office:value="98.142935" calcext:value-type="float">
            <text:p>98.142935</text:p>
          </table:table-cell>
          <table:table-cell office:value-type="float" office:value="96.088596" calcext:value-type="float">
            <text:p>96.08859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8279240" calcext:value-type="float">
            <text:p>8279240</text:p>
          </table:table-cell>
          <table:table-cell office:value-type="float" office:value="19207" calcext:value-type="float">
            <text:p>19207</text:p>
          </table:table-cell>
          <table:table-cell office:value-type="float" office:value="7870" calcext:value-type="float">
            <text:p>7870</text:p>
          </table:table-cell>
          <table:table-cell office:value-type="float" office:value="1.017651" calcext:value-type="float">
            <text:p>1.017651</text:p>
          </table:table-cell>
          <table:table-cell office:value-type="float" office:value="101.269108" calcext:value-type="float">
            <text:p>101.269108</text:p>
          </table:table-cell>
          <table:table-cell office:value-type="float" office:value="100.251456" calcext:value-type="float">
            <text:p>100.251456</text:p>
          </table:table-cell>
          <table:table-cell office:value-type="float" office:value="0.660678" calcext:value-type="float">
            <text:p>0.660678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4890748" calcext:value-type="float">
            <text:p>4890748</text:p>
          </table:table-cell>
          <table:table-cell office:value-type="float" office:value="19207" calcext:value-type="float">
            <text:p>19207</text:p>
          </table:table-cell>
          <table:table-cell office:value-type="float" office:value="4649" calcext:value-type="float">
            <text:p>4649</text:p>
          </table:table-cell>
          <table:table-cell office:value-type="float" office:value="1.362892" calcext:value-type="float">
            <text:p>1.362892</text:p>
          </table:table-cell>
          <table:table-cell office:value-type="float" office:value="102.174029" calcext:value-type="float">
            <text:p>102.174029</text:p>
          </table:table-cell>
          <table:table-cell office:value-type="float" office:value="100.811137" calcext:value-type="float">
            <text:p>100.811137</text:p>
          </table:table-cell>
          <table:table-cell office:value-type="float" office:value="0.388112" calcext:value-type="float">
            <text:p>0.388112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304357" calcext:value-type="float">
            <text:p>1.304357</text:p>
          </table:table-cell>
          <table:table-cell office:value-type="float" office:value="101.311443" calcext:value-type="float">
            <text:p>101.311443</text:p>
          </table:table-cell>
          <table:table-cell office:value-type="float" office:value="100.007086" calcext:value-type="float">
            <text:p>100.00708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4" calcext:value-type="float">
            <text:p>1384</text:p>
          </table:table-cell>
          <table:table-cell office:value-type="float" office:value="760" calcext:value-type="float">
            <text:p>76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.291765" calcext:value-type="float">
            <text:p>1.291765</text:p>
          </table:table-cell>
          <table:table-cell office:value-type="float" office:value="101.321408" calcext:value-type="float">
            <text:p>101.321408</text:p>
          </table:table-cell>
          <table:table-cell office:value-type="float" office:value="100.029644" calcext:value-type="float">
            <text:p>100.029644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324595" calcext:value-type="float">
            <text:p>1.324595</text:p>
          </table:table-cell>
          <table:table-cell office:value-type="float" office:value="102.175503" calcext:value-type="float">
            <text:p>102.175503</text:p>
          </table:table-cell>
          <table:table-cell office:value-type="float" office:value="100.850908" calcext:value-type="float">
            <text:p>100.85090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19306" calcext:value-type="float">
            <text:p>19306</text:p>
          </table:table-cell>
          <table:table-cell office:value-type="float" office:value="8316" calcext:value-type="float">
            <text:p>8316</text:p>
          </table:table-cell>
          <table:table-cell office:value-type="float" office:value="1.014345" calcext:value-type="float">
            <text:p>1.014345</text:p>
          </table:table-cell>
          <table:table-cell office:value-type="float" office:value="100.703415" calcext:value-type="float">
            <text:p>100.703415</text:p>
          </table:table-cell>
          <table:table-cell office:value-type="float" office:value="99.68907" calcext:value-type="float">
            <text:p>99.68907</text:p>
          </table:table-cell>
          <table:table-cell office:value-type="float" office:value="0.702057" calcext:value-type="float">
            <text:p>0.702057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4676140" calcext:value-type="float">
            <text:p>4676140</text:p>
          </table:table-cell>
          <table:table-cell office:value-type="float" office:value="19306" calcext:value-type="float">
            <text:p>19306</text:p>
          </table:table-cell>
          <table:table-cell office:value-type="float" office:value="4445" calcext:value-type="float">
            <text:p>4445</text:p>
          </table:table-cell>
          <table:table-cell office:value-type="float" office:value="1.089655" calcext:value-type="float">
            <text:p>1.089655</text:p>
          </table:table-cell>
          <table:table-cell office:value-type="float" office:value="98.939027" calcext:value-type="float">
            <text:p>98.939027</text:p>
          </table:table-cell>
          <table:table-cell office:value-type="float" office:value="97.849372" calcext:value-type="float">
            <text:p>97.849372</text:p>
          </table:table-cell>
          <table:table-cell office:value-type="float" office:value="0.382313" calcext:value-type="float">
            <text:p>0.382313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041685" calcext:value-type="float">
            <text:p>1.041685</text:p>
          </table:table-cell>
          <table:table-cell office:value-type="float" office:value="89.120904" calcext:value-type="float">
            <text:p>89.120904</text:p>
          </table:table-cell>
          <table:table-cell office:value-type="float" office:value="88.079219" calcext:value-type="float">
            <text:p>88.079219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72" calcext:value-type="float">
            <text:p>67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.023651" calcext:value-type="float">
            <text:p>1.023651</text:p>
          </table:table-cell>
          <table:table-cell office:value-type="float" office:value="89.123745" calcext:value-type="float">
            <text:p>89.123745</text:p>
          </table:table-cell>
          <table:table-cell office:value-type="float" office:value="88.100094" calcext:value-type="float">
            <text:p>88.100094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56601" calcext:value-type="float">
            <text:p>1.056601</text:p>
          </table:table-cell>
          <table:table-cell office:value-type="float" office:value="89.122238" calcext:value-type="float">
            <text:p>89.122238</text:p>
          </table:table-cell>
          <table:table-cell office:value-type="float" office:value="88.065637" calcext:value-type="float">
            <text:p>88.0656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8128804" calcext:value-type="float">
            <text:p>8128804</text:p>
          </table:table-cell>
          <table:table-cell office:value-type="float" office:value="19404" calcext:value-type="float">
            <text:p>19404</text:p>
          </table:table-cell>
          <table:table-cell office:value-type="float" office:value="7727" calcext:value-type="float">
            <text:p>7727</text:p>
          </table:table-cell>
          <table:table-cell office:value-type="float" office:value="1.012325" calcext:value-type="float">
            <text:p>1.012325</text:p>
          </table:table-cell>
          <table:table-cell office:value-type="float" office:value="101.383158" calcext:value-type="float">
            <text:p>101.383158</text:p>
          </table:table-cell>
          <table:table-cell office:value-type="float" office:value="100.370834" calcext:value-type="float">
            <text:p>100.370834</text:p>
          </table:table-cell>
          <table:table-cell office:value-type="float" office:value="0.647902" calcext:value-type="float">
            <text:p>0.647902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5128500" calcext:value-type="float">
            <text:p>5128500</text:p>
          </table:table-cell>
          <table:table-cell office:value-type="float" office:value="19404" calcext:value-type="float">
            <text:p>19404</text:p>
          </table:table-cell>
          <table:table-cell office:value-type="float" office:value="4875" calcext:value-type="float">
            <text:p>4875</text:p>
          </table:table-cell>
          <table:table-cell office:value-type="float" office:value="1.111333" calcext:value-type="float">
            <text:p>1.111333</text:p>
          </table:table-cell>
          <table:table-cell office:value-type="float" office:value="102.434016" calcext:value-type="float">
            <text:p>102.434016</text:p>
          </table:table-cell>
          <table:table-cell office:value-type="float" office:value="101.322683" calcext:value-type="float">
            <text:p>101.322683</text:p>
          </table:table-cell>
          <table:table-cell office:value-type="float" office:value="0.404924" calcext:value-type="float">
            <text:p>0.404924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035773" calcext:value-type="float">
            <text:p>1.035773</text:p>
          </table:table-cell>
          <table:table-cell office:value-type="float" office:value="101.407706" calcext:value-type="float">
            <text:p>101.407706</text:p>
          </table:table-cell>
          <table:table-cell office:value-type="float" office:value="100.371933" calcext:value-type="float">
            <text:p>100.37193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014011" calcext:value-type="float">
            <text:p>1.014011</text:p>
          </table:table-cell>
          <table:table-cell office:value-type="float" office:value="101.424606" calcext:value-type="float">
            <text:p>101.424606</text:p>
          </table:table-cell>
          <table:table-cell office:value-type="float" office:value="100.410594" calcext:value-type="float">
            <text:p>100.410594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61634" calcext:value-type="float">
            <text:p>1.061634</text:p>
          </table:table-cell>
          <table:table-cell office:value-type="float" office:value="101.40904" calcext:value-type="float">
            <text:p>101.40904</text:p>
          </table:table-cell>
          <table:table-cell office:value-type="float" office:value="100.347406" calcext:value-type="float">
            <text:p>100.347406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7688016" calcext:value-type="float">
            <text:p>7688016</text:p>
          </table:table-cell>
          <table:table-cell office:value-type="float" office:value="19504" calcext:value-type="float">
            <text:p>19504</text:p>
          </table:table-cell>
          <table:table-cell office:value-type="float" office:value="7308" calcext:value-type="float">
            <text:p>7308</text:p>
          </table:table-cell>
          <table:table-cell office:value-type="float" office:value="1.012465" calcext:value-type="float">
            <text:p>1.012465</text:p>
          </table:table-cell>
          <table:table-cell office:value-type="float" office:value="100.707491" calcext:value-type="float">
            <text:p>100.707491</text:p>
          </table:table-cell>
          <table:table-cell office:value-type="float" office:value="99.695026" calcext:value-type="float">
            <text:p>99.695026</text:p>
          </table:table-cell>
          <table:table-cell office:value-type="float" office:value="0.616923" calcext:value-type="float">
            <text:p>0.616923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5291560" calcext:value-type="float">
            <text:p>5291560</text:p>
          </table:table-cell>
          <table:table-cell office:value-type="float" office:value="19504" calcext:value-type="float">
            <text:p>19504</text:p>
          </table:table-cell>
          <table:table-cell office:value-type="float" office:value="5030" calcext:value-type="float">
            <text:p>5030</text:p>
          </table:table-cell>
          <table:table-cell office:value-type="float" office:value="1.111755" calcext:value-type="float">
            <text:p>1.111755</text:p>
          </table:table-cell>
          <table:table-cell office:value-type="float" office:value="101.641516" calcext:value-type="float">
            <text:p>101.641516</text:p>
          </table:table-cell>
          <table:table-cell office:value-type="float" office:value="100.529761" calcext:value-type="float">
            <text:p>100.529761</text:p>
          </table:table-cell>
          <table:table-cell office:value-type="float" office:value="0.421094" calcext:value-type="float">
            <text:p>0.421094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41136" calcext:value-type="float">
            <text:p>1.041136</text:p>
          </table:table-cell>
          <table:table-cell office:value-type="float" office:value="100.884382" calcext:value-type="float">
            <text:p>100.884382</text:p>
          </table:table-cell>
          <table:table-cell office:value-type="float" office:value="99.843246" calcext:value-type="float">
            <text:p>99.84324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528" calcext:value-type="float">
            <text:p>52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.021931" calcext:value-type="float">
            <text:p>1.021931</text:p>
          </table:table-cell>
          <table:table-cell office:value-type="float" office:value="101.812782" calcext:value-type="float">
            <text:p>101.812782</text:p>
          </table:table-cell>
          <table:table-cell office:value-type="float" office:value="100.790851" calcext:value-type="float">
            <text:p>100.790851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58" calcext:value-type="float">
            <text:p>558</text:p>
          </table:table-cell>
          <table:table-cell office:value-type="float" office:value="528" calcext:value-type="float">
            <text:p>52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.061735" calcext:value-type="float">
            <text:p>1.061735</text:p>
          </table:table-cell>
          <table:table-cell office:value-type="float" office:value="101.811176" calcext:value-type="float">
            <text:p>101.811176</text:p>
          </table:table-cell>
          <table:table-cell office:value-type="float" office:value="100.749442" calcext:value-type="float">
            <text:p>100.749442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8140376" calcext:value-type="float">
            <text:p>8140376</text:p>
          </table:table-cell>
          <table:table-cell office:value-type="float" office:value="19603" calcext:value-type="float">
            <text:p>19603</text:p>
          </table:table-cell>
          <table:table-cell office:value-type="float" office:value="7738" calcext:value-type="float">
            <text:p>7738</text:p>
          </table:table-cell>
          <table:table-cell office:value-type="float" office:value="1.010275" calcext:value-type="float">
            <text:p>1.010275</text:p>
          </table:table-cell>
          <table:table-cell office:value-type="float" office:value="101.730891" calcext:value-type="float">
            <text:p>101.730891</text:p>
          </table:table-cell>
          <table:table-cell office:value-type="float" office:value="100.720617" calcext:value-type="float">
            <text:p>100.720617</text:p>
          </table:table-cell>
          <table:table-cell office:value-type="float" office:value="0.646571" calcext:value-type="float">
            <text:p>0.64657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5180048" calcext:value-type="float">
            <text:p>5180048</text:p>
          </table:table-cell>
          <table:table-cell office:value-type="float" office:value="19603" calcext:value-type="float">
            <text:p>19603</text:p>
          </table:table-cell>
          <table:table-cell office:value-type="float" office:value="4924" calcext:value-type="float">
            <text:p>4924</text:p>
          </table:table-cell>
          <table:table-cell office:value-type="float" office:value="1.07587" calcext:value-type="float">
            <text:p>1.07587</text:p>
          </table:table-cell>
          <table:table-cell office:value-type="float" office:value="102.714425" calcext:value-type="float">
            <text:p>102.714425</text:p>
          </table:table-cell>
          <table:table-cell office:value-type="float" office:value="101.638555" calcext:value-type="float">
            <text:p>101.638555</text:p>
          </table:table-cell>
          <table:table-cell office:value-type="float" office:value="0.407723" calcext:value-type="float">
            <text:p>0.407723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.02822" calcext:value-type="float">
            <text:p>1.02822</text:p>
          </table:table-cell>
          <table:table-cell office:value-type="float" office:value="102.996014" calcext:value-type="float">
            <text:p>102.996014</text:p>
          </table:table-cell>
          <table:table-cell office:value-type="float" office:value="101.967794" calcext:value-type="float">
            <text:p>101.967794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816" calcext:value-type="float">
            <text:p>8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.011881" calcext:value-type="float">
            <text:p>1.011881</text:p>
          </table:table-cell>
          <table:table-cell office:value-type="float" office:value="103.005156" calcext:value-type="float">
            <text:p>103.005156</text:p>
          </table:table-cell>
          <table:table-cell office:value-type="float" office:value="101.993275" calcext:value-type="float">
            <text:p>101.993275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8259" calcext:value-type="float">
            <text:p>1.048259</text:p>
          </table:table-cell>
          <table:table-cell office:value-type="float" office:value="94.37061" calcext:value-type="float">
            <text:p>94.37061</text:p>
          </table:table-cell>
          <table:table-cell office:value-type="float" office:value="93.322351" calcext:value-type="float">
            <text:p>93.32235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3.00649" calcext:value-type="float">
            <text:p>103.00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8157208" calcext:value-type="float">
            <text:p>8157208</text:p>
          </table:table-cell>
          <table:table-cell office:value-type="float" office:value="19701" calcext:value-type="float">
            <text:p>19701</text:p>
          </table:table-cell>
          <table:table-cell office:value-type="float" office:value="7754" calcext:value-type="float">
            <text:p>7754</text:p>
          </table:table-cell>
          <table:table-cell office:value-type="float" office:value="1.016424" calcext:value-type="float">
            <text:p>1.016424</text:p>
          </table:table-cell>
          <table:table-cell office:value-type="float" office:value="101.847701" calcext:value-type="float">
            <text:p>101.847701</text:p>
          </table:table-cell>
          <table:table-cell office:value-type="float" office:value="100.831277" calcext:value-type="float">
            <text:p>100.831277</text:p>
          </table:table-cell>
          <table:table-cell office:value-type="float" office:value="0.647197" calcext:value-type="float">
            <text:p>0.647197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5184256" calcext:value-type="float">
            <text:p>5184256</text:p>
          </table:table-cell>
          <table:table-cell office:value-type="float" office:value="19701" calcext:value-type="float">
            <text:p>19701</text:p>
          </table:table-cell>
          <table:table-cell office:value-type="float" office:value="4928" calcext:value-type="float">
            <text:p>4928</text:p>
          </table:table-cell>
          <table:table-cell office:value-type="float" office:value="1.081471" calcext:value-type="float">
            <text:p>1.081471</text:p>
          </table:table-cell>
          <table:table-cell office:value-type="float" office:value="102.244369" calcext:value-type="float">
            <text:p>102.244369</text:p>
          </table:table-cell>
          <table:table-cell office:value-type="float" office:value="101.162898" calcext:value-type="float">
            <text:p>101.162898</text:p>
          </table:table-cell>
          <table:table-cell office:value-type="float" office:value="0.409973" calcext:value-type="float">
            <text:p>0.409973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816" calcext:value-type="float">
            <text:p>8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.038262" calcext:value-type="float">
            <text:p>1.038262</text:p>
          </table:table-cell>
          <table:table-cell office:value-type="float" office:value="102.38515" calcext:value-type="float">
            <text:p>102.38515</text:p>
          </table:table-cell>
          <table:table-cell office:value-type="float" office:value="101.346888" calcext:value-type="float">
            <text:p>101.346888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2583" calcext:value-type="float">
            <text:p>1.02583</text:p>
          </table:table-cell>
          <table:table-cell office:value-type="float" office:value="102.383743" calcext:value-type="float">
            <text:p>102.383743</text:p>
          </table:table-cell>
          <table:table-cell office:value-type="float" office:value="101.357913" calcext:value-type="float">
            <text:p>101.35791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47475" calcext:value-type="float">
            <text:p>1.047475</text:p>
          </table:table-cell>
          <table:table-cell office:value-type="float" office:value="97.806214" calcext:value-type="float">
            <text:p>97.806214</text:p>
          </table:table-cell>
          <table:table-cell office:value-type="float" office:value="96.758738" calcext:value-type="float">
            <text:p>96.758738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386664" calcext:value-type="float">
            <text:p>102.386664</text:p>
          </table:table-cell>
          <table:table-cell office:value-type="float" office:value="102.580326" calcext:value-type="float">
            <text:p>102.580326</text:p>
          </table:table-cell>
          <table:table-cell office:value-type="float" office:value="0.193661" calcext:value-type="float">
            <text:p>0.193661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9362800" calcext:value-type="float">
            <text:p>9362800</text:p>
          </table:table-cell>
          <table:table-cell office:value-type="float" office:value="19800" calcext:value-type="float">
            <text:p>19800</text:p>
          </table:table-cell>
          <table:table-cell office:value-type="float" office:value="8900" calcext:value-type="float">
            <text:p>8900</text:p>
          </table:table-cell>
          <table:table-cell office:value-type="float" office:value="1.013237" calcext:value-type="float">
            <text:p>1.013237</text:p>
          </table:table-cell>
          <table:table-cell office:value-type="float" office:value="101.700442" calcext:value-type="float">
            <text:p>101.700442</text:p>
          </table:table-cell>
          <table:table-cell office:value-type="float" office:value="100.687205" calcext:value-type="float">
            <text:p>100.687205</text:p>
          </table:table-cell>
          <table:table-cell office:value-type="float" office:value="0.743912" calcext:value-type="float">
            <text:p>0.743912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4518340" calcext:value-type="float">
            <text:p>4518340</text:p>
          </table:table-cell>
          <table:table-cell office:value-type="float" office:value="19800" calcext:value-type="float">
            <text:p>19800</text:p>
          </table:table-cell>
          <table:table-cell office:value-type="float" office:value="4295" calcext:value-type="float">
            <text:p>4295</text:p>
          </table:table-cell>
          <table:table-cell office:value-type="float" office:value="1.408639" calcext:value-type="float">
            <text:p>1.408639</text:p>
          </table:table-cell>
          <table:table-cell office:value-type="float" office:value="101.892093" calcext:value-type="float">
            <text:p>101.892093</text:p>
          </table:table-cell>
          <table:table-cell office:value-type="float" office:value="100.483454" calcext:value-type="float">
            <text:p>100.483454</text:p>
          </table:table-cell>
          <table:table-cell office:value-type="float" office:value="0.359728" calcext:value-type="float">
            <text:p>0.359728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327615" calcext:value-type="float">
            <text:p>1.327615</text:p>
          </table:table-cell>
          <table:table-cell office:value-type="float" office:value="102.114177" calcext:value-type="float">
            <text:p>102.114177</text:p>
          </table:table-cell>
          <table:table-cell office:value-type="float" office:value="100.786562" calcext:value-type="float">
            <text:p>100.78656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315023" calcext:value-type="float">
            <text:p>1.315023</text:p>
          </table:table-cell>
          <table:table-cell office:value-type="float" office:value="102.111157" calcext:value-type="float">
            <text:p>102.111157</text:p>
          </table:table-cell>
          <table:table-cell office:value-type="float" office:value="100.796134" calcext:value-type="float">
            <text:p>100.796134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348054" calcext:value-type="float">
            <text:p>1.348054</text:p>
          </table:table-cell>
          <table:table-cell office:value-type="float" office:value="98.45232" calcext:value-type="float">
            <text:p>98.45232</text:p>
          </table:table-cell>
          <table:table-cell office:value-type="float" office:value="97.104266" calcext:value-type="float">
            <text:p>97.104266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112591" calcext:value-type="float">
            <text:p>102.112591</text:p>
          </table:table-cell>
          <table:table-cell office:value-type="float" office:value="102.306704" calcext:value-type="float">
            <text:p>102.306704</text:p>
          </table:table-cell>
          <table:table-cell office:value-type="float" office:value="0.194112" calcext:value-type="float">
            <text:p>0.194112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8520148" calcext:value-type="float">
            <text:p>8520148</text:p>
          </table:table-cell>
          <table:table-cell office:value-type="float" office:value="19900" calcext:value-type="float">
            <text:p>19900</text:p>
          </table:table-cell>
          <table:table-cell office:value-type="float" office:value="8099" calcext:value-type="float">
            <text:p>8099</text:p>
          </table:table-cell>
          <table:table-cell office:value-type="float" office:value="1.011445" calcext:value-type="float">
            <text:p>1.011445</text:p>
          </table:table-cell>
          <table:table-cell office:value-type="float" office:value="101.846808" calcext:value-type="float">
            <text:p>101.846808</text:p>
          </table:table-cell>
          <table:table-cell office:value-type="float" office:value="100.835363" calcext:value-type="float">
            <text:p>100.835363</text:p>
          </table:table-cell>
          <table:table-cell office:value-type="float" office:value="0.675965" calcext:value-type="float">
            <text:p>0.675965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4888644" calcext:value-type="float">
            <text:p>4888644</text:p>
          </table:table-cell>
          <table:table-cell office:value-type="float" office:value="19900" calcext:value-type="float">
            <text:p>19900</text:p>
          </table:table-cell>
          <table:table-cell office:value-type="float" office:value="4647" calcext:value-type="float">
            <text:p>4647</text:p>
          </table:table-cell>
          <table:table-cell office:value-type="float" office:value="1.077061" calcext:value-type="float">
            <text:p>1.077061</text:p>
          </table:table-cell>
          <table:table-cell office:value-type="float" office:value="102.356991" calcext:value-type="float">
            <text:p>102.356991</text:p>
          </table:table-cell>
          <table:table-cell office:value-type="float" office:value="101.27993" calcext:value-type="float">
            <text:p>101.27993</text:p>
          </table:table-cell>
          <table:table-cell office:value-type="float" office:value="0.386149" calcext:value-type="float">
            <text:p>0.386149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033103" calcext:value-type="float">
            <text:p>1.033103</text:p>
          </table:table-cell>
          <table:table-cell office:value-type="float" office:value="101.907727" calcext:value-type="float">
            <text:p>101.907727</text:p>
          </table:table-cell>
          <table:table-cell office:value-type="float" office:value="100.874624" calcext:value-type="float">
            <text:p>100.874624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816" calcext:value-type="float">
            <text:p>8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.012871" calcext:value-type="float">
            <text:p>1.012871</text:p>
          </table:table-cell>
          <table:table-cell office:value-type="float" office:value="101.922187" calcext:value-type="float">
            <text:p>101.922187</text:p>
          </table:table-cell>
          <table:table-cell office:value-type="float" office:value="100.909316" calcext:value-type="float">
            <text:p>100.90931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5111" calcext:value-type="float">
            <text:p>1.055111</text:p>
          </table:table-cell>
          <table:table-cell office:value-type="float" office:value="97.545048" calcext:value-type="float">
            <text:p>97.545048</text:p>
          </table:table-cell>
          <table:table-cell office:value-type="float" office:value="96.489937" calcext:value-type="float">
            <text:p>96.4899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16965" calcext:value-type="float">
            <text:p>102.16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9515340" calcext:value-type="float">
            <text:p>9515340</text:p>
          </table:table-cell>
          <table:table-cell office:value-type="float" office:value="19999" calcext:value-type="float">
            <text:p>19999</text:p>
          </table:table-cell>
          <table:table-cell office:value-type="float" office:value="9045" calcext:value-type="float">
            <text:p>9045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0.709406" calcext:value-type="float">
            <text:p>100.709406</text:p>
          </table:table-cell>
          <table:table-cell office:value-type="float" office:value="99.702013" calcext:value-type="float">
            <text:p>99.702013</text:p>
          </table:table-cell>
          <table:table-cell office:value-type="float" office:value="0.763502" calcext:value-type="float">
            <text:p>0.763502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4408932" calcext:value-type="float">
            <text:p>4408932</text:p>
          </table:table-cell>
          <table:table-cell office:value-type="float" office:value="19999" calcext:value-type="float">
            <text:p>19999</text:p>
          </table:table-cell>
          <table:table-cell office:value-type="float" office:value="4191" calcext:value-type="float">
            <text:p>4191</text:p>
          </table:table-cell>
          <table:table-cell office:value-type="float" office:value="1.077944" calcext:value-type="float">
            <text:p>1.077944</text:p>
          </table:table-cell>
          <table:table-cell office:value-type="float" office:value="101.469155" calcext:value-type="float">
            <text:p>101.469155</text:p>
          </table:table-cell>
          <table:table-cell office:value-type="float" office:value="100.391211" calcext:value-type="float">
            <text:p>100.391211</text:p>
          </table:table-cell>
          <table:table-cell office:value-type="float" office:value="0.35134" calcext:value-type="float">
            <text:p>0.35134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2" calcext:value-type="float">
            <text:p>1912</text:p>
          </table:table-cell>
          <table:table-cell office:value-type="float" office:value="664" calcext:value-type="float">
            <text:p>66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.035995" calcext:value-type="float">
            <text:p>1.035995</text:p>
          </table:table-cell>
          <table:table-cell office:value-type="float" office:value="100.71336" calcext:value-type="float">
            <text:p>100.71336</text:p>
          </table:table-cell>
          <table:table-cell office:value-type="float" office:value="99.677365" calcext:value-type="float">
            <text:p>99.677365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1056" calcext:value-type="float">
            <text:p>1056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.020827" calcext:value-type="float">
            <text:p>1.020827</text:p>
          </table:table-cell>
          <table:table-cell office:value-type="float" office:value="101.636271" calcext:value-type="float">
            <text:p>101.636271</text:p>
          </table:table-cell>
          <table:table-cell office:value-type="float" office:value="100.615444" calcext:value-type="float">
            <text:p>100.615444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8" calcext:value-type="float">
            <text:p>408</text:p>
          </table:table-cell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45169" calcext:value-type="float">
            <text:p>1.045169</text:p>
          </table:table-cell>
          <table:table-cell office:value-type="float" office:value="101.634725" calcext:value-type="float">
            <text:p>101.634725</text:p>
          </table:table-cell>
          <table:table-cell office:value-type="float" office:value="100.589556" calcext:value-type="float">
            <text:p>100.58955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.672762" calcext:value-type="float">
            <text:p>30.672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9821472" calcext:value-type="float">
            <text:p>9821472</text:p>
          </table:table-cell>
          <table:table-cell office:value-type="float" office:value="20098" calcext:value-type="float">
            <text:p>20098</text:p>
          </table:table-cell>
          <table:table-cell office:value-type="float" office:value="9336" calcext:value-type="float">
            <text:p>9336</text:p>
          </table:table-cell>
          <table:table-cell office:value-type="float" office:value="1.016737" calcext:value-type="float">
            <text:p>1.016737</text:p>
          </table:table-cell>
          <table:table-cell office:value-type="float" office:value="101.681113" calcext:value-type="float">
            <text:p>101.681113</text:p>
          </table:table-cell>
          <table:table-cell office:value-type="float" office:value="100.664376" calcext:value-type="float">
            <text:p>100.664376</text:p>
          </table:table-cell>
          <table:table-cell office:value-type="float" office:value="0.780532" calcext:value-type="float">
            <text:p>0.78053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4357384" calcext:value-type="float">
            <text:p>4357384</text:p>
          </table:table-cell>
          <table:table-cell office:value-type="float" office:value="20098" calcext:value-type="float">
            <text:p>20098</text:p>
          </table:table-cell>
          <table:table-cell office:value-type="float" office:value="4142" calcext:value-type="float">
            <text:p>4142</text:p>
          </table:table-cell>
          <table:table-cell office:value-type="float" office:value="1.037872" calcext:value-type="float">
            <text:p>1.037872</text:p>
          </table:table-cell>
          <table:table-cell office:value-type="float" office:value="101.951761" calcext:value-type="float">
            <text:p>101.951761</text:p>
          </table:table-cell>
          <table:table-cell office:value-type="float" office:value="100.913889" calcext:value-type="float">
            <text:p>100.913889</text:p>
          </table:table-cell>
          <table:table-cell office:value-type="float" office:value="0.345434" calcext:value-type="float">
            <text:p>0.345434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10345" calcext:value-type="float">
            <text:p>1.010345</text:p>
          </table:table-cell>
          <table:table-cell office:value-type="float" office:value="102.195325" calcext:value-type="float">
            <text:p>102.195325</text:p>
          </table:table-cell>
          <table:table-cell office:value-type="float" office:value="101.18498" calcext:value-type="float">
            <text:p>101.1849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816" calcext:value-type="float">
            <text:p>8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.026727" calcext:value-type="float">
            <text:p>1.026727</text:p>
          </table:table-cell>
          <table:table-cell office:value-type="float" office:value="102.193878" calcext:value-type="float">
            <text:p>102.193878</text:p>
          </table:table-cell>
          <table:table-cell office:value-type="float" office:value="101.167152" calcext:value-type="float">
            <text:p>101.167152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19658" calcext:value-type="float">
            <text:p>1.019658</text:p>
          </table:table-cell>
          <table:table-cell office:value-type="float" office:value="99.465999" calcext:value-type="float">
            <text:p>99.465999</text:p>
          </table:table-cell>
          <table:table-cell office:value-type="float" office:value="98.446341" calcext:value-type="float">
            <text:p>98.44634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196759" calcext:value-type="float">
            <text:p>102.196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8036228" calcext:value-type="float">
            <text:p>8036228</text:p>
          </table:table-cell>
          <table:table-cell office:value-type="float" office:value="20196" calcext:value-type="float">
            <text:p>20196</text:p>
          </table:table-cell>
          <table:table-cell office:value-type="float" office:value="7639" calcext:value-type="float">
            <text:p>7639</text:p>
          </table:table-cell>
          <table:table-cell office:value-type="float" office:value="1.011551" calcext:value-type="float">
            <text:p>1.011551</text:p>
          </table:table-cell>
          <table:table-cell office:value-type="float" office:value="101.659138" calcext:value-type="float">
            <text:p>101.659138</text:p>
          </table:table-cell>
          <table:table-cell office:value-type="float" office:value="100.647587" calcext:value-type="float">
            <text:p>100.647587</text:p>
          </table:table-cell>
          <table:table-cell office:value-type="float" office:value="0.638762" calcext:value-type="float">
            <text:p>0.638762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5045392" calcext:value-type="float">
            <text:p>5045392</text:p>
          </table:table-cell>
          <table:table-cell office:value-type="float" office:value="20196" calcext:value-type="float">
            <text:p>20196</text:p>
          </table:table-cell>
          <table:table-cell office:value-type="float" office:value="4796" calcext:value-type="float">
            <text:p>4796</text:p>
          </table:table-cell>
          <table:table-cell office:value-type="float" office:value="1.374518" calcext:value-type="float">
            <text:p>1.374518</text:p>
          </table:table-cell>
          <table:table-cell office:value-type="float" office:value="102.306039" calcext:value-type="float">
            <text:p>102.306039</text:p>
          </table:table-cell>
          <table:table-cell office:value-type="float" office:value="100.931521" calcext:value-type="float">
            <text:p>100.931521</text:p>
          </table:table-cell>
          <table:table-cell office:value-type="float" office:value="0.399906" calcext:value-type="float">
            <text:p>0.399906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.316084" calcext:value-type="float">
            <text:p>1.316084</text:p>
          </table:table-cell>
          <table:table-cell office:value-type="float" office:value="102.183739" calcext:value-type="float">
            <text:p>102.183739</text:p>
          </table:table-cell>
          <table:table-cell office:value-type="float" office:value="100.867655" calcext:value-type="float">
            <text:p>100.867655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912" calcext:value-type="float">
            <text:p>91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.291867" calcext:value-type="float">
            <text:p>1.291867</text:p>
          </table:table-cell>
          <table:table-cell office:value-type="float" office:value="102.172475" calcext:value-type="float">
            <text:p>102.172475</text:p>
          </table:table-cell>
          <table:table-cell office:value-type="float" office:value="100.880608" calcext:value-type="float">
            <text:p>100.880608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336163" calcext:value-type="float">
            <text:p>1.336163</text:p>
          </table:table-cell>
          <table:table-cell office:value-type="float" office:value="92.129892" calcext:value-type="float">
            <text:p>92.129892</text:p>
          </table:table-cell>
          <table:table-cell office:value-type="float" office:value="90.793729" calcext:value-type="float">
            <text:p>90.79372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139144" calcext:value-type="float">
            <text:p>102.139144</text:p>
          </table:table-cell>
          <table:table-cell office:value-type="float" office:value="102.438527" calcext:value-type="float">
            <text:p>102.438527</text:p>
          </table:table-cell>
          <table:table-cell office:value-type="float" office:value="0.299382" calcext:value-type="float">
            <text:p>0.299382</text:p>
          </table:table-cell>
          <table:table-cell office:value-type="float" office:value="0.002405" calcext:value-type="float">
            <text:p>0.002405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6885340" calcext:value-type="float">
            <text:p>6885340</text:p>
          </table:table-cell>
          <table:table-cell office:value-type="float" office:value="20295" calcext:value-type="float">
            <text:p>20295</text:p>
          </table:table-cell>
          <table:table-cell office:value-type="float" office:value="6545" calcext:value-type="float">
            <text:p>6545</text:p>
          </table:table-cell>
          <table:table-cell office:value-type="float" office:value="1.014385" calcext:value-type="float">
            <text:p>1.014385</text:p>
          </table:table-cell>
          <table:table-cell office:value-type="float" office:value="101.330467" calcext:value-type="float">
            <text:p>101.330467</text:p>
          </table:table-cell>
          <table:table-cell office:value-type="float" office:value="100.316083" calcext:value-type="float">
            <text:p>100.316083</text:p>
          </table:table-cell>
          <table:table-cell office:value-type="float" office:value="0.549092" calcext:value-type="float">
            <text:p>0.549092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5623992" calcext:value-type="float">
            <text:p>5623992</text:p>
          </table:table-cell>
          <table:table-cell office:value-type="float" office:value="20295" calcext:value-type="float">
            <text:p>20295</text:p>
          </table:table-cell>
          <table:table-cell office:value-type="float" office:value="5346" calcext:value-type="float">
            <text:p>5346</text:p>
          </table:table-cell>
          <table:table-cell office:value-type="float" office:value="1.092077" calcext:value-type="float">
            <text:p>1.092077</text:p>
          </table:table-cell>
          <table:table-cell office:value-type="float" office:value="101.076789" calcext:value-type="float">
            <text:p>101.076789</text:p>
          </table:table-cell>
          <table:table-cell office:value-type="float" office:value="99.984712" calcext:value-type="float">
            <text:p>99.984712</text:p>
          </table:table-cell>
          <table:table-cell office:value-type="float" office:value="0.449988" calcext:value-type="float">
            <text:p>0.449988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042245" calcext:value-type="float">
            <text:p>1.042245</text:p>
          </table:table-cell>
          <table:table-cell office:value-type="float" office:value="101.334621" calcext:value-type="float">
            <text:p>101.334621</text:p>
          </table:table-cell>
          <table:table-cell office:value-type="float" office:value="100.292376" calcext:value-type="float">
            <text:p>100.29237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288" calcext:value-type="float">
            <text:p>28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.023891" calcext:value-type="float">
            <text:p>1.023891</text:p>
          </table:table-cell>
          <table:table-cell office:value-type="float" office:value="81.394499" calcext:value-type="float">
            <text:p>81.394499</text:p>
          </table:table-cell>
          <table:table-cell office:value-type="float" office:value="80.370608" calcext:value-type="float">
            <text:p>80.37060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64565" calcext:value-type="float">
            <text:p>1.064565</text:p>
          </table:table-cell>
          <table:table-cell office:value-type="float" office:value="100.779932" calcext:value-type="float">
            <text:p>100.779932</text:p>
          </table:table-cell>
          <table:table-cell office:value-type="float" office:value="99.715367" calcext:value-type="float">
            <text:p>99.715367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8827332" calcext:value-type="float">
            <text:p>8827332</text:p>
          </table:table-cell>
          <table:table-cell office:value-type="float" office:value="20394" calcext:value-type="float">
            <text:p>20394</text:p>
          </table:table-cell>
          <table:table-cell office:value-type="float" office:value="8391" calcext:value-type="float">
            <text:p>8391</text:p>
          </table:table-cell>
          <table:table-cell office:value-type="float" office:value="1.010333" calcext:value-type="float">
            <text:p>1.010333</text:p>
          </table:table-cell>
          <table:table-cell office:value-type="float" office:value="101.869321" calcext:value-type="float">
            <text:p>101.869321</text:p>
          </table:table-cell>
          <table:table-cell office:value-type="float" office:value="100.858989" calcext:value-type="float">
            <text:p>100.858989</text:p>
          </table:table-cell>
          <table:table-cell office:value-type="float" office:value="0.700172" calcext:value-type="float">
            <text:p>0.700172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4763456" calcext:value-type="float">
            <text:p>4763456</text:p>
          </table:table-cell>
          <table:table-cell office:value-type="float" office:value="20394" calcext:value-type="float">
            <text:p>20394</text:p>
          </table:table-cell>
          <table:table-cell office:value-type="float" office:value="4528" calcext:value-type="float">
            <text:p>4528</text:p>
          </table:table-cell>
          <table:table-cell office:value-type="float" office:value="1.396083" calcext:value-type="float">
            <text:p>1.396083</text:p>
          </table:table-cell>
          <table:table-cell office:value-type="float" office:value="102.455428" calcext:value-type="float">
            <text:p>102.455428</text:p>
          </table:table-cell>
          <table:table-cell office:value-type="float" office:value="101.059345" calcext:value-type="float">
            <text:p>101.059345</text:p>
          </table:table-cell>
          <table:table-cell office:value-type="float" office:value="0.377082" calcext:value-type="float">
            <text:p>0.377082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912" calcext:value-type="float">
            <text:p>91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.309775" calcext:value-type="float">
            <text:p>1.309775</text:p>
          </table:table-cell>
          <table:table-cell office:value-type="float" office:value="102.431744" calcext:value-type="float">
            <text:p>102.431744</text:p>
          </table:table-cell>
          <table:table-cell office:value-type="float" office:value="101.121968" calcext:value-type="float">
            <text:p>101.121968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297003" calcext:value-type="float">
            <text:p>1.297003</text:p>
          </table:table-cell>
          <table:table-cell office:value-type="float" office:value="102.362888" calcext:value-type="float">
            <text:p>102.362888</text:p>
          </table:table-cell>
          <table:table-cell office:value-type="float" office:value="101.065885" calcext:value-type="float">
            <text:p>101.065885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40" calcext:value-type="float">
            <text:p>540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.330034" calcext:value-type="float">
            <text:p>1.330034</text:p>
          </table:table-cell>
          <table:table-cell office:value-type="float" office:value="102.433078" calcext:value-type="float">
            <text:p>102.433078</text:p>
          </table:table-cell>
          <table:table-cell office:value-type="float" office:value="101.103043" calcext:value-type="float">
            <text:p>101.10304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9365956" calcext:value-type="float">
            <text:p>9365956</text:p>
          </table:table-cell>
          <table:table-cell office:value-type="float" office:value="20493" calcext:value-type="float">
            <text:p>20493</text:p>
          </table:table-cell>
          <table:table-cell office:value-type="float" office:value="8903" calcext:value-type="float">
            <text:p>8903</text:p>
          </table:table-cell>
          <table:table-cell office:value-type="float" office:value="1.012362" calcext:value-type="float">
            <text:p>1.012362</text:p>
          </table:table-cell>
          <table:table-cell office:value-type="float" office:value="101.673219" calcext:value-type="float">
            <text:p>101.673219</text:p>
          </table:table-cell>
          <table:table-cell office:value-type="float" office:value="100.660857" calcext:value-type="float">
            <text:p>100.660857</text:p>
          </table:table-cell>
          <table:table-cell office:value-type="float" office:value="0.744357" calcext:value-type="float">
            <text:p>0.744357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4687712" calcext:value-type="float">
            <text:p>4687712</text:p>
          </table:table-cell>
          <table:table-cell office:value-type="float" office:value="20493" calcext:value-type="float">
            <text:p>20493</text:p>
          </table:table-cell>
          <table:table-cell office:value-type="float" office:value="4456" calcext:value-type="float">
            <text:p>4456</text:p>
          </table:table-cell>
          <table:table-cell office:value-type="float" office:value="1.387055" calcext:value-type="float">
            <text:p>1.387055</text:p>
          </table:table-cell>
          <table:table-cell office:value-type="float" office:value="101.881447" calcext:value-type="float">
            <text:p>101.881447</text:p>
          </table:table-cell>
          <table:table-cell office:value-type="float" office:value="100.494392" calcext:value-type="float">
            <text:p>100.494392</text:p>
          </table:table-cell>
          <table:table-cell office:value-type="float" office:value="0.373172" calcext:value-type="float">
            <text:p>0.373172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32262" calcext:value-type="float">
            <text:p>1.32262</text:p>
          </table:table-cell>
          <table:table-cell office:value-type="float" office:value="99.074271" calcext:value-type="float">
            <text:p>99.074271</text:p>
          </table:table-cell>
          <table:table-cell office:value-type="float" office:value="97.751651" calcext:value-type="float">
            <text:p>97.751651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.304545" calcext:value-type="float">
            <text:p>1.304545</text:p>
          </table:table-cell>
          <table:table-cell office:value-type="float" office:value="93.580031" calcext:value-type="float">
            <text:p>93.580031</text:p>
          </table:table-cell>
          <table:table-cell office:value-type="float" office:value="92.275486" calcext:value-type="float">
            <text:p>92.275486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337636" calcext:value-type="float">
            <text:p>1.337636</text:p>
          </table:table-cell>
          <table:table-cell office:value-type="float" office:value="99.075605" calcext:value-type="float">
            <text:p>99.075605</text:p>
          </table:table-cell>
          <table:table-cell office:value-type="float" office:value="97.737969" calcext:value-type="float">
            <text:p>97.73796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9088228" calcext:value-type="float">
            <text:p>9088228</text:p>
          </table:table-cell>
          <table:table-cell office:value-type="float" office:value="20593" calcext:value-type="float">
            <text:p>20593</text:p>
          </table:table-cell>
          <table:table-cell office:value-type="float" office:value="8639" calcext:value-type="float">
            <text:p>8639</text:p>
          </table:table-cell>
          <table:table-cell office:value-type="float" office:value="1.015493" calcext:value-type="float">
            <text:p>1.015493</text:p>
          </table:table-cell>
          <table:table-cell office:value-type="float" office:value="101.343629" calcext:value-type="float">
            <text:p>101.343629</text:p>
          </table:table-cell>
          <table:table-cell office:value-type="float" office:value="100.328137" calcext:value-type="float">
            <text:p>100.328137</text:p>
          </table:table-cell>
          <table:table-cell office:value-type="float" office:value="0.72468" calcext:value-type="float">
            <text:p>0.72468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4711908" calcext:value-type="float">
            <text:p>4711908</text:p>
          </table:table-cell>
          <table:table-cell office:value-type="float" office:value="20593" calcext:value-type="float">
            <text:p>20593</text:p>
          </table:table-cell>
          <table:table-cell office:value-type="float" office:value="4479" calcext:value-type="float">
            <text:p>4479</text:p>
          </table:table-cell>
          <table:table-cell office:value-type="float" office:value="1.090063" calcext:value-type="float">
            <text:p>1.090063</text:p>
          </table:table-cell>
          <table:table-cell office:value-type="float" office:value="102.337941" calcext:value-type="float">
            <text:p>102.337941</text:p>
          </table:table-cell>
          <table:table-cell office:value-type="float" office:value="101.247877" calcext:value-type="float">
            <text:p>101.247877</text:p>
          </table:table-cell>
          <table:table-cell office:value-type="float" office:value="0.372307" calcext:value-type="float">
            <text:p>0.372307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.031688" calcext:value-type="float">
            <text:p>1.031688</text:p>
          </table:table-cell>
          <table:table-cell office:value-type="float" office:value="102.581906" calcext:value-type="float">
            <text:p>102.581906</text:p>
          </table:table-cell>
          <table:table-cell office:value-type="float" office:value="101.550218" calcext:value-type="float">
            <text:p>101.55021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720" calcext:value-type="float">
            <text:p>72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.016899" calcext:value-type="float">
            <text:p>1.016899</text:p>
          </table:table-cell>
          <table:table-cell office:value-type="float" office:value="102.979209" calcext:value-type="float">
            <text:p>102.979209</text:p>
          </table:table-cell>
          <table:table-cell office:value-type="float" office:value="101.96231" calcext:value-type="float">
            <text:p>101.96231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057249" calcext:value-type="float">
            <text:p>1.057249</text:p>
          </table:table-cell>
          <table:table-cell office:value-type="float" office:value="98.227019" calcext:value-type="float">
            <text:p>98.227019</text:p>
          </table:table-cell>
          <table:table-cell office:value-type="float" office:value="97.169769" calcext:value-type="float">
            <text:p>97.16976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980703" calcext:value-type="float">
            <text:p>102.980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8057268" calcext:value-type="float">
            <text:p>8057268</text:p>
          </table:table-cell>
          <table:table-cell office:value-type="float" office:value="20691" calcext:value-type="float">
            <text:p>20691</text:p>
          </table:table-cell>
          <table:table-cell office:value-type="float" office:value="7659" calcext:value-type="float">
            <text:p>7659</text:p>
          </table:table-cell>
          <table:table-cell office:value-type="float" office:value="1.014433" calcext:value-type="float">
            <text:p>1.014433</text:p>
          </table:table-cell>
          <table:table-cell office:value-type="float" office:value="101.805888" calcext:value-type="float">
            <text:p>101.805888</text:p>
          </table:table-cell>
          <table:table-cell office:value-type="float" office:value="100.791455" calcext:value-type="float">
            <text:p>100.791455</text:p>
          </table:table-cell>
          <table:table-cell office:value-type="float" office:value="0.63952" calcext:value-type="float">
            <text:p>0.63952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5075900" calcext:value-type="float">
            <text:p>5075900</text:p>
          </table:table-cell>
          <table:table-cell office:value-type="float" office:value="20691" calcext:value-type="float">
            <text:p>20691</text:p>
          </table:table-cell>
          <table:table-cell office:value-type="float" office:value="4825" calcext:value-type="float">
            <text:p>4825</text:p>
          </table:table-cell>
          <table:table-cell office:value-type="float" office:value="1.12666" calcext:value-type="float">
            <text:p>1.12666</text:p>
          </table:table-cell>
          <table:table-cell office:value-type="float" office:value="102.489575" calcext:value-type="float">
            <text:p>102.489575</text:p>
          </table:table-cell>
          <table:table-cell office:value-type="float" office:value="101.362915" calcext:value-type="float">
            <text:p>101.362915</text:p>
          </table:table-cell>
          <table:table-cell office:value-type="float" office:value="0.400612" calcext:value-type="float">
            <text:p>0.400612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55371" calcext:value-type="float">
            <text:p>1.055371</text:p>
          </table:table-cell>
          <table:table-cell office:value-type="float" office:value="91.173099" calcext:value-type="float">
            <text:p>91.173099</text:p>
          </table:table-cell>
          <table:table-cell office:value-type="float" office:value="90.117729" calcext:value-type="float">
            <text:p>90.117729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480" calcext:value-type="float">
            <text:p>48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036976" calcext:value-type="float">
            <text:p>1.036976</text:p>
          </table:table-cell>
          <table:table-cell office:value-type="float" office:value="64.634004" calcext:value-type="float">
            <text:p>64.634004</text:p>
          </table:table-cell>
          <table:table-cell office:value-type="float" office:value="63.597028" calcext:value-type="float">
            <text:p>63.59702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87885" calcext:value-type="float">
            <text:p>1.087885</text:p>
          </table:table-cell>
          <table:table-cell office:value-type="float" office:value="92.578888" calcext:value-type="float">
            <text:p>92.578888</text:p>
          </table:table-cell>
          <table:table-cell office:value-type="float" office:value="91.491003" calcext:value-type="float">
            <text:p>91.491003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8961988" calcext:value-type="float">
            <text:p>8961988</text:p>
          </table:table-cell>
          <table:table-cell office:value-type="float" office:value="20790" calcext:value-type="float">
            <text:p>20790</text:p>
          </table:table-cell>
          <table:table-cell office:value-type="float" office:value="8519" calcext:value-type="float">
            <text:p>8519</text:p>
          </table:table-cell>
          <table:table-cell office:value-type="float" office:value="1.012445" calcext:value-type="float">
            <text:p>1.012445</text:p>
          </table:table-cell>
          <table:table-cell office:value-type="float" office:value="100.710788" calcext:value-type="float">
            <text:p>100.710788</text:p>
          </table:table-cell>
          <table:table-cell office:value-type="float" office:value="99.698344" calcext:value-type="float">
            <text:p>99.698344</text:p>
          </table:table-cell>
          <table:table-cell office:value-type="float" office:value="0.719128" calcext:value-type="float">
            <text:p>0.719128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4646684" calcext:value-type="float">
            <text:p>4646684</text:p>
          </table:table-cell>
          <table:table-cell office:value-type="float" office:value="20790" calcext:value-type="float">
            <text:p>20790</text:p>
          </table:table-cell>
          <table:table-cell office:value-type="float" office:value="4417" calcext:value-type="float">
            <text:p>4417</text:p>
          </table:table-cell>
          <table:table-cell office:value-type="float" office:value="1.089184" calcext:value-type="float">
            <text:p>1.089184</text:p>
          </table:table-cell>
          <table:table-cell office:value-type="float" office:value="98.39245" calcext:value-type="float">
            <text:p>98.39245</text:p>
          </table:table-cell>
          <table:table-cell office:value-type="float" office:value="97.303266" calcext:value-type="float">
            <text:p>97.303266</text:p>
          </table:table-cell>
          <table:table-cell office:value-type="float" office:value="0.382037" calcext:value-type="float">
            <text:p>0.382037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.034543" calcext:value-type="float">
            <text:p>1.034543</text:p>
          </table:table-cell>
          <table:table-cell office:value-type="float" office:value="92.448825" calcext:value-type="float">
            <text:p>92.448825</text:p>
          </table:table-cell>
          <table:table-cell office:value-type="float" office:value="91.414282" calcext:value-type="float">
            <text:p>91.41428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13991" calcext:value-type="float">
            <text:p>1.013991</text:p>
          </table:table-cell>
          <table:table-cell office:value-type="float" office:value="98.39958" calcext:value-type="float">
            <text:p>98.39958</text:p>
          </table:table-cell>
          <table:table-cell office:value-type="float" office:value="97.385588" calcext:value-type="float">
            <text:p>97.385588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9539" calcext:value-type="float">
            <text:p>1.049539</text:p>
          </table:table-cell>
          <table:table-cell office:value-type="float" office:value="92.450159" calcext:value-type="float">
            <text:p>92.450159</text:p>
          </table:table-cell>
          <table:table-cell office:value-type="float" office:value="91.40062" calcext:value-type="float">
            <text:p>91.4006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9207104" calcext:value-type="float">
            <text:p>9207104</text:p>
          </table:table-cell>
          <table:table-cell office:value-type="float" office:value="20890" calcext:value-type="float">
            <text:p>20890</text:p>
          </table:table-cell>
          <table:table-cell office:value-type="float" office:value="8752" calcext:value-type="float">
            <text:p>8752</text:p>
          </table:table-cell>
          <table:table-cell office:value-type="float" office:value="1.013461" calcext:value-type="float">
            <text:p>1.013461</text:p>
          </table:table-cell>
          <table:table-cell office:value-type="float" office:value="101.713958" calcext:value-type="float">
            <text:p>101.713958</text:p>
          </table:table-cell>
          <table:table-cell office:value-type="float" office:value="100.700497" calcext:value-type="float">
            <text:p>100.700497</text:p>
          </table:table-cell>
          <table:table-cell office:value-type="float" office:value="0.731445" calcext:value-type="float">
            <text:p>0.731445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4715064" calcext:value-type="float">
            <text:p>4715064</text:p>
          </table:table-cell>
          <table:table-cell office:value-type="float" office:value="20890" calcext:value-type="float">
            <text:p>20890</text:p>
          </table:table-cell>
          <table:table-cell office:value-type="float" office:value="4482" calcext:value-type="float">
            <text:p>4482</text:p>
          </table:table-cell>
          <table:table-cell office:value-type="float" office:value="1.108112" calcext:value-type="float">
            <text:p>1.108112</text:p>
          </table:table-cell>
          <table:table-cell office:value-type="float" office:value="102.776329" calcext:value-type="float">
            <text:p>102.776329</text:p>
          </table:table-cell>
          <table:table-cell office:value-type="float" office:value="101.668217" calcext:value-type="float">
            <text:p>101.668217</text:p>
          </table:table-cell>
          <table:table-cell office:value-type="float" office:value="0.371016" calcext:value-type="float">
            <text:p>0.371016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864" calcext:value-type="float">
            <text:p>8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.060162" calcext:value-type="float">
            <text:p>1.060162</text:p>
          </table:table-cell>
          <table:table-cell office:value-type="float" office:value="103.019446" calcext:value-type="float">
            <text:p>103.019446</text:p>
          </table:table-cell>
          <table:table-cell office:value-type="float" office:value="101.959284" calcext:value-type="float">
            <text:p>101.95928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768" calcext:value-type="float">
            <text:p>76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.041867" calcext:value-type="float">
            <text:p>1.041867</text:p>
          </table:table-cell>
          <table:table-cell office:value-type="float" office:value="103.16291" calcext:value-type="float">
            <text:p>103.16291</text:p>
          </table:table-cell>
          <table:table-cell office:value-type="float" office:value="102.121042" calcext:value-type="float">
            <text:p>102.121042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080641" calcext:value-type="float">
            <text:p>1.080641</text:p>
          </table:table-cell>
          <table:table-cell office:value-type="float" office:value="102.765344" calcext:value-type="float">
            <text:p>102.765344</text:p>
          </table:table-cell>
          <table:table-cell office:value-type="float" office:value="101.684704" calcext:value-type="float">
            <text:p>101.68470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.161364" calcext:value-type="float">
            <text:p>103.161364</text:p>
          </table:table-cell>
          <table:table-cell office:value-type="float" office:value="103.164324" calcext:value-type="float">
            <text:p>103.164324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10025560" calcext:value-type="float">
            <text:p>10025560</text:p>
          </table:table-cell>
          <table:table-cell office:value-type="float" office:value="20989" calcext:value-type="float">
            <text:p>20989</text:p>
          </table:table-cell>
          <table:table-cell office:value-type="float" office:value="9530" calcext:value-type="float">
            <text:p>9530</text:p>
          </table:table-cell>
          <table:table-cell office:value-type="float" office:value="1.013561" calcext:value-type="float">
            <text:p>1.013561</text:p>
          </table:table-cell>
          <table:table-cell office:value-type="float" office:value="100.732847" calcext:value-type="float">
            <text:p>100.732847</text:p>
          </table:table-cell>
          <table:table-cell office:value-type="float" office:value="99.719286" calcext:value-type="float">
            <text:p>99.719286</text:p>
          </table:table-cell>
          <table:table-cell office:value-type="float" office:value="0.804303" calcext:value-type="float">
            <text:p>0.804303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4149088" calcext:value-type="float">
            <text:p>4149088</text:p>
          </table:table-cell>
          <table:table-cell office:value-type="float" office:value="20989" calcext:value-type="float">
            <text:p>20989</text:p>
          </table:table-cell>
          <table:table-cell office:value-type="float" office:value="3944" calcext:value-type="float">
            <text:p>3944</text:p>
          </table:table-cell>
          <table:table-cell office:value-type="float" office:value="1.071017" calcext:value-type="float">
            <text:p>1.071017</text:p>
          </table:table-cell>
          <table:table-cell office:value-type="float" office:value="102.511786" calcext:value-type="float">
            <text:p>102.511786</text:p>
          </table:table-cell>
          <table:table-cell office:value-type="float" office:value="101.440768" calcext:value-type="float">
            <text:p>101.440768</text:p>
          </table:table-cell>
          <table:table-cell office:value-type="float" office:value="0.327213" calcext:value-type="float">
            <text:p>0.327213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.023067" calcext:value-type="float">
            <text:p>1.023067</text:p>
          </table:table-cell>
          <table:table-cell office:value-type="float" office:value="101.639047" calcext:value-type="float">
            <text:p>101.639047</text:p>
          </table:table-cell>
          <table:table-cell office:value-type="float" office:value="100.61598" calcext:value-type="float">
            <text:p>100.61598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1008" calcext:value-type="float">
            <text:p>100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.016138" calcext:value-type="float">
            <text:p>1.016138</text:p>
          </table:table-cell>
          <table:table-cell office:value-type="float" office:value="101.64731" calcext:value-type="float">
            <text:p>101.64731</text:p>
          </table:table-cell>
          <table:table-cell office:value-type="float" office:value="100.631172" calcext:value-type="float">
            <text:p>100.63117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43326" calcext:value-type="float">
            <text:p>1.043326</text:p>
          </table:table-cell>
          <table:table-cell office:value-type="float" office:value="101.640381" calcext:value-type="float">
            <text:p>101.640381</text:p>
          </table:table-cell>
          <table:table-cell office:value-type="float" office:value="100.597055" calcext:value-type="float">
            <text:p>100.597055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9069292" calcext:value-type="float">
            <text:p>9069292</text:p>
          </table:table-cell>
          <table:table-cell office:value-type="float" office:value="21087" calcext:value-type="float">
            <text:p>21087</text:p>
          </table:table-cell>
          <table:table-cell office:value-type="float" office:value="8621" calcext:value-type="float">
            <text:p>8621</text:p>
          </table:table-cell>
          <table:table-cell office:value-type="float" office:value="1.007361" calcext:value-type="float">
            <text:p>1.007361</text:p>
          </table:table-cell>
          <table:table-cell office:value-type="float" office:value="100.559064" calcext:value-type="float">
            <text:p>100.559064</text:p>
          </table:table-cell>
          <table:table-cell office:value-type="float" office:value="99.551702" calcext:value-type="float">
            <text:p>99.551702</text:p>
          </table:table-cell>
          <table:table-cell office:value-type="float" office:value="0.728811" calcext:value-type="float">
            <text:p>0.728811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4739260" calcext:value-type="float">
            <text:p>4739260</text:p>
          </table:table-cell>
          <table:table-cell office:value-type="float" office:value="21087" calcext:value-type="float">
            <text:p>21087</text:p>
          </table:table-cell>
          <table:table-cell office:value-type="float" office:value="4505" calcext:value-type="float">
            <text:p>4505</text:p>
          </table:table-cell>
          <table:table-cell office:value-type="float" office:value="1.128785" calcext:value-type="float">
            <text:p>1.128785</text:p>
          </table:table-cell>
          <table:table-cell office:value-type="float" office:value="101.456082" calcext:value-type="float">
            <text:p>101.456082</text:p>
          </table:table-cell>
          <table:table-cell office:value-type="float" office:value="100.327297" calcext:value-type="float">
            <text:p>100.327297</text:p>
          </table:table-cell>
          <table:table-cell office:value-type="float" office:value="0.377904" calcext:value-type="float">
            <text:p>0.377904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52812" calcext:value-type="float">
            <text:p>1.052812</text:p>
          </table:table-cell>
          <table:table-cell office:value-type="float" office:value="100.635304" calcext:value-type="float">
            <text:p>100.635304</text:p>
          </table:table-cell>
          <table:table-cell office:value-type="float" office:value="99.582492" calcext:value-type="float">
            <text:p>99.58249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32261" calcext:value-type="float">
            <text:p>1.032261</text:p>
          </table:table-cell>
          <table:table-cell office:value-type="float" office:value="100.643686" calcext:value-type="float">
            <text:p>100.643686</text:p>
          </table:table-cell>
          <table:table-cell office:value-type="float" office:value="99.611426" calcext:value-type="float">
            <text:p>99.61142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90289" calcext:value-type="float">
            <text:p>1.090289</text:p>
          </table:table-cell>
          <table:table-cell office:value-type="float" office:value="100.636738" calcext:value-type="float">
            <text:p>100.636738</text:p>
          </table:table-cell>
          <table:table-cell office:value-type="float" office:value="99.546449" calcext:value-type="float">
            <text:p>99.546449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8127752" calcext:value-type="float">
            <text:p>8127752</text:p>
          </table:table-cell>
          <table:table-cell office:value-type="float" office:value="21187" calcext:value-type="float">
            <text:p>21187</text:p>
          </table:table-cell>
          <table:table-cell office:value-type="float" office:value="7726" calcext:value-type="float">
            <text:p>7726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101.287841" calcext:value-type="float">
            <text:p>101.287841</text:p>
          </table:table-cell>
          <table:table-cell office:value-type="float" office:value="100.279499" calcext:value-type="float">
            <text:p>100.279499</text:p>
          </table:table-cell>
          <table:table-cell office:value-type="float" office:value="0.648408" calcext:value-type="float">
            <text:p>0.648408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5004364" calcext:value-type="float">
            <text:p>5004364</text:p>
          </table:table-cell>
          <table:table-cell office:value-type="float" office:value="21187" calcext:value-type="float">
            <text:p>21187</text:p>
          </table:table-cell>
          <table:table-cell office:value-type="float" office:value="4757" calcext:value-type="float">
            <text:p>4757</text:p>
          </table:table-cell>
          <table:table-cell office:value-type="float" office:value="1.090948" calcext:value-type="float">
            <text:p>1.090948</text:p>
          </table:table-cell>
          <table:table-cell office:value-type="float" office:value="101.125944" calcext:value-type="float">
            <text:p>101.125944</text:p>
          </table:table-cell>
          <table:table-cell office:value-type="float" office:value="100.034996" calcext:value-type="float">
            <text:p>100.034996</text:p>
          </table:table-cell>
          <table:table-cell office:value-type="float" office:value="0.400209" calcext:value-type="float">
            <text:p>0.400209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.032592" calcext:value-type="float">
            <text:p>1.032592</text:p>
          </table:table-cell>
          <table:table-cell office:value-type="float" office:value="101.547337" calcext:value-type="float">
            <text:p>101.547337</text:p>
          </table:table-cell>
          <table:table-cell office:value-type="float" office:value="100.514745" calcext:value-type="float">
            <text:p>100.51474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025303" calcext:value-type="float">
            <text:p>1.025303</text:p>
          </table:table-cell>
          <table:table-cell office:value-type="float" office:value="101.544213" calcext:value-type="float">
            <text:p>101.544213</text:p>
          </table:table-cell>
          <table:table-cell office:value-type="float" office:value="100.51891" calcext:value-type="float">
            <text:p>100.51891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52851" calcext:value-type="float">
            <text:p>1.052851</text:p>
          </table:table-cell>
          <table:table-cell office:value-type="float" office:value="100.030657" calcext:value-type="float">
            <text:p>100.030657</text:p>
          </table:table-cell>
          <table:table-cell office:value-type="float" office:value="98.977806" calcext:value-type="float">
            <text:p>98.97780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591855" calcext:value-type="float">
            <text:p>101.591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7656456" calcext:value-type="float">
            <text:p>7656456</text:p>
          </table:table-cell>
          <table:table-cell office:value-type="float" office:value="21285" calcext:value-type="float">
            <text:p>21285</text:p>
          </table:table-cell>
          <table:table-cell office:value-type="float" office:value="7278" calcext:value-type="float">
            <text:p>7278</text:p>
          </table:table-cell>
          <table:table-cell office:value-type="float" office:value="1.019078" calcext:value-type="float">
            <text:p>1.019078</text:p>
          </table:table-cell>
          <table:table-cell office:value-type="float" office:value="101.88469" calcext:value-type="float">
            <text:p>101.88469</text:p>
          </table:table-cell>
          <table:table-cell office:value-type="float" office:value="100.865612" calcext:value-type="float">
            <text:p>100.865612</text:p>
          </table:table-cell>
          <table:table-cell office:value-type="float" office:value="0.60726" calcext:value-type="float">
            <text:p>0.60726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5409384" calcext:value-type="float">
            <text:p>5409384</text:p>
          </table:table-cell>
          <table:table-cell office:value-type="float" office:value="21285" calcext:value-type="float">
            <text:p>21285</text:p>
          </table:table-cell>
          <table:table-cell office:value-type="float" office:value="5142" calcext:value-type="float">
            <text:p>5142</text:p>
          </table:table-cell>
          <table:table-cell office:value-type="float" office:value="1.056398" calcext:value-type="float">
            <text:p>1.056398</text:p>
          </table:table-cell>
          <table:table-cell office:value-type="float" office:value="102.158778" calcext:value-type="float">
            <text:p>102.158778</text:p>
          </table:table-cell>
          <table:table-cell office:value-type="float" office:value="101.10238" calcext:value-type="float">
            <text:p>101.10238</text:p>
          </table:table-cell>
          <table:table-cell office:value-type="float" office:value="0.428032" calcext:value-type="float">
            <text:p>0.428032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20" calcext:value-type="float">
            <text:p>72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.012585" calcext:value-type="float">
            <text:p>1.012585</text:p>
          </table:table-cell>
          <table:table-cell office:value-type="float" office:value="98.446829" calcext:value-type="float">
            <text:p>98.446829</text:p>
          </table:table-cell>
          <table:table-cell office:value-type="float" office:value="97.434244" calcext:value-type="float">
            <text:p>97.434244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21891" calcext:value-type="float">
            <text:p>1.021891</text:p>
          </table:table-cell>
          <table:table-cell office:value-type="float" office:value="92.879321" calcext:value-type="float">
            <text:p>92.879321</text:p>
          </table:table-cell>
          <table:table-cell office:value-type="float" office:value="91.85743" calcext:value-type="float">
            <text:p>91.8574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23305" calcext:value-type="float">
            <text:p>1.023305</text:p>
          </table:table-cell>
          <table:table-cell office:value-type="float" office:value="98.448163" calcext:value-type="float">
            <text:p>98.448163</text:p>
          </table:table-cell>
          <table:table-cell office:value-type="float" office:value="97.424858" calcext:value-type="float">
            <text:p>97.42485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9611072" calcext:value-type="float">
            <text:p>9611072</text:p>
          </table:table-cell>
          <table:table-cell office:value-type="float" office:value="21384" calcext:value-type="float">
            <text:p>21384</text:p>
          </table:table-cell>
          <table:table-cell office:value-type="float" office:value="9136" calcext:value-type="float">
            <text:p>9136</text:p>
          </table:table-cell>
          <table:table-cell office:value-type="float" office:value="1.011224" calcext:value-type="float">
            <text:p>1.011224</text:p>
          </table:table-cell>
          <table:table-cell office:value-type="float" office:value="101.810304" calcext:value-type="float">
            <text:p>101.810304</text:p>
          </table:table-cell>
          <table:table-cell office:value-type="float" office:value="100.79908" calcext:value-type="float">
            <text:p>100.79908</text:p>
          </table:table-cell>
          <table:table-cell office:value-type="float" office:value="0.76279" calcext:value-type="float">
            <text:p>0.76279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4541484" calcext:value-type="float">
            <text:p>4541484</text:p>
          </table:table-cell>
          <table:table-cell office:value-type="float" office:value="21384" calcext:value-type="float">
            <text:p>21384</text:p>
          </table:table-cell>
          <table:table-cell office:value-type="float" office:value="4317" calcext:value-type="float">
            <text:p>4317</text:p>
          </table:table-cell>
          <table:table-cell office:value-type="float" office:value="1.116331" calcext:value-type="float">
            <text:p>1.116331</text:p>
          </table:table-cell>
          <table:table-cell office:value-type="float" office:value="102.425168" calcext:value-type="float">
            <text:p>102.425168</text:p>
          </table:table-cell>
          <table:table-cell office:value-type="float" office:value="101.308838" calcext:value-type="float">
            <text:p>101.308838</text:p>
          </table:table-cell>
          <table:table-cell office:value-type="float" office:value="0.358625" calcext:value-type="float">
            <text:p>0.358625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24" calcext:value-type="float">
            <text:p>62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.057714" calcext:value-type="float">
            <text:p>1.057714</text:p>
          </table:table-cell>
          <table:table-cell office:value-type="float" office:value="97.390966" calcext:value-type="float">
            <text:p>97.390966</text:p>
          </table:table-cell>
          <table:table-cell office:value-type="float" office:value="96.333252" calcext:value-type="float">
            <text:p>96.33325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056" calcext:value-type="float">
            <text:p>105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.012911" calcext:value-type="float">
            <text:p>1.012911</text:p>
          </table:table-cell>
          <table:table-cell office:value-type="float" office:value="102.342798" calcext:value-type="float">
            <text:p>102.342798</text:p>
          </table:table-cell>
          <table:table-cell office:value-type="float" office:value="101.329887" calcext:value-type="float">
            <text:p>101.329887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34" calcext:value-type="float">
            <text:p>534</text:p>
          </table:table-cell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083515" calcext:value-type="float">
            <text:p>1.083515</text:p>
          </table:table-cell>
          <table:table-cell office:value-type="float" office:value="102.304921" calcext:value-type="float">
            <text:p>102.304921</text:p>
          </table:table-cell>
          <table:table-cell office:value-type="float" office:value="101.221406" calcext:value-type="float">
            <text:p>101.22140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9105060" calcext:value-type="float">
            <text:p>9105060</text:p>
          </table:table-cell>
          <table:table-cell office:value-type="float" office:value="21483" calcext:value-type="float">
            <text:p>21483</text:p>
          </table:table-cell>
          <table:table-cell office:value-type="float" office:value="8655" calcext:value-type="float">
            <text:p>8655</text:p>
          </table:table-cell>
          <table:table-cell office:value-type="float" office:value="1.007261" calcext:value-type="float">
            <text:p>1.007261</text:p>
          </table:table-cell>
          <table:table-cell office:value-type="float" office:value="101.427762" calcext:value-type="float">
            <text:p>101.427762</text:p>
          </table:table-cell>
          <table:table-cell office:value-type="float" office:value="100.420501" calcext:value-type="float">
            <text:p>100.420501</text:p>
          </table:table-cell>
          <table:table-cell office:value-type="float" office:value="0.725355" calcext:value-type="float">
            <text:p>0.725355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4665620" calcext:value-type="float">
            <text:p>4665620</text:p>
          </table:table-cell>
          <table:table-cell office:value-type="float" office:value="21483" calcext:value-type="float">
            <text:p>21483</text:p>
          </table:table-cell>
          <table:table-cell office:value-type="float" office:value="4435" calcext:value-type="float">
            <text:p>4435</text:p>
          </table:table-cell>
          <table:table-cell office:value-type="float" office:value="1.124869" calcext:value-type="float">
            <text:p>1.124869</text:p>
          </table:table-cell>
          <table:table-cell office:value-type="float" office:value="102.172963" calcext:value-type="float">
            <text:p>102.172963</text:p>
          </table:table-cell>
          <table:table-cell office:value-type="float" office:value="101.048094" calcext:value-type="float">
            <text:p>101.048094</text:p>
          </table:table-cell>
          <table:table-cell office:value-type="float" office:value="0.369378" calcext:value-type="float">
            <text:p>0.369378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8" calcext:value-type="float">
            <text:p>1768</text:p>
          </table:table-cell>
          <table:table-cell office:value-type="float" office:value="712" calcext:value-type="float">
            <text:p>712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59582" calcext:value-type="float">
            <text:p>1.059582</text:p>
          </table:table-cell>
          <table:table-cell office:value-type="float" office:value="101.214737" calcext:value-type="float">
            <text:p>101.214737</text:p>
          </table:table-cell>
          <table:table-cell office:value-type="float" office:value="100.155155" calcext:value-type="float">
            <text:p>100.155155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28737" calcext:value-type="float">
            <text:p>1.028737</text:p>
          </table:table-cell>
          <table:table-cell office:value-type="float" office:value="101.230685" calcext:value-type="float">
            <text:p>101.230685</text:p>
          </table:table-cell>
          <table:table-cell office:value-type="float" office:value="100.201948" calcext:value-type="float">
            <text:p>100.20194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85363" calcext:value-type="float">
            <text:p>1.085363</text:p>
          </table:table-cell>
          <table:table-cell office:value-type="float" office:value="101.216815" calcext:value-type="float">
            <text:p>101.216815</text:p>
          </table:table-cell>
          <table:table-cell office:value-type="float" office:value="100.131451" calcext:value-type="float">
            <text:p>100.13145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8573800" calcext:value-type="float">
            <text:p>8573800</text:p>
          </table:table-cell>
          <table:table-cell office:value-type="float" office:value="21582" calcext:value-type="float">
            <text:p>21582</text:p>
          </table:table-cell>
          <table:table-cell office:value-type="float" office:value="8150" calcext:value-type="float">
            <text:p>8150</text:p>
          </table:table-cell>
          <table:table-cell office:value-type="float" office:value="1.015186" calcext:value-type="float">
            <text:p>1.015186</text:p>
          </table:table-cell>
          <table:table-cell office:value-type="float" office:value="101.6724" calcext:value-type="float">
            <text:p>101.6724</text:p>
          </table:table-cell>
          <table:table-cell office:value-type="float" office:value="100.657214" calcext:value-type="float">
            <text:p>100.657214</text:p>
          </table:table-cell>
          <table:table-cell office:value-type="float" office:value="0.681426" calcext:value-type="float">
            <text:p>0.681426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4905476" calcext:value-type="float">
            <text:p>4905476</text:p>
          </table:table-cell>
          <table:table-cell office:value-type="float" office:value="21582" calcext:value-type="float">
            <text:p>21582</text:p>
          </table:table-cell>
          <table:table-cell office:value-type="float" office:value="4663" calcext:value-type="float">
            <text:p>4663</text:p>
          </table:table-cell>
          <table:table-cell office:value-type="float" office:value="1.399487" calcext:value-type="float">
            <text:p>1.399487</text:p>
          </table:table-cell>
          <table:table-cell office:value-type="float" office:value="102.098047" calcext:value-type="float">
            <text:p>102.098047</text:p>
          </table:table-cell>
          <table:table-cell office:value-type="float" office:value="100.69856" calcext:value-type="float">
            <text:p>100.69856</text:p>
          </table:table-cell>
          <table:table-cell office:value-type="float" office:value="0.389716" calcext:value-type="float">
            <text:p>0.389716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720" calcext:value-type="float">
            <text:p>72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.362961" calcext:value-type="float">
            <text:p>1.362961</text:p>
          </table:table-cell>
          <table:table-cell office:value-type="float" office:value="101.692774" calcext:value-type="float">
            <text:p>101.692774</text:p>
          </table:table-cell>
          <table:table-cell office:value-type="float" office:value="100.329814" calcext:value-type="float">
            <text:p>100.329814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528" calcext:value-type="float">
            <text:p>52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.344646" calcext:value-type="float">
            <text:p>1.344646</text:p>
          </table:table-cell>
          <table:table-cell office:value-type="float" office:value="95.61366" calcext:value-type="float">
            <text:p>95.61366</text:p>
          </table:table-cell>
          <table:table-cell office:value-type="float" office:value="94.269014" calcext:value-type="float">
            <text:p>94.26901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377597" calcext:value-type="float">
            <text:p>1.377597</text:p>
          </table:table-cell>
          <table:table-cell office:value-type="float" office:value="101.694108" calcext:value-type="float">
            <text:p>101.694108</text:p>
          </table:table-cell>
          <table:table-cell office:value-type="float" office:value="100.316512" calcext:value-type="float">
            <text:p>100.31651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8256096" calcext:value-type="float">
            <text:p>8256096</text:p>
          </table:table-cell>
          <table:table-cell office:value-type="float" office:value="21682" calcext:value-type="float">
            <text:p>21682</text:p>
          </table:table-cell>
          <table:table-cell office:value-type="float" office:value="7848" calcext:value-type="float">
            <text:p>7848</text:p>
          </table:table-cell>
          <table:table-cell office:value-type="float" office:value="1.014373" calcext:value-type="float">
            <text:p>1.014373</text:p>
          </table:table-cell>
          <table:table-cell office:value-type="float" office:value="101.67781" calcext:value-type="float">
            <text:p>101.67781</text:p>
          </table:table-cell>
          <table:table-cell office:value-type="float" office:value="100.663437" calcext:value-type="float">
            <text:p>100.663437</text:p>
          </table:table-cell>
          <table:table-cell office:value-type="float" office:value="0.656135" calcext:value-type="float">
            <text:p>0.656135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5091680" calcext:value-type="float">
            <text:p>5091680</text:p>
          </table:table-cell>
          <table:table-cell office:value-type="float" office:value="21682" calcext:value-type="float">
            <text:p>21682</text:p>
          </table:table-cell>
          <table:table-cell office:value-type="float" office:value="4840" calcext:value-type="float">
            <text:p>4840</text:p>
          </table:table-cell>
          <table:table-cell office:value-type="float" office:value="1.115119" calcext:value-type="float">
            <text:p>1.115119</text:p>
          </table:table-cell>
          <table:table-cell office:value-type="float" office:value="101.802648" calcext:value-type="float">
            <text:p>101.802648</text:p>
          </table:table-cell>
          <table:table-cell office:value-type="float" office:value="100.68753" calcext:value-type="float">
            <text:p>100.68753</text:p>
          </table:table-cell>
          <table:table-cell office:value-type="float" office:value="0.404553" calcext:value-type="float">
            <text:p>0.404553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816" calcext:value-type="float">
            <text:p>81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.084095" calcext:value-type="float">
            <text:p>1.084095</text:p>
          </table:table-cell>
          <table:table-cell office:value-type="float" office:value="102.004157" calcext:value-type="float">
            <text:p>102.004157</text:p>
          </table:table-cell>
          <table:table-cell office:value-type="float" office:value="100.920061" calcext:value-type="float">
            <text:p>100.92006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4" calcext:value-type="float">
            <text:p>2064</text:p>
          </table:table-cell>
          <table:table-cell office:value-type="float" office:value="912" calcext:value-type="float">
            <text:p>91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.035771" calcext:value-type="float">
            <text:p>1.035771</text:p>
          </table:table-cell>
          <table:table-cell office:value-type="float" office:value="102.001193" calcext:value-type="float">
            <text:p>102.001193</text:p>
          </table:table-cell>
          <table:table-cell office:value-type="float" office:value="100.965422" calcext:value-type="float">
            <text:p>100.96542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93269" calcext:value-type="float">
            <text:p>1.093269</text:p>
          </table:table-cell>
          <table:table-cell office:value-type="float" office:value="99.390857" calcext:value-type="float">
            <text:p>99.390857</text:p>
          </table:table-cell>
          <table:table-cell office:value-type="float" office:value="98.297588" calcext:value-type="float">
            <text:p>98.29758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999747" calcext:value-type="float">
            <text:p>101.999747</text:p>
          </table:table-cell>
          <table:table-cell office:value-type="float" office:value="102.173343" calcext:value-type="float">
            <text:p>102.173343</text:p>
          </table:table-cell>
          <table:table-cell office:value-type="float" office:value="0.173596" calcext:value-type="float">
            <text:p>0.173596</text:p>
          </table:table-cell>
          <table:table-cell office:value-type="float" office:value="0.004148" calcext:value-type="float">
            <text:p>0.004148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9013536" calcext:value-type="float">
            <text:p>9013536</text:p>
          </table:table-cell>
          <table:table-cell office:value-type="float" office:value="21780" calcext:value-type="float">
            <text:p>21780</text:p>
          </table:table-cell>
          <table:table-cell office:value-type="float" office:value="8568" calcext:value-type="float">
            <text:p>8568</text:p>
          </table:table-cell>
          <table:table-cell office:value-type="float" office:value="1.010225" calcext:value-type="float">
            <text:p>1.010225</text:p>
          </table:table-cell>
          <table:table-cell office:value-type="float" office:value="101.677458" calcext:value-type="float">
            <text:p>101.677458</text:p>
          </table:table-cell>
          <table:table-cell office:value-type="float" office:value="100.667233" calcext:value-type="float">
            <text:p>100.667233</text:p>
          </table:table-cell>
          <table:table-cell office:value-type="float" office:value="0.716303" calcext:value-type="float">
            <text:p>0.716303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4782392" calcext:value-type="float">
            <text:p>4782392</text:p>
          </table:table-cell>
          <table:table-cell office:value-type="float" office:value="21780" calcext:value-type="float">
            <text:p>21780</text:p>
          </table:table-cell>
          <table:table-cell office:value-type="float" office:value="4546" calcext:value-type="float">
            <text:p>4546</text:p>
          </table:table-cell>
          <table:table-cell office:value-type="float" office:value="1.421717" calcext:value-type="float">
            <text:p>1.421717</text:p>
          </table:table-cell>
          <table:table-cell office:value-type="float" office:value="102.027529" calcext:value-type="float">
            <text:p>102.027529</text:p>
          </table:table-cell>
          <table:table-cell office:value-type="float" office:value="100.605813" calcext:value-type="float">
            <text:p>100.605813</text:p>
          </table:table-cell>
          <table:table-cell office:value-type="float" office:value="0.380288" calcext:value-type="float">
            <text:p>0.380288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346515" calcext:value-type="float">
            <text:p>1.346515</text:p>
          </table:table-cell>
          <table:table-cell office:value-type="float" office:value="97.982633" calcext:value-type="float">
            <text:p>97.982633</text:p>
          </table:table-cell>
          <table:table-cell office:value-type="float" office:value="96.636118" calcext:value-type="float">
            <text:p>96.636118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322737" calcext:value-type="float">
            <text:p>1.322737</text:p>
          </table:table-cell>
          <table:table-cell office:value-type="float" office:value="97.990996" calcext:value-type="float">
            <text:p>97.990996</text:p>
          </table:table-cell>
          <table:table-cell office:value-type="float" office:value="96.668258" calcext:value-type="float">
            <text:p>96.668258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366713" calcext:value-type="float">
            <text:p>1.366713</text:p>
          </table:table-cell>
          <table:table-cell office:value-type="float" office:value="97.983967" calcext:value-type="float">
            <text:p>97.983967</text:p>
          </table:table-cell>
          <table:table-cell office:value-type="float" office:value="96.617254" calcext:value-type="float">
            <text:p>96.61725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8065684" calcext:value-type="float">
            <text:p>8065684</text:p>
          </table:table-cell>
          <table:table-cell office:value-type="float" office:value="21879" calcext:value-type="float">
            <text:p>21879</text:p>
          </table:table-cell>
          <table:table-cell office:value-type="float" office:value="7667" calcext:value-type="float">
            <text:p>7667</text:p>
          </table:table-cell>
          <table:table-cell office:value-type="float" office:value="1.033497" calcext:value-type="float">
            <text:p>1.033497</text:p>
          </table:table-cell>
          <table:table-cell office:value-type="float" office:value="100.706137" calcext:value-type="float">
            <text:p>100.706137</text:p>
          </table:table-cell>
          <table:table-cell office:value-type="float" office:value="99.672641" calcext:value-type="float">
            <text:p>99.672641</text:p>
          </table:table-cell>
          <table:table-cell office:value-type="float" office:value="0.647374" calcext:value-type="float">
            <text:p>0.647374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4973856" calcext:value-type="float">
            <text:p>4973856</text:p>
          </table:table-cell>
          <table:table-cell office:value-type="float" office:value="21879" calcext:value-type="float">
            <text:p>21879</text:p>
          </table:table-cell>
          <table:table-cell office:value-type="float" office:value="4728" calcext:value-type="float">
            <text:p>4728</text:p>
          </table:table-cell>
          <table:table-cell office:value-type="float" office:value="1.399405" calcext:value-type="float">
            <text:p>1.399405</text:p>
          </table:table-cell>
          <table:table-cell office:value-type="float" office:value="98.977795" calcext:value-type="float">
            <text:p>98.977795</text:p>
          </table:table-cell>
          <table:table-cell office:value-type="float" office:value="97.57839" calcext:value-type="float">
            <text:p>97.57839</text:p>
          </table:table-cell>
          <table:table-cell office:value-type="float" office:value="0.407783" calcext:value-type="float">
            <text:p>0.407783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118" calcext:value-type="float">
            <text:p>1.01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576" calcext:value-type="float">
            <text:p>57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.340493" calcext:value-type="float">
            <text:p>1.340493</text:p>
          </table:table-cell>
          <table:table-cell office:value-type="float" office:value="92.957376" calcext:value-type="float">
            <text:p>92.957376</text:p>
          </table:table-cell>
          <table:table-cell office:value-type="float" office:value="91.616883" calcext:value-type="float">
            <text:p>91.61688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322338" calcext:value-type="float">
            <text:p>1.322338</text:p>
          </table:table-cell>
          <table:table-cell office:value-type="float" office:value="98.984844" calcext:value-type="float">
            <text:p>98.984844</text:p>
          </table:table-cell>
          <table:table-cell office:value-type="float" office:value="97.662506" calcext:value-type="float">
            <text:p>97.66250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355249" calcext:value-type="float">
            <text:p>1.355249</text:p>
          </table:table-cell>
          <table:table-cell office:value-type="float" office:value="92.95871" calcext:value-type="float">
            <text:p>92.95871</text:p>
          </table:table-cell>
          <table:table-cell office:value-type="float" office:value="91.603461" calcext:value-type="float">
            <text:p>91.603461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9901424" calcext:value-type="float">
            <text:p>9901424</text:p>
          </table:table-cell>
          <table:table-cell office:value-type="float" office:value="21978" calcext:value-type="float">
            <text:p>21978</text:p>
          </table:table-cell>
          <table:table-cell office:value-type="float" office:value="9412" calcext:value-type="float">
            <text:p>9412</text:p>
          </table:table-cell>
          <table:table-cell office:value-type="float" office:value="1.008317" calcext:value-type="float">
            <text:p>1.008317</text:p>
          </table:table-cell>
          <table:table-cell office:value-type="float" office:value="100.559564" calcext:value-type="float">
            <text:p>100.559564</text:p>
          </table:table-cell>
          <table:table-cell office:value-type="float" office:value="99.551247" calcext:value-type="float">
            <text:p>99.551247</text:p>
          </table:table-cell>
          <table:table-cell office:value-type="float" office:value="0.795685" calcext:value-type="float">
            <text:p>0.795685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4262704" calcext:value-type="float">
            <text:p>4262704</text:p>
          </table:table-cell>
          <table:table-cell office:value-type="float" office:value="21978" calcext:value-type="float">
            <text:p>21978</text:p>
          </table:table-cell>
          <table:table-cell office:value-type="float" office:value="4052" calcext:value-type="float">
            <text:p>4052</text:p>
          </table:table-cell>
          <table:table-cell office:value-type="float" office:value="1.388093" calcext:value-type="float">
            <text:p>1.388093</text:p>
          </table:table-cell>
          <table:table-cell office:value-type="float" office:value="101.282494" calcext:value-type="float">
            <text:p>101.282494</text:p>
          </table:table-cell>
          <table:table-cell office:value-type="float" office:value="99.894401" calcext:value-type="float">
            <text:p>99.894401</text:p>
          </table:table-cell>
          <table:table-cell office:value-type="float" office:value="0.341377" calcext:value-type="float">
            <text:p>0.34137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334521" calcext:value-type="float">
            <text:p>1.334521</text:p>
          </table:table-cell>
          <table:table-cell office:value-type="float" office:value="100.562081" calcext:value-type="float">
            <text:p>100.562081</text:p>
          </table:table-cell>
          <table:table-cell office:value-type="float" office:value="99.22756" calcext:value-type="float">
            <text:p>99.2275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768" calcext:value-type="float">
            <text:p>76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.316306" calcext:value-type="float">
            <text:p>1.316306</text:p>
          </table:table-cell>
          <table:table-cell office:value-type="float" office:value="100.563487" calcext:value-type="float">
            <text:p>100.563487</text:p>
          </table:table-cell>
          <table:table-cell office:value-type="float" office:value="99.247181" calcext:value-type="float">
            <text:p>99.247181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360662" calcext:value-type="float">
            <text:p>1.360662</text:p>
          </table:table-cell>
          <table:table-cell office:value-type="float" office:value="100.565361" calcext:value-type="float">
            <text:p>100.565361</text:p>
          </table:table-cell>
          <table:table-cell office:value-type="float" office:value="99.204699" calcext:value-type="float">
            <text:p>99.20469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10211764" calcext:value-type="float">
            <text:p>10211764</text:p>
          </table:table-cell>
          <table:table-cell office:value-type="float" office:value="22077" calcext:value-type="float">
            <text:p>22077</text:p>
          </table:table-cell>
          <table:table-cell office:value-type="float" office:value="9707" calcext:value-type="float">
            <text:p>9707</text:p>
          </table:table-cell>
          <table:table-cell office:value-type="float" office:value="1.011315" calcext:value-type="float">
            <text:p>1.011315</text:p>
          </table:table-cell>
          <table:table-cell office:value-type="float" office:value="101.657639" calcext:value-type="float">
            <text:p>101.657639</text:p>
          </table:table-cell>
          <table:table-cell office:value-type="float" office:value="100.646324" calcext:value-type="float">
            <text:p>100.646324</text:p>
          </table:table-cell>
          <table:table-cell office:value-type="float" office:value="0.811695" calcext:value-type="float">
            <text:p>0.811695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4068084" calcext:value-type="float">
            <text:p>4068084</text:p>
          </table:table-cell>
          <table:table-cell office:value-type="float" office:value="22077" calcext:value-type="float">
            <text:p>22077</text:p>
          </table:table-cell>
          <table:table-cell office:value-type="float" office:value="3867" calcext:value-type="float">
            <text:p>3867</text:p>
          </table:table-cell>
          <table:table-cell office:value-type="float" office:value="2.076799" calcext:value-type="float">
            <text:p>2.076799</text:p>
          </table:table-cell>
          <table:table-cell office:value-type="float" office:value="101.828019" calcext:value-type="float">
            <text:p>101.828019</text:p>
          </table:table-cell>
          <table:table-cell office:value-type="float" office:value="99.75122" calcext:value-type="float">
            <text:p>99.75122</text:p>
          </table:table-cell>
          <table:table-cell office:value-type="float" office:value="0.326258" calcext:value-type="float">
            <text:p>0.326258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.032853" calcext:value-type="float">
            <text:p>1.032853</text:p>
          </table:table-cell>
          <table:table-cell office:value-type="float" office:value="99.207983" calcext:value-type="float">
            <text:p>99.207983</text:p>
          </table:table-cell>
          <table:table-cell office:value-type="float" office:value="98.17513" calcext:value-type="float">
            <text:p>98.17513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.012781" calcext:value-type="float">
            <text:p>1.012781</text:p>
          </table:table-cell>
          <table:table-cell office:value-type="float" office:value="100.071298" calcext:value-type="float">
            <text:p>100.071298</text:p>
          </table:table-cell>
          <table:table-cell office:value-type="float" office:value="99.058516" calcext:value-type="float">
            <text:p>99.05851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.054869" calcext:value-type="float">
            <text:p>2.054869</text:p>
          </table:table-cell>
          <table:table-cell office:value-type="float" office:value="99.209317" calcext:value-type="float">
            <text:p>99.209317</text:p>
          </table:table-cell>
          <table:table-cell office:value-type="float" office:value="97.154448" calcext:value-type="float">
            <text:p>97.15444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10789312" calcext:value-type="float">
            <text:p>10789312</text:p>
          </table:table-cell>
          <table:table-cell office:value-type="float" office:value="22176" calcext:value-type="float">
            <text:p>22176</text:p>
          </table:table-cell>
          <table:table-cell office:value-type="float" office:value="10256" calcext:value-type="float">
            <text:p>10256</text:p>
          </table:table-cell>
          <table:table-cell office:value-type="float" office:value="1.016274" calcext:value-type="float">
            <text:p>1.016274</text:p>
          </table:table-cell>
          <table:table-cell office:value-type="float" office:value="101.666855" calcext:value-type="float">
            <text:p>101.666855</text:p>
          </table:table-cell>
          <table:table-cell office:value-type="float" office:value="100.650581" calcext:value-type="float">
            <text:p>100.650581</text:p>
          </table:table-cell>
          <table:table-cell office:value-type="float" office:value="0.857566" calcext:value-type="float">
            <text:p>0.857566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3901868" calcext:value-type="float">
            <text:p>3901868</text:p>
          </table:table-cell>
          <table:table-cell office:value-type="float" office:value="22176" calcext:value-type="float">
            <text:p>22176</text:p>
          </table:table-cell>
          <table:table-cell office:value-type="float" office:value="3709" calcext:value-type="float">
            <text:p>3709</text:p>
          </table:table-cell>
          <table:table-cell office:value-type="float" office:value="2.094093" calcext:value-type="float">
            <text:p>2.094093</text:p>
          </table:table-cell>
          <table:table-cell office:value-type="float" office:value="101.897464" calcext:value-type="float">
            <text:p>101.897464</text:p>
          </table:table-cell>
          <table:table-cell office:value-type="float" office:value="99.803371" calcext:value-type="float">
            <text:p>99.803371</text:p>
          </table:table-cell>
          <table:table-cell office:value-type="float" office:value="0.312764" calcext:value-type="float">
            <text:p>0.312764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43955" calcext:value-type="float">
            <text:p>1.043955</text:p>
          </table:table-cell>
          <table:table-cell office:value-type="float" office:value="99.229792" calcext:value-type="float">
            <text:p>99.229792</text:p>
          </table:table-cell>
          <table:table-cell office:value-type="float" office:value="98.185838" calcext:value-type="float">
            <text:p>98.185838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960" calcext:value-type="float">
            <text:p>96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.0256" calcext:value-type="float">
            <text:p>1.0256</text:p>
          </table:table-cell>
          <table:table-cell office:value-type="float" office:value="99.248004" calcext:value-type="float">
            <text:p>99.248004</text:p>
          </table:table-cell>
          <table:table-cell office:value-type="float" office:value="98.222404" calcext:value-type="float">
            <text:p>98.222404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055356" calcext:value-type="float">
            <text:p>2.055356</text:p>
          </table:table-cell>
          <table:table-cell office:value-type="float" office:value="98.434885" calcext:value-type="float">
            <text:p>98.434885</text:p>
          </table:table-cell>
          <table:table-cell office:value-type="float" office:value="96.379529" calcext:value-type="float">
            <text:p>96.37952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7931028" calcext:value-type="float">
            <text:p>7931028</text:p>
          </table:table-cell>
          <table:table-cell office:value-type="float" office:value="22276" calcext:value-type="float">
            <text:p>22276</text:p>
          </table:table-cell>
          <table:table-cell office:value-type="float" office:value="7539" calcext:value-type="float">
            <text:p>7539</text:p>
          </table:table-cell>
          <table:table-cell office:value-type="float" office:value="1.019188" calcext:value-type="float">
            <text:p>1.019188</text:p>
          </table:table-cell>
          <table:table-cell office:value-type="float" office:value="100.688275" calcext:value-type="float">
            <text:p>100.688275</text:p>
          </table:table-cell>
          <table:table-cell office:value-type="float" office:value="99.669087" calcext:value-type="float">
            <text:p>99.669087</text:p>
          </table:table-cell>
          <table:table-cell office:value-type="float" office:value="0.636589" calcext:value-type="float">
            <text:p>0.636589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5047496" calcext:value-type="float">
            <text:p>5047496</text:p>
          </table:table-cell>
          <table:table-cell office:value-type="float" office:value="22276" calcext:value-type="float">
            <text:p>22276</text:p>
          </table:table-cell>
          <table:table-cell office:value-type="float" office:value="4798" calcext:value-type="float">
            <text:p>4798</text:p>
          </table:table-cell>
          <table:table-cell office:value-type="float" office:value="1.062761" calcext:value-type="float">
            <text:p>1.062761</text:p>
          </table:table-cell>
          <table:table-cell office:value-type="float" office:value="101.661944" calcext:value-type="float">
            <text:p>101.661944</text:p>
          </table:table-cell>
          <table:table-cell office:value-type="float" office:value="100.599183" calcext:value-type="float">
            <text:p>100.599183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.013525" calcext:value-type="float">
            <text:p>1.013525</text:p>
          </table:table-cell>
          <table:table-cell office:value-type="float" office:value="100.886053" calcext:value-type="float">
            <text:p>100.886053</text:p>
          </table:table-cell>
          <table:table-cell office:value-type="float" office:value="99.872527" calcext:value-type="float">
            <text:p>99.872527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384" calcext:value-type="float">
            <text:p>38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.020615" calcext:value-type="float">
            <text:p>1.020615</text:p>
          </table:table-cell>
          <table:table-cell office:value-type="float" office:value="100.887539" calcext:value-type="float">
            <text:p>100.887539</text:p>
          </table:table-cell>
          <table:table-cell office:value-type="float" office:value="99.866925" calcext:value-type="float">
            <text:p>99.86692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29908" calcext:value-type="float">
            <text:p>1.029908</text:p>
          </table:table-cell>
          <table:table-cell office:value-type="float" office:value="100.889053" calcext:value-type="float">
            <text:p>100.889053</text:p>
          </table:table-cell>
          <table:table-cell office:value-type="float" office:value="99.859145" calcext:value-type="float">
            <text:p>99.859145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9030368" calcext:value-type="float">
            <text:p>9030368</text:p>
          </table:table-cell>
          <table:table-cell office:value-type="float" office:value="22374" calcext:value-type="float">
            <text:p>22374</text:p>
          </table:table-cell>
          <table:table-cell office:value-type="float" office:value="8584" calcext:value-type="float">
            <text:p>8584</text:p>
          </table:table-cell>
          <table:table-cell office:value-type="float" office:value="1.007282" calcext:value-type="float">
            <text:p>1.007282</text:p>
          </table:table-cell>
          <table:table-cell office:value-type="float" office:value="101.196789" calcext:value-type="float">
            <text:p>101.196789</text:p>
          </table:table-cell>
          <table:table-cell office:value-type="float" office:value="100.189507" calcext:value-type="float">
            <text:p>100.189507</text:p>
          </table:table-cell>
          <table:table-cell office:value-type="float" office:value="0.721063" calcext:value-type="float">
            <text:p>0.721063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4649840" calcext:value-type="float">
            <text:p>4649840</text:p>
          </table:table-cell>
          <table:table-cell office:value-type="float" office:value="22374" calcext:value-type="float">
            <text:p>22374</text:p>
          </table:table-cell>
          <table:table-cell office:value-type="float" office:value="4420" calcext:value-type="float">
            <text:p>4420</text:p>
          </table:table-cell>
          <table:table-cell office:value-type="float" office:value="2.131654" calcext:value-type="float">
            <text:p>2.131654</text:p>
          </table:table-cell>
          <table:table-cell office:value-type="float" office:value="101.876269" calcext:value-type="float">
            <text:p>101.876269</text:p>
          </table:table-cell>
          <table:table-cell office:value-type="float" office:value="99.744616" calcext:value-type="float">
            <text:p>99.744616</text:p>
          </table:table-cell>
          <table:table-cell office:value-type="float" office:value="0.37294" calcext:value-type="float">
            <text:p>0.37294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063717" calcext:value-type="float">
            <text:p>1.063717</text:p>
          </table:table-cell>
          <table:table-cell office:value-type="float" office:value="100.807936" calcext:value-type="float">
            <text:p>100.807936</text:p>
          </table:table-cell>
          <table:table-cell office:value-type="float" office:value="99.744219" calcext:value-type="float">
            <text:p>99.744219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.015373" calcext:value-type="float">
            <text:p>1.015373</text:p>
          </table:table-cell>
          <table:table-cell office:value-type="float" office:value="100.817757" calcext:value-type="float">
            <text:p>100.817757</text:p>
          </table:table-cell>
          <table:table-cell office:value-type="float" office:value="99.802384" calcext:value-type="float">
            <text:p>99.802384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.075668" calcext:value-type="float">
            <text:p>2.075668</text:p>
          </table:table-cell>
          <table:table-cell office:value-type="float" office:value="100.80927" calcext:value-type="float">
            <text:p>100.80927</text:p>
          </table:table-cell>
          <table:table-cell office:value-type="float" office:value="98.733602" calcext:value-type="float">
            <text:p>98.73360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7777436" calcext:value-type="float">
            <text:p>7777436</text:p>
          </table:table-cell>
          <table:table-cell office:value-type="float" office:value="22474" calcext:value-type="float">
            <text:p>22474</text:p>
          </table:table-cell>
          <table:table-cell office:value-type="float" office:value="7393" calcext:value-type="float">
            <text:p>7393</text:p>
          </table:table-cell>
          <table:table-cell office:value-type="float" office:value="1.017501" calcext:value-type="float">
            <text:p>1.017501</text:p>
          </table:table-cell>
          <table:table-cell office:value-type="float" office:value="101.277445" calcext:value-type="float">
            <text:p>101.277445</text:p>
          </table:table-cell>
          <table:table-cell office:value-type="float" office:value="100.259944" calcext:value-type="float">
            <text:p>100.259944</text:p>
          </table:table-cell>
          <table:table-cell office:value-type="float" office:value="0.620582" calcext:value-type="float">
            <text:p>0.620582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5144280" calcext:value-type="float">
            <text:p>5144280</text:p>
          </table:table-cell>
          <table:table-cell office:value-type="float" office:value="22474" calcext:value-type="float">
            <text:p>22474</text:p>
          </table:table-cell>
          <table:table-cell office:value-type="float" office:value="4890" calcext:value-type="float">
            <text:p>4890</text:p>
          </table:table-cell>
          <table:table-cell office:value-type="float" office:value="1.079469" calcext:value-type="float">
            <text:p>1.079469</text:p>
          </table:table-cell>
          <table:table-cell office:value-type="float" office:value="101.583912" calcext:value-type="float">
            <text:p>101.583912</text:p>
          </table:table-cell>
          <table:table-cell office:value-type="float" office:value="100.504443" calcext:value-type="float">
            <text:p>100.504443</text:p>
          </table:table-cell>
          <table:table-cell office:value-type="float" office:value="0.409477" calcext:value-type="float">
            <text:p>0.409477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768" calcext:value-type="float">
            <text:p>76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.026297" calcext:value-type="float">
            <text:p>1.026297</text:p>
          </table:table-cell>
          <table:table-cell office:value-type="float" office:value="101.587834" calcext:value-type="float">
            <text:p>101.587834</text:p>
          </table:table-cell>
          <table:table-cell office:value-type="float" office:value="100.561536" calcext:value-type="float">
            <text:p>100.56153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.024671" calcext:value-type="float">
            <text:p>1.024671</text:p>
          </table:table-cell>
          <table:table-cell office:value-type="float" office:value="92.551981" calcext:value-type="float">
            <text:p>92.551981</text:p>
          </table:table-cell>
          <table:table-cell office:value-type="float" office:value="91.52731" calcext:value-type="float">
            <text:p>91.52731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41033" calcext:value-type="float">
            <text:p>1.041033</text:p>
          </table:table-cell>
          <table:table-cell office:value-type="float" office:value="101.586408" calcext:value-type="float">
            <text:p>101.586408</text:p>
          </table:table-cell>
          <table:table-cell office:value-type="float" office:value="100.545374" calcext:value-type="float">
            <text:p>100.54537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8026760" calcext:value-type="float">
            <text:p>8026760</text:p>
          </table:table-cell>
          <table:table-cell office:value-type="float" office:value="22572" calcext:value-type="float">
            <text:p>22572</text:p>
          </table:table-cell>
          <table:table-cell office:value-type="float" office:value="7630" calcext:value-type="float">
            <text:p>7630</text:p>
          </table:table-cell>
          <table:table-cell office:value-type="float" office:value="1.012473" calcext:value-type="float">
            <text:p>1.012473</text:p>
          </table:table-cell>
          <table:table-cell office:value-type="float" office:value="100.710951" calcext:value-type="float">
            <text:p>100.710951</text:p>
          </table:table-cell>
          <table:table-cell office:value-type="float" office:value="99.698479" calcext:value-type="float">
            <text:p>99.698479</text:p>
          </table:table-cell>
          <table:table-cell office:value-type="float" office:value="0.644083" calcext:value-type="float">
            <text:p>0.644083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4881280" calcext:value-type="float">
            <text:p>4881280</text:p>
          </table:table-cell>
          <table:table-cell office:value-type="float" office:value="22572" calcext:value-type="float">
            <text:p>22572</text:p>
          </table:table-cell>
          <table:table-cell office:value-type="float" office:value="4640" calcext:value-type="float">
            <text:p>4640</text:p>
          </table:table-cell>
          <table:table-cell office:value-type="float" office:value="2.418168" calcext:value-type="float">
            <text:p>2.418168</text:p>
          </table:table-cell>
          <table:table-cell office:value-type="float" office:value="93.280526" calcext:value-type="float">
            <text:p>93.280526</text:p>
          </table:table-cell>
          <table:table-cell office:value-type="float" office:value="90.862358" calcext:value-type="float">
            <text:p>90.862358</text:p>
          </table:table-cell>
          <table:table-cell office:value-type="float" office:value="0.429774" calcext:value-type="float">
            <text:p>0.429774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362059" calcext:value-type="float">
            <text:p>1.362059</text:p>
          </table:table-cell>
          <table:table-cell office:value-type="float" office:value="87.546917" calcext:value-type="float">
            <text:p>87.546917</text:p>
          </table:table-cell>
          <table:table-cell office:value-type="float" office:value="86.184858" calcext:value-type="float">
            <text:p>86.184858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.338002" calcext:value-type="float">
            <text:p>1.338002</text:p>
          </table:table-cell>
          <table:table-cell office:value-type="float" office:value="95.334941" calcext:value-type="float">
            <text:p>95.334941</text:p>
          </table:table-cell>
          <table:table-cell office:value-type="float" office:value="93.996939" calcext:value-type="float">
            <text:p>93.99693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379713" calcext:value-type="float">
            <text:p>2.379713</text:p>
          </table:table-cell>
          <table:table-cell office:value-type="float" office:value="87.548251" calcext:value-type="float">
            <text:p>87.548251</text:p>
          </table:table-cell>
          <table:table-cell office:value-type="float" office:value="85.168538" calcext:value-type="float">
            <text:p>85.168538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9066136" calcext:value-type="float">
            <text:p>9066136</text:p>
          </table:table-cell>
          <table:table-cell office:value-type="float" office:value="22672" calcext:value-type="float">
            <text:p>22672</text:p>
          </table:table-cell>
          <table:table-cell office:value-type="float" office:value="8618" calcext:value-type="float">
            <text:p>8618</text:p>
          </table:table-cell>
          <table:table-cell office:value-type="float" office:value="1.011233" calcext:value-type="float">
            <text:p>1.011233</text:p>
          </table:table-cell>
          <table:table-cell office:value-type="float" office:value="101.220634" calcext:value-type="float">
            <text:p>101.220634</text:p>
          </table:table-cell>
          <table:table-cell office:value-type="float" office:value="100.209402" calcext:value-type="float">
            <text:p>100.209402</text:p>
          </table:table-cell>
          <table:table-cell office:value-type="float" office:value="0.723775" calcext:value-type="float">
            <text:p>0.723775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4562524" calcext:value-type="float">
            <text:p>4562524</text:p>
          </table:table-cell>
          <table:table-cell office:value-type="float" office:value="22672" calcext:value-type="float">
            <text:p>22672</text:p>
          </table:table-cell>
          <table:table-cell office:value-type="float" office:value="4337" calcext:value-type="float">
            <text:p>4337</text:p>
          </table:table-cell>
          <table:table-cell office:value-type="float" office:value="1.144625" calcext:value-type="float">
            <text:p>1.144625</text:p>
          </table:table-cell>
          <table:table-cell office:value-type="float" office:value="102.01304" calcext:value-type="float">
            <text:p>102.01304</text:p>
          </table:table-cell>
          <table:table-cell office:value-type="float" office:value="100.868415" calcext:value-type="float">
            <text:p>100.868415</text:p>
          </table:table-cell>
          <table:table-cell office:value-type="float" office:value="0.361859" calcext:value-type="float">
            <text:p>0.361859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2" calcext:value-type="float">
            <text:p>1912</text:p>
          </table:table-cell>
          <table:table-cell office:value-type="float" office:value="664" calcext:value-type="float">
            <text:p>66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.078873" calcext:value-type="float">
            <text:p>1.078873</text:p>
          </table:table-cell>
          <table:table-cell office:value-type="float" office:value="102.174079" calcext:value-type="float">
            <text:p>102.174079</text:p>
          </table:table-cell>
          <table:table-cell office:value-type="float" office:value="101.095207" calcext:value-type="float">
            <text:p>101.09520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912" calcext:value-type="float">
            <text:p>91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.025717" calcext:value-type="float">
            <text:p>1.025717</text:p>
          </table:table-cell>
          <table:table-cell office:value-type="float" office:value="102.172613" calcext:value-type="float">
            <text:p>102.172613</text:p>
          </table:table-cell>
          <table:table-cell office:value-type="float" office:value="101.146896" calcext:value-type="float">
            <text:p>101.14689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110861" calcext:value-type="float">
            <text:p>1.110861</text:p>
          </table:table-cell>
          <table:table-cell office:value-type="float" office:value="101.24314" calcext:value-type="float">
            <text:p>101.24314</text:p>
          </table:table-cell>
          <table:table-cell office:value-type="float" office:value="100.132279" calcext:value-type="float">
            <text:p>100.13227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175473" calcext:value-type="float">
            <text:p>102.175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9456428" calcext:value-type="float">
            <text:p>9456428</text:p>
          </table:table-cell>
          <table:table-cell office:value-type="float" office:value="22771" calcext:value-type="float">
            <text:p>22771</text:p>
          </table:table-cell>
          <table:table-cell office:value-type="float" office:value="8989" calcext:value-type="float">
            <text:p>8989</text:p>
          </table:table-cell>
          <table:table-cell office:value-type="float" office:value="1.012425" calcext:value-type="float">
            <text:p>1.012425</text:p>
          </table:table-cell>
          <table:table-cell office:value-type="float" office:value="100.689439" calcext:value-type="float">
            <text:p>100.689439</text:p>
          </table:table-cell>
          <table:table-cell office:value-type="float" office:value="99.677014" calcext:value-type="float">
            <text:p>99.677014</text:p>
          </table:table-cell>
          <table:table-cell office:value-type="float" office:value="0.758966" calcext:value-type="float">
            <text:p>0.758966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4372112" calcext:value-type="float">
            <text:p>4372112</text:p>
          </table:table-cell>
          <table:table-cell office:value-type="float" office:value="22771" calcext:value-type="float">
            <text:p>22771</text:p>
          </table:table-cell>
          <table:table-cell office:value-type="float" office:value="4156" calcext:value-type="float">
            <text:p>4156</text:p>
          </table:table-cell>
          <table:table-cell office:value-type="float" office:value="1.083804" calcext:value-type="float">
            <text:p>1.083804</text:p>
          </table:table-cell>
          <table:table-cell office:value-type="float" office:value="97.32171" calcext:value-type="float">
            <text:p>97.32171</text:p>
          </table:table-cell>
          <table:table-cell office:value-type="float" office:value="96.237906" calcext:value-type="float">
            <text:p>96.237906</text:p>
          </table:table-cell>
          <table:table-cell office:value-type="float" office:value="0.363442" calcext:value-type="float">
            <text:p>0.363442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.034703" calcext:value-type="float">
            <text:p>1.034703</text:p>
          </table:table-cell>
          <table:table-cell office:value-type="float" office:value="90.964454" calcext:value-type="float">
            <text:p>90.964454</text:p>
          </table:table-cell>
          <table:table-cell office:value-type="float" office:value="89.929751" calcext:value-type="float">
            <text:p>89.929751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014131" calcext:value-type="float">
            <text:p>1.014131</text:p>
          </table:table-cell>
          <table:table-cell office:value-type="float" office:value="99.436593" calcext:value-type="float">
            <text:p>99.436593</text:p>
          </table:table-cell>
          <table:table-cell office:value-type="float" office:value="98.422462" calcext:value-type="float">
            <text:p>98.422462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055401" calcext:value-type="float">
            <text:p>1.055401</text:p>
          </table:table-cell>
          <table:table-cell office:value-type="float" office:value="90.965788" calcext:value-type="float">
            <text:p>90.965788</text:p>
          </table:table-cell>
          <table:table-cell office:value-type="float" office:value="89.910386" calcext:value-type="float">
            <text:p>89.91038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9992948" calcext:value-type="float">
            <text:p>9992948</text:p>
          </table:table-cell>
          <table:table-cell office:value-type="float" office:value="22870" calcext:value-type="float">
            <text:p>22870</text:p>
          </table:table-cell>
          <table:table-cell office:value-type="float" office:value="9499" calcext:value-type="float">
            <text:p>9499</text:p>
          </table:table-cell>
          <table:table-cell office:value-type="float" office:value="1.009405" calcext:value-type="float">
            <text:p>1.009405</text:p>
          </table:table-cell>
          <table:table-cell office:value-type="float" office:value="101.572743" calcext:value-type="float">
            <text:p>101.572743</text:p>
          </table:table-cell>
          <table:table-cell office:value-type="float" office:value="100.563338" calcext:value-type="float">
            <text:p>100.563338</text:p>
          </table:table-cell>
          <table:table-cell office:value-type="float" office:value="0.794958" calcext:value-type="float">
            <text:p>0.794958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4166972" calcext:value-type="float">
            <text:p>4166972</text:p>
          </table:table-cell>
          <table:table-cell office:value-type="float" office:value="22870" calcext:value-type="float">
            <text:p>22870</text:p>
          </table:table-cell>
          <table:table-cell office:value-type="float" office:value="3961" calcext:value-type="float">
            <text:p>3961</text:p>
          </table:table-cell>
          <table:table-cell office:value-type="float" office:value="1.09492" calcext:value-type="float">
            <text:p>1.09492</text:p>
          </table:table-cell>
          <table:table-cell office:value-type="float" office:value="101.420421" calcext:value-type="float">
            <text:p>101.420421</text:p>
          </table:table-cell>
          <table:table-cell office:value-type="float" office:value="100.325501" calcext:value-type="float">
            <text:p>100.325501</text:p>
          </table:table-cell>
          <table:table-cell office:value-type="float" office:value="0.332276" calcext:value-type="float">
            <text:p>0.332276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28" calcext:value-type="float">
            <text:p>52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30943" calcext:value-type="float">
            <text:p>1.030943</text:p>
          </table:table-cell>
          <table:table-cell office:value-type="float" office:value="99.923874" calcext:value-type="float">
            <text:p>99.923874</text:p>
          </table:table-cell>
          <table:table-cell office:value-type="float" office:value="98.892932" calcext:value-type="float">
            <text:p>98.892932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010811" calcext:value-type="float">
            <text:p>1.010811</text:p>
          </table:table-cell>
          <table:table-cell office:value-type="float" office:value="98.7196" calcext:value-type="float">
            <text:p>98.7196</text:p>
          </table:table-cell>
          <table:table-cell office:value-type="float" office:value="97.708789" calcext:value-type="float">
            <text:p>97.708789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45659" calcext:value-type="float">
            <text:p>1.045659</text:p>
          </table:table-cell>
          <table:table-cell office:value-type="float" office:value="99.925208" calcext:value-type="float">
            <text:p>99.925208</text:p>
          </table:table-cell>
          <table:table-cell office:value-type="float" office:value="98.87955" calcext:value-type="float">
            <text:p>98.87955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10128656" calcext:value-type="float">
            <text:p>10128656</text:p>
          </table:table-cell>
          <table:table-cell office:value-type="float" office:value="22968" calcext:value-type="float">
            <text:p>22968</text:p>
          </table:table-cell>
          <table:table-cell office:value-type="float" office:value="9628" calcext:value-type="float">
            <text:p>9628</text:p>
          </table:table-cell>
          <table:table-cell office:value-type="float" office:value="1.013425" calcext:value-type="float">
            <text:p>1.013425</text:p>
          </table:table-cell>
          <table:table-cell office:value-type="float" office:value="100.684079" calcext:value-type="float">
            <text:p>100.684079</text:p>
          </table:table-cell>
          <table:table-cell office:value-type="float" office:value="99.670655" calcext:value-type="float">
            <text:p>99.670655</text:p>
          </table:table-cell>
          <table:table-cell office:value-type="float" office:value="0.81297" calcext:value-type="float">
            <text:p>0.81297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4074396" calcext:value-type="float">
            <text:p>4074396</text:p>
          </table:table-cell>
          <table:table-cell office:value-type="float" office:value="22968" calcext:value-type="float">
            <text:p>22968</text:p>
          </table:table-cell>
          <table:table-cell office:value-type="float" office:value="3873" calcext:value-type="float">
            <text:p>3873</text:p>
          </table:table-cell>
          <table:table-cell office:value-type="float" office:value="1.144989" calcext:value-type="float">
            <text:p>1.144989</text:p>
          </table:table-cell>
          <table:table-cell office:value-type="float" office:value="94.192" calcext:value-type="float">
            <text:p>94.192</text:p>
          </table:table-cell>
          <table:table-cell office:value-type="float" office:value="93.04701" calcext:value-type="float">
            <text:p>93.04701</text:p>
          </table:table-cell>
          <table:table-cell office:value-type="float" office:value="0.350309" calcext:value-type="float">
            <text:p>0.350309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.040945" calcext:value-type="float">
            <text:p>1.040945</text:p>
          </table:table-cell>
          <table:table-cell office:value-type="float" office:value="84.09363" calcext:value-type="float">
            <text:p>84.09363</text:p>
          </table:table-cell>
          <table:table-cell office:value-type="float" office:value="83.052685" calcext:value-type="float">
            <text:p>83.052685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768" calcext:value-type="float">
            <text:p>76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022771" calcext:value-type="float">
            <text:p>1.022771</text:p>
          </table:table-cell>
          <table:table-cell office:value-type="float" office:value="96.140103" calcext:value-type="float">
            <text:p>96.140103</text:p>
          </table:table-cell>
          <table:table-cell office:value-type="float" office:value="95.117333" calcext:value-type="float">
            <text:p>95.117333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079042" calcext:value-type="float">
            <text:p>1.079042</text:p>
          </table:table-cell>
          <table:table-cell office:value-type="float" office:value="84.094964" calcext:value-type="float">
            <text:p>84.094964</text:p>
          </table:table-cell>
          <table:table-cell office:value-type="float" office:value="83.015922" calcext:value-type="float">
            <text:p>83.01592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23068" calcext:value-type="float">
            <text:p>23068</text:p>
          </table:table-cell>
          <table:table-cell office:value-type="float" office:value="7920" calcext:value-type="float">
            <text:p>7920</text:p>
          </table:table-cell>
          <table:table-cell office:value-type="float" office:value="1.008281" calcext:value-type="float">
            <text:p>1.008281</text:p>
          </table:table-cell>
          <table:table-cell office:value-type="float" office:value="100.679262" calcext:value-type="float">
            <text:p>100.679262</text:p>
          </table:table-cell>
          <table:table-cell office:value-type="float" office:value="99.670981" calcext:value-type="float">
            <text:p>99.670981</text:p>
          </table:table-cell>
          <table:table-cell office:value-type="float" office:value="0.668747" calcext:value-type="float">
            <text:p>0.668747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4873916" calcext:value-type="float">
            <text:p>4873916</text:p>
          </table:table-cell>
          <table:table-cell office:value-type="float" office:value="23068" calcext:value-type="float">
            <text:p>23068</text:p>
          </table:table-cell>
          <table:table-cell office:value-type="float" office:value="4633" calcext:value-type="float">
            <text:p>4633</text:p>
          </table:table-cell>
          <table:table-cell office:value-type="float" office:value="1.460615" calcext:value-type="float">
            <text:p>1.460615</text:p>
          </table:table-cell>
          <table:table-cell office:value-type="float" office:value="98.934555" calcext:value-type="float">
            <text:p>98.934555</text:p>
          </table:table-cell>
          <table:table-cell office:value-type="float" office:value="97.47394" calcext:value-type="float">
            <text:p>97.47394</text:p>
          </table:table-cell>
          <table:table-cell office:value-type="float" office:value="0.400018" calcext:value-type="float">
            <text:p>0.400018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28" calcext:value-type="float">
            <text:p>528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.368723" calcext:value-type="float">
            <text:p>1.368723</text:p>
          </table:table-cell>
          <table:table-cell office:value-type="float" office:value="93.01856" calcext:value-type="float">
            <text:p>93.01856</text:p>
          </table:table-cell>
          <table:table-cell office:value-type="float" office:value="91.649837" calcext:value-type="float">
            <text:p>91.649837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" calcext:value-type="float">
            <text:p>1624</text:p>
          </table:table-cell>
          <table:table-cell office:value-type="float" office:value="664" calcext:value-type="float">
            <text:p>66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350189" calcext:value-type="float">
            <text:p>1.350189</text:p>
          </table:table-cell>
          <table:table-cell office:value-type="float" office:value="101.283412" calcext:value-type="float">
            <text:p>101.283412</text:p>
          </table:table-cell>
          <table:table-cell office:value-type="float" office:value="99.933223" calcext:value-type="float">
            <text:p>99.93322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416515" calcext:value-type="float">
            <text:p>1.416515</text:p>
          </table:table-cell>
          <table:table-cell office:value-type="float" office:value="93.019894" calcext:value-type="float">
            <text:p>93.019894</text:p>
          </table:table-cell>
          <table:table-cell office:value-type="float" office:value="91.603379" calcext:value-type="float">
            <text:p>91.60337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9300732" calcext:value-type="float">
            <text:p>9300732</text:p>
          </table:table-cell>
          <table:table-cell office:value-type="float" office:value="23167" calcext:value-type="float">
            <text:p>23167</text:p>
          </table:table-cell>
          <table:table-cell office:value-type="float" office:value="8841" calcext:value-type="float">
            <text:p>8841</text:p>
          </table:table-cell>
          <table:table-cell office:value-type="float" office:value="1.014982" calcext:value-type="float">
            <text:p>1.014982</text:p>
          </table:table-cell>
          <table:table-cell office:value-type="float" office:value="101.916392" calcext:value-type="float">
            <text:p>101.916392</text:p>
          </table:table-cell>
          <table:table-cell office:value-type="float" office:value="100.90141" calcext:value-type="float">
            <text:p>100.90141</text:p>
          </table:table-cell>
          <table:table-cell office:value-type="float" office:value="0.737411" calcext:value-type="float">
            <text:p>0.737411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4670880" calcext:value-type="float">
            <text:p>4670880</text:p>
          </table:table-cell>
          <table:table-cell office:value-type="float" office:value="23167" calcext:value-type="float">
            <text:p>23167</text:p>
          </table:table-cell>
          <table:table-cell office:value-type="float" office:value="4440" calcext:value-type="float">
            <text:p>4440</text:p>
          </table:table-cell>
          <table:table-cell office:value-type="float" office:value="1.450583" calcext:value-type="float">
            <text:p>1.450583</text:p>
          </table:table-cell>
          <table:table-cell office:value-type="float" office:value="102.544714" calcext:value-type="float">
            <text:p>102.544714</text:p>
          </table:table-cell>
          <table:table-cell office:value-type="float" office:value="101.094132" calcext:value-type="float">
            <text:p>101.094132</text:p>
          </table:table-cell>
          <table:table-cell office:value-type="float" office:value="0.369626" calcext:value-type="float">
            <text:p>0.369626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380523" calcext:value-type="float">
            <text:p>1.380523</text:p>
          </table:table-cell>
          <table:table-cell office:value-type="float" office:value="102.087723" calcext:value-type="float">
            <text:p>102.087723</text:p>
          </table:table-cell>
          <table:table-cell office:value-type="float" office:value="100.707199" calcext:value-type="float">
            <text:p>100.707199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1056" calcext:value-type="float">
            <text:p>1056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.351403" calcext:value-type="float">
            <text:p>1.351403</text:p>
          </table:table-cell>
          <table:table-cell office:value-type="float" office:value="102.077458" calcext:value-type="float">
            <text:p>102.077458</text:p>
          </table:table-cell>
          <table:table-cell office:value-type="float" office:value="100.726054" calcext:value-type="float">
            <text:p>100.726054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406525" calcext:value-type="float">
            <text:p>1.406525</text:p>
          </table:table-cell>
          <table:table-cell office:value-type="float" office:value="101.378531" calcext:value-type="float">
            <text:p>101.378531</text:p>
          </table:table-cell>
          <table:table-cell office:value-type="float" office:value="99.972006" calcext:value-type="float">
            <text:p>99.97200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02711" calcext:value-type="float">
            <text:p>102.02711</text:p>
          </table:table-cell>
          <table:table-cell office:value-type="float" office:value="102.408296" calcext:value-type="float">
            <text:p>102.408296</text:p>
          </table:table-cell>
          <table:table-cell office:value-type="float" office:value="0.381186" calcext:value-type="float">
            <text:p>0.381186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9877228" calcext:value-type="float">
            <text:p>9877228</text:p>
          </table:table-cell>
          <table:table-cell office:value-type="float" office:value="23266" calcext:value-type="float">
            <text:p>23266</text:p>
          </table:table-cell>
          <table:table-cell office:value-type="float" office:value="9389" calcext:value-type="float">
            <text:p>9389</text:p>
          </table:table-cell>
          <table:table-cell office:value-type="float" office:value="1.011621" calcext:value-type="float">
            <text:p>1.011621</text:p>
          </table:table-cell>
          <table:table-cell office:value-type="float" office:value="101.87638" calcext:value-type="float">
            <text:p>101.87638</text:p>
          </table:table-cell>
          <table:table-cell office:value-type="float" office:value="100.864759" calcext:value-type="float">
            <text:p>100.864759</text:p>
          </table:table-cell>
          <table:table-cell office:value-type="float" office:value="0.783404" calcext:value-type="float">
            <text:p>0.78340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4306888" calcext:value-type="float">
            <text:p>4306888</text:p>
          </table:table-cell>
          <table:table-cell office:value-type="float" office:value="23266" calcext:value-type="float">
            <text:p>23266</text:p>
          </table:table-cell>
          <table:table-cell office:value-type="float" office:value="4094" calcext:value-type="float">
            <text:p>4094</text:p>
          </table:table-cell>
          <table:table-cell office:value-type="float" office:value="1.068069" calcext:value-type="float">
            <text:p>1.068069</text:p>
          </table:table-cell>
          <table:table-cell office:value-type="float" office:value="102.423516" calcext:value-type="float">
            <text:p>102.423516</text:p>
          </table:table-cell>
          <table:table-cell office:value-type="float" office:value="101.355447" calcext:value-type="float">
            <text:p>101.355447</text:p>
          </table:table-cell>
          <table:table-cell office:value-type="float" office:value="0.339943" calcext:value-type="float">
            <text:p>0.339943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.020377" calcext:value-type="float">
            <text:p>1.020377</text:p>
          </table:table-cell>
          <table:table-cell office:value-type="float" office:value="102.577411" calcext:value-type="float">
            <text:p>102.577411</text:p>
          </table:table-cell>
          <table:table-cell office:value-type="float" office:value="101.557034" calcext:value-type="float">
            <text:p>101.55703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13168" calcext:value-type="float">
            <text:p>1.013168</text:p>
          </table:table-cell>
          <table:table-cell office:value-type="float" office:value="102.574551" calcext:value-type="float">
            <text:p>102.574551</text:p>
          </table:table-cell>
          <table:table-cell office:value-type="float" office:value="101.561383" calcext:value-type="float">
            <text:p>101.561383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40696" calcext:value-type="float">
            <text:p>1.040696</text:p>
          </table:table-cell>
          <table:table-cell office:value-type="float" office:value="98.113853" calcext:value-type="float">
            <text:p>98.113853</text:p>
          </table:table-cell>
          <table:table-cell office:value-type="float" office:value="97.073157" calcext:value-type="float">
            <text:p>97.07315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575905" calcext:value-type="float">
            <text:p>102.575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10523156" calcext:value-type="float">
            <text:p>10523156</text:p>
          </table:table-cell>
          <table:table-cell office:value-type="float" office:value="23365" calcext:value-type="float">
            <text:p>23365</text:p>
          </table:table-cell>
          <table:table-cell office:value-type="float" office:value="10003" calcext:value-type="float">
            <text:p>10003</text:p>
          </table:table-cell>
          <table:table-cell office:value-type="float" office:value="1.013241" calcext:value-type="float">
            <text:p>1.013241</text:p>
          </table:table-cell>
          <table:table-cell office:value-type="float" office:value="101.674946" calcext:value-type="float">
            <text:p>101.674946</text:p>
          </table:table-cell>
          <table:table-cell office:value-type="float" office:value="100.661704" calcext:value-type="float">
            <text:p>100.661704</text:p>
          </table:table-cell>
          <table:table-cell office:value-type="float" office:value="0.836319" calcext:value-type="float">
            <text:p>0.836319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3977612" calcext:value-type="float">
            <text:p>3977612</text:p>
          </table:table-cell>
          <table:table-cell office:value-type="float" office:value="23365" calcext:value-type="float">
            <text:p>23365</text:p>
          </table:table-cell>
          <table:table-cell office:value-type="float" office:value="3781" calcext:value-type="float">
            <text:p>3781</text:p>
          </table:table-cell>
          <table:table-cell office:value-type="float" office:value="1.113236" calcext:value-type="float">
            <text:p>1.113236</text:p>
          </table:table-cell>
          <table:table-cell office:value-type="float" office:value="101.962092" calcext:value-type="float">
            <text:p>101.962092</text:p>
          </table:table-cell>
          <table:table-cell office:value-type="float" office:value="100.848856" calcext:value-type="float">
            <text:p>100.848856</text:p>
          </table:table-cell>
          <table:table-cell office:value-type="float" office:value="0.315531" calcext:value-type="float">
            <text:p>0.31553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070447" calcext:value-type="float">
            <text:p>1.070447</text:p>
          </table:table-cell>
          <table:table-cell office:value-type="float" office:value="98.161902" calcext:value-type="float">
            <text:p>98.161902</text:p>
          </table:table-cell>
          <table:table-cell office:value-type="float" office:value="97.091455" calcext:value-type="float">
            <text:p>97.091455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768" calcext:value-type="float">
            <text:p>76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.051463" calcext:value-type="float">
            <text:p>1.051463</text:p>
          </table:table-cell>
          <table:table-cell office:value-type="float" office:value="98.160255" calcext:value-type="float">
            <text:p>98.160255</text:p>
          </table:table-cell>
          <table:table-cell office:value-type="float" office:value="97.108793" calcext:value-type="float">
            <text:p>97.108793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90926" calcext:value-type="float">
            <text:p>1.090926</text:p>
          </table:table-cell>
          <table:table-cell office:value-type="float" office:value="102.642914" calcext:value-type="float">
            <text:p>102.642914</text:p>
          </table:table-cell>
          <table:table-cell office:value-type="float" office:value="101.551988" calcext:value-type="float">
            <text:p>101.551988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9465896" calcext:value-type="float">
            <text:p>9465896</text:p>
          </table:table-cell>
          <table:table-cell office:value-type="float" office:value="23464" calcext:value-type="float">
            <text:p>23464</text:p>
          </table:table-cell>
          <table:table-cell office:value-type="float" office:value="8998" calcext:value-type="float">
            <text:p>8998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720262" calcext:value-type="float">
            <text:p>100.720262</text:p>
          </table:table-cell>
          <table:table-cell office:value-type="float" office:value="99.710041" calcext:value-type="float">
            <text:p>99.710041</text:p>
          </table:table-cell>
          <table:table-cell office:value-type="float" office:value="0.759474" calcext:value-type="float">
            <text:p>0.759474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4412088" calcext:value-type="float">
            <text:p>4412088</text:p>
          </table:table-cell>
          <table:table-cell office:value-type="float" office:value="23464" calcext:value-type="float">
            <text:p>23464</text:p>
          </table:table-cell>
          <table:table-cell office:value-type="float" office:value="4194" calcext:value-type="float">
            <text:p>4194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01.599865" calcext:value-type="float">
            <text:p>101.599865</text:p>
          </table:table-cell>
          <table:table-cell office:value-type="float" office:value="100.478888" calcext:value-type="float">
            <text:p>100.478888</text:p>
          </table:table-cell>
          <table:table-cell office:value-type="float" office:value="0.351285" calcext:value-type="float">
            <text:p>0.351285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.055492" calcext:value-type="float">
            <text:p>1.055492</text:p>
          </table:table-cell>
          <table:table-cell office:value-type="float" office:value="100.847897" calcext:value-type="float">
            <text:p>100.847897</text:p>
          </table:table-cell>
          <table:table-cell office:value-type="float" office:value="99.792405" calcext:value-type="float">
            <text:p>99.792405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037477" calcext:value-type="float">
            <text:p>1.037477</text:p>
          </table:table-cell>
          <table:table-cell office:value-type="float" office:value="101.770554" calcext:value-type="float">
            <text:p>101.770554</text:p>
          </table:table-cell>
          <table:table-cell office:value-type="float" office:value="100.733077" calcext:value-type="float">
            <text:p>100.733077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8" calcext:value-type="float">
            <text:p>408</text:p>
          </table:table-cell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76881" calcext:value-type="float">
            <text:p>1.076881</text:p>
          </table:table-cell>
          <table:table-cell office:value-type="float" office:value="101.768988" calcext:value-type="float">
            <text:p>101.768988</text:p>
          </table:table-cell>
          <table:table-cell office:value-type="float" office:value="100.692107" calcext:value-type="float">
            <text:p>100.69210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10563132" calcext:value-type="float">
            <text:p>10563132</text:p>
          </table:table-cell>
          <table:table-cell office:value-type="float" office:value="23562" calcext:value-type="float">
            <text:p>23562</text:p>
          </table:table-cell>
          <table:table-cell office:value-type="float" office:value="10041" calcext:value-type="float">
            <text:p>10041</text:p>
          </table:table-cell>
          <table:table-cell office:value-type="float" office:value="1.012345" calcext:value-type="float">
            <text:p>1.012345</text:p>
          </table:table-cell>
          <table:table-cell office:value-type="float" office:value="100.66723" calcext:value-type="float">
            <text:p>100.66723</text:p>
          </table:table-cell>
          <table:table-cell office:value-type="float" office:value="99.654885" calcext:value-type="float">
            <text:p>99.654885</text:p>
          </table:table-cell>
          <table:table-cell office:value-type="float" office:value="0.847977" calcext:value-type="float">
            <text:p>0.847977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3870308" calcext:value-type="float">
            <text:p>3870308</text:p>
          </table:table-cell>
          <table:table-cell office:value-type="float" office:value="23562" calcext:value-type="float">
            <text:p>23562</text:p>
          </table:table-cell>
          <table:table-cell office:value-type="float" office:value="3679" calcext:value-type="float">
            <text:p>3679</text:p>
          </table:table-cell>
          <table:table-cell office:value-type="float" office:value="1.110893" calcext:value-type="float">
            <text:p>1.110893</text:p>
          </table:table-cell>
          <table:table-cell office:value-type="float" office:value="100.790824" calcext:value-type="float">
            <text:p>100.790824</text:p>
          </table:table-cell>
          <table:table-cell office:value-type="float" office:value="99.679931" calcext:value-type="float">
            <text:p>99.679931</text:p>
          </table:table-cell>
          <table:table-cell office:value-type="float" office:value="0.310619" calcext:value-type="float">
            <text:p>0.310619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8" calcext:value-type="float">
            <text:p>1768</text:p>
          </table:table-cell>
          <table:table-cell office:value-type="float" office:value="568" calcext:value-type="float">
            <text:p>568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046558" calcext:value-type="float">
            <text:p>1.046558</text:p>
          </table:table-cell>
          <table:table-cell office:value-type="float" office:value="100.673174" calcext:value-type="float">
            <text:p>100.673174</text:p>
          </table:table-cell>
          <table:table-cell office:value-type="float" office:value="99.626616" calcext:value-type="float">
            <text:p>99.62661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020524" calcext:value-type="float">
            <text:p>1.020524</text:p>
          </table:table-cell>
          <table:table-cell office:value-type="float" office:value="100.685565" calcext:value-type="float">
            <text:p>100.685565</text:p>
          </table:table-cell>
          <table:table-cell office:value-type="float" office:value="99.665041" calcext:value-type="float">
            <text:p>99.665041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67177" calcext:value-type="float">
            <text:p>1.067177</text:p>
          </table:table-cell>
          <table:table-cell office:value-type="float" office:value="100.792398" calcext:value-type="float">
            <text:p>100.792398</text:p>
          </table:table-cell>
          <table:table-cell office:value-type="float" office:value="99.725221" calcext:value-type="float">
            <text:p>99.72522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595057" calcext:value-type="float">
            <text:p>39.595057</text:p>
          </table:table-cell>
          <table:table-cell office:value-type="float" office:value="39.596524" calcext:value-type="float">
            <text:p>39.596524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.523636" calcext:value-type="float">
            <text:p>0.523636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10677800" calcext:value-type="float">
            <text:p>10677800</text:p>
          </table:table-cell>
          <table:table-cell office:value-type="float" office:value="23662" calcext:value-type="float">
            <text:p>23662</text:p>
          </table:table-cell>
          <table:table-cell office:value-type="float" office:value="10150" calcext:value-type="float">
            <text:p>10150</text:p>
          </table:table-cell>
          <table:table-cell office:value-type="float" office:value="1.008261" calcext:value-type="float">
            <text:p>1.008261</text:p>
          </table:table-cell>
          <table:table-cell office:value-type="float" office:value="101.674608" calcext:value-type="float">
            <text:p>101.674608</text:p>
          </table:table-cell>
          <table:table-cell office:value-type="float" office:value="100.666346" calcext:value-type="float">
            <text:p>100.666346</text:p>
          </table:table-cell>
          <table:table-cell office:value-type="float" office:value="0.84857" calcext:value-type="float">
            <text:p>0.8485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4039680" calcext:value-type="float">
            <text:p>4039680</text:p>
          </table:table-cell>
          <table:table-cell office:value-type="float" office:value="23662" calcext:value-type="float">
            <text:p>23662</text:p>
          </table:table-cell>
          <table:table-cell office:value-type="float" office:value="3840" calcext:value-type="float">
            <text:p>3840</text:p>
          </table:table-cell>
          <table:table-cell office:value-type="float" office:value="1.16332" calcext:value-type="float">
            <text:p>1.16332</text:p>
          </table:table-cell>
          <table:table-cell office:value-type="float" office:value="102.216709" calcext:value-type="float">
            <text:p>102.216709</text:p>
          </table:table-cell>
          <table:table-cell office:value-type="float" office:value="101.053389" calcext:value-type="float">
            <text:p>101.053389</text:p>
          </table:table-cell>
          <table:table-cell office:value-type="float" office:value="0.319806" calcext:value-type="float">
            <text:p>0.319806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042507" calcext:value-type="float">
            <text:p>1.042507</text:p>
          </table:table-cell>
          <table:table-cell office:value-type="float" office:value="102.280696" calcext:value-type="float">
            <text:p>102.280696</text:p>
          </table:table-cell>
          <table:table-cell office:value-type="float" office:value="101.238189" calcext:value-type="float">
            <text:p>101.238189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1104" calcext:value-type="float">
            <text:p>110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.024152" calcext:value-type="float">
            <text:p>1.024152</text:p>
          </table:table-cell>
          <table:table-cell office:value-type="float" office:value="102.274734" calcext:value-type="float">
            <text:p>102.274734</text:p>
          </table:table-cell>
          <table:table-cell office:value-type="float" office:value="101.250582" calcext:value-type="float">
            <text:p>101.250582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68588" calcext:value-type="float">
            <text:p>1.068588</text:p>
          </table:table-cell>
          <table:table-cell office:value-type="float" office:value="99.45814" calcext:value-type="float">
            <text:p>99.45814</text:p>
          </table:table-cell>
          <table:table-cell office:value-type="float" office:value="98.389552" calcext:value-type="float">
            <text:p>98.38955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262924" calcext:value-type="float">
            <text:p>102.262924</text:p>
          </table:table-cell>
          <table:table-cell office:value-type="float" office:value="102.465282" calcext:value-type="float">
            <text:p>102.465282</text:p>
          </table:table-cell>
          <table:table-cell office:value-type="float" office:value="0.202357" calcext:value-type="float">
            <text:p>0.202357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9259704" calcext:value-type="float">
            <text:p>9259704</text:p>
          </table:table-cell>
          <table:table-cell office:value-type="float" office:value="23760" calcext:value-type="float">
            <text:p>23760</text:p>
          </table:table-cell>
          <table:table-cell office:value-type="float" office:value="8802" calcext:value-type="float">
            <text:p>8802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0.695905" calcext:value-type="float">
            <text:p>100.695905</text:p>
          </table:table-cell>
          <table:table-cell office:value-type="float" office:value="99.687543" calcext:value-type="float">
            <text:p>99.687543</text:p>
          </table:table-cell>
          <table:table-cell office:value-type="float" office:value="0.743098" calcext:value-type="float">
            <text:p>0.743098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4600396" calcext:value-type="float">
            <text:p>4600396</text:p>
          </table:table-cell>
          <table:table-cell office:value-type="float" office:value="23760" calcext:value-type="float">
            <text:p>23760</text:p>
          </table:table-cell>
          <table:table-cell office:value-type="float" office:value="4373" calcext:value-type="float">
            <text:p>4373</text:p>
          </table:table-cell>
          <table:table-cell office:value-type="float" office:value="1.113675" calcext:value-type="float">
            <text:p>1.113675</text:p>
          </table:table-cell>
          <table:table-cell office:value-type="float" office:value="101.582764" calcext:value-type="float">
            <text:p>101.582764</text:p>
          </table:table-cell>
          <table:table-cell office:value-type="float" office:value="100.469089" calcext:value-type="float">
            <text:p>100.469089</text:p>
          </table:table-cell>
          <table:table-cell office:value-type="float" office:value="0.366313" calcext:value-type="float">
            <text:p>0.366313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24" calcext:value-type="float">
            <text:p>62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.054603" calcext:value-type="float">
            <text:p>1.054603</text:p>
          </table:table-cell>
          <table:table-cell office:value-type="float" office:value="100.814587" calcext:value-type="float">
            <text:p>100.814587</text:p>
          </table:table-cell>
          <table:table-cell office:value-type="float" office:value="99.759984" calcext:value-type="float">
            <text:p>99.75998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31025" calcext:value-type="float">
            <text:p>1.031025</text:p>
          </table:table-cell>
          <table:table-cell office:value-type="float" office:value="100.828232" calcext:value-type="float">
            <text:p>100.828232</text:p>
          </table:table-cell>
          <table:table-cell office:value-type="float" office:value="99.797207" calcext:value-type="float">
            <text:p>99.797207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69579" calcext:value-type="float">
            <text:p>1.069579</text:p>
          </table:table-cell>
          <table:table-cell office:value-type="float" office:value="100.815921" calcext:value-type="float">
            <text:p>100.815921</text:p>
          </table:table-cell>
          <table:table-cell office:value-type="float" office:value="99.746342" calcext:value-type="float">
            <text:p>99.74634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10061328" calcext:value-type="float">
            <text:p>10061328</text:p>
          </table:table-cell>
          <table:table-cell office:value-type="float" office:value="23859" calcext:value-type="float">
            <text:p>23859</text:p>
          </table:table-cell>
          <table:table-cell office:value-type="float" office:value="9564" calcext:value-type="float">
            <text:p>9564</text:p>
          </table:table-cell>
          <table:table-cell office:value-type="float" office:value="1.014987" calcext:value-type="float">
            <text:p>1.014987</text:p>
          </table:table-cell>
          <table:table-cell office:value-type="float" office:value="100.561567" calcext:value-type="float">
            <text:p>100.561567</text:p>
          </table:table-cell>
          <table:table-cell office:value-type="float" office:value="99.54658" calcext:value-type="float">
            <text:p>99.54658</text:p>
          </table:table-cell>
          <table:table-cell office:value-type="float" office:value="0.808572" calcext:value-type="float">
            <text:p>0.808572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4118580" calcext:value-type="float">
            <text:p>4118580</text:p>
          </table:table-cell>
          <table:table-cell office:value-type="float" office:value="23859" calcext:value-type="float">
            <text:p>23859</text:p>
          </table:table-cell>
          <table:table-cell office:value-type="float" office:value="3915" calcext:value-type="float">
            <text:p>3915</text:p>
          </table:table-cell>
          <table:table-cell office:value-type="float" office:value="1.082553" calcext:value-type="float">
            <text:p>1.082553</text:p>
          </table:table-cell>
          <table:table-cell office:value-type="float" office:value="95.073139" calcext:value-type="float">
            <text:p>95.073139</text:p>
          </table:table-cell>
          <table:table-cell office:value-type="float" office:value="93.990585" calcext:value-type="float">
            <text:p>93.990585</text:p>
          </table:table-cell>
          <table:table-cell office:value-type="float" office:value="0.350553" calcext:value-type="float">
            <text:p>0.350553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007348" calcext:value-type="float">
            <text:p>1.007348</text:p>
          </table:table-cell>
          <table:table-cell office:value-type="float" office:value="89.328045" calcext:value-type="float">
            <text:p>89.328045</text:p>
          </table:table-cell>
          <table:table-cell office:value-type="float" office:value="88.320697" calcext:value-type="float">
            <text:p>88.320697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816" calcext:value-type="float">
            <text:p>8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016394" calcext:value-type="float">
            <text:p>1.016394</text:p>
          </table:table-cell>
          <table:table-cell office:value-type="float" office:value="97.312617" calcext:value-type="float">
            <text:p>97.312617</text:p>
          </table:table-cell>
          <table:table-cell office:value-type="float" office:value="96.296223" calcext:value-type="float">
            <text:p>96.29622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53081" calcext:value-type="float">
            <text:p>1.053081</text:p>
          </table:table-cell>
          <table:table-cell office:value-type="float" office:value="89.329379" calcext:value-type="float">
            <text:p>89.329379</text:p>
          </table:table-cell>
          <table:table-cell office:value-type="float" office:value="88.276298" calcext:value-type="float">
            <text:p>88.27629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7114676" calcext:value-type="float">
            <text:p>7114676</text:p>
          </table:table-cell>
          <table:table-cell office:value-type="float" office:value="23959" calcext:value-type="float">
            <text:p>23959</text:p>
          </table:table-cell>
          <table:table-cell office:value-type="float" office:value="6763" calcext:value-type="float">
            <text:p>6763</text:p>
          </table:table-cell>
          <table:table-cell office:value-type="float" office:value="1.013846" calcext:value-type="float">
            <text:p>1.013846</text:p>
          </table:table-cell>
          <table:table-cell office:value-type="float" office:value="101.785155" calcext:value-type="float">
            <text:p>101.785155</text:p>
          </table:table-cell>
          <table:table-cell office:value-type="float" office:value="100.771309" calcext:value-type="float">
            <text:p>100.771309</text:p>
          </table:table-cell>
          <table:table-cell office:value-type="float" office:value="0.564818" calcext:value-type="float">
            <text:p>0.564818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5580860" calcext:value-type="float">
            <text:p>5580860</text:p>
          </table:table-cell>
          <table:table-cell office:value-type="float" office:value="23959" calcext:value-type="float">
            <text:p>23959</text:p>
          </table:table-cell>
          <table:table-cell office:value-type="float" office:value="5305" calcext:value-type="float">
            <text:p>5305</text:p>
          </table:table-cell>
          <table:table-cell office:value-type="float" office:value="1.461132" calcext:value-type="float">
            <text:p>1.461132</text:p>
          </table:table-cell>
          <table:table-cell office:value-type="float" office:value="102.460966" calcext:value-type="float">
            <text:p>102.460966</text:p>
          </table:table-cell>
          <table:table-cell office:value-type="float" office:value="100.999834" calcext:value-type="float">
            <text:p>100.999834</text:p>
          </table:table-cell>
          <table:table-cell office:value-type="float" office:value="0.442049" calcext:value-type="float">
            <text:p>0.442049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.391274" calcext:value-type="float">
            <text:p>1.391274</text:p>
          </table:table-cell>
          <table:table-cell office:value-type="float" office:value="94.149175" calcext:value-type="float">
            <text:p>94.149175</text:p>
          </table:table-cell>
          <table:table-cell office:value-type="float" office:value="92.7579" calcext:value-type="float">
            <text:p>92.7579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336" calcext:value-type="float">
            <text:p>33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.367217" calcext:value-type="float">
            <text:p>1.367217</text:p>
          </table:table-cell>
          <table:table-cell office:value-type="float" office:value="94.152135" calcext:value-type="float">
            <text:p>94.152135</text:p>
          </table:table-cell>
          <table:table-cell office:value-type="float" office:value="92.784918" calcext:value-type="float">
            <text:p>92.78491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411713" calcext:value-type="float">
            <text:p>1.411713</text:p>
          </table:table-cell>
          <table:table-cell office:value-type="float" office:value="94.150509" calcext:value-type="float">
            <text:p>94.150509</text:p>
          </table:table-cell>
          <table:table-cell office:value-type="float" office:value="92.738796" calcext:value-type="float">
            <text:p>92.73879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9342812" calcext:value-type="float">
            <text:p>9342812</text:p>
          </table:table-cell>
          <table:table-cell office:value-type="float" office:value="24058" calcext:value-type="float">
            <text:p>24058</text:p>
          </table:table-cell>
          <table:table-cell office:value-type="float" office:value="8881" calcext:value-type="float">
            <text:p>8881</text:p>
          </table:table-cell>
          <table:table-cell office:value-type="float" office:value="1.018108" calcext:value-type="float">
            <text:p>1.018108</text:p>
          </table:table-cell>
          <table:table-cell office:value-type="float" office:value="101.910703" calcext:value-type="float">
            <text:p>101.910703</text:p>
          </table:table-cell>
          <table:table-cell office:value-type="float" office:value="100.892595" calcext:value-type="float">
            <text:p>100.892595</text:p>
          </table:table-cell>
          <table:table-cell office:value-type="float" office:value="0.740812" calcext:value-type="float">
            <text:p>0.740812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4583564" calcext:value-type="float">
            <text:p>4583564</text:p>
          </table:table-cell>
          <table:table-cell office:value-type="float" office:value="24058" calcext:value-type="float">
            <text:p>24058</text:p>
          </table:table-cell>
          <table:table-cell office:value-type="float" office:value="4357" calcext:value-type="float">
            <text:p>4357</text:p>
          </table:table-cell>
          <table:table-cell office:value-type="float" office:value="1.045215" calcext:value-type="float">
            <text:p>1.045215</text:p>
          </table:table-cell>
          <table:table-cell office:value-type="float" office:value="102.283101" calcext:value-type="float">
            <text:p>102.283101</text:p>
          </table:table-cell>
          <table:table-cell office:value-type="float" office:value="101.237886" calcext:value-type="float">
            <text:p>101.237886</text:p>
          </table:table-cell>
          <table:table-cell office:value-type="float" office:value="0.362201" calcext:value-type="float">
            <text:p>0.362201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28" calcext:value-type="float">
            <text:p>1528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12585" calcext:value-type="float">
            <text:p>1.012585</text:p>
          </table:table-cell>
          <table:table-cell office:value-type="float" office:value="98.417991" calcext:value-type="float">
            <text:p>98.417991</text:p>
          </table:table-cell>
          <table:table-cell office:value-type="float" office:value="97.405405" calcext:value-type="float">
            <text:p>97.405405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384" calcext:value-type="float">
            <text:p>38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.020585" calcext:value-type="float">
            <text:p>1.020585</text:p>
          </table:table-cell>
          <table:table-cell office:value-type="float" office:value="98.420911" calcext:value-type="float">
            <text:p>98.420911</text:p>
          </table:table-cell>
          <table:table-cell office:value-type="float" office:value="97.400326" calcext:value-type="float">
            <text:p>97.40032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23245" calcext:value-type="float">
            <text:p>1.023245</text:p>
          </table:table-cell>
          <table:table-cell office:value-type="float" office:value="98.419325" calcext:value-type="float">
            <text:p>98.419325</text:p>
          </table:table-cell>
          <table:table-cell office:value-type="float" office:value="97.396079" calcext:value-type="float">
            <text:p>97.396079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.681286" calcext:value-type="float">
            <text:p>16.681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10778792" calcext:value-type="float">
            <text:p>10778792</text:p>
          </table:table-cell>
          <table:table-cell office:value-type="float" office:value="24156" calcext:value-type="float">
            <text:p>24156</text:p>
          </table:table-cell>
          <table:table-cell office:value-type="float" office:value="10246" calcext:value-type="float">
            <text:p>10246</text:p>
          </table:table-cell>
          <table:table-cell office:value-type="float" office:value="1.015245" calcext:value-type="float">
            <text:p>1.015245</text:p>
          </table:table-cell>
          <table:table-cell office:value-type="float" office:value="101.78364" calcext:value-type="float">
            <text:p>101.78364</text:p>
          </table:table-cell>
          <table:table-cell office:value-type="float" office:value="100.768394" calcext:value-type="float">
            <text:p>100.768394</text:p>
          </table:table-cell>
          <table:table-cell office:value-type="float" office:value="0.855728" calcext:value-type="float">
            <text:p>0.855728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3858736" calcext:value-type="float">
            <text:p>3858736</text:p>
          </table:table-cell>
          <table:table-cell office:value-type="float" office:value="24156" calcext:value-type="float">
            <text:p>24156</text:p>
          </table:table-cell>
          <table:table-cell office:value-type="float" office:value="3668" calcext:value-type="float">
            <text:p>3668</text:p>
          </table:table-cell>
          <table:table-cell office:value-type="float" office:value="1.450366" calcext:value-type="float">
            <text:p>1.450366</text:p>
          </table:table-cell>
          <table:table-cell office:value-type="float" office:value="102.443757" calcext:value-type="float">
            <text:p>102.443757</text:p>
          </table:table-cell>
          <table:table-cell office:value-type="float" office:value="100.99339" calcext:value-type="float">
            <text:p>100.99339</text:p>
          </table:table-cell>
          <table:table-cell office:value-type="float" office:value="0.305662" calcext:value-type="float">
            <text:p>0.305662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16" calcext:value-type="float">
            <text:p>1816</text:p>
          </table:table-cell>
          <table:table-cell office:value-type="float" office:value="664" calcext:value-type="float">
            <text:p>66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380688" calcext:value-type="float">
            <text:p>1.380688</text:p>
          </table:table-cell>
          <table:table-cell office:value-type="float" office:value="102.45657" calcext:value-type="float">
            <text:p>102.45657</text:p>
          </table:table-cell>
          <table:table-cell office:value-type="float" office:value="101.075882" calcext:value-type="float">
            <text:p>101.07588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008" calcext:value-type="float">
            <text:p>100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.362453" calcext:value-type="float">
            <text:p>1.362453</text:p>
          </table:table-cell>
          <table:table-cell office:value-type="float" office:value="102.45379" calcext:value-type="float">
            <text:p>102.45379</text:p>
          </table:table-cell>
          <table:table-cell office:value-type="float" office:value="101.091336" calcext:value-type="float">
            <text:p>101.09133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400987" calcext:value-type="float">
            <text:p>1.400987</text:p>
          </table:table-cell>
          <table:table-cell office:value-type="float" office:value="97.274377" calcext:value-type="float">
            <text:p>97.274377</text:p>
          </table:table-cell>
          <table:table-cell office:value-type="float" office:value="95.87339" calcext:value-type="float">
            <text:p>95.8733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.618989" calcext:value-type="float">
            <text:p>10.618989</text:p>
          </table:table-cell>
          <table:table-cell office:value-type="float" office:value="102.455124" calcext:value-type="float">
            <text:p>102.455124</text:p>
          </table:table-cell>
          <table:table-cell office:value-type="float" office:value="91.836134" calcext:value-type="float">
            <text:p>91.83613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997696" calcext:value-type="float">
            <text:p>3.997696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3.6965in" svg:y="0.2091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859" calcext:value-type="float">
            <text:p>0.00859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2" calcext:value-type="float">
            <text:p>0.01692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5337" calcext:value-type="float">
            <text:p>0.025337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33751" calcext:value-type="float">
            <text:p>0.033751</text:p>
          </table:table-cell>
          <table:table-cell office:value-type="float" office:value="0.03384" calcext:value-type="float">
            <text:p>0.03384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42171" calcext:value-type="float">
            <text:p>0.042171</text:p>
          </table:table-cell>
          <table:table-cell office:value-type="float" office:value="0.042173" calcext:value-type="float">
            <text:p>0.042173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050585" calcext:value-type="float">
            <text:p>0.050585</text:p>
          </table:table-cell>
          <table:table-cell office:value-type="float" office:value="0.050712" calcext:value-type="float">
            <text:p>0.050712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09" calcext:value-type="float">
            <text:p>0.059009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067434" calcext:value-type="float">
            <text:p>0.067434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075835" calcext:value-type="float">
            <text:p>0.075835</text:p>
          </table:table-cell>
          <table:table-cell office:value-type="float" office:value="0.075934" calcext:value-type="float">
            <text:p>0.075934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084261" calcext:value-type="float">
            <text:p>0.084261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681" calcext:value-type="float">
            <text:p>0.092681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1105" calcext:value-type="float">
            <text:p>0.101105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109514" calcext:value-type="float">
            <text:p>0.109514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117917" calcext:value-type="float">
            <text:p>0.117917</text:p>
          </table:table-cell>
          <table:table-cell office:value-type="float" office:value="0.117933" calcext:value-type="float">
            <text:p>0.117933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12634" calcext:value-type="float">
            <text:p>0.12634</text:p>
          </table:table-cell>
          <table:table-cell office:value-type="float" office:value="0.126346" calcext:value-type="float">
            <text:p>0.126346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134765" calcext:value-type="float">
            <text:p>0.134765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143173" calcext:value-type="float">
            <text:p>0.143173</text:p>
          </table:table-cell>
          <table:table-cell office:value-type="float" office:value="0.143197" calcext:value-type="float">
            <text:p>0.143197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151609" calcext:value-type="float">
            <text:p>0.151609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160028" calcext:value-type="float">
            <text:p>0.160028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168434" calcext:value-type="float">
            <text:p>0.168434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176845" calcext:value-type="float">
            <text:p>0.176845</text:p>
          </table:table-cell>
          <table:table-cell office:value-type="float" office:value="0.176961" calcext:value-type="float">
            <text:p>0.176961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18527" calcext:value-type="float">
            <text:p>0.18527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193673" calcext:value-type="float">
            <text:p>0.193673</text:p>
          </table:table-cell>
          <table:table-cell office:value-type="float" office:value="0.193701" calcext:value-type="float">
            <text:p>0.193701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202079" calcext:value-type="float">
            <text:p>0.202079</text:p>
          </table:table-cell>
          <table:table-cell office:value-type="float" office:value="0.202169" calcext:value-type="float">
            <text:p>0.202169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29" calcext:value-type="float">
            <text:p>0.210529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218944" calcext:value-type="float">
            <text:p>0.218944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22734" calcext:value-type="float">
            <text:p>0.22734</text:p>
          </table:table-cell>
          <table:table-cell office:value-type="float" office:value="0.227351" calcext:value-type="float">
            <text:p>0.227351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35861" calcext:value-type="float">
            <text:p>0.235861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24416" calcext:value-type="float">
            <text:p>0.24416</text:p>
          </table:table-cell>
          <table:table-cell office:value-type="float" office:value="0.244198" calcext:value-type="float">
            <text:p>0.244198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252589" calcext:value-type="float">
            <text:p>0.252589</text:p>
          </table:table-cell>
          <table:table-cell office:value-type="float" office:value="0.252615" calcext:value-type="float">
            <text:p>0.252615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261153" calcext:value-type="float">
            <text:p>0.261153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26943" calcext:value-type="float">
            <text:p>0.26943</text:p>
          </table:table-cell>
          <table:table-cell office:value-type="float" office:value="0.269526" calcext:value-type="float">
            <text:p>0.269526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277836" calcext:value-type="float">
            <text:p>0.277836</text:p>
          </table:table-cell>
          <table:table-cell office:value-type="float" office:value="0.277865" calcext:value-type="float">
            <text:p>0.277865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286261" calcext:value-type="float">
            <text:p>0.286261</text:p>
          </table:table-cell>
          <table:table-cell office:value-type="float" office:value="0.286317" calcext:value-type="float">
            <text:p>0.286317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294687" calcext:value-type="float">
            <text:p>0.294687</text:p>
          </table:table-cell>
          <table:table-cell office:value-type="float" office:value="0.294734" calcext:value-type="float">
            <text:p>0.294734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303095" calcext:value-type="float">
            <text:p>0.303095</text:p>
          </table:table-cell>
          <table:table-cell office:value-type="float" office:value="0.303139" calcext:value-type="float">
            <text:p>0.303139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311509" calcext:value-type="float">
            <text:p>0.311509</text:p>
          </table:table-cell>
          <table:table-cell office:value-type="float" office:value="0.31156" calcext:value-type="float">
            <text:p>0.31156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319923" calcext:value-type="float">
            <text:p>0.319923</text:p>
          </table:table-cell>
          <table:table-cell office:value-type="float" office:value="0.320073" calcext:value-type="float">
            <text:p>0.320073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328403" calcext:value-type="float">
            <text:p>0.328403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336819" calcext:value-type="float">
            <text:p>0.336819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345246" calcext:value-type="float">
            <text:p>0.345246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353595" calcext:value-type="float">
            <text:p>0.353595</text:p>
          </table:table-cell>
          <table:table-cell office:value-type="float" office:value="0.353657" calcext:value-type="float">
            <text:p>0.353657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361994" calcext:value-type="float">
            <text:p>0.361994</text:p>
          </table:table-cell>
          <table:table-cell office:value-type="float" office:value="0.362082" calcext:value-type="float">
            <text:p>0.362082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370416" calcext:value-type="float">
            <text:p>0.370416</text:p>
          </table:table-cell>
          <table:table-cell office:value-type="float" office:value="0.370567" calcext:value-type="float">
            <text:p>0.370567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378878" calcext:value-type="float">
            <text:p>0.378878</text:p>
          </table:table-cell>
          <table:table-cell office:value-type="float" office:value="0.37887" calcext:value-type="float">
            <text:p>0.37887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387323" calcext:value-type="float">
            <text:p>0.387323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395692" calcext:value-type="float">
            <text:p>0.395692</text:p>
          </table:table-cell>
          <table:table-cell office:value-type="float" office:value="0.395731" calcext:value-type="float">
            <text:p>0.395731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404087" calcext:value-type="float">
            <text:p>0.404087</text:p>
          </table:table-cell>
          <table:table-cell office:value-type="float" office:value="0.404147" calcext:value-type="float">
            <text:p>0.404147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412504" calcext:value-type="float">
            <text:p>0.412504</text:p>
          </table:table-cell>
          <table:table-cell office:value-type="float" office:value="0.412572" calcext:value-type="float">
            <text:p>0.412572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20943" calcext:value-type="float">
            <text:p>0.420943</text:p>
          </table:table-cell>
          <table:table-cell office:value-type="float" office:value="0.420979" calcext:value-type="float">
            <text:p>0.420979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429341" calcext:value-type="float">
            <text:p>0.429341</text:p>
          </table:table-cell>
          <table:table-cell office:value-type="float" office:value="0.42941" calcext:value-type="float">
            <text:p>0.42941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437767" calcext:value-type="float">
            <text:p>0.437767</text:p>
          </table:table-cell>
          <table:table-cell office:value-type="float" office:value="0.437908" calcext:value-type="float">
            <text:p>0.437908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446148" calcext:value-type="float">
            <text:p>0.446148</text:p>
          </table:table-cell>
          <table:table-cell office:value-type="float" office:value="0.446237" calcext:value-type="float">
            <text:p>0.446237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454776" calcext:value-type="float">
            <text:p>0.454776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463013" calcext:value-type="float">
            <text:p>0.463013</text:p>
          </table:table-cell>
          <table:table-cell office:value-type="float" office:value="0.463127" calcext:value-type="float">
            <text:p>0.463127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471396" calcext:value-type="float">
            <text:p>0.471396</text:p>
          </table:table-cell>
          <table:table-cell office:value-type="float" office:value="0.471565" calcext:value-type="float">
            <text:p>0.471565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479852" calcext:value-type="float">
            <text:p>0.479852</text:p>
          </table:table-cell>
          <table:table-cell office:value-type="float" office:value="0.479899" calcext:value-type="float">
            <text:p>0.479899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488224" calcext:value-type="float">
            <text:p>0.488224</text:p>
          </table:table-cell>
          <table:table-cell office:value-type="float" office:value="0.488317" calcext:value-type="float">
            <text:p>0.488317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496728" calcext:value-type="float">
            <text:p>0.496728</text:p>
          </table:table-cell>
          <table:table-cell office:value-type="float" office:value="0.496826" calcext:value-type="float">
            <text:p>0.496826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505082" calcext:value-type="float">
            <text:p>0.505082</text:p>
          </table:table-cell>
          <table:table-cell office:value-type="float" office:value="0.505235" calcext:value-type="float">
            <text:p>0.505235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500312" calcext:value-type="float">
            <text:p>0.500312</text:p>
          </table:table-cell>
          <table:table-cell office:value-type="float" office:value="0.507213" calcext:value-type="float">
            <text:p>0.507213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498762" calcext:value-type="float">
            <text:p>0.498762</text:p>
          </table:table-cell>
          <table:table-cell office:value-type="float" office:value="0.504129" calcext:value-type="float">
            <text:p>0.504129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494675" calcext:value-type="float">
            <text:p>0.494675</text:p>
          </table:table-cell>
          <table:table-cell office:value-type="float" office:value="0.498921" calcext:value-type="float">
            <text:p>0.498921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489623" calcext:value-type="float">
            <text:p>0.489623</text:p>
          </table:table-cell>
          <table:table-cell office:value-type="float" office:value="0.495487" calcext:value-type="float">
            <text:p>0.495487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488411" calcext:value-type="float">
            <text:p>0.488411</text:p>
          </table:table-cell>
          <table:table-cell office:value-type="float" office:value="0.495403" calcext:value-type="float">
            <text:p>0.495403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486192" calcext:value-type="float">
            <text:p>0.486192</text:p>
          </table:table-cell>
          <table:table-cell office:value-type="float" office:value="0.486946" calcext:value-type="float">
            <text:p>0.486946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483501" calcext:value-type="float">
            <text:p>0.483501</text:p>
          </table:table-cell>
          <table:table-cell office:value-type="float" office:value="0.485694" calcext:value-type="float">
            <text:p>0.485694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485386" calcext:value-type="float">
            <text:p>0.485386</text:p>
          </table:table-cell>
          <table:table-cell office:value-type="float" office:value="0.479362" calcext:value-type="float">
            <text:p>0.479362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483559" calcext:value-type="float">
            <text:p>0.483559</text:p>
          </table:table-cell>
          <table:table-cell office:value-type="float" office:value="0.47801" calcext:value-type="float">
            <text:p>0.47801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476283" calcext:value-type="float">
            <text:p>0.476283</text:p>
          </table:table-cell>
          <table:table-cell office:value-type="float" office:value="0.474172" calcext:value-type="float">
            <text:p>0.474172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480915" calcext:value-type="float">
            <text:p>0.480915</text:p>
          </table:table-cell>
          <table:table-cell office:value-type="float" office:value="0.472535" calcext:value-type="float">
            <text:p>0.472535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479448" calcext:value-type="float">
            <text:p>0.479448</text:p>
          </table:table-cell>
          <table:table-cell office:value-type="float" office:value="0.470434" calcext:value-type="float">
            <text:p>0.470434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476025" calcext:value-type="float">
            <text:p>0.476025</text:p>
          </table:table-cell>
          <table:table-cell office:value-type="float" office:value="0.469018" calcext:value-type="float">
            <text:p>0.469018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482931" calcext:value-type="float">
            <text:p>0.482931</text:p>
          </table:table-cell>
          <table:table-cell office:value-type="float" office:value="0.478054" calcext:value-type="float">
            <text:p>0.478054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478358" calcext:value-type="float">
            <text:p>0.478358</text:p>
          </table:table-cell>
          <table:table-cell office:value-type="float" office:value="0.46748" calcext:value-type="float">
            <text:p>0.46748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492712" calcext:value-type="float">
            <text:p>0.492712</text:p>
          </table:table-cell>
          <table:table-cell office:value-type="float" office:value="0.466515" calcext:value-type="float">
            <text:p>0.466515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471282" calcext:value-type="float">
            <text:p>0.471282</text:p>
          </table:table-cell>
          <table:table-cell office:value-type="float" office:value="0.467643" calcext:value-type="float">
            <text:p>0.467643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503994" calcext:value-type="float">
            <text:p>0.503994</text:p>
          </table:table-cell>
          <table:table-cell office:value-type="float" office:value="0.457954" calcext:value-type="float">
            <text:p>0.457954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472397" calcext:value-type="float">
            <text:p>0.472397</text:p>
          </table:table-cell>
          <table:table-cell office:value-type="float" office:value="0.47083" calcext:value-type="float">
            <text:p>0.47083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484034" calcext:value-type="float">
            <text:p>0.484034</text:p>
          </table:table-cell>
          <table:table-cell office:value-type="float" office:value="0.475323" calcext:value-type="float">
            <text:p>0.475323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467701" calcext:value-type="float">
            <text:p>0.467701</text:p>
          </table:table-cell>
          <table:table-cell office:value-type="float" office:value="0.469554" calcext:value-type="float">
            <text:p>0.469554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538182" calcext:value-type="float">
            <text:p>0.538182</text:p>
          </table:table-cell>
          <table:table-cell office:value-type="float" office:value="0.425615" calcext:value-type="float">
            <text:p>0.425615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512244" calcext:value-type="float">
            <text:p>0.512244</text:p>
          </table:table-cell>
          <table:table-cell office:value-type="float" office:value="0.452995" calcext:value-type="float">
            <text:p>0.452995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512861" calcext:value-type="float">
            <text:p>0.512861</text:p>
          </table:table-cell>
          <table:table-cell office:value-type="float" office:value="0.454534" calcext:value-type="float">
            <text:p>0.454534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506301" calcext:value-type="float">
            <text:p>0.506301</text:p>
          </table:table-cell>
          <table:table-cell office:value-type="float" office:value="0.450686" calcext:value-type="float">
            <text:p>0.450686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519859" calcext:value-type="float">
            <text:p>0.519859</text:p>
          </table:table-cell>
          <table:table-cell office:value-type="float" office:value="0.447018" calcext:value-type="float">
            <text:p>0.447018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48039" calcext:value-type="float">
            <text:p>0.48039</text:p>
          </table:table-cell>
          <table:table-cell office:value-type="float" office:value="0.447399" calcext:value-type="float">
            <text:p>0.447399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0.467764" calcext:value-type="float">
            <text:p>0.467764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562002" calcext:value-type="float">
            <text:p>0.562002</text:p>
          </table:table-cell>
          <table:table-cell office:value-type="float" office:value="0.426534" calcext:value-type="float">
            <text:p>0.426534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545284" calcext:value-type="float">
            <text:p>0.545284</text:p>
          </table:table-cell>
          <table:table-cell office:value-type="float" office:value="0.44402" calcext:value-type="float">
            <text:p>0.44402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528755" calcext:value-type="float">
            <text:p>0.528755</text:p>
          </table:table-cell>
          <table:table-cell office:value-type="float" office:value="0.457824" calcext:value-type="float">
            <text:p>0.457824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523009" calcext:value-type="float">
            <text:p>0.523009</text:p>
          </table:table-cell>
          <table:table-cell office:value-type="float" office:value="0.437174" calcext:value-type="float">
            <text:p>0.437174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525129" calcext:value-type="float">
            <text:p>0.525129</text:p>
          </table:table-cell>
          <table:table-cell office:value-type="float" office:value="0.448058" calcext:value-type="float">
            <text:p>0.448058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518632" calcext:value-type="float">
            <text:p>0.518632</text:p>
          </table:table-cell>
          <table:table-cell office:value-type="float" office:value="0.4619" calcext:value-type="float">
            <text:p>0.4619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511781" calcext:value-type="float">
            <text:p>0.511781</text:p>
          </table:table-cell>
          <table:table-cell office:value-type="float" office:value="0.453174" calcext:value-type="float">
            <text:p>0.453174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523141" calcext:value-type="float">
            <text:p>0.523141</text:p>
          </table:table-cell>
          <table:table-cell office:value-type="float" office:value="0.440613" calcext:value-type="float">
            <text:p>0.440613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587582" calcext:value-type="float">
            <text:p>0.587582</text:p>
          </table:table-cell>
          <table:table-cell office:value-type="float" office:value="0.426659" calcext:value-type="float">
            <text:p>0.426659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570204" calcext:value-type="float">
            <text:p>0.570204</text:p>
          </table:table-cell>
          <table:table-cell office:value-type="float" office:value="0.433141" calcext:value-type="float">
            <text:p>0.433141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513049" calcext:value-type="float">
            <text:p>0.513049</text:p>
          </table:table-cell>
          <table:table-cell office:value-type="float" office:value="0.454593" calcext:value-type="float">
            <text:p>0.454593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55839" calcext:value-type="float">
            <text:p>0.55839</text:p>
          </table:table-cell>
          <table:table-cell office:value-type="float" office:value="0.429151" calcext:value-type="float">
            <text:p>0.429151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55823" calcext:value-type="float">
            <text:p>0.55823</text:p>
          </table:table-cell>
          <table:table-cell office:value-type="float" office:value="0.431348" calcext:value-type="float">
            <text:p>0.431348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553737" calcext:value-type="float">
            <text:p>0.553737</text:p>
          </table:table-cell>
          <table:table-cell office:value-type="float" office:value="0.448778" calcext:value-type="float">
            <text:p>0.448778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561184" calcext:value-type="float">
            <text:p>0.561184</text:p>
          </table:table-cell>
          <table:table-cell office:value-type="float" office:value="0.438449" calcext:value-type="float">
            <text:p>0.438449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55913" calcext:value-type="float">
            <text:p>0.455913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566626" calcext:value-type="float">
            <text:p>0.566626</text:p>
          </table:table-cell>
          <table:table-cell office:value-type="float" office:value="0.439748" calcext:value-type="float">
            <text:p>0.439748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544713" calcext:value-type="float">
            <text:p>0.544713</text:p>
          </table:table-cell>
          <table:table-cell office:value-type="float" office:value="0.441645" calcext:value-type="float">
            <text:p>0.441645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551579" calcext:value-type="float">
            <text:p>0.551579</text:p>
          </table:table-cell>
          <table:table-cell office:value-type="float" office:value="0.443521" calcext:value-type="float">
            <text:p>0.443521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54741" calcext:value-type="float">
            <text:p>0.54741</text:p>
          </table:table-cell>
          <table:table-cell office:value-type="float" office:value="0.446547" calcext:value-type="float">
            <text:p>0.446547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567345" calcext:value-type="float">
            <text:p>0.567345</text:p>
          </table:table-cell>
          <table:table-cell office:value-type="float" office:value="0.438167" calcext:value-type="float">
            <text:p>0.438167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616116" calcext:value-type="float">
            <text:p>0.616116</text:p>
          </table:table-cell>
          <table:table-cell office:value-type="float" office:value="0.408689" calcext:value-type="float">
            <text:p>0.408689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561689" calcext:value-type="float">
            <text:p>0.561689</text:p>
          </table:table-cell>
          <table:table-cell office:value-type="float" office:value="0.430056" calcext:value-type="float">
            <text:p>0.430056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538106" calcext:value-type="float">
            <text:p>0.538106</text:p>
          </table:table-cell>
          <table:table-cell office:value-type="float" office:value="0.452955" calcext:value-type="float">
            <text:p>0.452955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571147" calcext:value-type="float">
            <text:p>0.571147</text:p>
          </table:table-cell>
          <table:table-cell office:value-type="float" office:value="0.436945" calcext:value-type="float">
            <text:p>0.436945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626291" calcext:value-type="float">
            <text:p>0.626291</text:p>
          </table:table-cell>
          <table:table-cell office:value-type="float" office:value="0.39468" calcext:value-type="float">
            <text:p>0.39468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589164" calcext:value-type="float">
            <text:p>0.589164</text:p>
          </table:table-cell>
          <table:table-cell office:value-type="float" office:value="0.429397" calcext:value-type="float">
            <text:p>0.429397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565174" calcext:value-type="float">
            <text:p>0.565174</text:p>
          </table:table-cell>
          <table:table-cell office:value-type="float" office:value="0.430878" calcext:value-type="float">
            <text:p>0.430878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570856" calcext:value-type="float">
            <text:p>0.570856</text:p>
          </table:table-cell>
          <table:table-cell office:value-type="float" office:value="0.439702" calcext:value-type="float">
            <text:p>0.439702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594899" calcext:value-type="float">
            <text:p>0.594899</text:p>
          </table:table-cell>
          <table:table-cell office:value-type="float" office:value="0.409331" calcext:value-type="float">
            <text:p>0.409331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616288" calcext:value-type="float">
            <text:p>0.616288</text:p>
          </table:table-cell>
          <table:table-cell office:value-type="float" office:value="0.390758" calcext:value-type="float">
            <text:p>0.390758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627378" calcext:value-type="float">
            <text:p>0.627378</text:p>
          </table:table-cell>
          <table:table-cell office:value-type="float" office:value="0.391359" calcext:value-type="float">
            <text:p>0.391359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566729" calcext:value-type="float">
            <text:p>0.566729</text:p>
          </table:table-cell>
          <table:table-cell office:value-type="float" office:value="0.432309" calcext:value-type="float">
            <text:p>0.432309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661646" calcext:value-type="float">
            <text:p>0.661646</text:p>
          </table:table-cell>
          <table:table-cell office:value-type="float" office:value="0.390352" calcext:value-type="float">
            <text:p>0.390352</text:p>
          </table:table-cell>
        </table:table-row>
        <table:table-row table:style-name="ro1">
          <table:table-cell office:value-type="float" office:value="2.015232" calcext:value-type="float">
            <text:p>2.015232</text:p>
          </table:table-cell>
          <table:table-cell office:value-type="float" office:value="0.601806" calcext:value-type="float">
            <text:p>0.601806</text:p>
          </table:table-cell>
          <table:table-cell office:value-type="float" office:value="0.42442" calcext:value-type="float">
            <text:p>0.42442</text:p>
          </table:table-cell>
        </table:table-row>
        <table:table-row table:style-name="ro1">
          <table:table-cell office:value-type="float" office:value="2.031616" calcext:value-type="float">
            <text:p>2.031616</text:p>
          </table:table-cell>
          <table:table-cell office:value-type="float" office:value="0.560151" calcext:value-type="float">
            <text:p>0.560151</text:p>
          </table:table-cell>
          <table:table-cell office:value-type="float" office:value="0.435824" calcext:value-type="float">
            <text:p>0.435824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594125" calcext:value-type="float">
            <text:p>0.594125</text:p>
          </table:table-cell>
          <table:table-cell office:value-type="float" office:value="0.405202" calcext:value-type="float">
            <text:p>0.405202</text:p>
          </table:table-cell>
        </table:table-row>
        <table:table-row table:style-name="ro1">
          <table:table-cell office:value-type="float" office:value="2.064384" calcext:value-type="float">
            <text:p>2.064384</text:p>
          </table:table-cell>
          <table:table-cell office:value-type="float" office:value="0.610751" calcext:value-type="float">
            <text:p>0.610751</text:p>
          </table:table-cell>
          <table:table-cell office:value-type="float" office:value="0.419689" calcext:value-type="float">
            <text:p>0.419689</text:p>
          </table:table-cell>
        </table:table-row>
        <table:table-row table:style-name="ro1">
          <table:table-cell office:value-type="float" office:value="2.080768" calcext:value-type="float">
            <text:p>2.080768</text:p>
          </table:table-cell>
          <table:table-cell office:value-type="float" office:value="0.581996" calcext:value-type="float">
            <text:p>0.581996</text:p>
          </table:table-cell>
          <table:table-cell office:value-type="float" office:value="0.434226" calcext:value-type="float">
            <text:p>0.434226</text:p>
          </table:table-cell>
        </table:table-row>
        <table:table-row table:style-name="ro1">
          <table:table-cell office:value-type="float" office:value="2.097152" calcext:value-type="float">
            <text:p>2.097152</text:p>
          </table:table-cell>
          <table:table-cell office:value-type="float" office:value="0.564836" calcext:value-type="float">
            <text:p>0.564836</text:p>
          </table:table-cell>
          <table:table-cell office:value-type="float" office:value="0.442243" calcext:value-type="float">
            <text:p>0.442243</text:p>
          </table:table-cell>
        </table:table-row>
        <table:table-row table:style-name="ro1">
          <table:table-cell office:value-type="float" office:value="2.113536" calcext:value-type="float">
            <text:p>2.113536</text:p>
          </table:table-cell>
          <table:table-cell office:value-type="float" office:value="0.59401" calcext:value-type="float">
            <text:p>0.59401</text:p>
          </table:table-cell>
          <table:table-cell office:value-type="float" office:value="0.426297" calcext:value-type="float">
            <text:p>0.426297</text:p>
          </table:table-cell>
        </table:table-row>
        <table:table-row table:style-name="ro1">
          <table:table-cell office:value-type="float" office:value="2.12992" calcext:value-type="float">
            <text:p>2.12992</text:p>
          </table:table-cell>
          <table:table-cell office:value-type="float" office:value="0.624306" calcext:value-type="float">
            <text:p>0.624306</text:p>
          </table:table-cell>
          <table:table-cell office:value-type="float" office:value="0.4037" calcext:value-type="float">
            <text:p>0.4037</text:p>
          </table:table-cell>
        </table:table-row>
        <table:table-row table:style-name="ro1">
          <table:table-cell office:value-type="float" office:value="2.146304" calcext:value-type="float">
            <text:p>2.146304</text:p>
          </table:table-cell>
          <table:table-cell office:value-type="float" office:value="0.569822" calcext:value-type="float">
            <text:p>0.569822</text:p>
          </table:table-cell>
          <table:table-cell office:value-type="float" office:value="0.445497" calcext:value-type="float">
            <text:p>0.445497</text:p>
          </table:table-cell>
        </table:table-row>
        <table:table-row table:style-name="ro1">
          <table:table-cell office:value-type="float" office:value="2.162688" calcext:value-type="float">
            <text:p>2.162688</text:p>
          </table:table-cell>
          <table:table-cell office:value-type="float" office:value="0.634355" calcext:value-type="float">
            <text:p>0.634355</text:p>
          </table:table-cell>
          <table:table-cell office:value-type="float" office:value="0.398425" calcext:value-type="float">
            <text:p>0.398425</text:p>
          </table:table-cell>
        </table:table-row>
        <table:table-row table:style-name="ro1">
          <table:table-cell office:value-type="float" office:value="2.179072" calcext:value-type="float">
            <text:p>2.179072</text:p>
          </table:table-cell>
          <table:table-cell office:value-type="float" office:value="0.568253" calcext:value-type="float">
            <text:p>0.568253</text:p>
          </table:table-cell>
          <table:table-cell office:value-type="float" office:value="0.432595" calcext:value-type="float">
            <text:p>0.432595</text:p>
          </table:table-cell>
        </table:table-row>
        <table:table-row table:style-name="ro1">
          <table:table-cell office:value-type="float" office:value="2.195456" calcext:value-type="float">
            <text:p>2.195456</text:p>
          </table:table-cell>
          <table:table-cell office:value-type="float" office:value="0.589934" calcext:value-type="float">
            <text:p>0.589934</text:p>
          </table:table-cell>
          <table:table-cell office:value-type="float" office:value="0.404053" calcext:value-type="float">
            <text:p>0.404053</text:p>
          </table:table-cell>
        </table:table-row>
        <table:table-row table:style-name="ro1">
          <table:table-cell office:value-type="float" office:value="2.21184" calcext:value-type="float">
            <text:p>2.21184</text:p>
          </table:table-cell>
          <table:table-cell office:value-type="float" office:value="0.56494" calcext:value-type="float">
            <text:p>0.56494</text:p>
          </table:table-cell>
          <table:table-cell office:value-type="float" office:value="0.439018" calcext:value-type="float">
            <text:p>0.439018</text:p>
          </table:table-cell>
        </table:table-row>
        <table:table-row table:style-name="ro1">
          <table:table-cell office:value-type="float" office:value="2.228224" calcext:value-type="float">
            <text:p>2.228224</text:p>
          </table:table-cell>
          <table:table-cell office:value-type="float" office:value="0.679746" calcext:value-type="float">
            <text:p>0.679746</text:p>
          </table:table-cell>
          <table:table-cell office:value-type="float" office:value="0.38196" calcext:value-type="float">
            <text:p>0.38196</text:p>
          </table:table-cell>
        </table:table-row>
        <table:table-row table:style-name="ro1">
          <table:table-cell office:value-type="float" office:value="2.244608" calcext:value-type="float">
            <text:p>2.244608</text:p>
          </table:table-cell>
          <table:table-cell office:value-type="float" office:value="0.579712" calcext:value-type="float">
            <text:p>0.579712</text:p>
          </table:table-cell>
          <table:table-cell office:value-type="float" office:value="0.434924" calcext:value-type="float">
            <text:p>0.434924</text:p>
          </table:table-cell>
        </table:table-row>
        <table:table-row table:style-name="ro1">
          <table:table-cell office:value-type="float" office:value="2.260992" calcext:value-type="float">
            <text:p>2.260992</text:p>
          </table:table-cell>
          <table:table-cell office:value-type="float" office:value="0.651589" calcext:value-type="float">
            <text:p>0.651589</text:p>
          </table:table-cell>
          <table:table-cell office:value-type="float" office:value="0.405269" calcext:value-type="float">
            <text:p>0.405269</text:p>
          </table:table-cell>
        </table:table-row>
        <table:table-row table:style-name="ro1">
          <table:table-cell office:value-type="float" office:value="2.277376" calcext:value-type="float">
            <text:p>2.277376</text:p>
          </table:table-cell>
          <table:table-cell office:value-type="float" office:value="0.633551" calcext:value-type="float">
            <text:p>0.633551</text:p>
          </table:table-cell>
          <table:table-cell office:value-type="float" office:value="0.407955" calcext:value-type="float">
            <text:p>0.407955</text:p>
          </table:table-cell>
        </table:table-row>
        <table:table-row table:style-name="ro1">
          <table:table-cell office:value-type="float" office:value="2.29376" calcext:value-type="float">
            <text:p>2.29376</text:p>
          </table:table-cell>
          <table:table-cell office:value-type="float" office:value="0.610379" calcext:value-type="float">
            <text:p>0.610379</text:p>
          </table:table-cell>
          <table:table-cell office:value-type="float" office:value="0.422531" calcext:value-type="float">
            <text:p>0.422531</text:p>
          </table:table-cell>
        </table:table-row>
        <table:table-row table:style-name="ro1">
          <table:table-cell office:value-type="float" office:value="2.310144" calcext:value-type="float">
            <text:p>2.310144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0.430762" calcext:value-type="float">
            <text:p>0.430762</text:p>
          </table:table-cell>
        </table:table-row>
        <table:table-row table:style-name="ro1">
          <table:table-cell office:value-type="float" office:value="2.326528" calcext:value-type="float">
            <text:p>2.326528</text:p>
          </table:table-cell>
          <table:table-cell office:value-type="float" office:value="0.613525" calcext:value-type="float">
            <text:p>0.613525</text:p>
          </table:table-cell>
          <table:table-cell office:value-type="float" office:value="0.42559" calcext:value-type="float">
            <text:p>0.42559</text:p>
          </table:table-cell>
        </table:table-row>
        <table:table-row table:style-name="ro1">
          <table:table-cell office:value-type="float" office:value="2.342912" calcext:value-type="float">
            <text:p>2.342912</text:p>
          </table:table-cell>
          <table:table-cell office:value-type="float" office:value="0.629734" calcext:value-type="float">
            <text:p>0.629734</text:p>
          </table:table-cell>
          <table:table-cell office:value-type="float" office:value="0.416004" calcext:value-type="float">
            <text:p>0.416004</text:p>
          </table:table-cell>
        </table:table-row>
        <table:table-row table:style-name="ro1">
          <table:table-cell office:value-type="float" office:value="2.359296" calcext:value-type="float">
            <text:p>2.359296</text:p>
          </table:table-cell>
          <table:table-cell office:value-type="float" office:value="0.594776" calcext:value-type="float">
            <text:p>0.594776</text:p>
          </table:table-cell>
          <table:table-cell office:value-type="float" office:value="0.435694" calcext:value-type="float">
            <text:p>0.435694</text:p>
          </table:table-cell>
        </table:table-row>
        <table:table-row table:style-name="ro1">
          <table:table-cell office:value-type="float" office:value="2.37568" calcext:value-type="float">
            <text:p>2.37568</text:p>
          </table:table-cell>
          <table:table-cell office:value-type="float" office:value="0.610634" calcext:value-type="float">
            <text:p>0.610634</text:p>
          </table:table-cell>
          <table:table-cell office:value-type="float" office:value="0.414166" calcext:value-type="float">
            <text:p>0.414166</text:p>
          </table:table-cell>
        </table:table-row>
        <table:table-row table:style-name="ro1">
          <table:table-cell office:value-type="float" office:value="2.392064" calcext:value-type="float">
            <text:p>2.392064</text:p>
          </table:table-cell>
          <table:table-cell office:value-type="float" office:value="0.610421" calcext:value-type="float">
            <text:p>0.610421</text:p>
          </table:table-cell>
          <table:table-cell office:value-type="float" office:value="0.425912" calcext:value-type="float">
            <text:p>0.425912</text:p>
          </table:table-cell>
        </table:table-row>
        <table:table-row table:style-name="ro1">
          <table:table-cell office:value-type="float" office:value="2.408448" calcext:value-type="float">
            <text:p>2.408448</text:p>
          </table:table-cell>
          <table:table-cell office:value-type="float" office:value="0.590923" calcext:value-type="float">
            <text:p>0.590923</text:p>
          </table:table-cell>
          <table:table-cell office:value-type="float" office:value="0.436657" calcext:value-type="float">
            <text:p>0.436657</text:p>
          </table:table-cell>
        </table:table-row>
        <table:table-row table:style-name="ro1">
          <table:table-cell office:value-type="float" office:value="2.424832" calcext:value-type="float">
            <text:p>2.424832</text:p>
          </table:table-cell>
          <table:table-cell office:value-type="float" office:value="0.635385" calcext:value-type="float">
            <text:p>0.635385</text:p>
          </table:table-cell>
          <table:table-cell office:value-type="float" office:value="0.404039" calcext:value-type="float">
            <text:p>0.404039</text:p>
          </table:table-cell>
        </table:table-row>
        <table:table-row table:style-name="ro1">
          <table:table-cell office:value-type="float" office:value="2.441216" calcext:value-type="float">
            <text:p>2.441216</text:p>
          </table:table-cell>
          <table:table-cell office:value-type="float" office:value="0.644512" calcext:value-type="float">
            <text:p>0.644512</text:p>
          </table:table-cell>
          <table:table-cell office:value-type="float" office:value="0.404293" calcext:value-type="float">
            <text:p>0.404293</text:p>
          </table:table-cell>
        </table:table-row>
        <table:table-row table:style-name="ro1">
          <table:table-cell office:value-type="float" office:value="2.4576" calcext:value-type="float">
            <text:p>2.4576</text:p>
          </table:table-cell>
          <table:table-cell office:value-type="float" office:value="0.585462" calcext:value-type="float">
            <text:p>0.585462</text:p>
          </table:table-cell>
          <table:table-cell office:value-type="float" office:value="0.426473" calcext:value-type="float">
            <text:p>0.426473</text:p>
          </table:table-cell>
        </table:table-row>
        <table:table-row table:style-name="ro1">
          <table:table-cell office:value-type="float" office:value="2.473984" calcext:value-type="float">
            <text:p>2.473984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409046" calcext:value-type="float">
            <text:p>0.409046</text:p>
          </table:table-cell>
        </table:table-row>
        <table:table-row table:style-name="ro1">
          <table:table-cell office:value-type="float" office:value="2.490368" calcext:value-type="float">
            <text:p>2.490368</text:p>
          </table:table-cell>
          <table:table-cell office:value-type="float" office:value="0.629016" calcext:value-type="float">
            <text:p>0.629016</text:p>
          </table:table-cell>
          <table:table-cell office:value-type="float" office:value="0.424193" calcext:value-type="float">
            <text:p>0.424193</text:p>
          </table:table-cell>
        </table:table-row>
        <table:table-row table:style-name="ro1">
          <table:table-cell office:value-type="float" office:value="2.506752" calcext:value-type="float">
            <text:p>2.506752</text:p>
          </table:table-cell>
          <table:table-cell office:value-type="float" office:value="0.626657" calcext:value-type="float">
            <text:p>0.626657</text:p>
          </table:table-cell>
          <table:table-cell office:value-type="float" office:value="0.418317" calcext:value-type="float">
            <text:p>0.418317</text:p>
          </table:table-cell>
        </table:table-row>
        <table:table-row table:style-name="ro1">
          <table:table-cell office:value-type="float" office:value="2.523136" calcext:value-type="float">
            <text:p>2.523136</text:p>
          </table:table-cell>
          <table:table-cell office:value-type="float" office:value="0.730778" calcext:value-type="float">
            <text:p>0.730778</text:p>
          </table:table-cell>
          <table:table-cell office:value-type="float" office:value="0.362974" calcext:value-type="float">
            <text:p>0.362974</text:p>
          </table:table-cell>
        </table:table-row>
        <table:table-row table:style-name="ro1">
          <table:table-cell office:value-type="float" office:value="2.53952" calcext:value-type="float">
            <text:p>2.53952</text:p>
          </table:table-cell>
          <table:table-cell office:value-type="float" office:value="0.663085" calcext:value-type="float">
            <text:p>0.663085</text:p>
          </table:table-cell>
          <table:table-cell office:value-type="float" office:value="0.394758" calcext:value-type="float">
            <text:p>0.394758</text:p>
          </table:table-cell>
        </table:table-row>
        <table:table-row table:style-name="ro1">
          <table:table-cell office:value-type="float" office:value="2.555904" calcext:value-type="float">
            <text:p>2.555904</text:p>
          </table:table-cell>
          <table:table-cell office:value-type="float" office:value="0.622523" calcext:value-type="float">
            <text:p>0.622523</text:p>
          </table:table-cell>
          <table:table-cell office:value-type="float" office:value="0.414003" calcext:value-type="float">
            <text:p>0.414003</text:p>
          </table:table-cell>
        </table:table-row>
        <table:table-row table:style-name="ro1">
          <table:table-cell office:value-type="float" office:value="2.572288" calcext:value-type="float">
            <text:p>2.572288</text:p>
          </table:table-cell>
          <table:table-cell office:value-type="float" office:value="0.677253" calcext:value-type="float">
            <text:p>0.677253</text:p>
          </table:table-cell>
          <table:table-cell office:value-type="float" office:value="0.387848" calcext:value-type="float">
            <text:p>0.387848</text:p>
          </table:table-cell>
        </table:table-row>
        <table:table-row table:style-name="ro1">
          <table:table-cell office:value-type="float" office:value="2.588672" calcext:value-type="float">
            <text:p>2.588672</text:p>
          </table:table-cell>
          <table:table-cell office:value-type="float" office:value="0.603264" calcext:value-type="float">
            <text:p>0.603264</text:p>
          </table:table-cell>
          <table:table-cell office:value-type="float" office:value="0.424021" calcext:value-type="float">
            <text:p>0.424021</text:p>
          </table:table-cell>
        </table:table-row>
        <table:table-row table:style-name="ro1">
          <table:table-cell office:value-type="float" office:value="2.605056" calcext:value-type="float">
            <text:p>2.605056</text:p>
          </table:table-cell>
          <table:table-cell office:value-type="float" office:value="0.688992" calcext:value-type="float">
            <text:p>0.688992</text:p>
          </table:table-cell>
          <table:table-cell office:value-type="float" office:value="0.393264" calcext:value-type="float">
            <text:p>0.393264</text:p>
          </table:table-cell>
        </table:table-row>
        <table:table-row table:style-name="ro1">
          <table:table-cell office:value-type="float" office:value="2.62144" calcext:value-type="float">
            <text:p>2.62144</text:p>
          </table:table-cell>
          <table:table-cell office:value-type="float" office:value="0.570148" calcext:value-type="float">
            <text:p>0.570148</text:p>
          </table:table-cell>
          <table:table-cell office:value-type="float" office:value="0.440888" calcext:value-type="float">
            <text:p>0.440888</text:p>
          </table:table-cell>
        </table:table-row>
        <table:table-row table:style-name="ro1">
          <table:table-cell office:value-type="float" office:value="2.637824" calcext:value-type="float">
            <text:p>2.637824</text:p>
          </table:table-cell>
          <table:table-cell office:value-type="float" office:value="0.5822" calcext:value-type="float">
            <text:p>0.5822</text:p>
          </table:table-cell>
          <table:table-cell office:value-type="float" office:value="0.440383" calcext:value-type="float">
            <text:p>0.440383</text:p>
          </table:table-cell>
        </table:table-row>
        <table:table-row table:style-name="ro1">
          <table:table-cell office:value-type="float" office:value="2.654208" calcext:value-type="float">
            <text:p>2.654208</text:p>
          </table:table-cell>
          <table:table-cell office:value-type="float" office:value="0.563703" calcext:value-type="float">
            <text:p>0.563703</text:p>
          </table:table-cell>
          <table:table-cell office:value-type="float" office:value="0.442503" calcext:value-type="float">
            <text:p>0.442503</text:p>
          </table:table-cell>
        </table:table-row>
        <table:table-row table:style-name="ro1">
          <table:table-cell office:value-type="float" office:value="2.670592" calcext:value-type="float">
            <text:p>2.670592</text:p>
          </table:table-cell>
          <table:table-cell office:value-type="float" office:value="0.756084" calcext:value-type="float">
            <text:p>0.756084</text:p>
          </table:table-cell>
          <table:table-cell office:value-type="float" office:value="0.358482" calcext:value-type="float">
            <text:p>0.358482</text:p>
          </table:table-cell>
        </table:table-row>
        <table:table-row table:style-name="ro1">
          <table:table-cell office:value-type="float" office:value="2.686976" calcext:value-type="float">
            <text:p>2.686976</text:p>
          </table:table-cell>
          <table:table-cell office:value-type="float" office:value="0.65094" calcext:value-type="float">
            <text:p>0.65094</text:p>
          </table:table-cell>
          <table:table-cell office:value-type="float" office:value="0.409644" calcext:value-type="float">
            <text:p>0.409644</text:p>
          </table:table-cell>
        </table:table-row>
        <table:table-row table:style-name="ro1">
          <table:table-cell office:value-type="float" office:value="2.70336" calcext:value-type="float">
            <text:p>2.70336</text:p>
          </table:table-cell>
          <table:table-cell office:value-type="float" office:value="0.631992" calcext:value-type="float">
            <text:p>0.631992</text:p>
          </table:table-cell>
          <table:table-cell office:value-type="float" office:value="0.401555" calcext:value-type="float">
            <text:p>0.401555</text:p>
          </table:table-cell>
        </table:table-row>
        <table:table-row table:style-name="ro1">
          <table:table-cell office:value-type="float" office:value="2.719744" calcext:value-type="float">
            <text:p>2.719744</text:p>
          </table:table-cell>
          <table:table-cell office:value-type="float" office:value="0.638252" calcext:value-type="float">
            <text:p>0.638252</text:p>
          </table:table-cell>
          <table:table-cell office:value-type="float" office:value="0.405686" calcext:value-type="float">
            <text:p>0.405686</text:p>
          </table:table-cell>
        </table:table-row>
        <table:table-row table:style-name="ro1">
          <table:table-cell office:value-type="float" office:value="2.736128" calcext:value-type="float">
            <text:p>2.736128</text:p>
          </table:table-cell>
          <table:table-cell office:value-type="float" office:value="0.62588" calcext:value-type="float">
            <text:p>0.62588</text:p>
          </table:table-cell>
          <table:table-cell office:value-type="float" office:value="0.426247" calcext:value-type="float">
            <text:p>0.426247</text:p>
          </table:table-cell>
        </table:table-row>
        <table:table-row table:style-name="ro1">
          <table:table-cell office:value-type="float" office:value="2.752512" calcext:value-type="float">
            <text:p>2.752512</text:p>
          </table:table-cell>
          <table:table-cell office:value-type="float" office:value="0.683796" calcext:value-type="float">
            <text:p>0.683796</text:p>
          </table:table-cell>
          <table:table-cell office:value-type="float" office:value="0.392938" calcext:value-type="float">
            <text:p>0.392938</text:p>
          </table:table-cell>
        </table:table-row>
        <table:table-row table:style-name="ro1">
          <table:table-cell office:value-type="float" office:value="2.768896" calcext:value-type="float">
            <text:p>2.768896</text:p>
          </table:table-cell>
          <table:table-cell office:value-type="float" office:value="0.62376" calcext:value-type="float">
            <text:p>0.62376</text:p>
          </table:table-cell>
          <table:table-cell office:value-type="float" office:value="0.418302" calcext:value-type="float">
            <text:p>0.418302</text:p>
          </table:table-cell>
        </table:table-row>
        <table:table-row table:style-name="ro1">
          <table:table-cell office:value-type="float" office:value="2.78528" calcext:value-type="float">
            <text:p>2.78528</text:p>
          </table:table-cell>
          <table:table-cell office:value-type="float" office:value="0.661254" calcext:value-type="float">
            <text:p>0.661254</text:p>
          </table:table-cell>
          <table:table-cell office:value-type="float" office:value="0.402446" calcext:value-type="float">
            <text:p>0.402446</text:p>
          </table:table-cell>
        </table:table-row>
        <table:table-row table:style-name="ro1">
          <table:table-cell office:value-type="float" office:value="2.801664" calcext:value-type="float">
            <text:p>2.801664</text:p>
          </table:table-cell>
          <table:table-cell office:value-type="float" office:value="0.60068" calcext:value-type="float">
            <text:p>0.60068</text:p>
          </table:table-cell>
          <table:table-cell office:value-type="float" office:value="0.423501" calcext:value-type="float">
            <text:p>0.423501</text:p>
          </table:table-cell>
        </table:table-row>
        <table:table-row table:style-name="ro1">
          <table:table-cell office:value-type="float" office:value="2.818048" calcext:value-type="float">
            <text:p>2.818048</text:p>
          </table:table-cell>
          <table:table-cell office:value-type="float" office:value="0.632725" calcext:value-type="float">
            <text:p>0.632725</text:p>
          </table:table-cell>
          <table:table-cell office:value-type="float" office:value="0.420999" calcext:value-type="float">
            <text:p>0.420999</text:p>
          </table:table-cell>
        </table:table-row>
        <table:table-row table:style-name="ro1">
          <table:table-cell office:value-type="float" office:value="2.834432" calcext:value-type="float">
            <text:p>2.834432</text:p>
          </table:table-cell>
          <table:table-cell office:value-type="float" office:value="0.615304" calcext:value-type="float">
            <text:p>0.615304</text:p>
          </table:table-cell>
          <table:table-cell office:value-type="float" office:value="0.428346" calcext:value-type="float">
            <text:p>0.428346</text:p>
          </table:table-cell>
        </table:table-row>
        <table:table-row table:style-name="ro1">
          <table:table-cell office:value-type="float" office:value="2.850816" calcext:value-type="float">
            <text:p>2.850816</text:p>
          </table:table-cell>
          <table:table-cell office:value-type="float" office:value="0.636718" calcext:value-type="float">
            <text:p>0.636718</text:p>
          </table:table-cell>
          <table:table-cell office:value-type="float" office:value="0.416309" calcext:value-type="float">
            <text:p>0.416309</text:p>
          </table:table-cell>
        </table:table-row>
        <table:table-row table:style-name="ro1">
          <table:table-cell office:value-type="float" office:value="2.8672" calcext:value-type="float">
            <text:p>2.8672</text:p>
          </table:table-cell>
          <table:table-cell office:value-type="float" office:value="0.626137" calcext:value-type="float">
            <text:p>0.626137</text:p>
          </table:table-cell>
          <table:table-cell office:value-type="float" office:value="0.413879" calcext:value-type="float">
            <text:p>0.413879</text:p>
          </table:table-cell>
        </table:table-row>
        <table:table-row table:style-name="ro1">
          <table:table-cell office:value-type="float" office:value="2.883584" calcext:value-type="float">
            <text:p>2.883584</text:p>
          </table:table-cell>
          <table:table-cell office:value-type="float" office:value="0.732482" calcext:value-type="float">
            <text:p>0.732482</text:p>
          </table:table-cell>
          <table:table-cell office:value-type="float" office:value="0.379502" calcext:value-type="float">
            <text:p>0.379502</text:p>
          </table:table-cell>
        </table:table-row>
        <table:table-row table:style-name="ro1">
          <table:table-cell office:value-type="float" office:value="2.899968" calcext:value-type="float">
            <text:p>2.899968</text:p>
          </table:table-cell>
          <table:table-cell office:value-type="float" office:value="0.623605" calcext:value-type="float">
            <text:p>0.623605</text:p>
          </table:table-cell>
          <table:table-cell office:value-type="float" office:value="0.415331" calcext:value-type="float">
            <text:p>0.415331</text:p>
          </table:table-cell>
        </table:table-row>
        <table:table-row table:style-name="ro1">
          <table:table-cell office:value-type="float" office:value="2.916352" calcext:value-type="float">
            <text:p>2.916352</text:p>
          </table:table-cell>
          <table:table-cell office:value-type="float" office:value="0.662952" calcext:value-type="float">
            <text:p>0.662952</text:p>
          </table:table-cell>
          <table:table-cell office:value-type="float" office:value="0.406088" calcext:value-type="float">
            <text:p>0.406088</text:p>
          </table:table-cell>
        </table:table-row>
        <table:table-row table:style-name="ro1">
          <table:table-cell office:value-type="float" office:value="2.932736" calcext:value-type="float">
            <text:p>2.932736</text:p>
          </table:table-cell>
          <table:table-cell office:value-type="float" office:value="0.639835" calcext:value-type="float">
            <text:p>0.639835</text:p>
          </table:table-cell>
          <table:table-cell office:value-type="float" office:value="0.400841" calcext:value-type="float">
            <text:p>0.400841</text:p>
          </table:table-cell>
        </table:table-row>
        <table:table-row table:style-name="ro1">
          <table:table-cell office:value-type="float" office:value="2.94912" calcext:value-type="float">
            <text:p>2.94912</text:p>
          </table:table-cell>
          <table:table-cell office:value-type="float" office:value="0.634186" calcext:value-type="float">
            <text:p>0.634186</text:p>
          </table:table-cell>
          <table:table-cell office:value-type="float" office:value="0.414359" calcext:value-type="float">
            <text:p>0.414359</text:p>
          </table:table-cell>
        </table:table-row>
        <table:table-row table:style-name="ro1">
          <table:table-cell office:value-type="float" office:value="2.965504" calcext:value-type="float">
            <text:p>2.965504</text:p>
          </table:table-cell>
          <table:table-cell office:value-type="float" office:value="0.579778" calcext:value-type="float">
            <text:p>0.579778</text:p>
          </table:table-cell>
          <table:table-cell office:value-type="float" office:value="0.425548" calcext:value-type="float">
            <text:p>0.425548</text:p>
          </table:table-cell>
        </table:table-row>
        <table:table-row table:style-name="ro1">
          <table:table-cell office:value-type="float" office:value="2.981888" calcext:value-type="float">
            <text:p>2.981888</text:p>
          </table:table-cell>
          <table:table-cell office:value-type="float" office:value="0.62482" calcext:value-type="float">
            <text:p>0.62482</text:p>
          </table:table-cell>
          <table:table-cell office:value-type="float" office:value="0.409716" calcext:value-type="float">
            <text:p>0.409716</text:p>
          </table:table-cell>
        </table:table-row>
        <table:table-row table:style-name="ro1">
          <table:table-cell office:value-type="float" office:value="2.998272" calcext:value-type="float">
            <text:p>2.998272</text:p>
          </table:table-cell>
          <table:table-cell office:value-type="float" office:value="0.729041" calcext:value-type="float">
            <text:p>0.729041</text:p>
          </table:table-cell>
          <table:table-cell office:value-type="float" office:value="0.397957" calcext:value-type="float">
            <text:p>0.397957</text:p>
          </table:table-cell>
        </table:table-row>
        <table:table-row table:style-name="ro1">
          <table:table-cell office:value-type="float" office:value="3.014656" calcext:value-type="float">
            <text:p>3.014656</text:p>
          </table:table-cell>
          <table:table-cell office:value-type="float" office:value="0.677302" calcext:value-type="float">
            <text:p>0.677302</text:p>
          </table:table-cell>
          <table:table-cell office:value-type="float" office:value="0.400086" calcext:value-type="float">
            <text:p>0.400086</text:p>
          </table:table-cell>
        </table:table-row>
        <table:table-row table:style-name="ro1">
          <table:table-cell office:value-type="float" office:value="3.03104" calcext:value-type="float">
            <text:p>3.03104</text:p>
          </table:table-cell>
          <table:table-cell office:value-type="float" office:value="0.693417" calcext:value-type="float">
            <text:p>0.693417</text:p>
          </table:table-cell>
          <table:table-cell office:value-type="float" office:value="0.381736" calcext:value-type="float">
            <text:p>0.381736</text:p>
          </table:table-cell>
        </table:table-row>
        <table:table-row table:style-name="ro1">
          <table:table-cell office:value-type="float" office:value="3.047424" calcext:value-type="float">
            <text:p>3.047424</text:p>
          </table:table-cell>
          <table:table-cell office:value-type="float" office:value="0.716538" calcext:value-type="float">
            <text:p>0.716538</text:p>
          </table:table-cell>
          <table:table-cell office:value-type="float" office:value="0.378358" calcext:value-type="float">
            <text:p>0.378358</text:p>
          </table:table-cell>
        </table:table-row>
        <table:table-row table:style-name="ro1">
          <table:table-cell office:value-type="float" office:value="3.063808" calcext:value-type="float">
            <text:p>3.063808</text:p>
          </table:table-cell>
          <table:table-cell office:value-type="float" office:value="0.592623" calcext:value-type="float">
            <text:p>0.592623</text:p>
          </table:table-cell>
          <table:table-cell office:value-type="float" office:value="0.424812" calcext:value-type="float">
            <text:p>0.424812</text:p>
          </table:table-cell>
        </table:table-row>
        <table:table-row table:style-name="ro1">
          <table:table-cell office:value-type="float" office:value="3.080192" calcext:value-type="float">
            <text:p>3.080192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385342" calcext:value-type="float">
            <text:p>0.385342</text:p>
          </table:table-cell>
        </table:table-row>
        <table:table-row table:style-name="ro1">
          <table:table-cell office:value-type="float" office:value="3.096576" calcext:value-type="float">
            <text:p>3.096576</text:p>
          </table:table-cell>
          <table:table-cell office:value-type="float" office:value="0.562307" calcext:value-type="float">
            <text:p>0.562307</text:p>
          </table:table-cell>
          <table:table-cell office:value-type="float" office:value="0.434978" calcext:value-type="float">
            <text:p>0.434978</text:p>
          </table:table-cell>
        </table:table-row>
        <table:table-row table:style-name="ro1">
          <table:table-cell office:value-type="float" office:value="3.11296" calcext:value-type="float">
            <text:p>3.11296</text:p>
          </table:table-cell>
          <table:table-cell office:value-type="float" office:value="0.620204" calcext:value-type="float">
            <text:p>0.620204</text:p>
          </table:table-cell>
          <table:table-cell office:value-type="float" office:value="0.418574" calcext:value-type="float">
            <text:p>0.418574</text:p>
          </table:table-cell>
        </table:table-row>
        <table:table-row table:style-name="ro1">
          <table:table-cell office:value-type="float" office:value="3.129344" calcext:value-type="float">
            <text:p>3.129344</text:p>
          </table:table-cell>
          <table:table-cell office:value-type="float" office:value="0.620412" calcext:value-type="float">
            <text:p>0.620412</text:p>
          </table:table-cell>
          <table:table-cell office:value-type="float" office:value="0.411991" calcext:value-type="float">
            <text:p>0.411991</text:p>
          </table:table-cell>
        </table:table-row>
        <table:table-row table:style-name="ro1">
          <table:table-cell office:value-type="float" office:value="3.145728" calcext:value-type="float">
            <text:p>3.145728</text:p>
          </table:table-cell>
          <table:table-cell office:value-type="float" office:value="0.579628" calcext:value-type="float">
            <text:p>0.579628</text:p>
          </table:table-cell>
          <table:table-cell office:value-type="float" office:value="0.443725" calcext:value-type="float">
            <text:p>0.443725</text:p>
          </table:table-cell>
        </table:table-row>
        <table:table-row table:style-name="ro1">
          <table:table-cell office:value-type="float" office:value="3.162112" calcext:value-type="float">
            <text:p>3.162112</text:p>
          </table:table-cell>
          <table:table-cell office:value-type="float" office:value="0.559109" calcext:value-type="float">
            <text:p>0.559109</text:p>
          </table:table-cell>
          <table:table-cell office:value-type="float" office:value="0.455022" calcext:value-type="float">
            <text:p>0.455022</text:p>
          </table:table-cell>
        </table:table-row>
        <table:table-row table:style-name="ro1">
          <table:table-cell office:value-type="float" office:value="3.178496" calcext:value-type="float">
            <text:p>3.178496</text:p>
          </table:table-cell>
          <table:table-cell office:value-type="float" office:value="0.660678" calcext:value-type="float">
            <text:p>0.660678</text:p>
          </table:table-cell>
          <table:table-cell office:value-type="float" office:value="0.388112" calcext:value-type="float">
            <text:p>0.388112</text:p>
          </table:table-cell>
        </table:table-row>
        <table:table-row table:style-name="ro1">
          <table:table-cell office:value-type="float" office:value="3.19488" calcext:value-type="float">
            <text:p>3.19488</text:p>
          </table:table-cell>
          <table:table-cell office:value-type="float" office:value="0.702057" calcext:value-type="float">
            <text:p>0.702057</text:p>
          </table:table-cell>
          <table:table-cell office:value-type="float" office:value="0.382313" calcext:value-type="float">
            <text:p>0.382313</text:p>
          </table:table-cell>
        </table:table-row>
        <table:table-row table:style-name="ro1">
          <table:table-cell office:value-type="float" office:value="3.211264" calcext:value-type="float">
            <text:p>3.211264</text:p>
          </table:table-cell>
          <table:table-cell office:value-type="float" office:value="0.647902" calcext:value-type="float">
            <text:p>0.647902</text:p>
          </table:table-cell>
          <table:table-cell office:value-type="float" office:value="0.404924" calcext:value-type="float">
            <text:p>0.404924</text:p>
          </table:table-cell>
        </table:table-row>
        <table:table-row table:style-name="ro1">
          <table:table-cell office:value-type="float" office:value="3.227648" calcext:value-type="float">
            <text:p>3.227648</text:p>
          </table:table-cell>
          <table:table-cell office:value-type="float" office:value="0.616923" calcext:value-type="float">
            <text:p>0.616923</text:p>
          </table:table-cell>
          <table:table-cell office:value-type="float" office:value="0.421094" calcext:value-type="float">
            <text:p>0.421094</text:p>
          </table:table-cell>
        </table:table-row>
        <table:table-row table:style-name="ro1">
          <table:table-cell office:value-type="float" office:value="3.244032" calcext:value-type="float">
            <text:p>3.244032</text:p>
          </table:table-cell>
          <table:table-cell office:value-type="float" office:value="0.646571" calcext:value-type="float">
            <text:p>0.646571</text:p>
          </table:table-cell>
          <table:table-cell office:value-type="float" office:value="0.407723" calcext:value-type="float">
            <text:p>0.407723</text:p>
          </table:table-cell>
        </table:table-row>
        <table:table-row table:style-name="ro1">
          <table:table-cell office:value-type="float" office:value="3.260416" calcext:value-type="float">
            <text:p>3.260416</text:p>
          </table:table-cell>
          <table:table-cell office:value-type="float" office:value="0.647197" calcext:value-type="float">
            <text:p>0.647197</text:p>
          </table:table-cell>
          <table:table-cell office:value-type="float" office:value="0.409973" calcext:value-type="float">
            <text:p>0.409973</text:p>
          </table:table-cell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0.743912" calcext:value-type="float">
            <text:p>0.743912</text:p>
          </table:table-cell>
          <table:table-cell office:value-type="float" office:value="0.359728" calcext:value-type="float">
            <text:p>0.359728</text:p>
          </table:table-cell>
        </table:table-row>
        <table:table-row table:style-name="ro1">
          <table:table-cell office:value-type="float" office:value="3.293184" calcext:value-type="float">
            <text:p>3.293184</text:p>
          </table:table-cell>
          <table:table-cell office:value-type="float" office:value="0.675965" calcext:value-type="float">
            <text:p>0.675965</text:p>
          </table:table-cell>
          <table:table-cell office:value-type="float" office:value="0.386149" calcext:value-type="float">
            <text:p>0.386149</text:p>
          </table:table-cell>
        </table:table-row>
        <table:table-row table:style-name="ro1">
          <table:table-cell office:value-type="float" office:value="3.309568" calcext:value-type="float">
            <text:p>3.309568</text:p>
          </table:table-cell>
          <table:table-cell office:value-type="float" office:value="0.763502" calcext:value-type="float">
            <text:p>0.763502</text:p>
          </table:table-cell>
          <table:table-cell office:value-type="float" office:value="0.35134" calcext:value-type="float">
            <text:p>0.35134</text:p>
          </table:table-cell>
        </table:table-row>
        <table:table-row table:style-name="ro1">
          <table:table-cell office:value-type="float" office:value="3.325952" calcext:value-type="float">
            <text:p>3.325952</text:p>
          </table:table-cell>
          <table:table-cell office:value-type="float" office:value="0.780532" calcext:value-type="float">
            <text:p>0.780532</text:p>
          </table:table-cell>
          <table:table-cell office:value-type="float" office:value="0.345434" calcext:value-type="float">
            <text:p>0.345434</text:p>
          </table:table-cell>
        </table:table-row>
        <table:table-row table:style-name="ro1">
          <table:table-cell office:value-type="float" office:value="3.342336" calcext:value-type="float">
            <text:p>3.342336</text:p>
          </table:table-cell>
          <table:table-cell office:value-type="float" office:value="0.638762" calcext:value-type="float">
            <text:p>0.638762</text:p>
          </table:table-cell>
          <table:table-cell office:value-type="float" office:value="0.399906" calcext:value-type="float">
            <text:p>0.399906</text:p>
          </table:table-cell>
        </table:table-row>
        <table:table-row table:style-name="ro1">
          <table:table-cell office:value-type="float" office:value="3.35872" calcext:value-type="float">
            <text:p>3.35872</text:p>
          </table:table-cell>
          <table:table-cell office:value-type="float" office:value="0.549092" calcext:value-type="float">
            <text:p>0.549092</text:p>
          </table:table-cell>
          <table:table-cell office:value-type="float" office:value="0.449988" calcext:value-type="float">
            <text:p>0.449988</text:p>
          </table:table-cell>
        </table:table-row>
        <table:table-row table:style-name="ro1">
          <table:table-cell office:value-type="float" office:value="3.375104" calcext:value-type="float">
            <text:p>3.375104</text:p>
          </table:table-cell>
          <table:table-cell office:value-type="float" office:value="0.700172" calcext:value-type="float">
            <text:p>0.700172</text:p>
          </table:table-cell>
          <table:table-cell office:value-type="float" office:value="0.377082" calcext:value-type="float">
            <text:p>0.377082</text:p>
          </table:table-cell>
        </table:table-row>
        <table:table-row table:style-name="ro1">
          <table:table-cell office:value-type="float" office:value="3.391488" calcext:value-type="float">
            <text:p>3.391488</text:p>
          </table:table-cell>
          <table:table-cell office:value-type="float" office:value="0.744357" calcext:value-type="float">
            <text:p>0.744357</text:p>
          </table:table-cell>
          <table:table-cell office:value-type="float" office:value="0.373172" calcext:value-type="float">
            <text:p>0.373172</text:p>
          </table:table-cell>
        </table:table-row>
        <table:table-row table:style-name="ro1">
          <table:table-cell office:value-type="float" office:value="3.407872" calcext:value-type="float">
            <text:p>3.407872</text:p>
          </table:table-cell>
          <table:table-cell office:value-type="float" office:value="0.72468" calcext:value-type="float">
            <text:p>0.72468</text:p>
          </table:table-cell>
          <table:table-cell office:value-type="float" office:value="0.372307" calcext:value-type="float">
            <text:p>0.372307</text:p>
          </table:table-cell>
        </table:table-row>
        <table:table-row table:style-name="ro1">
          <table:table-cell office:value-type="float" office:value="3.424256" calcext:value-type="float">
            <text:p>3.424256</text:p>
          </table:table-cell>
          <table:table-cell office:value-type="float" office:value="0.63952" calcext:value-type="float">
            <text:p>0.63952</text:p>
          </table:table-cell>
          <table:table-cell office:value-type="float" office:value="0.400612" calcext:value-type="float">
            <text:p>0.400612</text:p>
          </table:table-cell>
        </table:table-row>
        <table:table-row table:style-name="ro1">
          <table:table-cell office:value-type="float" office:value="3.44064" calcext:value-type="float">
            <text:p>3.44064</text:p>
          </table:table-cell>
          <table:table-cell office:value-type="float" office:value="0.719128" calcext:value-type="float">
            <text:p>0.719128</text:p>
          </table:table-cell>
          <table:table-cell office:value-type="float" office:value="0.382037" calcext:value-type="float">
            <text:p>0.382037</text:p>
          </table:table-cell>
        </table:table-row>
        <table:table-row table:style-name="ro1">
          <table:table-cell office:value-type="float" office:value="3.457024" calcext:value-type="float">
            <text:p>3.457024</text:p>
          </table:table-cell>
          <table:table-cell office:value-type="float" office:value="0.731445" calcext:value-type="float">
            <text:p>0.731445</text:p>
          </table:table-cell>
          <table:table-cell office:value-type="float" office:value="0.371016" calcext:value-type="float">
            <text:p>0.371016</text:p>
          </table:table-cell>
        </table:table-row>
        <table:table-row table:style-name="ro1">
          <table:table-cell office:value-type="float" office:value="3.473408" calcext:value-type="float">
            <text:p>3.473408</text:p>
          </table:table-cell>
          <table:table-cell office:value-type="float" office:value="0.804303" calcext:value-type="float">
            <text:p>0.804303</text:p>
          </table:table-cell>
          <table:table-cell office:value-type="float" office:value="0.327213" calcext:value-type="float">
            <text:p>0.327213</text:p>
          </table:table-cell>
        </table:table-row>
        <table:table-row table:style-name="ro1">
          <table:table-cell office:value-type="float" office:value="3.489792" calcext:value-type="float">
            <text:p>3.489792</text:p>
          </table:table-cell>
          <table:table-cell office:value-type="float" office:value="0.728811" calcext:value-type="float">
            <text:p>0.728811</text:p>
          </table:table-cell>
          <table:table-cell office:value-type="float" office:value="0.377904" calcext:value-type="float">
            <text:p>0.377904</text:p>
          </table:table-cell>
        </table:table-row>
        <table:table-row table:style-name="ro1">
          <table:table-cell office:value-type="float" office:value="3.506176" calcext:value-type="float">
            <text:p>3.506176</text:p>
          </table:table-cell>
          <table:table-cell office:value-type="float" office:value="0.648408" calcext:value-type="float">
            <text:p>0.648408</text:p>
          </table:table-cell>
          <table:table-cell office:value-type="float" office:value="0.400209" calcext:value-type="float">
            <text:p>0.400209</text:p>
          </table:table-cell>
        </table:table-row>
        <table:table-row table:style-name="ro1">
          <table:table-cell office:value-type="float" office:value="3.52256" calcext:value-type="float">
            <text:p>3.52256</text:p>
          </table:table-cell>
          <table:table-cell office:value-type="float" office:value="0.60726" calcext:value-type="float">
            <text:p>0.60726</text:p>
          </table:table-cell>
          <table:table-cell office:value-type="float" office:value="0.428032" calcext:value-type="float">
            <text:p>0.428032</text:p>
          </table:table-cell>
        </table:table-row>
        <table:table-row table:style-name="ro1">
          <table:table-cell office:value-type="float" office:value="3.538944" calcext:value-type="float">
            <text:p>3.538944</text:p>
          </table:table-cell>
          <table:table-cell office:value-type="float" office:value="0.76279" calcext:value-type="float">
            <text:p>0.76279</text:p>
          </table:table-cell>
          <table:table-cell office:value-type="float" office:value="0.358625" calcext:value-type="float">
            <text:p>0.358625</text:p>
          </table:table-cell>
        </table:table-row>
        <table:table-row table:style-name="ro1">
          <table:table-cell office:value-type="float" office:value="3.555328" calcext:value-type="float">
            <text:p>3.555328</text:p>
          </table:table-cell>
          <table:table-cell office:value-type="float" office:value="0.725355" calcext:value-type="float">
            <text:p>0.725355</text:p>
          </table:table-cell>
          <table:table-cell office:value-type="float" office:value="0.369378" calcext:value-type="float">
            <text:p>0.369378</text:p>
          </table:table-cell>
        </table:table-row>
        <table:table-row table:style-name="ro1">
          <table:table-cell office:value-type="float" office:value="3.571712" calcext:value-type="float">
            <text:p>3.571712</text:p>
          </table:table-cell>
          <table:table-cell office:value-type="float" office:value="0.681426" calcext:value-type="float">
            <text:p>0.681426</text:p>
          </table:table-cell>
          <table:table-cell office:value-type="float" office:value="0.389716" calcext:value-type="float">
            <text:p>0.389716</text:p>
          </table:table-cell>
        </table:table-row>
        <table:table-row table:style-name="ro1">
          <table:table-cell office:value-type="float" office:value="3.588096" calcext:value-type="float">
            <text:p>3.588096</text:p>
          </table:table-cell>
          <table:table-cell office:value-type="float" office:value="0.656135" calcext:value-type="float">
            <text:p>0.656135</text:p>
          </table:table-cell>
          <table:table-cell office:value-type="float" office:value="0.404553" calcext:value-type="float">
            <text:p>0.404553</text:p>
          </table:table-cell>
        </table:table-row>
        <table:table-row table:style-name="ro1">
          <table:table-cell office:value-type="float" office:value="3.60448" calcext:value-type="float">
            <text:p>3.60448</text:p>
          </table:table-cell>
          <table:table-cell office:value-type="float" office:value="0.716303" calcext:value-type="float">
            <text:p>0.716303</text:p>
          </table:table-cell>
          <table:table-cell office:value-type="float" office:value="0.380288" calcext:value-type="float">
            <text:p>0.380288</text:p>
          </table:table-cell>
        </table:table-row>
        <table:table-row table:style-name="ro1">
          <table:table-cell office:value-type="float" office:value="3.620864" calcext:value-type="float">
            <text:p>3.620864</text:p>
          </table:table-cell>
          <table:table-cell office:value-type="float" office:value="0.647374" calcext:value-type="float">
            <text:p>0.647374</text:p>
          </table:table-cell>
          <table:table-cell office:value-type="float" office:value="0.407783" calcext:value-type="float">
            <text:p>0.407783</text:p>
          </table:table-cell>
        </table:table-row>
        <table:table-row table:style-name="ro1">
          <table:table-cell office:value-type="float" office:value="3.637248" calcext:value-type="float">
            <text:p>3.637248</text:p>
          </table:table-cell>
          <table:table-cell office:value-type="float" office:value="0.795685" calcext:value-type="float">
            <text:p>0.795685</text:p>
          </table:table-cell>
          <table:table-cell office:value-type="float" office:value="0.341377" calcext:value-type="float">
            <text:p>0.341377</text:p>
          </table:table-cell>
        </table:table-row>
        <table:table-row table:style-name="ro1">
          <table:table-cell office:value-type="float" office:value="3.653632" calcext:value-type="float">
            <text:p>3.653632</text:p>
          </table:table-cell>
          <table:table-cell office:value-type="float" office:value="0.811695" calcext:value-type="float">
            <text:p>0.811695</text:p>
          </table:table-cell>
          <table:table-cell office:value-type="float" office:value="0.326258" calcext:value-type="float">
            <text:p>0.326258</text:p>
          </table:table-cell>
        </table:table-row>
        <table:table-row table:style-name="ro1">
          <table:table-cell office:value-type="float" office:value="3.670016" calcext:value-type="float">
            <text:p>3.670016</text:p>
          </table:table-cell>
          <table:table-cell office:value-type="float" office:value="0.857566" calcext:value-type="float">
            <text:p>0.857566</text:p>
          </table:table-cell>
          <table:table-cell office:value-type="float" office:value="0.312764" calcext:value-type="float">
            <text:p>0.312764</text:p>
          </table:table-cell>
        </table:table-row>
        <table:table-row table:style-name="ro1">
          <table:table-cell office:value-type="float" office:value="3.6864" calcext:value-type="float">
            <text:p>3.6864</text:p>
          </table:table-cell>
          <table:table-cell office:value-type="float" office:value="0.636589" calcext:value-type="float">
            <text:p>0.636589</text:p>
          </table:table-cell>
          <table:table-cell office:value-type="float" office:value="0.401395" calcext:value-type="float">
            <text:p>0.401395</text:p>
          </table:table-cell>
        </table:table-row>
        <table:table-row table:style-name="ro1">
          <table:table-cell office:value-type="float" office:value="3.702784" calcext:value-type="float">
            <text:p>3.702784</text:p>
          </table:table-cell>
          <table:table-cell office:value-type="float" office:value="0.721063" calcext:value-type="float">
            <text:p>0.721063</text:p>
          </table:table-cell>
          <table:table-cell office:value-type="float" office:value="0.37294" calcext:value-type="float">
            <text:p>0.37294</text:p>
          </table:table-cell>
        </table:table-row>
        <table:table-row table:style-name="ro1">
          <table:table-cell office:value-type="float" office:value="3.719168" calcext:value-type="float">
            <text:p>3.719168</text:p>
          </table:table-cell>
          <table:table-cell office:value-type="float" office:value="0.620582" calcext:value-type="float">
            <text:p>0.620582</text:p>
          </table:table-cell>
          <table:table-cell office:value-type="float" office:value="0.409477" calcext:value-type="float">
            <text:p>0.409477</text:p>
          </table:table-cell>
        </table:table-row>
        <table:table-row table:style-name="ro1">
          <table:table-cell office:value-type="float" office:value="3.735552" calcext:value-type="float">
            <text:p>3.735552</text:p>
          </table:table-cell>
          <table:table-cell office:value-type="float" office:value="0.644083" calcext:value-type="float">
            <text:p>0.644083</text:p>
          </table:table-cell>
          <table:table-cell office:value-type="float" office:value="0.429774" calcext:value-type="float">
            <text:p>0.429774</text:p>
          </table:table-cell>
        </table:table-row>
        <table:table-row table:style-name="ro1">
          <table:table-cell office:value-type="float" office:value="3.751936" calcext:value-type="float">
            <text:p>3.751936</text:p>
          </table:table-cell>
          <table:table-cell office:value-type="float" office:value="0.723775" calcext:value-type="float">
            <text:p>0.723775</text:p>
          </table:table-cell>
          <table:table-cell office:value-type="float" office:value="0.361859" calcext:value-type="float">
            <text:p>0.361859</text:p>
          </table:table-cell>
        </table:table-row>
        <table:table-row table:style-name="ro1">
          <table:table-cell office:value-type="float" office:value="3.76832" calcext:value-type="float">
            <text:p>3.76832</text:p>
          </table:table-cell>
          <table:table-cell office:value-type="float" office:value="0.758966" calcext:value-type="float">
            <text:p>0.758966</text:p>
          </table:table-cell>
          <table:table-cell office:value-type="float" office:value="0.363442" calcext:value-type="float">
            <text:p>0.363442</text:p>
          </table:table-cell>
        </table:table-row>
        <table:table-row table:style-name="ro1">
          <table:table-cell office:value-type="float" office:value="3.784704" calcext:value-type="float">
            <text:p>3.784704</text:p>
          </table:table-cell>
          <table:table-cell office:value-type="float" office:value="0.794958" calcext:value-type="float">
            <text:p>0.794958</text:p>
          </table:table-cell>
          <table:table-cell office:value-type="float" office:value="0.332276" calcext:value-type="float">
            <text:p>0.332276</text:p>
          </table:table-cell>
        </table:table-row>
        <table:table-row table:style-name="ro1">
          <table:table-cell office:value-type="float" office:value="3.801088" calcext:value-type="float">
            <text:p>3.801088</text:p>
          </table:table-cell>
          <table:table-cell office:value-type="float" office:value="0.81297" calcext:value-type="float">
            <text:p>0.81297</text:p>
          </table:table-cell>
          <table:table-cell office:value-type="float" office:value="0.350309" calcext:value-type="float">
            <text:p>0.350309</text:p>
          </table:table-cell>
        </table:table-row>
        <table:table-row table:style-name="ro1">
          <table:table-cell office:value-type="float" office:value="3.817472" calcext:value-type="float">
            <text:p>3.817472</text:p>
          </table:table-cell>
          <table:table-cell office:value-type="float" office:value="0.668747" calcext:value-type="float">
            <text:p>0.668747</text:p>
          </table:table-cell>
          <table:table-cell office:value-type="float" office:value="0.400018" calcext:value-type="float">
            <text:p>0.400018</text:p>
          </table:table-cell>
        </table:table-row>
        <table:table-row table:style-name="ro1">
          <table:table-cell office:value-type="float" office:value="3.833856" calcext:value-type="float">
            <text:p>3.833856</text:p>
          </table:table-cell>
          <table:table-cell office:value-type="float" office:value="0.737411" calcext:value-type="float">
            <text:p>0.737411</text:p>
          </table:table-cell>
          <table:table-cell office:value-type="float" office:value="0.369626" calcext:value-type="float">
            <text:p>0.369626</text:p>
          </table:table-cell>
        </table:table-row>
        <table:table-row table:style-name="ro1">
          <table:table-cell office:value-type="float" office:value="3.85024" calcext:value-type="float">
            <text:p>3.85024</text:p>
          </table:table-cell>
          <table:table-cell office:value-type="float" office:value="0.783404" calcext:value-type="float">
            <text:p>0.783404</text:p>
          </table:table-cell>
          <table:table-cell office:value-type="float" office:value="0.339943" calcext:value-type="float">
            <text:p>0.339943</text:p>
          </table:table-cell>
        </table:table-row>
        <table:table-row table:style-name="ro1">
          <table:table-cell office:value-type="float" office:value="3.866624" calcext:value-type="float">
            <text:p>3.866624</text:p>
          </table:table-cell>
          <table:table-cell office:value-type="float" office:value="0.836319" calcext:value-type="float">
            <text:p>0.836319</text:p>
          </table:table-cell>
          <table:table-cell office:value-type="float" office:value="0.315531" calcext:value-type="float">
            <text:p>0.315531</text:p>
          </table:table-cell>
        </table:table-row>
        <table:table-row table:style-name="ro1">
          <table:table-cell office:value-type="float" office:value="3.883008" calcext:value-type="float">
            <text:p>3.883008</text:p>
          </table:table-cell>
          <table:table-cell office:value-type="float" office:value="0.759474" calcext:value-type="float">
            <text:p>0.759474</text:p>
          </table:table-cell>
          <table:table-cell office:value-type="float" office:value="0.351285" calcext:value-type="float">
            <text:p>0.351285</text:p>
          </table:table-cell>
        </table:table-row>
        <table:table-row table:style-name="ro1">
          <table:table-cell office:value-type="float" office:value="3.899392" calcext:value-type="float">
            <text:p>3.899392</text:p>
          </table:table-cell>
          <table:table-cell office:value-type="float" office:value="0.847977" calcext:value-type="float">
            <text:p>0.847977</text:p>
          </table:table-cell>
          <table:table-cell office:value-type="float" office:value="0.310619" calcext:value-type="float">
            <text:p>0.310619</text:p>
          </table:table-cell>
        </table:table-row>
        <table:table-row table:style-name="ro1">
          <table:table-cell office:value-type="float" office:value="3.915776" calcext:value-type="float">
            <text:p>3.915776</text:p>
          </table:table-cell>
          <table:table-cell office:value-type="float" office:value="0.84857" calcext:value-type="float">
            <text:p>0.84857</text:p>
          </table:table-cell>
          <table:table-cell office:value-type="float" office:value="0.319806" calcext:value-type="float">
            <text:p>0.319806</text:p>
          </table:table-cell>
        </table:table-row>
        <table:table-row table:style-name="ro1">
          <table:table-cell office:value-type="float" office:value="3.93216" calcext:value-type="float">
            <text:p>3.93216</text:p>
          </table:table-cell>
          <table:table-cell office:value-type="float" office:value="0.743098" calcext:value-type="float">
            <text:p>0.743098</text:p>
          </table:table-cell>
          <table:table-cell office:value-type="float" office:value="0.366313" calcext:value-type="float">
            <text:p>0.366313</text:p>
          </table:table-cell>
        </table:table-row>
        <table:table-row table:style-name="ro1">
          <table:table-cell office:value-type="float" office:value="3.948544" calcext:value-type="float">
            <text:p>3.948544</text:p>
          </table:table-cell>
          <table:table-cell office:value-type="float" office:value="0.808572" calcext:value-type="float">
            <text:p>0.808572</text:p>
          </table:table-cell>
          <table:table-cell office:value-type="float" office:value="0.350553" calcext:value-type="float">
            <text:p>0.350553</text:p>
          </table:table-cell>
        </table:table-row>
        <table:table-row table:style-name="ro1">
          <table:table-cell office:value-type="float" office:value="3.964928" calcext:value-type="float">
            <text:p>3.964928</text:p>
          </table:table-cell>
          <table:table-cell office:value-type="float" office:value="0.564818" calcext:value-type="float">
            <text:p>0.564818</text:p>
          </table:table-cell>
          <table:table-cell office:value-type="float" office:value="0.442049" calcext:value-type="float">
            <text:p>0.442049</text:p>
          </table:table-cell>
        </table:table-row>
        <table:table-row table:style-name="ro1">
          <table:table-cell office:value-type="float" office:value="3.981312" calcext:value-type="float">
            <text:p>3.981312</text:p>
          </table:table-cell>
          <table:table-cell office:value-type="float" office:value="0.740812" calcext:value-type="float">
            <text:p>0.740812</text:p>
          </table:table-cell>
          <table:table-cell office:value-type="float" office:value="0.362201" calcext:value-type="float">
            <text:p>0.362201</text:p>
          </table:table-cell>
        </table:table-row>
        <table:table-row table:style-name="ro1">
          <table:table-cell office:value-type="float" office:value="3.997696" calcext:value-type="float">
            <text:p>3.997696</text:p>
          </table:table-cell>
          <table:table-cell office:value-type="float" office:value="0.855728" calcext:value-type="float">
            <text:p>0.855728</text:p>
          </table:table-cell>
          <table:table-cell office:value-type="float" office:value="0.305662" calcext:value-type="float">
            <text:p>0.305662</text:p>
          </table:table-cell>
        </table:table-row>
      </table:table>
      <table:named-expressions/>
      <table:database-ranges>
        <table:database-range table:name="__Anonymous_Sheet_DB__0" table:target-range-address="simulation_results_RR.A1:simulation_results_RR.M1277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8T15:29:35.156405991</dc:date>
    <meta:editing-duration>PT10M45S</meta:editing-duration>
    <meta:editing-cycles>1</meta:editing-cycles>
    <meta:document-statistic meta:table-count="2" meta:cell-count="1733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767cm" svg:y="3.955cm" style:legend-expansion="high" chart:style-name="ch2"/>
        <chart:plot-area chart:style-name="ch3" table:cell-range-address="Sheet2.A1:Sheet2.C245" chart:data-source-has-labels="row" svg:x="0.319cm" svg:y="0.18cm" svg:width="14.129cm" svg:height="8.646cm">
          <chart:coordinate-region svg:x="1.046cm" svg:y="0.379cm" svg:width="13.16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7" chart:values-cell-range-address="Sheet2.C2:Sheet2.C245" chart:label-cell-address="Sheet2.C1:Sheet2.C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384">
                <text:p>0.016384</text:p>
                <draw:g>
                  <svg:desc>Sheet2.A2:Sheet2.A245</svg:desc>
                </draw:g>
              </table:table-cell>
              <table:table-cell office:value-type="float" office:value="0.008503">
                <text:p>0.008503</text:p>
                <draw:g>
                  <svg:desc>Sheet2.B2:Sheet2.B245</svg:desc>
                </draw:g>
              </table:table-cell>
              <table:table-cell office:value-type="float" office:value="0.00859">
                <text:p>0.00859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68">
                <text:p>0.032768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152">
                <text:p>0.049152</text:p>
              </table:table-cell>
              <table:table-cell office:value-type="float" office:value="0.025335">
                <text:p>0.025335</text:p>
              </table:table-cell>
              <table:table-cell office:value-type="float" office:value="0.025337">
                <text:p>0.025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536">
                <text:p>0.065536</text:p>
              </table:table-cell>
              <table:table-cell office:value-type="float" office:value="0.033751">
                <text:p>0.033751</text:p>
              </table:table-cell>
              <table:table-cell office:value-type="float" office:value="0.03384">
                <text:p>0.03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92">
                <text:p>0.08192</text:p>
              </table:table-cell>
              <table:table-cell office:value-type="float" office:value="0.042171">
                <text:p>0.042171</text:p>
              </table:table-cell>
              <table:table-cell office:value-type="float" office:value="0.042173">
                <text:p>0.04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304">
                <text:p>0.098304</text:p>
              </table:table-cell>
              <table:table-cell office:value-type="float" office:value="0.050585">
                <text:p>0.050585</text:p>
              </table:table-cell>
              <table:table-cell office:value-type="float" office:value="0.050712">
                <text:p>0.050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688">
                <text:p>0.114688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09">
                <text:p>0.059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072">
                <text:p>0.131072</text:p>
              </table:table-cell>
              <table:table-cell office:value-type="float" office:value="0.067416">
                <text:p>0.067416</text:p>
              </table:table-cell>
              <table:table-cell office:value-type="float" office:value="0.067434">
                <text:p>0.067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456">
                <text:p>0.147456</text:p>
              </table:table-cell>
              <table:table-cell office:value-type="float" office:value="0.075835">
                <text:p>0.075835</text:p>
              </table:table-cell>
              <table:table-cell office:value-type="float" office:value="0.075934">
                <text:p>0.075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384">
                <text:p>0.16384</text:p>
              </table:table-cell>
              <table:table-cell office:value-type="float" office:value="0.084247">
                <text:p>0.084247</text:p>
              </table:table-cell>
              <table:table-cell office:value-type="float" office:value="0.084261">
                <text:p>0.084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0224">
                <text:p>0.180224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681">
                <text:p>0.092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6608">
                <text:p>0.196608</text:p>
              </table:table-cell>
              <table:table-cell office:value-type="float" office:value="0.101088">
                <text:p>0.101088</text:p>
              </table:table-cell>
              <table:table-cell office:value-type="float" office:value="0.101105">
                <text:p>0.101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2992">
                <text:p>0.212992</text:p>
              </table:table-cell>
              <table:table-cell office:value-type="float" office:value="0.109495">
                <text:p>0.109495</text:p>
              </table:table-cell>
              <table:table-cell office:value-type="float" office:value="0.109514">
                <text:p>0.109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376">
                <text:p>0.229376</text:p>
              </table:table-cell>
              <table:table-cell office:value-type="float" office:value="0.117917">
                <text:p>0.117917</text:p>
              </table:table-cell>
              <table:table-cell office:value-type="float" office:value="0.117933">
                <text:p>0.117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76">
                <text:p>0.24576</text:p>
              </table:table-cell>
              <table:table-cell office:value-type="float" office:value="0.12634">
                <text:p>0.12634</text:p>
              </table:table-cell>
              <table:table-cell office:value-type="float" office:value="0.126346">
                <text:p>0.126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2144">
                <text:p>0.262144</text:p>
              </table:table-cell>
              <table:table-cell office:value-type="float" office:value="0.13475">
                <text:p>0.13475</text:p>
              </table:table-cell>
              <table:table-cell office:value-type="float" office:value="0.134765">
                <text:p>0.134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528">
                <text:p>0.278528</text:p>
              </table:table-cell>
              <table:table-cell office:value-type="float" office:value="0.143173">
                <text:p>0.143173</text:p>
              </table:table-cell>
              <table:table-cell office:value-type="float" office:value="0.143197">
                <text:p>0.143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912">
                <text:p>0.294912</text:p>
              </table:table-cell>
              <table:table-cell office:value-type="float" office:value="0.151578">
                <text:p>0.151578</text:p>
              </table:table-cell>
              <table:table-cell office:value-type="float" office:value="0.151609">
                <text:p>0.151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1296">
                <text:p>0.311296</text:p>
              </table:table-cell>
              <table:table-cell office:value-type="float" office:value="0.159994">
                <text:p>0.159994</text:p>
              </table:table-cell>
              <table:table-cell office:value-type="float" office:value="0.160028">
                <text:p>0.160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768">
                <text:p>0.32768</text:p>
              </table:table-cell>
              <table:table-cell office:value-type="float" office:value="0.168427">
                <text:p>0.168427</text:p>
              </table:table-cell>
              <table:table-cell office:value-type="float" office:value="0.168434">
                <text:p>0.168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064">
                <text:p>0.344064</text:p>
              </table:table-cell>
              <table:table-cell office:value-type="float" office:value="0.176845">
                <text:p>0.176845</text:p>
              </table:table-cell>
              <table:table-cell office:value-type="float" office:value="0.176961">
                <text:p>0.176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0448">
                <text:p>0.360448</text:p>
              </table:table-cell>
              <table:table-cell office:value-type="float" office:value="0.185245">
                <text:p>0.185245</text:p>
              </table:table-cell>
              <table:table-cell office:value-type="float" office:value="0.18527">
                <text:p>0.18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832">
                <text:p>0.376832</text:p>
              </table:table-cell>
              <table:table-cell office:value-type="float" office:value="0.193673">
                <text:p>0.193673</text:p>
              </table:table-cell>
              <table:table-cell office:value-type="float" office:value="0.193701">
                <text:p>0.193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3216">
                <text:p>0.393216</text:p>
              </table:table-cell>
              <table:table-cell office:value-type="float" office:value="0.202079">
                <text:p>0.202079</text:p>
              </table:table-cell>
              <table:table-cell office:value-type="float" office:value="0.202169">
                <text:p>0.202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6">
                <text:p>0.4096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29">
                <text:p>0.210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984">
                <text:p>0.425984</text:p>
              </table:table-cell>
              <table:table-cell office:value-type="float" office:value="0.218915">
                <text:p>0.218915</text:p>
              </table:table-cell>
              <table:table-cell office:value-type="float" office:value="0.218944">
                <text:p>0.218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368">
                <text:p>0.442368</text:p>
              </table:table-cell>
              <table:table-cell office:value-type="float" office:value="0.22734">
                <text:p>0.22734</text:p>
              </table:table-cell>
              <table:table-cell office:value-type="float" office:value="0.227351">
                <text:p>0.227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8752">
                <text:p>0.458752</text:p>
              </table:table-cell>
              <table:table-cell office:value-type="float" office:value="0.235741">
                <text:p>0.235741</text:p>
              </table:table-cell>
              <table:table-cell office:value-type="float" office:value="0.235861">
                <text:p>0.235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5136">
                <text:p>0.475136</text:p>
              </table:table-cell>
              <table:table-cell office:value-type="float" office:value="0.24416">
                <text:p>0.24416</text:p>
              </table:table-cell>
              <table:table-cell office:value-type="float" office:value="0.244198">
                <text:p>0.2441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152">
                <text:p>0.49152</text:p>
              </table:table-cell>
              <table:table-cell office:value-type="float" office:value="0.252589">
                <text:p>0.252589</text:p>
              </table:table-cell>
              <table:table-cell office:value-type="float" office:value="0.252615">
                <text:p>0.252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7904">
                <text:p>0.507904</text:p>
              </table:table-cell>
              <table:table-cell office:value-type="float" office:value="0.260987">
                <text:p>0.260987</text:p>
              </table:table-cell>
              <table:table-cell office:value-type="float" office:value="0.261153">
                <text:p>0.261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4288">
                <text:p>0.524288</text:p>
              </table:table-cell>
              <table:table-cell office:value-type="float" office:value="0.26943">
                <text:p>0.26943</text:p>
              </table:table-cell>
              <table:table-cell office:value-type="float" office:value="0.269526">
                <text:p>0.269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0672">
                <text:p>0.540672</text:p>
              </table:table-cell>
              <table:table-cell office:value-type="float" office:value="0.277836">
                <text:p>0.277836</text:p>
              </table:table-cell>
              <table:table-cell office:value-type="float" office:value="0.277865">
                <text:p>0.277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056">
                <text:p>0.557056</text:p>
              </table:table-cell>
              <table:table-cell office:value-type="float" office:value="0.286261">
                <text:p>0.286261</text:p>
              </table:table-cell>
              <table:table-cell office:value-type="float" office:value="0.286317">
                <text:p>0.2863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344">
                <text:p>0.57344</text:p>
              </table:table-cell>
              <table:table-cell office:value-type="float" office:value="0.294687">
                <text:p>0.294687</text:p>
              </table:table-cell>
              <table:table-cell office:value-type="float" office:value="0.294734">
                <text:p>0.294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9824">
                <text:p>0.589824</text:p>
              </table:table-cell>
              <table:table-cell office:value-type="float" office:value="0.303095">
                <text:p>0.303095</text:p>
              </table:table-cell>
              <table:table-cell office:value-type="float" office:value="0.303139">
                <text:p>0.303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6208">
                <text:p>0.606208</text:p>
              </table:table-cell>
              <table:table-cell office:value-type="float" office:value="0.311509">
                <text:p>0.311509</text:p>
              </table:table-cell>
              <table:table-cell office:value-type="float" office:value="0.31156">
                <text:p>0.31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2592">
                <text:p>0.622592</text:p>
              </table:table-cell>
              <table:table-cell office:value-type="float" office:value="0.319923">
                <text:p>0.319923</text:p>
              </table:table-cell>
              <table:table-cell office:value-type="float" office:value="0.320073">
                <text:p>0.320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8976">
                <text:p>0.638976</text:p>
              </table:table-cell>
              <table:table-cell office:value-type="float" office:value="0.328316">
                <text:p>0.328316</text:p>
              </table:table-cell>
              <table:table-cell office:value-type="float" office:value="0.328403">
                <text:p>0.328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536">
                <text:p>0.65536</text:p>
              </table:table-cell>
              <table:table-cell office:value-type="float" office:value="0.336736">
                <text:p>0.336736</text:p>
              </table:table-cell>
              <table:table-cell office:value-type="float" office:value="0.336819">
                <text:p>0.3368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1744">
                <text:p>0.671744</text:p>
              </table:table-cell>
              <table:table-cell office:value-type="float" office:value="0.345163">
                <text:p>0.345163</text:p>
              </table:table-cell>
              <table:table-cell office:value-type="float" office:value="0.345246">
                <text:p>0.345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8128">
                <text:p>0.688128</text:p>
              </table:table-cell>
              <table:table-cell office:value-type="float" office:value="0.353595">
                <text:p>0.353595</text:p>
              </table:table-cell>
              <table:table-cell office:value-type="float" office:value="0.353657">
                <text:p>0.353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4512">
                <text:p>0.704512</text:p>
              </table:table-cell>
              <table:table-cell office:value-type="float" office:value="0.361994">
                <text:p>0.361994</text:p>
              </table:table-cell>
              <table:table-cell office:value-type="float" office:value="0.362082">
                <text:p>0.3620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0896">
                <text:p>0.720896</text:p>
              </table:table-cell>
              <table:table-cell office:value-type="float" office:value="0.370416">
                <text:p>0.370416</text:p>
              </table:table-cell>
              <table:table-cell office:value-type="float" office:value="0.370567">
                <text:p>0.370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728">
                <text:p>0.73728</text:p>
              </table:table-cell>
              <table:table-cell office:value-type="float" office:value="0.378878">
                <text:p>0.378878</text:p>
              </table:table-cell>
              <table:table-cell office:value-type="float" office:value="0.37887">
                <text:p>0.37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3664">
                <text:p>0.753664</text:p>
              </table:table-cell>
              <table:table-cell office:value-type="float" office:value="0.387249">
                <text:p>0.387249</text:p>
              </table:table-cell>
              <table:table-cell office:value-type="float" office:value="0.387323">
                <text:p>0.3873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0048">
                <text:p>0.770048</text:p>
              </table:table-cell>
              <table:table-cell office:value-type="float" office:value="0.395692">
                <text:p>0.395692</text:p>
              </table:table-cell>
              <table:table-cell office:value-type="float" office:value="0.395731">
                <text:p>0.3957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432">
                <text:p>0.786432</text:p>
              </table:table-cell>
              <table:table-cell office:value-type="float" office:value="0.404087">
                <text:p>0.404087</text:p>
              </table:table-cell>
              <table:table-cell office:value-type="float" office:value="0.404147">
                <text:p>0.404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2816">
                <text:p>0.802816</text:p>
              </table:table-cell>
              <table:table-cell office:value-type="float" office:value="0.412504">
                <text:p>0.412504</text:p>
              </table:table-cell>
              <table:table-cell office:value-type="float" office:value="0.412572">
                <text:p>0.412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92">
                <text:p>0.8192</text:p>
              </table:table-cell>
              <table:table-cell office:value-type="float" office:value="0.420943">
                <text:p>0.420943</text:p>
              </table:table-cell>
              <table:table-cell office:value-type="float" office:value="0.420979">
                <text:p>0.4209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5584">
                <text:p>0.835584</text:p>
              </table:table-cell>
              <table:table-cell office:value-type="float" office:value="0.429341">
                <text:p>0.429341</text:p>
              </table:table-cell>
              <table:table-cell office:value-type="float" office:value="0.42941">
                <text:p>0.42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1968">
                <text:p>0.851968</text:p>
              </table:table-cell>
              <table:table-cell office:value-type="float" office:value="0.437767">
                <text:p>0.437767</text:p>
              </table:table-cell>
              <table:table-cell office:value-type="float" office:value="0.437908">
                <text:p>0.4379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8352">
                <text:p>0.868352</text:p>
              </table:table-cell>
              <table:table-cell office:value-type="float" office:value="0.446148">
                <text:p>0.446148</text:p>
              </table:table-cell>
              <table:table-cell office:value-type="float" office:value="0.446237">
                <text:p>0.4462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4736">
                <text:p>0.884736</text:p>
              </table:table-cell>
              <table:table-cell office:value-type="float" office:value="0.454569">
                <text:p>0.454569</text:p>
              </table:table-cell>
              <table:table-cell office:value-type="float" office:value="0.454776">
                <text:p>0.4547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112">
                <text:p>0.90112</text:p>
              </table:table-cell>
              <table:table-cell office:value-type="float" office:value="0.463013">
                <text:p>0.463013</text:p>
              </table:table-cell>
              <table:table-cell office:value-type="float" office:value="0.463127">
                <text:p>0.463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504">
                <text:p>0.917504</text:p>
              </table:table-cell>
              <table:table-cell office:value-type="float" office:value="0.471396">
                <text:p>0.471396</text:p>
              </table:table-cell>
              <table:table-cell office:value-type="float" office:value="0.471565">
                <text:p>0.4715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3888">
                <text:p>0.933888</text:p>
              </table:table-cell>
              <table:table-cell office:value-type="float" office:value="0.479852">
                <text:p>0.479852</text:p>
              </table:table-cell>
              <table:table-cell office:value-type="float" office:value="0.479899">
                <text:p>0.479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0272">
                <text:p>0.950272</text:p>
              </table:table-cell>
              <table:table-cell office:value-type="float" office:value="0.488224">
                <text:p>0.488224</text:p>
              </table:table-cell>
              <table:table-cell office:value-type="float" office:value="0.488317">
                <text:p>0.4883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6656">
                <text:p>0.966656</text:p>
              </table:table-cell>
              <table:table-cell office:value-type="float" office:value="0.496728">
                <text:p>0.496728</text:p>
              </table:table-cell>
              <table:table-cell office:value-type="float" office:value="0.496826">
                <text:p>0.496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304">
                <text:p>0.98304</text:p>
              </table:table-cell>
              <table:table-cell office:value-type="float" office:value="0.505082">
                <text:p>0.505082</text:p>
              </table:table-cell>
              <table:table-cell office:value-type="float" office:value="0.505235">
                <text:p>0.505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24">
                <text:p>0.999424</text:p>
              </table:table-cell>
              <table:table-cell office:value-type="float" office:value="0.500312">
                <text:p>0.500312</text:p>
              </table:table-cell>
              <table:table-cell office:value-type="float" office:value="0.507213">
                <text:p>0.5072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808">
                <text:p>1.015808</text:p>
              </table:table-cell>
              <table:table-cell office:value-type="float" office:value="0.498762">
                <text:p>0.498762</text:p>
              </table:table-cell>
              <table:table-cell office:value-type="float" office:value="0.504129">
                <text:p>0.504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2192">
                <text:p>1.032192</text:p>
              </table:table-cell>
              <table:table-cell office:value-type="float" office:value="0.494675">
                <text:p>0.494675</text:p>
              </table:table-cell>
              <table:table-cell office:value-type="float" office:value="0.498921">
                <text:p>0.4989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8576">
                <text:p>1.048576</text:p>
              </table:table-cell>
              <table:table-cell office:value-type="float" office:value="0.489623">
                <text:p>0.489623</text:p>
              </table:table-cell>
              <table:table-cell office:value-type="float" office:value="0.495487">
                <text:p>0.4954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96">
                <text:p>1.06496</text:p>
              </table:table-cell>
              <table:table-cell office:value-type="float" office:value="0.488411">
                <text:p>0.488411</text:p>
              </table:table-cell>
              <table:table-cell office:value-type="float" office:value="0.495403">
                <text:p>0.495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1344">
                <text:p>1.081344</text:p>
              </table:table-cell>
              <table:table-cell office:value-type="float" office:value="0.486192">
                <text:p>0.486192</text:p>
              </table:table-cell>
              <table:table-cell office:value-type="float" office:value="0.486946">
                <text:p>0.4869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7728">
                <text:p>1.097728</text:p>
              </table:table-cell>
              <table:table-cell office:value-type="float" office:value="0.483501">
                <text:p>0.483501</text:p>
              </table:table-cell>
              <table:table-cell office:value-type="float" office:value="0.485694">
                <text:p>0.485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4112">
                <text:p>1.114112</text:p>
              </table:table-cell>
              <table:table-cell office:value-type="float" office:value="0.485386">
                <text:p>0.485386</text:p>
              </table:table-cell>
              <table:table-cell office:value-type="float" office:value="0.479362">
                <text:p>0.47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0496">
                <text:p>1.130496</text:p>
              </table:table-cell>
              <table:table-cell office:value-type="float" office:value="0.483559">
                <text:p>0.483559</text:p>
              </table:table-cell>
              <table:table-cell office:value-type="float" office:value="0.47801">
                <text:p>0.478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688">
                <text:p>1.14688</text:p>
              </table:table-cell>
              <table:table-cell office:value-type="float" office:value="0.476283">
                <text:p>0.476283</text:p>
              </table:table-cell>
              <table:table-cell office:value-type="float" office:value="0.474172">
                <text:p>0.4741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3264">
                <text:p>1.163264</text:p>
              </table:table-cell>
              <table:table-cell office:value-type="float" office:value="0.480915">
                <text:p>0.480915</text:p>
              </table:table-cell>
              <table:table-cell office:value-type="float" office:value="0.472535">
                <text:p>0.4725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9648">
                <text:p>1.179648</text:p>
              </table:table-cell>
              <table:table-cell office:value-type="float" office:value="0.479448">
                <text:p>0.479448</text:p>
              </table:table-cell>
              <table:table-cell office:value-type="float" office:value="0.470434">
                <text:p>0.470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6032">
                <text:p>1.196032</text:p>
              </table:table-cell>
              <table:table-cell office:value-type="float" office:value="0.476025">
                <text:p>0.476025</text:p>
              </table:table-cell>
              <table:table-cell office:value-type="float" office:value="0.469018">
                <text:p>0.469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416">
                <text:p>1.212416</text:p>
              </table:table-cell>
              <table:table-cell office:value-type="float" office:value="0.482931">
                <text:p>0.482931</text:p>
              </table:table-cell>
              <table:table-cell office:value-type="float" office:value="0.478054">
                <text:p>0.478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8">
                <text:p>1.2288</text:p>
              </table:table-cell>
              <table:table-cell office:value-type="float" office:value="0.478358">
                <text:p>0.478358</text:p>
              </table:table-cell>
              <table:table-cell office:value-type="float" office:value="0.46748">
                <text:p>0.467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184">
                <text:p>1.245184</text:p>
              </table:table-cell>
              <table:table-cell office:value-type="float" office:value="0.492712">
                <text:p>0.492712</text:p>
              </table:table-cell>
              <table:table-cell office:value-type="float" office:value="0.466515">
                <text:p>0.466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568">
                <text:p>1.261568</text:p>
              </table:table-cell>
              <table:table-cell office:value-type="float" office:value="0.471282">
                <text:p>0.471282</text:p>
              </table:table-cell>
              <table:table-cell office:value-type="float" office:value="0.467643">
                <text:p>0.4676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7952">
                <text:p>1.277952</text:p>
              </table:table-cell>
              <table:table-cell office:value-type="float" office:value="0.503994">
                <text:p>0.503994</text:p>
              </table:table-cell>
              <table:table-cell office:value-type="float" office:value="0.457954">
                <text:p>0.4579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4336">
                <text:p>1.294336</text:p>
              </table:table-cell>
              <table:table-cell office:value-type="float" office:value="0.472397">
                <text:p>0.472397</text:p>
              </table:table-cell>
              <table:table-cell office:value-type="float" office:value="0.47083">
                <text:p>0.470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072">
                <text:p>1.31072</text:p>
              </table:table-cell>
              <table:table-cell office:value-type="float" office:value="0.484034">
                <text:p>0.484034</text:p>
              </table:table-cell>
              <table:table-cell office:value-type="float" office:value="0.475323">
                <text:p>0.4753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7104">
                <text:p>1.327104</text:p>
              </table:table-cell>
              <table:table-cell office:value-type="float" office:value="0.467701">
                <text:p>0.467701</text:p>
              </table:table-cell>
              <table:table-cell office:value-type="float" office:value="0.469554">
                <text:p>0.4695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488">
                <text:p>1.343488</text:p>
              </table:table-cell>
              <table:table-cell office:value-type="float" office:value="0.538182">
                <text:p>0.538182</text:p>
              </table:table-cell>
              <table:table-cell office:value-type="float" office:value="0.425615">
                <text:p>0.4256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872">
                <text:p>1.359872</text:p>
              </table:table-cell>
              <table:table-cell office:value-type="float" office:value="0.512244">
                <text:p>0.512244</text:p>
              </table:table-cell>
              <table:table-cell office:value-type="float" office:value="0.452995">
                <text:p>0.4529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6256">
                <text:p>1.376256</text:p>
              </table:table-cell>
              <table:table-cell office:value-type="float" office:value="0.512861">
                <text:p>0.512861</text:p>
              </table:table-cell>
              <table:table-cell office:value-type="float" office:value="0.454534">
                <text:p>0.4545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264">
                <text:p>1.39264</text:p>
              </table:table-cell>
              <table:table-cell office:value-type="float" office:value="0.506301">
                <text:p>0.506301</text:p>
              </table:table-cell>
              <table:table-cell office:value-type="float" office:value="0.450686">
                <text:p>0.4506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9024">
                <text:p>1.409024</text:p>
              </table:table-cell>
              <table:table-cell office:value-type="float" office:value="0.519859">
                <text:p>0.519859</text:p>
              </table:table-cell>
              <table:table-cell office:value-type="float" office:value="0.447018">
                <text:p>0.447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5408">
                <text:p>1.425408</text:p>
              </table:table-cell>
              <table:table-cell office:value-type="float" office:value="0.48039">
                <text:p>0.48039</text:p>
              </table:table-cell>
              <table:table-cell office:value-type="float" office:value="0.447399">
                <text:p>0.447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1792">
                <text:p>1.441792</text:p>
              </table:table-cell>
              <table:table-cell office:value-type="float" office:value="0.485734">
                <text:p>0.485734</text:p>
              </table:table-cell>
              <table:table-cell office:value-type="float" office:value="0.467764">
                <text:p>0.467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8176">
                <text:p>1.458176</text:p>
              </table:table-cell>
              <table:table-cell office:value-type="float" office:value="0.562002">
                <text:p>0.562002</text:p>
              </table:table-cell>
              <table:table-cell office:value-type="float" office:value="0.426534">
                <text:p>0.4265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456">
                <text:p>1.47456</text:p>
              </table:table-cell>
              <table:table-cell office:value-type="float" office:value="0.545284">
                <text:p>0.545284</text:p>
              </table:table-cell>
              <table:table-cell office:value-type="float" office:value="0.44402">
                <text:p>0.444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0944">
                <text:p>1.490944</text:p>
              </table:table-cell>
              <table:table-cell office:value-type="float" office:value="0.528755">
                <text:p>0.528755</text:p>
              </table:table-cell>
              <table:table-cell office:value-type="float" office:value="0.457824">
                <text:p>0.457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7328">
                <text:p>1.507328</text:p>
              </table:table-cell>
              <table:table-cell office:value-type="float" office:value="0.523009">
                <text:p>0.523009</text:p>
              </table:table-cell>
              <table:table-cell office:value-type="float" office:value="0.437174">
                <text:p>0.4371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3712">
                <text:p>1.523712</text:p>
              </table:table-cell>
              <table:table-cell office:value-type="float" office:value="0.525129">
                <text:p>0.525129</text:p>
              </table:table-cell>
              <table:table-cell office:value-type="float" office:value="0.448058">
                <text:p>0.4480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0096">
                <text:p>1.540096</text:p>
              </table:table-cell>
              <table:table-cell office:value-type="float" office:value="0.518632">
                <text:p>0.518632</text:p>
              </table:table-cell>
              <table:table-cell office:value-type="float" office:value="0.4619">
                <text:p>0.4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648">
                <text:p>1.55648</text:p>
              </table:table-cell>
              <table:table-cell office:value-type="float" office:value="0.511781">
                <text:p>0.511781</text:p>
              </table:table-cell>
              <table:table-cell office:value-type="float" office:value="0.453174">
                <text:p>0.453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2864">
                <text:p>1.572864</text:p>
              </table:table-cell>
              <table:table-cell office:value-type="float" office:value="0.523141">
                <text:p>0.523141</text:p>
              </table:table-cell>
              <table:table-cell office:value-type="float" office:value="0.440613">
                <text:p>0.4406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9248">
                <text:p>1.589248</text:p>
              </table:table-cell>
              <table:table-cell office:value-type="float" office:value="0.587582">
                <text:p>0.587582</text:p>
              </table:table-cell>
              <table:table-cell office:value-type="float" office:value="0.426659">
                <text:p>0.4266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5632">
                <text:p>1.605632</text:p>
              </table:table-cell>
              <table:table-cell office:value-type="float" office:value="0.570204">
                <text:p>0.570204</text:p>
              </table:table-cell>
              <table:table-cell office:value-type="float" office:value="0.433141">
                <text:p>0.4331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2016">
                <text:p>1.622016</text:p>
              </table:table-cell>
              <table:table-cell office:value-type="float" office:value="0.513049">
                <text:p>0.513049</text:p>
              </table:table-cell>
              <table:table-cell office:value-type="float" office:value="0.454593">
                <text:p>0.454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384">
                <text:p>1.6384</text:p>
              </table:table-cell>
              <table:table-cell office:value-type="float" office:value="0.55839">
                <text:p>0.55839</text:p>
              </table:table-cell>
              <table:table-cell office:value-type="float" office:value="0.429151">
                <text:p>0.4291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4784">
                <text:p>1.654784</text:p>
              </table:table-cell>
              <table:table-cell office:value-type="float" office:value="0.55823">
                <text:p>0.55823</text:p>
              </table:table-cell>
              <table:table-cell office:value-type="float" office:value="0.431348">
                <text:p>0.4313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1168">
                <text:p>1.671168</text:p>
              </table:table-cell>
              <table:table-cell office:value-type="float" office:value="0.553737">
                <text:p>0.553737</text:p>
              </table:table-cell>
              <table:table-cell office:value-type="float" office:value="0.448778">
                <text:p>0.4487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7552">
                <text:p>1.687552</text:p>
              </table:table-cell>
              <table:table-cell office:value-type="float" office:value="0.561184">
                <text:p>0.561184</text:p>
              </table:table-cell>
              <table:table-cell office:value-type="float" office:value="0.438449">
                <text:p>0.4384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03936">
                <text:p>1.703936</text:p>
              </table:table-cell>
              <table:table-cell office:value-type="float" office:value="0.5148">
                <text:p>0.5148</text:p>
              </table:table-cell>
              <table:table-cell office:value-type="float" office:value="0.455913">
                <text:p>0.4559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032">
                <text:p>1.72032</text:p>
              </table:table-cell>
              <table:table-cell office:value-type="float" office:value="0.566626">
                <text:p>0.566626</text:p>
              </table:table-cell>
              <table:table-cell office:value-type="float" office:value="0.439748">
                <text:p>0.4397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36704">
                <text:p>1.736704</text:p>
              </table:table-cell>
              <table:table-cell office:value-type="float" office:value="0.544713">
                <text:p>0.544713</text:p>
              </table:table-cell>
              <table:table-cell office:value-type="float" office:value="0.441645">
                <text:p>0.4416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53088">
                <text:p>1.753088</text:p>
              </table:table-cell>
              <table:table-cell office:value-type="float" office:value="0.551579">
                <text:p>0.551579</text:p>
              </table:table-cell>
              <table:table-cell office:value-type="float" office:value="0.443521">
                <text:p>0.4435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69472">
                <text:p>1.769472</text:p>
              </table:table-cell>
              <table:table-cell office:value-type="float" office:value="0.54741">
                <text:p>0.54741</text:p>
              </table:table-cell>
              <table:table-cell office:value-type="float" office:value="0.446547">
                <text:p>0.4465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85856">
                <text:p>1.785856</text:p>
              </table:table-cell>
              <table:table-cell office:value-type="float" office:value="0.567345">
                <text:p>0.567345</text:p>
              </table:table-cell>
              <table:table-cell office:value-type="float" office:value="0.438167">
                <text:p>0.4381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224">
                <text:p>1.80224</text:p>
              </table:table-cell>
              <table:table-cell office:value-type="float" office:value="0.616116">
                <text:p>0.616116</text:p>
              </table:table-cell>
              <table:table-cell office:value-type="float" office:value="0.408689">
                <text:p>0.4086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8624">
                <text:p>1.818624</text:p>
              </table:table-cell>
              <table:table-cell office:value-type="float" office:value="0.561689">
                <text:p>0.561689</text:p>
              </table:table-cell>
              <table:table-cell office:value-type="float" office:value="0.430056">
                <text:p>0.430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008">
                <text:p>1.835008</text:p>
              </table:table-cell>
              <table:table-cell office:value-type="float" office:value="0.538106">
                <text:p>0.538106</text:p>
              </table:table-cell>
              <table:table-cell office:value-type="float" office:value="0.452955">
                <text:p>0.4529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1392">
                <text:p>1.851392</text:p>
              </table:table-cell>
              <table:table-cell office:value-type="float" office:value="0.571147">
                <text:p>0.571147</text:p>
              </table:table-cell>
              <table:table-cell office:value-type="float" office:value="0.436945">
                <text:p>0.4369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67776">
                <text:p>1.867776</text:p>
              </table:table-cell>
              <table:table-cell office:value-type="float" office:value="0.626291">
                <text:p>0.626291</text:p>
              </table:table-cell>
              <table:table-cell office:value-type="float" office:value="0.39468">
                <text:p>0.394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416">
                <text:p>1.88416</text:p>
              </table:table-cell>
              <table:table-cell office:value-type="float" office:value="0.589164">
                <text:p>0.589164</text:p>
              </table:table-cell>
              <table:table-cell office:value-type="float" office:value="0.429397">
                <text:p>0.429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0544">
                <text:p>1.900544</text:p>
              </table:table-cell>
              <table:table-cell office:value-type="float" office:value="0.565174">
                <text:p>0.565174</text:p>
              </table:table-cell>
              <table:table-cell office:value-type="float" office:value="0.430878">
                <text:p>0.4308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16928">
                <text:p>1.916928</text:p>
              </table:table-cell>
              <table:table-cell office:value-type="float" office:value="0.570856">
                <text:p>0.570856</text:p>
              </table:table-cell>
              <table:table-cell office:value-type="float" office:value="0.439702">
                <text:p>0.4397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33312">
                <text:p>1.933312</text:p>
              </table:table-cell>
              <table:table-cell office:value-type="float" office:value="0.594899">
                <text:p>0.594899</text:p>
              </table:table-cell>
              <table:table-cell office:value-type="float" office:value="0.409331">
                <text:p>0.4093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49696">
                <text:p>1.949696</text:p>
              </table:table-cell>
              <table:table-cell office:value-type="float" office:value="0.616288">
                <text:p>0.616288</text:p>
              </table:table-cell>
              <table:table-cell office:value-type="float" office:value="0.390758">
                <text:p>0.3907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608">
                <text:p>1.96608</text:p>
              </table:table-cell>
              <table:table-cell office:value-type="float" office:value="0.627378">
                <text:p>0.627378</text:p>
              </table:table-cell>
              <table:table-cell office:value-type="float" office:value="0.391359">
                <text:p>0.3913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82464">
                <text:p>1.982464</text:p>
              </table:table-cell>
              <table:table-cell office:value-type="float" office:value="0.566729">
                <text:p>0.566729</text:p>
              </table:table-cell>
              <table:table-cell office:value-type="float" office:value="0.432309">
                <text:p>0.4323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98848">
                <text:p>1.998848</text:p>
              </table:table-cell>
              <table:table-cell office:value-type="float" office:value="0.661646">
                <text:p>0.661646</text:p>
              </table:table-cell>
              <table:table-cell office:value-type="float" office:value="0.390352">
                <text:p>0.3903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15232">
                <text:p>2.015232</text:p>
              </table:table-cell>
              <table:table-cell office:value-type="float" office:value="0.601806">
                <text:p>0.601806</text:p>
              </table:table-cell>
              <table:table-cell office:value-type="float" office:value="0.42442">
                <text:p>0.424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31616">
                <text:p>2.031616</text:p>
              </table:table-cell>
              <table:table-cell office:value-type="float" office:value="0.560151">
                <text:p>0.560151</text:p>
              </table:table-cell>
              <table:table-cell office:value-type="float" office:value="0.435824">
                <text:p>0.435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48">
                <text:p>2.048</text:p>
              </table:table-cell>
              <table:table-cell office:value-type="float" office:value="0.594125">
                <text:p>0.594125</text:p>
              </table:table-cell>
              <table:table-cell office:value-type="float" office:value="0.405202">
                <text:p>0.4052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64384">
                <text:p>2.064384</text:p>
              </table:table-cell>
              <table:table-cell office:value-type="float" office:value="0.610751">
                <text:p>0.610751</text:p>
              </table:table-cell>
              <table:table-cell office:value-type="float" office:value="0.419689">
                <text:p>0.419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80768">
                <text:p>2.080768</text:p>
              </table:table-cell>
              <table:table-cell office:value-type="float" office:value="0.581996">
                <text:p>0.581996</text:p>
              </table:table-cell>
              <table:table-cell office:value-type="float" office:value="0.434226">
                <text:p>0.434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7152">
                <text:p>2.097152</text:p>
              </table:table-cell>
              <table:table-cell office:value-type="float" office:value="0.564836">
                <text:p>0.564836</text:p>
              </table:table-cell>
              <table:table-cell office:value-type="float" office:value="0.442243">
                <text:p>0.4422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13536">
                <text:p>2.113536</text:p>
              </table:table-cell>
              <table:table-cell office:value-type="float" office:value="0.59401">
                <text:p>0.59401</text:p>
              </table:table-cell>
              <table:table-cell office:value-type="float" office:value="0.426297">
                <text:p>0.4262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2992">
                <text:p>2.12992</text:p>
              </table:table-cell>
              <table:table-cell office:value-type="float" office:value="0.624306">
                <text:p>0.624306</text:p>
              </table:table-cell>
              <table:table-cell office:value-type="float" office:value="0.4037">
                <text:p>0.40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6304">
                <text:p>2.146304</text:p>
              </table:table-cell>
              <table:table-cell office:value-type="float" office:value="0.569822">
                <text:p>0.569822</text:p>
              </table:table-cell>
              <table:table-cell office:value-type="float" office:value="0.445497">
                <text:p>0.4454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62688">
                <text:p>2.162688</text:p>
              </table:table-cell>
              <table:table-cell office:value-type="float" office:value="0.634355">
                <text:p>0.634355</text:p>
              </table:table-cell>
              <table:table-cell office:value-type="float" office:value="0.398425">
                <text:p>0.3984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9072">
                <text:p>2.179072</text:p>
              </table:table-cell>
              <table:table-cell office:value-type="float" office:value="0.568253">
                <text:p>0.568253</text:p>
              </table:table-cell>
              <table:table-cell office:value-type="float" office:value="0.432595">
                <text:p>0.4325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95456">
                <text:p>2.195456</text:p>
              </table:table-cell>
              <table:table-cell office:value-type="float" office:value="0.589934">
                <text:p>0.589934</text:p>
              </table:table-cell>
              <table:table-cell office:value-type="float" office:value="0.404053">
                <text:p>0.4040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1184">
                <text:p>2.21184</text:p>
              </table:table-cell>
              <table:table-cell office:value-type="float" office:value="0.56494">
                <text:p>0.56494</text:p>
              </table:table-cell>
              <table:table-cell office:value-type="float" office:value="0.439018">
                <text:p>0.439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8224">
                <text:p>2.228224</text:p>
              </table:table-cell>
              <table:table-cell office:value-type="float" office:value="0.679746">
                <text:p>0.679746</text:p>
              </table:table-cell>
              <table:table-cell office:value-type="float" office:value="0.38196">
                <text:p>0.38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44608">
                <text:p>2.244608</text:p>
              </table:table-cell>
              <table:table-cell office:value-type="float" office:value="0.579712">
                <text:p>0.579712</text:p>
              </table:table-cell>
              <table:table-cell office:value-type="float" office:value="0.434924">
                <text:p>0.4349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60992">
                <text:p>2.260992</text:p>
              </table:table-cell>
              <table:table-cell office:value-type="float" office:value="0.651589">
                <text:p>0.651589</text:p>
              </table:table-cell>
              <table:table-cell office:value-type="float" office:value="0.405269">
                <text:p>0.405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77376">
                <text:p>2.277376</text:p>
              </table:table-cell>
              <table:table-cell office:value-type="float" office:value="0.633551">
                <text:p>0.633551</text:p>
              </table:table-cell>
              <table:table-cell office:value-type="float" office:value="0.407955">
                <text:p>0.4079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9376">
                <text:p>2.29376</text:p>
              </table:table-cell>
              <table:table-cell office:value-type="float" office:value="0.610379">
                <text:p>0.610379</text:p>
              </table:table-cell>
              <table:table-cell office:value-type="float" office:value="0.422531">
                <text:p>0.4225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10144">
                <text:p>2.310144</text:p>
              </table:table-cell>
              <table:table-cell office:value-type="float" office:value="0.59038">
                <text:p>0.59038</text:p>
              </table:table-cell>
              <table:table-cell office:value-type="float" office:value="0.430762">
                <text:p>0.4307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26528">
                <text:p>2.326528</text:p>
              </table:table-cell>
              <table:table-cell office:value-type="float" office:value="0.613525">
                <text:p>0.613525</text:p>
              </table:table-cell>
              <table:table-cell office:value-type="float" office:value="0.42559">
                <text:p>0.425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42912">
                <text:p>2.342912</text:p>
              </table:table-cell>
              <table:table-cell office:value-type="float" office:value="0.629734">
                <text:p>0.629734</text:p>
              </table:table-cell>
              <table:table-cell office:value-type="float" office:value="0.416004">
                <text:p>0.4160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59296">
                <text:p>2.359296</text:p>
              </table:table-cell>
              <table:table-cell office:value-type="float" office:value="0.594776">
                <text:p>0.594776</text:p>
              </table:table-cell>
              <table:table-cell office:value-type="float" office:value="0.435694">
                <text:p>0.4356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7568">
                <text:p>2.37568</text:p>
              </table:table-cell>
              <table:table-cell office:value-type="float" office:value="0.610634">
                <text:p>0.610634</text:p>
              </table:table-cell>
              <table:table-cell office:value-type="float" office:value="0.414166">
                <text:p>0.414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2064">
                <text:p>2.392064</text:p>
              </table:table-cell>
              <table:table-cell office:value-type="float" office:value="0.610421">
                <text:p>0.610421</text:p>
              </table:table-cell>
              <table:table-cell office:value-type="float" office:value="0.425912">
                <text:p>0.4259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08448">
                <text:p>2.408448</text:p>
              </table:table-cell>
              <table:table-cell office:value-type="float" office:value="0.590923">
                <text:p>0.590923</text:p>
              </table:table-cell>
              <table:table-cell office:value-type="float" office:value="0.436657">
                <text:p>0.4366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24832">
                <text:p>2.424832</text:p>
              </table:table-cell>
              <table:table-cell office:value-type="float" office:value="0.635385">
                <text:p>0.635385</text:p>
              </table:table-cell>
              <table:table-cell office:value-type="float" office:value="0.404039">
                <text:p>0.4040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41216">
                <text:p>2.441216</text:p>
              </table:table-cell>
              <table:table-cell office:value-type="float" office:value="0.644512">
                <text:p>0.644512</text:p>
              </table:table-cell>
              <table:table-cell office:value-type="float" office:value="0.404293">
                <text:p>0.4042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576">
                <text:p>2.4576</text:p>
              </table:table-cell>
              <table:table-cell office:value-type="float" office:value="0.585462">
                <text:p>0.585462</text:p>
              </table:table-cell>
              <table:table-cell office:value-type="float" office:value="0.426473">
                <text:p>0.4264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73984">
                <text:p>2.473984</text:p>
              </table:table-cell>
              <table:table-cell office:value-type="float" office:value="0.6316">
                <text:p>0.6316</text:p>
              </table:table-cell>
              <table:table-cell office:value-type="float" office:value="0.409046">
                <text:p>0.4090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90368">
                <text:p>2.490368</text:p>
              </table:table-cell>
              <table:table-cell office:value-type="float" office:value="0.629016">
                <text:p>0.629016</text:p>
              </table:table-cell>
              <table:table-cell office:value-type="float" office:value="0.424193">
                <text:p>0.4241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06752">
                <text:p>2.506752</text:p>
              </table:table-cell>
              <table:table-cell office:value-type="float" office:value="0.626657">
                <text:p>0.626657</text:p>
              </table:table-cell>
              <table:table-cell office:value-type="float" office:value="0.418317">
                <text:p>0.4183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3136">
                <text:p>2.523136</text:p>
              </table:table-cell>
              <table:table-cell office:value-type="float" office:value="0.730778">
                <text:p>0.730778</text:p>
              </table:table-cell>
              <table:table-cell office:value-type="float" office:value="0.362974">
                <text:p>0.3629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52">
                <text:p>2.53952</text:p>
              </table:table-cell>
              <table:table-cell office:value-type="float" office:value="0.663085">
                <text:p>0.663085</text:p>
              </table:table-cell>
              <table:table-cell office:value-type="float" office:value="0.394758">
                <text:p>0.3947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55904">
                <text:p>2.555904</text:p>
              </table:table-cell>
              <table:table-cell office:value-type="float" office:value="0.622523">
                <text:p>0.622523</text:p>
              </table:table-cell>
              <table:table-cell office:value-type="float" office:value="0.414003">
                <text:p>0.414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2288">
                <text:p>2.572288</text:p>
              </table:table-cell>
              <table:table-cell office:value-type="float" office:value="0.677253">
                <text:p>0.677253</text:p>
              </table:table-cell>
              <table:table-cell office:value-type="float" office:value="0.387848">
                <text:p>0.387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88672">
                <text:p>2.588672</text:p>
              </table:table-cell>
              <table:table-cell office:value-type="float" office:value="0.603264">
                <text:p>0.603264</text:p>
              </table:table-cell>
              <table:table-cell office:value-type="float" office:value="0.424021">
                <text:p>0.4240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5056">
                <text:p>2.605056</text:p>
              </table:table-cell>
              <table:table-cell office:value-type="float" office:value="0.688992">
                <text:p>0.688992</text:p>
              </table:table-cell>
              <table:table-cell office:value-type="float" office:value="0.393264">
                <text:p>0.3932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2144">
                <text:p>2.62144</text:p>
              </table:table-cell>
              <table:table-cell office:value-type="float" office:value="0.570148">
                <text:p>0.570148</text:p>
              </table:table-cell>
              <table:table-cell office:value-type="float" office:value="0.440888">
                <text:p>0.4408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37824">
                <text:p>2.637824</text:p>
              </table:table-cell>
              <table:table-cell office:value-type="float" office:value="0.5822">
                <text:p>0.5822</text:p>
              </table:table-cell>
              <table:table-cell office:value-type="float" office:value="0.440383">
                <text:p>0.4403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54208">
                <text:p>2.654208</text:p>
              </table:table-cell>
              <table:table-cell office:value-type="float" office:value="0.563703">
                <text:p>0.563703</text:p>
              </table:table-cell>
              <table:table-cell office:value-type="float" office:value="0.442503">
                <text:p>0.4425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70592">
                <text:p>2.670592</text:p>
              </table:table-cell>
              <table:table-cell office:value-type="float" office:value="0.756084">
                <text:p>0.756084</text:p>
              </table:table-cell>
              <table:table-cell office:value-type="float" office:value="0.358482">
                <text:p>0.358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6976">
                <text:p>2.686976</text:p>
              </table:table-cell>
              <table:table-cell office:value-type="float" office:value="0.65094">
                <text:p>0.65094</text:p>
              </table:table-cell>
              <table:table-cell office:value-type="float" office:value="0.409644">
                <text:p>0.4096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0336">
                <text:p>2.70336</text:p>
              </table:table-cell>
              <table:table-cell office:value-type="float" office:value="0.631992">
                <text:p>0.631992</text:p>
              </table:table-cell>
              <table:table-cell office:value-type="float" office:value="0.401555">
                <text:p>0.4015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19744">
                <text:p>2.719744</text:p>
              </table:table-cell>
              <table:table-cell office:value-type="float" office:value="0.638252">
                <text:p>0.638252</text:p>
              </table:table-cell>
              <table:table-cell office:value-type="float" office:value="0.405686">
                <text:p>0.4056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36128">
                <text:p>2.736128</text:p>
              </table:table-cell>
              <table:table-cell office:value-type="float" office:value="0.62588">
                <text:p>0.62588</text:p>
              </table:table-cell>
              <table:table-cell office:value-type="float" office:value="0.426247">
                <text:p>0.4262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52512">
                <text:p>2.752512</text:p>
              </table:table-cell>
              <table:table-cell office:value-type="float" office:value="0.683796">
                <text:p>0.683796</text:p>
              </table:table-cell>
              <table:table-cell office:value-type="float" office:value="0.392938">
                <text:p>0.3929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8896">
                <text:p>2.768896</text:p>
              </table:table-cell>
              <table:table-cell office:value-type="float" office:value="0.62376">
                <text:p>0.62376</text:p>
              </table:table-cell>
              <table:table-cell office:value-type="float" office:value="0.418302">
                <text:p>0.4183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8528">
                <text:p>2.78528</text:p>
              </table:table-cell>
              <table:table-cell office:value-type="float" office:value="0.661254">
                <text:p>0.661254</text:p>
              </table:table-cell>
              <table:table-cell office:value-type="float" office:value="0.402446">
                <text:p>0.4024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01664">
                <text:p>2.801664</text:p>
              </table:table-cell>
              <table:table-cell office:value-type="float" office:value="0.60068">
                <text:p>0.60068</text:p>
              </table:table-cell>
              <table:table-cell office:value-type="float" office:value="0.423501">
                <text:p>0.4235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18048">
                <text:p>2.818048</text:p>
              </table:table-cell>
              <table:table-cell office:value-type="float" office:value="0.632725">
                <text:p>0.632725</text:p>
              </table:table-cell>
              <table:table-cell office:value-type="float" office:value="0.420999">
                <text:p>0.4209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34432">
                <text:p>2.834432</text:p>
              </table:table-cell>
              <table:table-cell office:value-type="float" office:value="0.615304">
                <text:p>0.615304</text:p>
              </table:table-cell>
              <table:table-cell office:value-type="float" office:value="0.428346">
                <text:p>0.4283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50816">
                <text:p>2.850816</text:p>
              </table:table-cell>
              <table:table-cell office:value-type="float" office:value="0.636718">
                <text:p>0.636718</text:p>
              </table:table-cell>
              <table:table-cell office:value-type="float" office:value="0.416309">
                <text:p>0.4163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672">
                <text:p>2.8672</text:p>
              </table:table-cell>
              <table:table-cell office:value-type="float" office:value="0.626137">
                <text:p>0.626137</text:p>
              </table:table-cell>
              <table:table-cell office:value-type="float" office:value="0.413879">
                <text:p>0.4138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83584">
                <text:p>2.883584</text:p>
              </table:table-cell>
              <table:table-cell office:value-type="float" office:value="0.732482">
                <text:p>0.732482</text:p>
              </table:table-cell>
              <table:table-cell office:value-type="float" office:value="0.379502">
                <text:p>0.3795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99968">
                <text:p>2.899968</text:p>
              </table:table-cell>
              <table:table-cell office:value-type="float" office:value="0.623605">
                <text:p>0.623605</text:p>
              </table:table-cell>
              <table:table-cell office:value-type="float" office:value="0.415331">
                <text:p>0.4153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6352">
                <text:p>2.916352</text:p>
              </table:table-cell>
              <table:table-cell office:value-type="float" office:value="0.662952">
                <text:p>0.662952</text:p>
              </table:table-cell>
              <table:table-cell office:value-type="float" office:value="0.406088">
                <text:p>0.4060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32736">
                <text:p>2.932736</text:p>
              </table:table-cell>
              <table:table-cell office:value-type="float" office:value="0.639835">
                <text:p>0.639835</text:p>
              </table:table-cell>
              <table:table-cell office:value-type="float" office:value="0.400841">
                <text:p>0.4008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912">
                <text:p>2.94912</text:p>
              </table:table-cell>
              <table:table-cell office:value-type="float" office:value="0.634186">
                <text:p>0.634186</text:p>
              </table:table-cell>
              <table:table-cell office:value-type="float" office:value="0.414359">
                <text:p>0.4143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65504">
                <text:p>2.965504</text:p>
              </table:table-cell>
              <table:table-cell office:value-type="float" office:value="0.579778">
                <text:p>0.579778</text:p>
              </table:table-cell>
              <table:table-cell office:value-type="float" office:value="0.425548">
                <text:p>0.4255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81888">
                <text:p>2.981888</text:p>
              </table:table-cell>
              <table:table-cell office:value-type="float" office:value="0.62482">
                <text:p>0.62482</text:p>
              </table:table-cell>
              <table:table-cell office:value-type="float" office:value="0.409716">
                <text:p>0.4097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8272">
                <text:p>2.998272</text:p>
              </table:table-cell>
              <table:table-cell office:value-type="float" office:value="0.729041">
                <text:p>0.729041</text:p>
              </table:table-cell>
              <table:table-cell office:value-type="float" office:value="0.397957">
                <text:p>0.3979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14656">
                <text:p>3.014656</text:p>
              </table:table-cell>
              <table:table-cell office:value-type="float" office:value="0.677302">
                <text:p>0.677302</text:p>
              </table:table-cell>
              <table:table-cell office:value-type="float" office:value="0.400086">
                <text:p>0.4000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3104">
                <text:p>3.03104</text:p>
              </table:table-cell>
              <table:table-cell office:value-type="float" office:value="0.693417">
                <text:p>0.693417</text:p>
              </table:table-cell>
              <table:table-cell office:value-type="float" office:value="0.381736">
                <text:p>0.3817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47424">
                <text:p>3.047424</text:p>
              </table:table-cell>
              <table:table-cell office:value-type="float" office:value="0.716538">
                <text:p>0.716538</text:p>
              </table:table-cell>
              <table:table-cell office:value-type="float" office:value="0.378358">
                <text:p>0.3783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63808">
                <text:p>3.063808</text:p>
              </table:table-cell>
              <table:table-cell office:value-type="float" office:value="0.592623">
                <text:p>0.592623</text:p>
              </table:table-cell>
              <table:table-cell office:value-type="float" office:value="0.424812">
                <text:p>0.4248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80192">
                <text:p>3.080192</text:p>
              </table:table-cell>
              <table:table-cell office:value-type="float" office:value="0.680624">
                <text:p>0.680624</text:p>
              </table:table-cell>
              <table:table-cell office:value-type="float" office:value="0.385342">
                <text:p>0.3853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96576">
                <text:p>3.096576</text:p>
              </table:table-cell>
              <table:table-cell office:value-type="float" office:value="0.562307">
                <text:p>0.562307</text:p>
              </table:table-cell>
              <table:table-cell office:value-type="float" office:value="0.434978">
                <text:p>0.4349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296">
                <text:p>3.11296</text:p>
              </table:table-cell>
              <table:table-cell office:value-type="float" office:value="0.620204">
                <text:p>0.620204</text:p>
              </table:table-cell>
              <table:table-cell office:value-type="float" office:value="0.418574">
                <text:p>0.4185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29344">
                <text:p>3.129344</text:p>
              </table:table-cell>
              <table:table-cell office:value-type="float" office:value="0.620412">
                <text:p>0.620412</text:p>
              </table:table-cell>
              <table:table-cell office:value-type="float" office:value="0.411991">
                <text:p>0.411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5728">
                <text:p>3.145728</text:p>
              </table:table-cell>
              <table:table-cell office:value-type="float" office:value="0.579628">
                <text:p>0.579628</text:p>
              </table:table-cell>
              <table:table-cell office:value-type="float" office:value="0.443725">
                <text:p>0.4437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62112">
                <text:p>3.162112</text:p>
              </table:table-cell>
              <table:table-cell office:value-type="float" office:value="0.559109">
                <text:p>0.559109</text:p>
              </table:table-cell>
              <table:table-cell office:value-type="float" office:value="0.455022">
                <text:p>0.4550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78496">
                <text:p>3.178496</text:p>
              </table:table-cell>
              <table:table-cell office:value-type="float" office:value="0.660678">
                <text:p>0.660678</text:p>
              </table:table-cell>
              <table:table-cell office:value-type="float" office:value="0.388112">
                <text:p>0.3881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488">
                <text:p>3.19488</text:p>
              </table:table-cell>
              <table:table-cell office:value-type="float" office:value="0.702057">
                <text:p>0.702057</text:p>
              </table:table-cell>
              <table:table-cell office:value-type="float" office:value="0.382313">
                <text:p>0.3823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11264">
                <text:p>3.211264</text:p>
              </table:table-cell>
              <table:table-cell office:value-type="float" office:value="0.647902">
                <text:p>0.647902</text:p>
              </table:table-cell>
              <table:table-cell office:value-type="float" office:value="0.404924">
                <text:p>0.4049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7648">
                <text:p>3.227648</text:p>
              </table:table-cell>
              <table:table-cell office:value-type="float" office:value="0.616923">
                <text:p>0.616923</text:p>
              </table:table-cell>
              <table:table-cell office:value-type="float" office:value="0.421094">
                <text:p>0.4210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44032">
                <text:p>3.244032</text:p>
              </table:table-cell>
              <table:table-cell office:value-type="float" office:value="0.646571">
                <text:p>0.646571</text:p>
              </table:table-cell>
              <table:table-cell office:value-type="float" office:value="0.407723">
                <text:p>0.4077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60416">
                <text:p>3.260416</text:p>
              </table:table-cell>
              <table:table-cell office:value-type="float" office:value="0.647197">
                <text:p>0.647197</text:p>
              </table:table-cell>
              <table:table-cell office:value-type="float" office:value="0.409973">
                <text:p>0.4099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768">
                <text:p>3.2768</text:p>
              </table:table-cell>
              <table:table-cell office:value-type="float" office:value="0.743912">
                <text:p>0.743912</text:p>
              </table:table-cell>
              <table:table-cell office:value-type="float" office:value="0.359728">
                <text:p>0.3597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93184">
                <text:p>3.293184</text:p>
              </table:table-cell>
              <table:table-cell office:value-type="float" office:value="0.675965">
                <text:p>0.675965</text:p>
              </table:table-cell>
              <table:table-cell office:value-type="float" office:value="0.386149">
                <text:p>0.3861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09568">
                <text:p>3.309568</text:p>
              </table:table-cell>
              <table:table-cell office:value-type="float" office:value="0.763502">
                <text:p>0.763502</text:p>
              </table:table-cell>
              <table:table-cell office:value-type="float" office:value="0.35134">
                <text:p>0.351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25952">
                <text:p>3.325952</text:p>
              </table:table-cell>
              <table:table-cell office:value-type="float" office:value="0.780532">
                <text:p>0.780532</text:p>
              </table:table-cell>
              <table:table-cell office:value-type="float" office:value="0.345434">
                <text:p>0.3454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42336">
                <text:p>3.342336</text:p>
              </table:table-cell>
              <table:table-cell office:value-type="float" office:value="0.638762">
                <text:p>0.638762</text:p>
              </table:table-cell>
              <table:table-cell office:value-type="float" office:value="0.399906">
                <text:p>0.3999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5872">
                <text:p>3.35872</text:p>
              </table:table-cell>
              <table:table-cell office:value-type="float" office:value="0.549092">
                <text:p>0.549092</text:p>
              </table:table-cell>
              <table:table-cell office:value-type="float" office:value="0.449988">
                <text:p>0.4499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5104">
                <text:p>3.375104</text:p>
              </table:table-cell>
              <table:table-cell office:value-type="float" office:value="0.700172">
                <text:p>0.700172</text:p>
              </table:table-cell>
              <table:table-cell office:value-type="float" office:value="0.377082">
                <text:p>0.3770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91488">
                <text:p>3.391488</text:p>
              </table:table-cell>
              <table:table-cell office:value-type="float" office:value="0.744357">
                <text:p>0.744357</text:p>
              </table:table-cell>
              <table:table-cell office:value-type="float" office:value="0.373172">
                <text:p>0.3731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07872">
                <text:p>3.407872</text:p>
              </table:table-cell>
              <table:table-cell office:value-type="float" office:value="0.72468">
                <text:p>0.72468</text:p>
              </table:table-cell>
              <table:table-cell office:value-type="float" office:value="0.372307">
                <text:p>0.3723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24256">
                <text:p>3.424256</text:p>
              </table:table-cell>
              <table:table-cell office:value-type="float" office:value="0.63952">
                <text:p>0.63952</text:p>
              </table:table-cell>
              <table:table-cell office:value-type="float" office:value="0.400612">
                <text:p>0.4006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064">
                <text:p>3.44064</text:p>
              </table:table-cell>
              <table:table-cell office:value-type="float" office:value="0.719128">
                <text:p>0.719128</text:p>
              </table:table-cell>
              <table:table-cell office:value-type="float" office:value="0.382037">
                <text:p>0.3820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57024">
                <text:p>3.457024</text:p>
              </table:table-cell>
              <table:table-cell office:value-type="float" office:value="0.731445">
                <text:p>0.731445</text:p>
              </table:table-cell>
              <table:table-cell office:value-type="float" office:value="0.371016">
                <text:p>0.3710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73408">
                <text:p>3.473408</text:p>
              </table:table-cell>
              <table:table-cell office:value-type="float" office:value="0.804303">
                <text:p>0.804303</text:p>
              </table:table-cell>
              <table:table-cell office:value-type="float" office:value="0.327213">
                <text:p>0.3272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89792">
                <text:p>3.489792</text:p>
              </table:table-cell>
              <table:table-cell office:value-type="float" office:value="0.728811">
                <text:p>0.728811</text:p>
              </table:table-cell>
              <table:table-cell office:value-type="float" office:value="0.377904">
                <text:p>0.3779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06176">
                <text:p>3.506176</text:p>
              </table:table-cell>
              <table:table-cell office:value-type="float" office:value="0.648408">
                <text:p>0.648408</text:p>
              </table:table-cell>
              <table:table-cell office:value-type="float" office:value="0.400209">
                <text:p>0.4002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2256">
                <text:p>3.52256</text:p>
              </table:table-cell>
              <table:table-cell office:value-type="float" office:value="0.60726">
                <text:p>0.60726</text:p>
              </table:table-cell>
              <table:table-cell office:value-type="float" office:value="0.428032">
                <text:p>0.4280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38944">
                <text:p>3.538944</text:p>
              </table:table-cell>
              <table:table-cell office:value-type="float" office:value="0.76279">
                <text:p>0.76279</text:p>
              </table:table-cell>
              <table:table-cell office:value-type="float" office:value="0.358625">
                <text:p>0.358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55328">
                <text:p>3.555328</text:p>
              </table:table-cell>
              <table:table-cell office:value-type="float" office:value="0.725355">
                <text:p>0.725355</text:p>
              </table:table-cell>
              <table:table-cell office:value-type="float" office:value="0.369378">
                <text:p>0.3693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71712">
                <text:p>3.571712</text:p>
              </table:table-cell>
              <table:table-cell office:value-type="float" office:value="0.681426">
                <text:p>0.681426</text:p>
              </table:table-cell>
              <table:table-cell office:value-type="float" office:value="0.389716">
                <text:p>0.3897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8096">
                <text:p>3.588096</text:p>
              </table:table-cell>
              <table:table-cell office:value-type="float" office:value="0.656135">
                <text:p>0.656135</text:p>
              </table:table-cell>
              <table:table-cell office:value-type="float" office:value="0.404553">
                <text:p>0.4045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448">
                <text:p>3.60448</text:p>
              </table:table-cell>
              <table:table-cell office:value-type="float" office:value="0.716303">
                <text:p>0.716303</text:p>
              </table:table-cell>
              <table:table-cell office:value-type="float" office:value="0.380288">
                <text:p>0.3802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20864">
                <text:p>3.620864</text:p>
              </table:table-cell>
              <table:table-cell office:value-type="float" office:value="0.647374">
                <text:p>0.647374</text:p>
              </table:table-cell>
              <table:table-cell office:value-type="float" office:value="0.407783">
                <text:p>0.4077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37248">
                <text:p>3.637248</text:p>
              </table:table-cell>
              <table:table-cell office:value-type="float" office:value="0.795685">
                <text:p>0.795685</text:p>
              </table:table-cell>
              <table:table-cell office:value-type="float" office:value="0.341377">
                <text:p>0.3413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53632">
                <text:p>3.653632</text:p>
              </table:table-cell>
              <table:table-cell office:value-type="float" office:value="0.811695">
                <text:p>0.811695</text:p>
              </table:table-cell>
              <table:table-cell office:value-type="float" office:value="0.326258">
                <text:p>0.3262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70016">
                <text:p>3.670016</text:p>
              </table:table-cell>
              <table:table-cell office:value-type="float" office:value="0.857566">
                <text:p>0.857566</text:p>
              </table:table-cell>
              <table:table-cell office:value-type="float" office:value="0.312764">
                <text:p>0.3127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864">
                <text:p>3.6864</text:p>
              </table:table-cell>
              <table:table-cell office:value-type="float" office:value="0.636589">
                <text:p>0.636589</text:p>
              </table:table-cell>
              <table:table-cell office:value-type="float" office:value="0.401395">
                <text:p>0.401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02784">
                <text:p>3.702784</text:p>
              </table:table-cell>
              <table:table-cell office:value-type="float" office:value="0.721063">
                <text:p>0.721063</text:p>
              </table:table-cell>
              <table:table-cell office:value-type="float" office:value="0.37294">
                <text:p>0.372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19168">
                <text:p>3.719168</text:p>
              </table:table-cell>
              <table:table-cell office:value-type="float" office:value="0.620582">
                <text:p>0.620582</text:p>
              </table:table-cell>
              <table:table-cell office:value-type="float" office:value="0.409477">
                <text:p>0.4094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35552">
                <text:p>3.735552</text:p>
              </table:table-cell>
              <table:table-cell office:value-type="float" office:value="0.644083">
                <text:p>0.644083</text:p>
              </table:table-cell>
              <table:table-cell office:value-type="float" office:value="0.429774">
                <text:p>0.429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51936">
                <text:p>3.751936</text:p>
              </table:table-cell>
              <table:table-cell office:value-type="float" office:value="0.723775">
                <text:p>0.723775</text:p>
              </table:table-cell>
              <table:table-cell office:value-type="float" office:value="0.361859">
                <text:p>0.3618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6832">
                <text:p>3.76832</text:p>
              </table:table-cell>
              <table:table-cell office:value-type="float" office:value="0.758966">
                <text:p>0.758966</text:p>
              </table:table-cell>
              <table:table-cell office:value-type="float" office:value="0.363442">
                <text:p>0.3634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84704">
                <text:p>3.784704</text:p>
              </table:table-cell>
              <table:table-cell office:value-type="float" office:value="0.794958">
                <text:p>0.794958</text:p>
              </table:table-cell>
              <table:table-cell office:value-type="float" office:value="0.332276">
                <text:p>0.3322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01088">
                <text:p>3.801088</text:p>
              </table:table-cell>
              <table:table-cell office:value-type="float" office:value="0.81297">
                <text:p>0.81297</text:p>
              </table:table-cell>
              <table:table-cell office:value-type="float" office:value="0.350309">
                <text:p>0.3503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17472">
                <text:p>3.817472</text:p>
              </table:table-cell>
              <table:table-cell office:value-type="float" office:value="0.668747">
                <text:p>0.668747</text:p>
              </table:table-cell>
              <table:table-cell office:value-type="float" office:value="0.400018">
                <text:p>0.4000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33856">
                <text:p>3.833856</text:p>
              </table:table-cell>
              <table:table-cell office:value-type="float" office:value="0.737411">
                <text:p>0.737411</text:p>
              </table:table-cell>
              <table:table-cell office:value-type="float" office:value="0.369626">
                <text:p>0.3696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5024">
                <text:p>3.85024</text:p>
              </table:table-cell>
              <table:table-cell office:value-type="float" office:value="0.783404">
                <text:p>0.783404</text:p>
              </table:table-cell>
              <table:table-cell office:value-type="float" office:value="0.339943">
                <text:p>0.3399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66624">
                <text:p>3.866624</text:p>
              </table:table-cell>
              <table:table-cell office:value-type="float" office:value="0.836319">
                <text:p>0.836319</text:p>
              </table:table-cell>
              <table:table-cell office:value-type="float" office:value="0.315531">
                <text:p>0.3155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83008">
                <text:p>3.883008</text:p>
              </table:table-cell>
              <table:table-cell office:value-type="float" office:value="0.759474">
                <text:p>0.759474</text:p>
              </table:table-cell>
              <table:table-cell office:value-type="float" office:value="0.351285">
                <text:p>0.3512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99392">
                <text:p>3.899392</text:p>
              </table:table-cell>
              <table:table-cell office:value-type="float" office:value="0.847977">
                <text:p>0.847977</text:p>
              </table:table-cell>
              <table:table-cell office:value-type="float" office:value="0.310619">
                <text:p>0.3106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15776">
                <text:p>3.915776</text:p>
              </table:table-cell>
              <table:table-cell office:value-type="float" office:value="0.84857">
                <text:p>0.84857</text:p>
              </table:table-cell>
              <table:table-cell office:value-type="float" office:value="0.319806">
                <text:p>0.3198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3216">
                <text:p>3.93216</text:p>
              </table:table-cell>
              <table:table-cell office:value-type="float" office:value="0.743098">
                <text:p>0.743098</text:p>
              </table:table-cell>
              <table:table-cell office:value-type="float" office:value="0.366313">
                <text:p>0.3663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48544">
                <text:p>3.948544</text:p>
              </table:table-cell>
              <table:table-cell office:value-type="float" office:value="0.808572">
                <text:p>0.808572</text:p>
              </table:table-cell>
              <table:table-cell office:value-type="float" office:value="0.350553">
                <text:p>0.3505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64928">
                <text:p>3.964928</text:p>
              </table:table-cell>
              <table:table-cell office:value-type="float" office:value="0.564818">
                <text:p>0.564818</text:p>
              </table:table-cell>
              <table:table-cell office:value-type="float" office:value="0.442049">
                <text:p>0.4420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81312">
                <text:p>3.981312</text:p>
              </table:table-cell>
              <table:table-cell office:value-type="float" office:value="0.740812">
                <text:p>0.740812</text:p>
              </table:table-cell>
              <table:table-cell office:value-type="float" office:value="0.362201">
                <text:p>0.3622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97696">
                <text:p>3.997696</text:p>
              </table:table-cell>
              <table:table-cell office:value-type="float" office:value="0.855728">
                <text:p>0.855728</text:p>
              </table:table-cell>
              <table:table-cell office:value-type="float" office:value="0.305662">
                <text:p>0.305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